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6215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178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2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756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853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410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5.0785in" fo:margin-left="-0.075in" fo:margin-top="0in" fo:margin-bottom="0in" table:align="left" style:writing-mode="lr-tb"/>
    </style:style>
    <style:style style:name="Table4.A" style:family="table-column">
      <style:table-column-properties style:column-width="1.4417in"/>
    </style:style>
    <style:style style:name="Table4.B" style:family="table-column">
      <style:table-column-properties style:column-width="3.6361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0785in" fo:margin-left="-0.075in" fo:margin-top="0in" fo:margin-bottom="0in" table:align="left" style:writing-mode="lr-tb"/>
    </style:style>
    <style:style style:name="Table5.A" style:family="table-column">
      <style:table-column-properties style:column-width="1.4417in"/>
    </style:style>
    <style:style style:name="Table5.B" style:family="table-column">
      <style:table-column-properties style:column-width="3.636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9514in" fo:margin-left="-0.075in" fo:margin-top="0in" fo:margin-bottom="0in" table:align="left" style:writing-mode="lr-tb"/>
    </style:style>
    <style:style style:name="Table6.A" style:family="table-column">
      <style:table-column-properties style:column-width="1.4417in"/>
    </style:style>
    <style:style style:name="Table6.B" style:family="table-column">
      <style:table-column-properties style:column-width="3.50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9347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491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809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366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934in" fo:margin-left="-0.075in" fo:margin-top="0in" fo:margin-bottom="0in" table:align="left" style:writing-mode="lr-tb"/>
    </style:style>
    <style:style style:name="Table9.A" style:family="table-column">
      <style:table-column-properties style:column-width="1.4417in"/>
    </style:style>
    <style:style style:name="Table9.B" style:family="table-column">
      <style:table-column-properties style:column-width="3.491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5.2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756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5.0569in" fo:margin-left="-0.075in" fo:margin-top="0in" fo:margin-bottom="0in" table:align="left" style:writing-mode="lr-tb"/>
    </style:style>
    <style:style style:name="Table11.A" style:family="table-column">
      <style:table-column-properties style:column-width="1.4417in"/>
    </style:style>
    <style:style style:name="Table11.B" style:family="table-column">
      <style:table-column-properties style:column-width="3.614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9347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3.4917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57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131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6181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17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3"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75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306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5.0389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595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5.2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75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7.075in" fo:margin-left="-0.075in" fo:margin-top="0in" fo:margin-bottom="0in" table:align="left" style:writing-mode="lr-tb"/>
    </style:style>
    <style:style style:name="Table18.A" style:family="table-column">
      <style:table-column-properties style:column-width="1.384in"/>
    </style:style>
    <style:style style:name="Table18.B" style:family="table-column">
      <style:table-column-properties style:column-width="2.5653in"/>
    </style:style>
    <style:style style:name="Table18.C" style:family="table-column">
      <style:table-column-properties style:column-width="3.125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3"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5.2951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852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2"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5.4243in" fo:margin-left="-0.075in" fo:margin-top="0in" fo:margin-bottom="0in" table:align="left" style:writing-mode="lr-tb"/>
    </style:style>
    <style:style style:name="Table20.A" style:family="table-column">
      <style:table-column-properties style:column-width="1.4417in"/>
    </style:style>
    <style:style style:name="Table20.B" style:family="table-column">
      <style:table-column-properties style:column-width="3.981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4.95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3.506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2"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5.3444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9014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9417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4986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2"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7.1507in" fo:margin-left="-0.075in" fo:margin-top="0in" fo:margin-bottom="0in" table:align="left" style:writing-mode="lr-tb"/>
    </style:style>
    <style:style style:name="Table24.A" style:family="table-column">
      <style:table-column-properties style:column-width="1.1292in"/>
    </style:style>
    <style:style style:name="Table24.B" style:family="table-column">
      <style:table-column-properties style:column-width="2.9458in"/>
    </style:style>
    <style:style style:name="Table24.C" style:family="table-column">
      <style:table-column-properties style:column-width="3.0757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23"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4.6097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1667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22"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5.1111in" fo:margin-left="-0.075in" fo:margin-top="0in" fo:margin-bottom="0in" table:align="left" style:writing-mode="lr-tb"/>
    </style:style>
    <style:style style:name="Table26.A" style:family="table-column">
      <style:table-column-properties style:column-width="1.4417in"/>
    </style:style>
    <style:style style:name="Table26.B" style:family="table-column">
      <style:table-column-properties style:column-width="3.6688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22"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4.9618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5188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22"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4.9965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5535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paragraph-properties fo:margin-left="0in" fo:margin-right="0in" fo:orphans="2" fo:widows="2" fo:text-indent="0in" style:auto-text-indent="false"/>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Heading_20_2">
      <style:paragraph-properties fo:margin-left="0in" fo:margin-right="0in" fo:text-indent="0in" style:auto-text-indent="false"/>
    </style:style>
    <style:style style:name="P4" style:family="paragraph" style:parent-style-name="Heading_20_2">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5" style:family="paragraph" style:parent-style-name="Heading_20_2">
      <style:paragraph-properties fo:margin-left="0in" fo:margin-right="0in" fo:text-indent="0in" style:auto-text-indent="false">
        <style:tab-stops/>
      </style:paragraph-properties>
    </style:style>
    <style:style style:name="P6" style:family="paragraph" style:parent-style-name="Heading_20_8" style:list-style-name="">
      <style:paragraph-properties fo:margin-left="0in" fo:margin-right="0in" fo:orphans="0" fo:widows="0" fo:text-indent="0in" style:auto-text-indent="false">
        <style:tab-stops/>
      </style:paragraph-properties>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Heading_20_1">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5"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9.5pt" fo:font-weight="normal" style:font-size-asian="9.5pt" style:font-weight-asian="normal"/>
    </style:style>
    <style:style style:name="P16"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9.5pt" fo:font-weight="bold" style:font-size-asian="9.5pt" style:font-weight-asian="bold"/>
    </style:style>
    <style:style style:name="P17" style:family="paragraph" style:parent-style-name="Standard">
      <style:paragraph-properties fo:margin-left="0in" fo:margin-right="0in" fo:text-indent="0in" style:auto-text-indent="false"/>
      <style:text-properties fo:color="#000000" style:font-name="Times New Roman" fo:font-size="11pt" fo:language="en" fo:country="US" style:font-size-asian="11pt" style:language-asian="en" style:country-asian="US"/>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20" style:family="paragraph" style:parent-style-name="Standard">
      <style:paragraph-properties fo:margin-left="0in" fo:margin-right="0in" fo:orphans="0" fo:widows="0" fo:text-indent="0in" style:auto-text-indent="false">
        <style:tab-stops/>
      </style:paragraph-properties>
    </style:style>
    <style:style style:name="P21" style:family="paragraph" style:parent-style-name="Standard">
      <style:paragraph-properties fo:margin-left="0in" fo:margin-right="0in" fo:orphans="2" fo:widows="2" fo:text-indent="0in" style:auto-text-indent="false"/>
    </style:style>
    <style:style style:name="P22"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8.5pt" fo:font-weight="bold" style:font-size-asian="8.5pt" style:font-weight-asian="bold"/>
    </style:style>
    <style:style style:name="T8" style:family="text">
      <style:text-properties style:font-name="Times New Roman" fo:font-size="8.5pt" style:font-size-asian="8.5pt"/>
    </style:style>
    <style:style style:name="T9" style:family="text">
      <style:text-properties style:font-name="Times New Roman" fo:font-size="12pt" fo:language="en" fo:country="US" style:font-name-asian="Times New Roman1" style:font-size-asian="12pt" style:language-asian="en" style:country-asian="US" style:font-name-complex="Times New Roman1"/>
    </style:style>
    <style:style style:name="T10" style:family="text">
      <style:text-properties fo:color="#000000" style:font-name="Times New Roman" fo:font-size="18pt" fo:language="en" fo:country="US" style:font-size-asian="18pt" style:language-asian="en" style:country-asian="US"/>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fo:color="#000000" style:font-name="Times New Roman" fo:font-size="10pt" fo:language="en" fo:country="US" fo:font-weight="bold" style:font-size-asian="10pt" style:language-asian="en" style:country-asian="US" style:font-weight-asian="bold"/>
    </style:style>
    <style:style style:name="T13"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4" style:family="text">
      <style:text-properties fo:color="#000000" style:font-name="Times New Roman" fo:font-size="10pt" fo:language="en" fo:country="US" fo:font-style="italic" style:font-size-asian="10pt" style:language-asian="en" style:country-asian="US" style:font-style-asian="italic"/>
    </style:style>
    <style:style style:name="T15" style:family="text">
      <style:text-properties fo:color="#000000" style:font-name="Times New Roman" fo:font-size="10pt" style:font-size-asian="10pt"/>
    </style:style>
    <style:style style:name="T16" style:family="text">
      <style:text-properties fo:color="#000000" style:font-name="Times New Roman" fo:font-size="10pt" fo:font-weight="bold" style:font-size-asian="10pt" style:font-weight-asian="bold"/>
    </style:style>
    <style:style style:name="T17" style:family="text">
      <style:text-properties fo:color="#000000" style:font-name="Times New Roman" fo:font-size="12pt" fo:language="en" fo:country="US" style:font-size-asian="12pt" style:language-asian="en" style:country-asian="US"/>
    </style:style>
    <style:style style:name="T18" style:family="text">
      <style:text-properties fo:color="#000000" style:font-name="Times New Roman" fo:font-size="11pt" fo:language="en" fo:country="US" style:font-size-asian="11pt" style:language-asian="en" style:country-asian="US"/>
    </style:style>
    <style:style style:name="T19" style:family="text">
      <style:text-properties fo:color="#000000" style:font-name="Times New Roman" fo:font-size="13pt" fo:language="en" fo:country="US" style:font-size-asian="13pt" style:language-asian="en" style:country-asian="US"/>
    </style:style>
    <style:style style:name="T20" style:family="text">
      <style:text-properties style:text-position="super 58%" style:font-name="Times New Roman" fo:font-size="10pt" style:font-size-asian="10pt"/>
    </style:style>
    <style:style style:name="T2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s material is Open Game Content, and is licensed for public use under the terms of the Open Game License v1.0a.</text:span></text:p>
      <text:p text:style-name="P10"><text:span text:style-name="T10">MONSTERS (M-N)</text:span></text:p>
      <text:p text:style-name="P13"/>
      <text:p text:style-name="P10"><text:span text:style-name="T10">MAGMIN</text:span></text:p>
      <table:table table:name="Table1" table:style-name="Table1">
        <table:table-column table:style-name="Table1.A"/>
        <table:table-column table:style-name="Table1.B"/>
        <table:table-row table:style-name="Table1.1">
          <table:table-cell table:style-name="Table1.A1" office:value-type="string">
            <text:p text:style-name="P18"><text:span text:style-name="T3"><text:s/></text:span></text:p>
          </table:table-cell>
          <table:table-cell table:style-name="Table1.A1" office:value-type="string">
            <text:p text:style-name="P18"><text:span text:style-name="T4">Small Elemental (Fire, Extraplanar)</text:span></text:p>
          </table:table-cell>
        </table:table-row>
        <table:table-row table:style-name="Table1.1">
          <table:table-cell table:style-name="Table1.A2" office:value-type="string">
            <text:p text:style-name="P18"><text:span text:style-name="T3">Hit Dice:</text:span></text:p>
          </table:table-cell>
          <table:table-cell table:style-name="Table1.A2" office:value-type="string">
            <text:p text:style-name="P18"><text:span text:style-name="T4">2d8+2 (11 hp)</text:span></text:p>
          </table:table-cell>
        </table:table-row>
        <table:table-row table:style-name="Table1.1">
          <table:table-cell table:style-name="Table1.A2" office:value-type="string">
            <text:p text:style-name="P10"><text:span text:style-name="T3">Initiative:</text:span></text:p>
          </table:table-cell>
          <table:table-cell table:style-name="Table1.A2" office:value-type="string">
            <text:p text:style-name="P10"><text:span text:style-name="T4">+0</text:span></text:p>
          </table:table-cell>
        </table:table-row>
        <table:table-row table:style-name="Table1.1">
          <table:table-cell table:style-name="Table1.A2" office:value-type="string">
            <text:p text:style-name="P10"><text:span text:style-name="T3">Speed:</text:span></text:p>
          </table:table-cell>
          <table:table-cell table:style-name="Table1.A2" office:value-type="string">
            <text:p text:style-name="P10"><text:span text:style-name="T4">30 ft. (6 squares)</text:span></text:p>
          </table:table-cell>
        </table:table-row>
        <table:table-row table:style-name="Table1.1">
          <table:table-cell table:style-name="Table1.A2" office:value-type="string">
            <text:p text:style-name="P10"><text:span text:style-name="T3">Armor Class:</text:span></text:p>
          </table:table-cell>
          <table:table-cell table:style-name="Table1.A2" office:value-type="string">
            <text:p text:style-name="P10"><text:span text:style-name="T4">17 (+1 size, +6 natural), touch 11, flat-footed 17</text:span></text:p>
          </table:table-cell>
        </table:table-row>
        <table:table-row table:style-name="Table1.1">
          <table:table-cell table:style-name="Table1.A2" office:value-type="string">
            <text:p text:style-name="P10"><text:span text:style-name="T3">Base Attack/Grapple:</text:span></text:p>
          </table:table-cell>
          <table:table-cell table:style-name="Table1.A2" office:value-type="string">
            <text:p text:style-name="P10"><text:span text:style-name="T4">+1/–1</text:span></text:p>
          </table:table-cell>
        </table:table-row>
        <table:table-row table:style-name="Table1.1">
          <table:table-cell table:style-name="Table1.A2" office:value-type="string">
            <text:p text:style-name="P10"><text:span text:style-name="T3">Attack:</text:span></text:p>
          </table:table-cell>
          <table:table-cell table:style-name="Table1.A2" office:value-type="string">
            <text:p text:style-name="P10"><text:span text:style-name="T4">Burning touch +4 melee touch (1d8 fire plus combustion) or slam +4 melee (1d3+3 plus combustion)</text:span></text:p>
          </table:table-cell>
        </table:table-row>
        <table:table-row table:style-name="Table1.1">
          <table:table-cell table:style-name="Table1.A2" office:value-type="string">
            <text:p text:style-name="P10"><text:span text:style-name="T3">Full Attack:</text:span></text:p>
          </table:table-cell>
          <table:table-cell table:style-name="Table1.A2" office:value-type="string">
            <text:p text:style-name="P10"><text:span text:style-name="T4">Burning touch +4 melee touch (1d8 fire plus combustion) or slam +4 melee (1d3+3 plus combustion)</text:span></text:p>
          </table:table-cell>
        </table:table-row>
        <table:table-row table:style-name="Table1.1">
          <table:table-cell table:style-name="Table1.A2" office:value-type="string">
            <text:p text:style-name="P10"><text:span text:style-name="T3">Space/Reach:</text:span></text:p>
          </table:table-cell>
          <table:table-cell table:style-name="Table1.A2" office:value-type="string">
            <text:p text:style-name="P10"><text:span text:style-name="T4">5 ft./5 ft.</text:span></text:p>
          </table:table-cell>
        </table:table-row>
        <table:table-row table:style-name="Table1.1">
          <table:table-cell table:style-name="Table1.A2" office:value-type="string">
            <text:p text:style-name="P10"><text:span text:style-name="T3">Special Attacks:</text:span></text:p>
          </table:table-cell>
          <table:table-cell table:style-name="Table1.A2" office:value-type="string">
            <text:p text:style-name="P10"><text:span text:style-name="T4">Combustion, fiery aura</text:span></text:p>
          </table:table-cell>
        </table:table-row>
        <table:table-row table:style-name="Table1.1">
          <table:table-cell table:style-name="Table1.A2" office:value-type="string">
            <text:p text:style-name="P10"><text:span text:style-name="T3">Special Qualities:</text:span></text:p>
          </table:table-cell>
          <table:table-cell table:style-name="Table1.A2" office:value-type="string">
            <text:p text:style-name="P10"><text:span text:style-name="T4">Damage reduction 5/magic, darkvision 60 ft., elemental traits, immunity to fire, melt weapons, vulnerability to cold</text:span></text:p>
          </table:table-cell>
        </table:table-row>
        <table:table-row table:style-name="Table1.1">
          <table:table-cell table:style-name="Table1.A2" office:value-type="string">
            <text:p text:style-name="P10"><text:span text:style-name="T3">Saves:</text:span></text:p>
          </table:table-cell>
          <table:table-cell table:style-name="Table1.A2" office:value-type="string">
            <text:p text:style-name="P10"><text:span text:style-name="T4">Fort +3, Ref +3, Will +0</text:span></text:p>
          </table:table-cell>
        </table:table-row>
        <table:table-row table:style-name="Table1.1">
          <table:table-cell table:style-name="Table1.A2" office:value-type="string">
            <text:p text:style-name="P10"><text:span text:style-name="T3">Abilities:</text:span></text:p>
          </table:table-cell>
          <table:table-cell table:style-name="Table1.A2" office:value-type="string">
            <text:p text:style-name="P10"><text:span text:style-name="T4">Str 15, Dex 11, Con 13, Int 8, Wis 10, Cha 10</text:span></text:p>
          </table:table-cell>
        </table:table-row>
        <table:table-row table:style-name="Table1.1">
          <table:table-cell table:style-name="Table1.A2" office:value-type="string">
            <text:p text:style-name="P10"><text:span text:style-name="T3">Skills:</text:span></text:p>
          </table:table-cell>
          <table:table-cell table:style-name="Table1.A2" office:value-type="string">
            <text:p text:style-name="P10"><text:span text:style-name="T4">Climb +4, Spot +3</text:span></text:p>
          </table:table-cell>
        </table:table-row>
        <table:table-row table:style-name="Table1.1">
          <table:table-cell table:style-name="Table1.A2" office:value-type="string">
            <text:p text:style-name="P10"><text:span text:style-name="T3">Feats:</text:span></text:p>
          </table:table-cell>
          <table:table-cell table:style-name="Table1.A2" office:value-type="string">
            <text:p text:style-name="P10"><text:span text:style-name="T4">Great Fortitude</text:span></text:p>
          </table:table-cell>
        </table:table-row>
        <table:table-row table:style-name="Table1.1">
          <table:table-cell table:style-name="Table1.A2" office:value-type="string">
            <text:p text:style-name="P10"><text:span text:style-name="T3">Environment:</text:span></text:p>
          </table:table-cell>
          <table:table-cell table:style-name="Table1.A2" office:value-type="string">
            <text:p text:style-name="P10"><text:span text:style-name="T4">Elemental Plane of Fire</text:span></text:p>
          </table:table-cell>
        </table:table-row>
        <table:table-row table:style-name="Table1.1">
          <table:table-cell table:style-name="Table1.A2" office:value-type="string">
            <text:p text:style-name="P10"><text:span text:style-name="T3">Organization:</text:span></text:p>
          </table:table-cell>
          <table:table-cell table:style-name="Table1.A2" office:value-type="string">
            <text:p text:style-name="P10"><text:span text:style-name="T4">Solitary, gang (2–4), or squad (6–10)</text:span></text:p>
          </table:table-cell>
        </table:table-row>
        <table:table-row table:style-name="Table1.1">
          <table:table-cell table:style-name="Table1.A2" office:value-type="string">
            <text:p text:style-name="P10"><text:span text:style-name="T3">Challenge Rating:</text:span></text:p>
          </table:table-cell>
          <table:table-cell table:style-name="Table1.A2" office:value-type="string">
            <text:p text:style-name="P10"><text:span text:style-name="T4">3</text:span></text:p>
          </table:table-cell>
        </table:table-row>
        <table:table-row table:style-name="Table1.1">
          <table:table-cell table:style-name="Table1.A2" office:value-type="string">
            <text:p text:style-name="P10"><text:span text:style-name="T3">Treasure:</text:span></text:p>
          </table:table-cell>
          <table:table-cell table:style-name="Table1.A2" office:value-type="string">
            <text:p text:style-name="P10"><text:span text:style-name="T4">Standard coins; standard goods (nonflammables only); standard items (nonflammables only)</text:span></text:p>
          </table:table-cell>
        </table:table-row>
        <table:table-row table:style-name="Table1.1">
          <table:table-cell table:style-name="Table1.A2" office:value-type="string">
            <text:p text:style-name="P10"><text:span text:style-name="T3">Alignment:</text:span></text:p>
          </table:table-cell>
          <table:table-cell table:style-name="Table1.A2" office:value-type="string">
            <text:p text:style-name="P10"><text:span text:style-name="T4">Always chaotic neutral</text:span></text:p>
          </table:table-cell>
        </table:table-row>
        <table:table-row table:style-name="Table1.1">
          <table:table-cell table:style-name="Table1.A2" office:value-type="string">
            <text:p text:style-name="P10"><text:span text:style-name="T3">Advancement:</text:span></text:p>
          </table:table-cell>
          <table:table-cell table:style-name="Table1.A2" office:value-type="string">
            <text:p text:style-name="P10"><text:span text:style-name="T4">3–4 HD (Small); 5–6 HD (Medium)</text:span></text:p>
          </table:table-cell>
        </table:table-row>
        <table:table-row table:style-name="Table1.1">
          <table:table-cell table:style-name="Table1.A22" office:value-type="string">
            <text:p text:style-name="P18"><text:span text:style-name="T3">Level Adjustment:</text:span></text:p>
          </table:table-cell>
          <table:table-cell table:style-name="Table1.A22" office:value-type="string">
            <text:p text:style-name="P18"><text:span text:style-name="T4">—</text:span></text:p>
          </table:table-cell>
        </table:table-row>
      </table:table>
      <text:p text:style-name="P10"><text:span text:style-name="T11">Magmins are small, human-shaped beings from the Elemental Plane of Fire that radiate intense heat and are wreathed in an aura of searing flames. A typical magmin is 4 feet tall and weighs 400 pounds.</text:span></text:p>
      <text:p text:style-name="P10"><text:span text:style-name="T11">Magmins speak Ignan.</text:span></text:p>
      <text:p text:style-name="P10"><text:span text:style-name="T17">COMBAT</text:span></text:p>
      <text:p text:style-name="P10"><text:soft-page-break/><text:span text:style-name="T11">Although small, magmins are dangerous opponents. Their touch is effective against those who lack protection or immunity from heat and flames, but if faced with opponents who have immunity to fire, magmins rely on their slam attack. In any case, magmins are not valiant fighters. They usually flee if injured, although often only far enough to set up a fiery ambush for their enemies.</text:span></text:p>
      <text:p text:style-name="P10"><text:span text:style-name="T11">A magmin’s natural weapons are treated as magic weapons for the purpose of overcoming damage reduction.</text:span></text:p>
      <text:p text:style-name="P10"><text:span text:style-name="T12">Combustion (Ex):</text:span><text:span text:style-name="T11"> Anyone a magmin touches must succeed on a DC 12 Reflex save or take an extra 1d8 points of fire damage as clothes ignite or armor becomes searing hot. The damage continues for another 1d4+2 rounds after the magmin’s last successful attack. Magmins can also ignite flammable materials with a touch. The save DC is Constitution-based.</text:span></text:p>
      <text:p text:style-name="P10"><text:span text:style-name="T12">Fiery Aura (Ex): </text:span><text:span text:style-name="T11">Anyone within 20 feet of a magmin must succeed on a DC 12 Fortitude save or take 1d6 points of heat damage per round from the intense heat. The save DC is Constitution-based.</text:span></text:p>
      <text:p text:style-name="P10"><text:span text:style-name="T12">Melt Weapons (Ex):</text:span><text:span text:style-name="T11"> Any metal weapon that strikes a magmin must succeed on a DC 12 Fortitude save or melt away into slag. The save DC is Constitution-based.</text:span></text:p>
      <text:p text:style-name="P13"/>
      <text:p text:style-name="P10"><text:span text:style-name="T10">MANTICORE</text:span></text:p>
      <table:table table:name="Table2" table:style-name="Table2">
        <table:table-column table:style-name="Table2.A"/>
        <table:table-column table:style-name="Table2.B"/>
        <table:table-row table:style-name="Table2.1">
          <table:table-cell table:style-name="Table2.A1" office:value-type="string">
            <text:p text:style-name="P18"><text:span text:style-name="T3"><text:s/></text:span></text:p>
          </table:table-cell>
          <table:table-cell table:style-name="Table2.A1" office:value-type="string">
            <text:p text:style-name="P18"><text:span text:style-name="T4">Large Magical Beast</text:span></text:p>
          </table:table-cell>
        </table:table-row>
        <table:table-row table:style-name="Table2.1">
          <table:table-cell table:style-name="Table2.A2" office:value-type="string">
            <text:p text:style-name="P18"><text:span text:style-name="T3">Hit Dice:</text:span></text:p>
          </table:table-cell>
          <table:table-cell table:style-name="Table2.A2" office:value-type="string">
            <text:p text:style-name="P18"><text:span text:style-name="T4">6d10+24 (57 hp)</text:span></text:p>
          </table:table-cell>
        </table:table-row>
        <table:table-row table:style-name="Table2.1">
          <table:table-cell table:style-name="Table2.A2" office:value-type="string">
            <text:p text:style-name="P10"><text:span text:style-name="T3">Initiative:</text:span></text:p>
          </table:table-cell>
          <table:table-cell table:style-name="Table2.A2" office:value-type="string">
            <text:p text:style-name="P10"><text:span text:style-name="T4">+2</text:span></text:p>
          </table:table-cell>
        </table:table-row>
        <table:table-row table:style-name="Table2.1">
          <table:table-cell table:style-name="Table2.A2" office:value-type="string">
            <text:p text:style-name="P10"><text:span text:style-name="T3">Speed:</text:span></text:p>
          </table:table-cell>
          <table:table-cell table:style-name="Table2.A2" office:value-type="string">
            <text:p text:style-name="P10"><text:span text:style-name="T4">30 ft. (6 squares), fly 50 ft. (clumsy)</text:span></text:p>
          </table:table-cell>
        </table:table-row>
        <table:table-row table:style-name="Table2.1">
          <table:table-cell table:style-name="Table2.A2" office:value-type="string">
            <text:p text:style-name="P10"><text:span text:style-name="T3">Armor Class:</text:span></text:p>
          </table:table-cell>
          <table:table-cell table:style-name="Table2.A2" office:value-type="string">
            <text:p text:style-name="P10"><text:span text:style-name="T4">17 (–1 size, +2 Dex, +6 natural), touch 11, flat-footed 15</text:span></text:p>
          </table:table-cell>
        </table:table-row>
        <table:table-row table:style-name="Table2.1">
          <table:table-cell table:style-name="Table2.A2" office:value-type="string">
            <text:p text:style-name="P10"><text:span text:style-name="T3">Base Attack/Grapple:</text:span></text:p>
          </table:table-cell>
          <table:table-cell table:style-name="Table2.A2" office:value-type="string">
            <text:p text:style-name="P10"><text:span text:style-name="T4">+6/+15</text:span></text:p>
          </table:table-cell>
        </table:table-row>
        <table:table-row table:style-name="Table2.1">
          <table:table-cell table:style-name="Table2.A2" office:value-type="string">
            <text:p text:style-name="P10"><text:span text:style-name="T3">Attack:</text:span></text:p>
          </table:table-cell>
          <table:table-cell table:style-name="Table2.A2" office:value-type="string">
            <text:p text:style-name="P10"><text:span text:style-name="T4">Claw +10 melee (2d4+5) or 6 spikes +8 ranged (1d8+2/19–20)</text:span></text:p>
          </table:table-cell>
        </table:table-row>
        <table:table-row table:style-name="Table2.1">
          <table:table-cell table:style-name="Table2.A2" office:value-type="string">
            <text:p text:style-name="P10"><text:span text:style-name="T3">Full Attack:</text:span></text:p>
          </table:table-cell>
          <table:table-cell table:style-name="Table2.A2" office:value-type="string">
            <text:p text:style-name="P10"><text:span text:style-name="T4">2 claws +10 melee (2d4+5) and bite +8 melee (1d8+2); or 6 spikes +8 ranged (1d8+2/19–20)</text:span></text:p>
          </table:table-cell>
        </table:table-row>
        <table:table-row table:style-name="Table2.1">
          <table:table-cell table:style-name="Table2.A2" office:value-type="string">
            <text:p text:style-name="P10"><text:span text:style-name="T3">Space/Reach:</text:span></text:p>
          </table:table-cell>
          <table:table-cell table:style-name="Table2.A2" office:value-type="string">
            <text:p text:style-name="P10"><text:span text:style-name="T4">10 ft./5 ft.</text:span></text:p>
          </table:table-cell>
        </table:table-row>
        <table:table-row table:style-name="Table2.1">
          <table:table-cell table:style-name="Table2.A2" office:value-type="string">
            <text:p text:style-name="P10"><text:span text:style-name="T3">Special Attacks:</text:span></text:p>
          </table:table-cell>
          <table:table-cell table:style-name="Table2.A2" office:value-type="string">
            <text:p text:style-name="P10"><text:span text:style-name="T4">Spikes</text:span></text:p>
          </table:table-cell>
        </table:table-row>
        <table:table-row table:style-name="Table2.1">
          <table:table-cell table:style-name="Table2.A2" office:value-type="string">
            <text:p text:style-name="P10"><text:span text:style-name="T3">Special Qualities:</text:span></text:p>
          </table:table-cell>
          <table:table-cell table:style-name="Table2.A2" office:value-type="string">
            <text:p text:style-name="P10"><text:span text:style-name="T4">Darkvision 60 ft., low-light vision, scent</text:span></text:p>
          </table:table-cell>
        </table:table-row>
        <table:table-row table:style-name="Table2.1">
          <table:table-cell table:style-name="Table2.A2" office:value-type="string">
            <text:p text:style-name="P10"><text:span text:style-name="T3">Saves:</text:span></text:p>
          </table:table-cell>
          <table:table-cell table:style-name="Table2.A2" office:value-type="string">
            <text:p text:style-name="P10"><text:span text:style-name="T4">Fort +9, Ref +7, Will +3</text:span></text:p>
          </table:table-cell>
        </table:table-row>
        <table:table-row table:style-name="Table2.1">
          <table:table-cell table:style-name="Table2.A2" office:value-type="string">
            <text:p text:style-name="P10"><text:span text:style-name="T3">Abilities:</text:span></text:p>
          </table:table-cell>
          <table:table-cell table:style-name="Table2.A2" office:value-type="string">
            <text:p text:style-name="P10"><text:span text:style-name="T4">Str 20, Dex 15, Con 19, Int 7, Wis 12, Cha 9 </text:span></text:p>
          </table:table-cell>
        </table:table-row>
        <table:table-row table:style-name="Table2.1">
          <table:table-cell table:style-name="Table2.A2" office:value-type="string">
            <text:p text:style-name="P10"><text:span text:style-name="T3">Skills:</text:span></text:p>
          </table:table-cell>
          <table:table-cell table:style-name="Table2.A2" office:value-type="string">
            <text:p text:style-name="P10"><text:span text:style-name="T4">Listen +5, Spot +9, Survival +1</text:span></text:p>
          </table:table-cell>
        </table:table-row>
        <table:table-row table:style-name="Table2.1">
          <table:table-cell table:style-name="Table2.A2" office:value-type="string">
            <text:p text:style-name="P10"><text:span text:style-name="T3">Feats:</text:span></text:p>
          </table:table-cell>
          <table:table-cell table:style-name="Table2.A2" office:value-type="string">
            <text:p text:style-name="P10"><text:span text:style-name="T4">Flyby Attack, Multiattack, Track</text:span><text:span text:style-name="T20">B</text:span><text:span text:style-name="T4">, Weapon Focus (spikes)</text:span></text:p>
          </table:table-cell>
        </table:table-row>
        <table:table-row table:style-name="Table2.1">
          <table:table-cell table:style-name="Table2.A2" office:value-type="string">
            <text:p text:style-name="P10"><text:span text:style-name="T3">Environment:</text:span></text:p>
          </table:table-cell>
          <table:table-cell table:style-name="Table2.A2" office:value-type="string">
            <text:p text:style-name="P10"><text:span text:style-name="T4">Warm marshes</text:span></text:p>
          </table:table-cell>
        </table:table-row>
        <table:table-row table:style-name="Table2.1">
          <table:table-cell table:style-name="Table2.A2" office:value-type="string">
            <text:p text:style-name="P10"><text:span text:style-name="T3">Organization:</text:span></text:p>
          </table:table-cell>
          <table:table-cell table:style-name="Table2.A2" office:value-type="string">
            <text:p text:style-name="P10"><text:span text:style-name="T4">Solitary, pair, or pride (3–6)</text:span></text:p>
          </table:table-cell>
        </table:table-row>
        <table:table-row table:style-name="Table2.1">
          <table:table-cell table:style-name="Table2.A2" office:value-type="string">
            <text:p text:style-name="P10"><text:span text:style-name="T3">Challenge Rating:</text:span></text:p>
          </table:table-cell>
          <table:table-cell table:style-name="Table2.A2" office:value-type="string">
            <text:p text:style-name="P10"><text:span text:style-name="T4">5</text:span></text:p>
          </table:table-cell>
        </table:table-row>
        <table:table-row table:style-name="Table2.1">
          <table:table-cell table:style-name="Table2.A2" office:value-type="string">
            <text:p text:style-name="P10"><text:span text:style-name="T3">Treasure:</text:span></text:p>
          </table:table-cell>
          <table:table-cell table:style-name="Table2.A2" office:value-type="string">
            <text:p text:style-name="P10"><text:span text:style-name="T4">Standard</text:span></text:p>
          </table:table-cell>
        </table:table-row>
        <table:table-row table:style-name="Table2.1">
          <table:table-cell table:style-name="Table2.A2" office:value-type="string">
            <text:p text:style-name="P10"><text:span text:style-name="T3">Alignment:</text:span></text:p>
          </table:table-cell>
          <table:table-cell table:style-name="Table2.A2" office:value-type="string">
            <text:p text:style-name="P10"><text:span text:style-name="T4">Usually lawful evil</text:span></text:p>
          </table:table-cell>
        </table:table-row>
        <table:table-row table:style-name="Table2.1">
          <table:table-cell table:style-name="Table2.A2" office:value-type="string">
            <text:p text:style-name="P10"><text:span text:style-name="T3">Advancement:</text:span></text:p>
          </table:table-cell>
          <table:table-cell table:style-name="Table2.A2" office:value-type="string">
            <text:p text:style-name="P10"><text:span text:style-name="T4">7–16 HD (Large); 17–18 HD (Huge)</text:span></text:p>
          </table:table-cell>
        </table:table-row>
        <table:table-row table:style-name="Table2.1">
          <table:table-cell table:style-name="Table2.A22" office:value-type="string">
            <text:p text:style-name="P18"><text:span text:style-name="T3">Level Adjustment:</text:span></text:p>
          </table:table-cell>
          <table:table-cell table:style-name="Table2.A22" office:value-type="string">
            <text:p text:style-name="P18"><text:span text:style-name="T4">+3 (cohort)</text:span></text:p>
          </table:table-cell>
        </table:table-row>
      </table:table>
      <text:p text:style-name="P10"><text:span text:style-name="T11">A typical manticore is about 10 feet long and weighs about 1,000 pounds. Manticores speak Common.</text:span></text:p>
      <text:p text:style-name="P10"><text:soft-page-break/><text:span text:style-name="T17">COMBAT</text:span></text:p>
      <text:p text:style-name="P10"><text:span text:style-name="T11">A manticore begins most attacks with a volley of spikes, then closes. In the outdoors, it often uses its powerful wings to stay aloft during battle.</text:span></text:p>
      <text:p text:style-name="P7"><text:span text:style-name="T2">Spikes (Ex):</text:span><text:span text:style-name="T1"> With a snap of its tail, a manticore can loose a volley of six spikes as a standard action (make an attack roll for each spike). This attack has a range of 180 feet with no range increment. All targets must be within 30 feet of each other. The creature can launch only twenty-four spikes in any 24-hour period.</text:span></text:p>
      <text:p text:style-name="P10"><text:span text:style-name="T12">Skills: </text:span><text:span text:style-name="T11">*Manticores have a +4 racial bonus on Spot checks.</text:span></text:p>
      <text:p text:style-name="P13"/>
      <text:p text:style-name="P10"><text:span text:style-name="T10">MEDUSA</text:span></text:p>
      <table:table table:name="Table3" table:style-name="Table3">
        <table:table-column table:style-name="Table3.A"/>
        <table:table-column table:style-name="Table3.B"/>
        <table:table-row table:style-name="Table3.1">
          <table:table-cell table:style-name="Table3.A1" office:value-type="string">
            <text:p text:style-name="P18"><text:span text:style-name="T3"><text:s/></text:span></text:p>
          </table:table-cell>
          <table:table-cell table:style-name="Table3.A1" office:value-type="string">
            <text:p text:style-name="P18"><text:span text:style-name="T4">Medium Monstrous Humanoid</text:span></text:p>
          </table:table-cell>
        </table:table-row>
        <table:table-row table:style-name="Table3.1">
          <table:table-cell table:style-name="Table3.A2" office:value-type="string">
            <text:p text:style-name="P18"><text:span text:style-name="T3">Hit Dice:</text:span></text:p>
          </table:table-cell>
          <table:table-cell table:style-name="Table3.A2" office:value-type="string">
            <text:p text:style-name="P18"><text:span text:style-name="T4">6d8+6 (33 hp)</text:span></text:p>
          </table:table-cell>
        </table:table-row>
        <table:table-row table:style-name="Table3.1">
          <table:table-cell table:style-name="Table3.A2" office:value-type="string">
            <text:p text:style-name="P10"><text:span text:style-name="T3">Initiative:</text:span></text:p>
          </table:table-cell>
          <table:table-cell table:style-name="Table3.A2" office:value-type="string">
            <text:p text:style-name="P10"><text:span text:style-name="T4">+2</text:span></text:p>
          </table:table-cell>
        </table:table-row>
        <table:table-row table:style-name="Table3.1">
          <table:table-cell table:style-name="Table3.A2" office:value-type="string">
            <text:p text:style-name="P10"><text:span text:style-name="T3">Speed:</text:span></text:p>
          </table:table-cell>
          <table:table-cell table:style-name="Table3.A2" office:value-type="string">
            <text:p text:style-name="P10"><text:span text:style-name="T4">30 ft. (6 squares)</text:span></text:p>
          </table:table-cell>
        </table:table-row>
        <table:table-row table:style-name="Table3.1">
          <table:table-cell table:style-name="Table3.A2" office:value-type="string">
            <text:p text:style-name="P10"><text:span text:style-name="T3">Armor Class:</text:span></text:p>
          </table:table-cell>
          <table:table-cell table:style-name="Table3.A2" office:value-type="string">
            <text:p text:style-name="P10"><text:span text:style-name="T4">15 (+2 Dex, +3 natural), touch 12, flat-footed 13</text:span></text:p>
          </table:table-cell>
        </table:table-row>
        <table:table-row table:style-name="Table3.1">
          <table:table-cell table:style-name="Table3.A2" office:value-type="string">
            <text:p text:style-name="P10"><text:span text:style-name="T3">Base Attack/Grapple:</text:span></text:p>
          </table:table-cell>
          <table:table-cell table:style-name="Table3.A2" office:value-type="string">
            <text:p text:style-name="P10"><text:span text:style-name="T4">+6/+6</text:span></text:p>
          </table:table-cell>
        </table:table-row>
        <table:table-row table:style-name="Table3.1">
          <table:table-cell table:style-name="Table3.A2" office:value-type="string">
            <text:p text:style-name="P10"><text:span text:style-name="T3">Attack:</text:span></text:p>
          </table:table-cell>
          <table:table-cell table:style-name="Table3.A2" office:value-type="string">
            <text:p text:style-name="P10"><text:span text:style-name="T4">Shortbow +8 ranged (1d6/x3) or dagger +8 melee (1d4/19–20) or snakes +8 melee (1d4 plus poison)</text:span></text:p>
          </table:table-cell>
        </table:table-row>
        <table:table-row table:style-name="Table3.1">
          <table:table-cell table:style-name="Table3.A2" office:value-type="string">
            <text:p text:style-name="P10"><text:span text:style-name="T3">Full Attack:</text:span></text:p>
          </table:table-cell>
          <table:table-cell table:style-name="Table3.A2" office:value-type="string">
            <text:p text:style-name="P10"><text:span text:style-name="T4">Shortbow +8/+3 ranged (1d6/x3); or dagger +8/+3 melee (1d4/19–20) and snakes +3 melee (1d4 plus poison)</text:span></text:p>
          </table:table-cell>
        </table:table-row>
        <table:table-row table:style-name="Table3.1">
          <table:table-cell table:style-name="Table3.A2" office:value-type="string">
            <text:p text:style-name="P10"><text:span text:style-name="T3">Space/Reach:</text:span></text:p>
          </table:table-cell>
          <table:table-cell table:style-name="Table3.A2" office:value-type="string">
            <text:p text:style-name="P10"><text:span text:style-name="T4">5 ft./5 ft.</text:span></text:p>
          </table:table-cell>
        </table:table-row>
        <table:table-row table:style-name="Table3.1">
          <table:table-cell table:style-name="Table3.A2" office:value-type="string">
            <text:p text:style-name="P10"><text:span text:style-name="T3">Special Attacks:</text:span></text:p>
          </table:table-cell>
          <table:table-cell table:style-name="Table3.A2" office:value-type="string">
            <text:p text:style-name="P10"><text:span text:style-name="T4">Petrifying gaze, poison</text:span></text:p>
          </table:table-cell>
        </table:table-row>
        <table:table-row table:style-name="Table3.1">
          <table:table-cell table:style-name="Table3.A2" office:value-type="string">
            <text:p text:style-name="P10"><text:span text:style-name="T3">Special Qualities:</text:span></text:p>
          </table:table-cell>
          <table:table-cell table:style-name="Table3.A2" office:value-type="string">
            <text:p text:style-name="P10"><text:span text:style-name="T4">Darkvision 60 ft.</text:span></text:p>
          </table:table-cell>
        </table:table-row>
        <table:table-row table:style-name="Table3.1">
          <table:table-cell table:style-name="Table3.A2" office:value-type="string">
            <text:p text:style-name="P10"><text:span text:style-name="T3">Saves:</text:span></text:p>
          </table:table-cell>
          <table:table-cell table:style-name="Table3.A2" office:value-type="string">
            <text:p text:style-name="P10"><text:span text:style-name="T4">Fort +3, Ref +7, Will +6</text:span></text:p>
          </table:table-cell>
        </table:table-row>
        <table:table-row table:style-name="Table3.1">
          <table:table-cell table:style-name="Table3.A2" office:value-type="string">
            <text:p text:style-name="P10"><text:span text:style-name="T3">Abilities:</text:span></text:p>
          </table:table-cell>
          <table:table-cell table:style-name="Table3.A2" office:value-type="string">
            <text:p text:style-name="P10"><text:span text:style-name="T4">Str 10, Dex 15, Con 12, Int 12, Wis 13, Cha 15</text:span></text:p>
          </table:table-cell>
        </table:table-row>
        <table:table-row table:style-name="Table3.1">
          <table:table-cell table:style-name="Table3.A2" office:value-type="string">
            <text:p text:style-name="P10"><text:span text:style-name="T3">Skills:</text:span></text:p>
          </table:table-cell>
          <table:table-cell table:style-name="Table3.A2" office:value-type="string">
            <text:p text:style-name="P10"><text:span text:style-name="T4">Bluff +9, Diplomacy +4, Disguise +9 (+11 acting), Intimidate +4, Move Silently +8, Spot +8</text:span></text:p>
          </table:table-cell>
        </table:table-row>
        <table:table-row table:style-name="Table3.1">
          <table:table-cell table:style-name="Table3.A2" office:value-type="string">
            <text:p text:style-name="P10"><text:span text:style-name="T3">Feats:</text:span></text:p>
          </table:table-cell>
          <table:table-cell table:style-name="Table3.A2" office:value-type="string">
            <text:p text:style-name="P10"><text:span text:style-name="T4">Point Blank Shot, Precise Shot, Weapon Finesse</text:span></text:p>
          </table:table-cell>
        </table:table-row>
        <table:table-row table:style-name="Table3.1">
          <table:table-cell table:style-name="Table3.A2" office:value-type="string">
            <text:p text:style-name="P10"><text:span text:style-name="T3">Environment:</text:span></text:p>
          </table:table-cell>
          <table:table-cell table:style-name="Table3.A2" office:value-type="string">
            <text:p text:style-name="P10"><text:span text:style-name="T4">Temperate marshes</text:span></text:p>
          </table:table-cell>
        </table:table-row>
        <table:table-row table:style-name="Table3.1">
          <table:table-cell table:style-name="Table3.A2" office:value-type="string">
            <text:p text:style-name="P10"><text:span text:style-name="T3">Organization:</text:span></text:p>
          </table:table-cell>
          <table:table-cell table:style-name="Table3.A2" office:value-type="string">
            <text:p text:style-name="P10"><text:span text:style-name="T4">Solitary or covey (2–4)</text:span></text:p>
          </table:table-cell>
        </table:table-row>
        <table:table-row table:style-name="Table3.1">
          <table:table-cell table:style-name="Table3.A2" office:value-type="string">
            <text:p text:style-name="P10"><text:span text:style-name="T3">Challenge Rating:</text:span></text:p>
          </table:table-cell>
          <table:table-cell table:style-name="Table3.A2" office:value-type="string">
            <text:p text:style-name="P10"><text:span text:style-name="T4">7</text:span></text:p>
          </table:table-cell>
        </table:table-row>
        <table:table-row table:style-name="Table3.1">
          <table:table-cell table:style-name="Table3.A2" office:value-type="string">
            <text:p text:style-name="P10"><text:span text:style-name="T3">Treasure:</text:span></text:p>
          </table:table-cell>
          <table:table-cell table:style-name="Table3.A2" office:value-type="string">
            <text:p text:style-name="P10"><text:span text:style-name="T4">Double standard</text:span></text:p>
          </table:table-cell>
        </table:table-row>
        <table:table-row table:style-name="Table3.1">
          <table:table-cell table:style-name="Table3.A2" office:value-type="string">
            <text:p text:style-name="P10"><text:span text:style-name="T3">Alignment:</text:span></text:p>
          </table:table-cell>
          <table:table-cell table:style-name="Table3.A2" office:value-type="string">
            <text:p text:style-name="P10"><text:span text:style-name="T4">Usually lawful evil</text:span></text:p>
          </table:table-cell>
        </table:table-row>
        <table:table-row table:style-name="Table3.1">
          <table:table-cell table:style-name="Table3.A2" office:value-type="string">
            <text:p text:style-name="P10"><text:span text:style-name="T3">Advancement:</text:span></text:p>
          </table:table-cell>
          <table:table-cell table:style-name="Table3.A2" office:value-type="string">
            <text:p text:style-name="P10"><text:span text:style-name="T4">By character class</text:span></text:p>
          </table:table-cell>
        </table:table-row>
        <table:table-row table:style-name="Table3.1">
          <table:table-cell table:style-name="Table3.A22" office:value-type="string">
            <text:p text:style-name="P18"><text:span text:style-name="T3">Level Adjustment:</text:span></text:p>
          </table:table-cell>
          <table:table-cell table:style-name="Table3.A22" office:value-type="string">
            <text:p text:style-name="P18"><text:span text:style-name="T4">—</text:span></text:p>
          </table:table-cell>
        </table:table-row>
      </table:table>
      <text:p text:style-name="P10"><text:span text:style-name="T11">A medusa is indistinguishable from a normal human at distances greater than 30 feet (or closer, if its face is concealed). The creature often wears garments that enhance its body while hiding</text:span></text:p>
      <text:p text:style-name="P10"><text:span text:style-name="T11">its face behind a hood or veil.</text:span></text:p>
      <text:p text:style-name="P10"><text:soft-page-break/><text:span text:style-name="T11">A typical medusa is 5 to 6 feet tall and about the same weight as a human.</text:span></text:p>
      <text:p text:style-name="P10"><text:span text:style-name="T11">Medusas speak Common.</text:span></text:p>
      <text:p text:style-name="P10"><text:span text:style-name="T17">COMBAT</text:span></text:p>
      <text:p text:style-name="P10"><text:span text:style-name="T11">A medusa tries to disguise its true nature until the intended victim is within range of its petrifying gaze, using subterfuge and bluffing games to convince the target that there is no danger. It uses normal weapons to attack those who avert their eyes or survive its gaze, while its poisonous snakes strike at adjacent opponents.</text:span></text:p>
      <text:p text:style-name="P10"><text:span text:style-name="T12">Petrifying Gaze (Su):</text:span><text:span text:style-name="T11"> Turn to stone permanently, 30 feet, Fortitude DC 15 negates. The save DC is Charisma-based.</text:span></text:p>
      <text:p text:style-name="P10"><text:span text:style-name="T12">Poison (Ex):</text:span><text:span text:style-name="T11"> Injury, Fortitude DC 14, initial damage 1d6 Str, secondary damage 2d6 Str. The save DC is Constitution-based.</text:span></text:p>
      <text:p text:style-name="P13"/>
      <text:p text:style-name="P10"><text:span text:style-name="T10">MEPHIT</text:span></text:p>
      <text:p text:style-name="P10"><text:span text:style-name="T11">Mephits are minor creatures from the elemental planes. </text:span></text:p>
      <text:p text:style-name="P10"><text:span text:style-name="T11">All mephits appear as small, winged creatures with more or less humanoid features. While they are often described as impish, their elemental origins are apparent at first glance.</text:span></text:p>
      <text:p text:style-name="P10"><text:span text:style-name="T17">COMBAT</text:span></text:p>
      <text:p text:style-name="P10"><text:span text:style-name="T11">All mephits fight by biting and clawing or by using a breath weapon, the nature and effects of which vary from creature to creature.</text:span></text:p>
      <text:p text:style-name="P10"><text:span text:style-name="T11">A mephit’s natural weapons are treated as magic weapons for the purpose of overcoming damage reduction.</text:span></text:p>
      <text:p text:style-name="P10"><text:span text:style-name="T12">Breath Weapon (Su):</text:span><text:span text:style-name="T11"> A mephit can use its breath weapon once every 1d4 rounds as a standard action. See the individual descriptions for details.</text:span></text:p>
      <text:p text:style-name="P10"><text:span text:style-name="T12">Spell-Like Abilities:</text:span><text:span text:style-name="T11"> All mephits have one or more spell-like abilities (save DC 12 + spell level). See the individual descriptions for details.</text:span></text:p>
      <text:p text:style-name="P10"><text:span text:style-name="T13">Summon Mephit </text:span><text:span text:style-name="T12">(Sp):</text:span><text:span text:style-name="T11"> Once per day, a mephit can attempt to summon another mephit of the same variety, much as though casting a </text:span><text:span text:style-name="T14">summon monster </text:span><text:span text:style-name="T11">spell, but with only a 25% chance of success. Roll d%: On a failure, no creature answers the summons that day. A mephit that has just been summoned cannot use its own summon ability for 1 hour. This ability is the equivalent of a 2nd-level spell.</text:span></text:p>
      <text:p text:style-name="P10"><text:span text:style-name="T12">Fast Healing (Ex):</text:span><text:span text:style-name="T11"> Mephits heal 2 points of damage each round, provided they are still alive and certain other conditions are met. See the individual descriptions for details.</text:span></text:p>
      <text:p text:style-name="P14"/>
      <text:p text:style-name="P10"><text:span text:style-name="T17">AIR MEPHIT</text:span></text:p>
      <table:table table:name="Table4" table:style-name="Table4">
        <table:table-column table:style-name="Table4.A"/>
        <table:table-column table:style-name="Table4.B"/>
        <table:table-row table:style-name="Table4.1">
          <table:table-cell table:style-name="Table4.A1" office:value-type="string">
            <text:p text:style-name="P18"><text:span text:style-name="T3"><text:s/></text:span></text:p>
          </table:table-cell>
          <table:table-cell table:style-name="Table4.A1" office:value-type="string">
            <text:p text:style-name="P18"><text:span text:style-name="T4">Small Outsider (Air, Extraplanar)</text:span></text:p>
          </table:table-cell>
        </table:table-row>
        <table:table-row table:style-name="Table4.1">
          <table:table-cell table:style-name="Table4.A2" office:value-type="string">
            <text:p text:style-name="P18"><text:span text:style-name="T3">Hit Dice:</text:span></text:p>
          </table:table-cell>
          <table:table-cell table:style-name="Table4.A2" office:value-type="string">
            <text:p text:style-name="P18"><text:span text:style-name="T4">3d8 (13 hp)</text:span></text:p>
          </table:table-cell>
        </table:table-row>
        <table:table-row table:style-name="Table4.1">
          <table:table-cell table:style-name="Table4.A2" office:value-type="string">
            <text:p text:style-name="P10"><text:span text:style-name="T3">Initiative:</text:span></text:p>
          </table:table-cell>
          <table:table-cell table:style-name="Table4.A2" office:value-type="string">
            <text:p text:style-name="P10"><text:span text:style-name="T4">+7</text:span></text:p>
          </table:table-cell>
        </table:table-row>
        <table:table-row table:style-name="Table4.1">
          <table:table-cell table:style-name="Table4.A2" office:value-type="string">
            <text:p text:style-name="P10"><text:span text:style-name="T3">Speed:</text:span></text:p>
          </table:table-cell>
          <table:table-cell table:style-name="Table4.A2" office:value-type="string">
            <text:p text:style-name="P10"><text:span text:style-name="T4">30 ft. (6 squares), fly 60 ft. (perfect)</text:span></text:p>
          </table:table-cell>
        </table:table-row>
        <table:table-row table:style-name="Table4.1">
          <table:table-cell table:style-name="Table4.A2" office:value-type="string">
            <text:p text:style-name="P10"><text:span text:style-name="T3">Armor Class:</text:span></text:p>
          </table:table-cell>
          <table:table-cell table:style-name="Table4.A2" office:value-type="string">
            <text:p text:style-name="P10"><text:span text:style-name="T4">17 (+1 size, +3 Dex, +3 natural), touch 14, flat-footed 14</text:span></text:p>
          </table:table-cell>
        </table:table-row>
        <table:table-row table:style-name="Table4.1">
          <table:table-cell table:style-name="Table4.A2" office:value-type="string">
            <text:p text:style-name="P10"><text:span text:style-name="T3">Base Attack/Grapple:</text:span></text:p>
          </table:table-cell>
          <table:table-cell table:style-name="Table4.A2" office:value-type="string">
            <text:p text:style-name="P10"><text:span text:style-name="T4">+3/–1</text:span></text:p>
          </table:table-cell>
        </table:table-row>
        <table:table-row table:style-name="Table4.1">
          <table:table-cell table:style-name="Table4.A2" office:value-type="string">
            <text:p text:style-name="P10"><text:span text:style-name="T3">Attack:</text:span></text:p>
          </table:table-cell>
          <table:table-cell table:style-name="Table4.A2" office:value-type="string">
            <text:p text:style-name="P10"><text:span text:style-name="T4">Claw +4 melee (1d3)</text:span></text:p>
          </table:table-cell>
        </table:table-row>
        <table:table-row table:style-name="Table4.1">
          <table:table-cell table:style-name="Table4.A2" office:value-type="string">
            <text:p text:style-name="P10"><text:span text:style-name="T3">Full Attack:</text:span></text:p>
          </table:table-cell>
          <table:table-cell table:style-name="Table4.A2" office:value-type="string">
            <text:p text:style-name="P10"><text:span text:style-name="T4">2 claws +4 melee (1d3)</text:span></text:p>
          </table:table-cell>
        </table:table-row>
        <table:table-row table:style-name="Table4.1">
          <table:table-cell table:style-name="Table4.A2" office:value-type="string">
            <text:p text:style-name="P10"><text:span text:style-name="T3">Space/Reach:</text:span></text:p>
          </table:table-cell>
          <table:table-cell table:style-name="Table4.A2" office:value-type="string">
            <text:p text:style-name="P10"><text:span text:style-name="T4">5 ft./5 ft.</text:span></text:p>
          </table:table-cell>
        </table:table-row>
        <table:table-row table:style-name="Table4.1">
          <table:table-cell table:style-name="Table4.A2" office:value-type="string">
            <text:p text:style-name="P10"><text:span text:style-name="T3">Special Attacks:</text:span></text:p>
          </table:table-cell>
          <table:table-cell table:style-name="Table4.A2" office:value-type="string">
            <text:p text:style-name="P10"><text:span text:style-name="T4">Breath weapon, spell-like abilities, </text:span><text:span text:style-name="T5">summon mephit</text:span></text:p>
          </table:table-cell>
        </table:table-row>
        <table:table-row table:style-name="Table4.1">
          <table:table-cell table:style-name="Table4.A2" office:value-type="string">
            <text:p text:style-name="P10"><text:span text:style-name="T3">Special Qualities:</text:span></text:p>
          </table:table-cell>
          <table:table-cell table:style-name="Table4.A2" office:value-type="string">
            <text:p text:style-name="P10"><text:span text:style-name="T4">Damage reduction 5/magic, darkvision 60 ft., fast healing 2</text:span></text:p>
          </table:table-cell>
        </table:table-row>
        <table:table-row table:style-name="Table4.1">
          <table:table-cell table:style-name="Table4.A2" office:value-type="string">
            <text:p text:style-name="P10"><text:span text:style-name="T3">Saves:</text:span></text:p>
          </table:table-cell>
          <table:table-cell table:style-name="Table4.A2" office:value-type="string">
            <text:p text:style-name="P10"><text:span text:style-name="T4">Fort +3, Ref +6, Will +3</text:span></text:p>
          </table:table-cell>
        </table:table-row>
        <table:table-row table:style-name="Table4.1">
          <table:table-cell table:style-name="Table4.A2" office:value-type="string">
            <text:p text:style-name="P10"><text:span text:style-name="T3">Abilities:</text:span></text:p>
          </table:table-cell>
          <table:table-cell table:style-name="Table4.A2" office:value-type="string">
            <text:p text:style-name="P10"><text:span text:style-name="T4">Str 10, Dex 17, Con 10, Int 6, Wis 11, Cha 15</text:span></text:p>
          </table:table-cell>
        </table:table-row>
        <table:table-row table:style-name="Table4.1">
          <table:table-cell table:style-name="Table4.A2" office:value-type="string">
            <text:p text:style-name="P10"><text:span text:style-name="T3">Skills:</text:span></text:p>
          </table:table-cell>
          <table:table-cell table:style-name="Table4.A2" office:value-type="string">
            <text:p text:style-name="P10"><text:span text:style-name="T4">Bluff +8, Escape Artist +9, Hide +13, Diplomacy +4, Disguise +2 (+4 acting), Intimidate +4, Listen +6, Move Silently +9, Spot +6, Use Rope +3 (+5 with bindings)</text:span></text:p>
          </table:table-cell>
        </table:table-row>
        <text:soft-page-break/>
        <table:table-row table:style-name="Table4.1">
          <table:table-cell table:style-name="Table4.A2" office:value-type="string">
            <text:p text:style-name="P10"><text:span text:style-name="T3">Feats:</text:span></text:p>
          </table:table-cell>
          <table:table-cell table:style-name="Table4.A2" office:value-type="string">
            <text:p text:style-name="P10"><text:span text:style-name="T4">Dodge, Improved Initiative</text:span></text:p>
          </table:table-cell>
        </table:table-row>
        <table:table-row table:style-name="Table4.1">
          <table:table-cell table:style-name="Table4.A2" office:value-type="string">
            <text:p text:style-name="P10"><text:span text:style-name="T3">Environment:</text:span></text:p>
          </table:table-cell>
          <table:table-cell table:style-name="Table4.A2" office:value-type="string">
            <text:p text:style-name="P10"><text:span text:style-name="T4">Elemental Plane of Air</text:span></text:p>
          </table:table-cell>
        </table:table-row>
        <table:table-row table:style-name="Table4.1">
          <table:table-cell table:style-name="Table4.A2" office:value-type="string">
            <text:p text:style-name="P10"><text:span text:style-name="T3">Organization:</text:span></text:p>
          </table:table-cell>
          <table:table-cell table:style-name="Table4.A2" office:value-type="string">
            <text:p text:style-name="P10"><text:span text:style-name="T4">Solitary (1), gang (2–4 mephits of mixed types), or mob (5–12 mephits of mixed types)</text:span></text:p>
          </table:table-cell>
        </table:table-row>
        <table:table-row table:style-name="Table4.1">
          <table:table-cell table:style-name="Table4.A2" office:value-type="string">
            <text:p text:style-name="P10"><text:span text:style-name="T3">Challenge Rating:</text:span></text:p>
          </table:table-cell>
          <table:table-cell table:style-name="Table4.A2" office:value-type="string">
            <text:p text:style-name="P10"><text:span text:style-name="T4">3</text:span></text:p>
          </table:table-cell>
        </table:table-row>
        <table:table-row table:style-name="Table4.1">
          <table:table-cell table:style-name="Table4.A2" office:value-type="string">
            <text:p text:style-name="P10"><text:span text:style-name="T3">Treasure:</text:span></text:p>
          </table:table-cell>
          <table:table-cell table:style-name="Table4.A2" office:value-type="string">
            <text:p text:style-name="P10"><text:span text:style-name="T4">Standard</text:span></text:p>
          </table:table-cell>
        </table:table-row>
        <table:table-row table:style-name="Table4.1">
          <table:table-cell table:style-name="Table4.A2" office:value-type="string">
            <text:p text:style-name="P10"><text:span text:style-name="T3">Alignment:</text:span></text:p>
          </table:table-cell>
          <table:table-cell table:style-name="Table4.A2" office:value-type="string">
            <text:p text:style-name="P10"><text:span text:style-name="T4">Usually neutral</text:span></text:p>
          </table:table-cell>
        </table:table-row>
        <table:table-row table:style-name="Table4.1">
          <table:table-cell table:style-name="Table4.A2" office:value-type="string">
            <text:p text:style-name="P10"><text:span text:style-name="T3">Advancement:</text:span></text:p>
          </table:table-cell>
          <table:table-cell table:style-name="Table4.A2" office:value-type="string">
            <text:p text:style-name="P10"><text:span text:style-name="T4">4–6 HD (Small); 7–9 HD (Medium)</text:span></text:p>
          </table:table-cell>
        </table:table-row>
        <table:table-row table:style-name="Table4.1">
          <table:table-cell table:style-name="Table4.A22" office:value-type="string">
            <text:p text:style-name="P18"><text:span text:style-name="T3">Level Adjustment:</text:span></text:p>
          </table:table-cell>
          <table:table-cell table:style-name="Table4.A22" office:value-type="string">
            <text:p text:style-name="P18"><text:span text:style-name="T4">+3 (cohort)</text:span></text:p>
          </table:table-cell>
        </table:table-row>
      </table:table>
      <text:p text:style-name="P10"><text:span text:style-name="T11">Air mephits come from the Elemental Plane of Air. An air mephit is about 4 feet tall and weighs about 1 pound. </text:span></text:p>
      <text:p text:style-name="P10"><text:span text:style-name="T11">Air mephits speak Common and Auran.</text:span></text:p>
      <text:p text:style-name="P10"><text:span text:style-name="T18">Combat</text:span></text:p>
      <text:p text:style-name="P10"><text:span text:style-name="T12">Breath Weapon (Su):</text:span><text:span text:style-name="T11"> 15-foot cone of dust and grit, damage 1d8, Reflex DC 12 half. The save DC is Constitution-based and includes a +1 racial bonus.</text:span></text:p>
      <text:p text:style-name="P10"><text:span text:style-name="T12">Spell-Like Abilities:</text:span><text:span text:style-name="T11"> Once per hour an air mephit can surround itself with vapor, duplicating the effect of a </text:span><text:span text:style-name="T14">blur </text:span><text:span text:style-name="T11">spell (caster level 3rd). Once per day it can use </text:span><text:span text:style-name="T14">gust of wind </text:span><text:span text:style-name="T11">(DC 14, caster level 6th) . The save DC is Charisma-based.</text:span></text:p>
      <text:p text:style-name="P10"><text:span text:style-name="T12">Fast Healing (Ex):</text:span><text:span text:style-name="T11"> An air mephit heals only if exposed to moving air, be it a breeze, a draft, a spell effect, or even the mephit fanning itself.</text:span></text:p>
      <text:p text:style-name="P11"/>
      <text:p text:style-name="P10"><text:span text:style-name="T17">DUST MEPHIT</text:span></text:p>
      <table:table table:name="Table5" table:style-name="Table5">
        <table:table-column table:style-name="Table5.A"/>
        <table:table-column table:style-name="Table5.B"/>
        <text:soft-page-break/>
        <table:table-row table:style-name="Table5.1">
          <table:table-cell table:style-name="Table5.A1" office:value-type="string">
            <text:p text:style-name="P8"><text:span text:style-name="T3"><text:s/></text:span></text:p>
          </table:table-cell>
          <table:table-cell table:style-name="Table5.A1" office:value-type="string">
            <text:p text:style-name="P8"><text:span text:style-name="T4">Small Outsider (Air, Extraplanar)</text:span></text:p>
          </table:table-cell>
        </table:table-row>
        <table:table-row table:style-name="Table5.1">
          <table:table-cell table:style-name="Table5.A2" office:value-type="string">
            <text:p text:style-name="P18"><text:span text:style-name="T3">Hit Dice:</text:span></text:p>
          </table:table-cell>
          <table:table-cell table:style-name="Table5.A2" office:value-type="string">
            <text:p text:style-name="P18"><text:span text:style-name="T4">3d8 (13 hp)</text:span></text:p>
          </table:table-cell>
        </table:table-row>
        <table:table-row table:style-name="Table5.1">
          <table:table-cell table:style-name="Table5.A2" office:value-type="string">
            <text:p text:style-name="P10"><text:span text:style-name="T3">Initiative:</text:span></text:p>
          </table:table-cell>
          <table:table-cell table:style-name="Table5.A2" office:value-type="string">
            <text:p text:style-name="P10"><text:span text:style-name="T4">+7</text:span></text:p>
          </table:table-cell>
        </table:table-row>
        <table:table-row table:style-name="Table5.1">
          <table:table-cell table:style-name="Table5.A2" office:value-type="string">
            <text:p text:style-name="P10"><text:span text:style-name="T3">Speed:</text:span></text:p>
          </table:table-cell>
          <table:table-cell table:style-name="Table5.A2" office:value-type="string">
            <text:p text:style-name="P10"><text:span text:style-name="T4">30 ft. (6 squares), fly 50 ft. (perfect)</text:span></text:p>
          </table:table-cell>
        </table:table-row>
        <table:table-row table:style-name="Table5.1">
          <table:table-cell table:style-name="Table5.A2" office:value-type="string">
            <text:p text:style-name="P10"><text:span text:style-name="T3">Armor Class:</text:span></text:p>
          </table:table-cell>
          <table:table-cell table:style-name="Table5.A2" office:value-type="string">
            <text:p text:style-name="P10"><text:span text:style-name="T4">17 (+1 size, +3 Dex, +3 natural), touch 14, flat-footed 14</text:span></text:p>
          </table:table-cell>
        </table:table-row>
        <table:table-row table:style-name="Table5.1">
          <table:table-cell table:style-name="Table5.A2" office:value-type="string">
            <text:p text:style-name="P10"><text:span text:style-name="T3">Base Attack/Grapple:</text:span></text:p>
          </table:table-cell>
          <table:table-cell table:style-name="Table5.A2" office:value-type="string">
            <text:p text:style-name="P10"><text:span text:style-name="T4">+3/–1</text:span></text:p>
          </table:table-cell>
        </table:table-row>
        <table:table-row table:style-name="Table5.1">
          <table:table-cell table:style-name="Table5.A2" office:value-type="string">
            <text:p text:style-name="P10"><text:span text:style-name="T3">Attack:</text:span></text:p>
          </table:table-cell>
          <table:table-cell table:style-name="Table5.A2" office:value-type="string">
            <text:p text:style-name="P10"><text:span text:style-name="T4">Claw +4 melee (1d3)</text:span></text:p>
          </table:table-cell>
        </table:table-row>
        <table:table-row table:style-name="Table5.1">
          <table:table-cell table:style-name="Table5.A2" office:value-type="string">
            <text:p text:style-name="P10"><text:span text:style-name="T3">Full Attack:</text:span></text:p>
          </table:table-cell>
          <table:table-cell table:style-name="Table5.A2" office:value-type="string">
            <text:p text:style-name="P10"><text:span text:style-name="T4">2 claws +4 melee (1d3)</text:span></text:p>
          </table:table-cell>
        </table:table-row>
        <table:table-row table:style-name="Table5.1">
          <table:table-cell table:style-name="Table5.A2" office:value-type="string">
            <text:p text:style-name="P10"><text:span text:style-name="T3">Space/Reach:</text:span></text:p>
          </table:table-cell>
          <table:table-cell table:style-name="Table5.A2" office:value-type="string">
            <text:p text:style-name="P10"><text:span text:style-name="T4">5 ft./5 ft.</text:span></text:p>
          </table:table-cell>
        </table:table-row>
        <table:table-row table:style-name="Table5.1">
          <table:table-cell table:style-name="Table5.A2" office:value-type="string">
            <text:p text:style-name="P10"><text:span text:style-name="T3">Special Attacks:</text:span></text:p>
          </table:table-cell>
          <table:table-cell table:style-name="Table5.A2" office:value-type="string">
            <text:p text:style-name="P10"><text:span text:style-name="T4">Breath weapon, spell-like abilities, </text:span><text:span text:style-name="T5">summon mephit</text:span></text:p>
          </table:table-cell>
        </table:table-row>
        <table:table-row table:style-name="Table5.1">
          <table:table-cell table:style-name="Table5.A2" office:value-type="string">
            <text:p text:style-name="P10"><text:span text:style-name="T3">Special Qualities:</text:span></text:p>
          </table:table-cell>
          <table:table-cell table:style-name="Table5.A2" office:value-type="string">
            <text:p text:style-name="P10"><text:span text:style-name="T4">Damage reduction 5/magic, darkvision 60 ft., fast healing 2</text:span></text:p>
          </table:table-cell>
        </table:table-row>
        <table:table-row table:style-name="Table5.1">
          <table:table-cell table:style-name="Table5.A2" office:value-type="string">
            <text:p text:style-name="P10"><text:span text:style-name="T3">Saves:</text:span></text:p>
          </table:table-cell>
          <table:table-cell table:style-name="Table5.A2" office:value-type="string">
            <text:p text:style-name="P10"><text:span text:style-name="T4">Fort +3, Ref +6, Will +3</text:span></text:p>
          </table:table-cell>
        </table:table-row>
        <table:table-row table:style-name="Table5.1">
          <table:table-cell table:style-name="Table5.A2" office:value-type="string">
            <text:p text:style-name="P10"><text:span text:style-name="T3">Abilities:</text:span></text:p>
          </table:table-cell>
          <table:table-cell table:style-name="Table5.A2" office:value-type="string">
            <text:p text:style-name="P10"><text:span text:style-name="T4">Str 10, Dex 17, Con 10, Int 6, Wis 11, Cha 15</text:span></text:p>
          </table:table-cell>
        </table:table-row>
        <table:table-row table:style-name="Table5.1">
          <table:table-cell table:style-name="Table5.A2" office:value-type="string">
            <text:p text:style-name="P10"><text:span text:style-name="T3">Skills:</text:span></text:p>
          </table:table-cell>
          <table:table-cell table:style-name="Table5.A2" office:value-type="string">
            <text:p text:style-name="P10"><text:span text:style-name="T4">Bluff +8, Escape Artist +9, Hide +13, Diplomacy +4, Disguise +2 (+4 acting), Intimidate +4, Listen +6, Move Silently +9, Spot +6, Use Rope +3 (+5 with bindings)</text:span></text:p>
          </table:table-cell>
        </table:table-row>
        <table:table-row table:style-name="Table5.1">
          <table:table-cell table:style-name="Table5.A2" office:value-type="string">
            <text:p text:style-name="P10"><text:span text:style-name="T3">Feats:</text:span></text:p>
          </table:table-cell>
          <table:table-cell table:style-name="Table5.A2" office:value-type="string">
            <text:p text:style-name="P10"><text:span text:style-name="T4">Dodge, Improved Initiative</text:span></text:p>
          </table:table-cell>
        </table:table-row>
        <table:table-row table:style-name="Table5.1">
          <table:table-cell table:style-name="Table5.A2" office:value-type="string">
            <text:p text:style-name="P10"><text:span text:style-name="T3">Environment:</text:span></text:p>
          </table:table-cell>
          <table:table-cell table:style-name="Table5.A2" office:value-type="string">
            <text:p text:style-name="P10"><text:span text:style-name="T4">Elemental Plane of Air</text:span></text:p>
          </table:table-cell>
        </table:table-row>
        <table:table-row table:style-name="Table5.1">
          <table:table-cell table:style-name="Table5.A2" office:value-type="string">
            <text:p text:style-name="P10"><text:span text:style-name="T3">Organization:</text:span></text:p>
          </table:table-cell>
          <table:table-cell table:style-name="Table5.A2" office:value-type="string">
            <text:p text:style-name="P10"><text:span text:style-name="T4">Solitary (1), gang (2–4 mephits of mixed types), or mob (5–12 mephits of mixed types)</text:span></text:p>
          </table:table-cell>
        </table:table-row>
        <table:table-row table:style-name="Table5.1">
          <table:table-cell table:style-name="Table5.A2" office:value-type="string">
            <text:p text:style-name="P10"><text:span text:style-name="T3">Challenge Rating:</text:span></text:p>
          </table:table-cell>
          <table:table-cell table:style-name="Table5.A2" office:value-type="string">
            <text:p text:style-name="P10"><text:span text:style-name="T4">3</text:span></text:p>
          </table:table-cell>
        </table:table-row>
        <table:table-row table:style-name="Table5.1">
          <table:table-cell table:style-name="Table5.A2" office:value-type="string">
            <text:p text:style-name="P10"><text:span text:style-name="T3">Treasure:</text:span></text:p>
          </table:table-cell>
          <table:table-cell table:style-name="Table5.A2" office:value-type="string">
            <text:p text:style-name="P10"><text:span text:style-name="T4">Standard</text:span></text:p>
          </table:table-cell>
        </table:table-row>
        <table:table-row table:style-name="Table5.1">
          <table:table-cell table:style-name="Table5.A2" office:value-type="string">
            <text:p text:style-name="P10"><text:span text:style-name="T3">Alignment:</text:span></text:p>
          </table:table-cell>
          <table:table-cell table:style-name="Table5.A2" office:value-type="string">
            <text:p text:style-name="P10"><text:span text:style-name="T4">Usually neutral</text:span></text:p>
          </table:table-cell>
        </table:table-row>
        <table:table-row table:style-name="Table5.1">
          <table:table-cell table:style-name="Table5.A2" office:value-type="string">
            <text:p text:style-name="P10"><text:span text:style-name="T3">Advancement:</text:span></text:p>
          </table:table-cell>
          <table:table-cell table:style-name="Table5.A2" office:value-type="string">
            <text:p text:style-name="P10"><text:span text:style-name="T4">4–6 HD (Small); 7–9 HD (Medium)</text:span></text:p>
          </table:table-cell>
        </table:table-row>
        <table:table-row table:style-name="Table5.1">
          <table:table-cell table:style-name="Table5.A22" office:value-type="string">
            <text:p text:style-name="P18"><text:span text:style-name="T3">Level Adjustment:</text:span></text:p>
          </table:table-cell>
          <table:table-cell table:style-name="Table5.A22" office:value-type="string">
            <text:p text:style-name="P18"><text:span text:style-name="T4">+3 (cohort)</text:span></text:p>
          </table:table-cell>
        </table:table-row>
      </table:table>
      <text:p text:style-name="P10"><text:span text:style-name="T11">Dust mephits come from the Elemental Plane of Air.</text:span></text:p>
      <text:p text:style-name="P10"><text:span text:style-name="T11">A dust mephit is about 4 feet tall and weighs about 2 pounds.</text:span></text:p>
      <text:p text:style-name="P10"><text:span text:style-name="T11">Dust mephits speak Common and Auran.</text:span></text:p>
      <text:p text:style-name="P10"><text:span text:style-name="T18">Combat</text:span></text:p>
      <text:p text:style-name="P10"><text:span text:style-name="T12">Breath Weapon (Su):</text:span><text:span text:style-name="T11"> 10-foot cone of irritating particles, damage 1d4, Reflex DC 12 half. Living creatures that fail their saves are tormented by itching skin and burning eyes. This effect imposes a –4 penalty to AC and a –2 penalty on attack rolls for 3 rounds. The save DC is Constitution-based and includes a +1 racial bonus.</text:span></text:p>
      <text:p text:style-name="P10"><text:span text:style-name="T12">Spell-Like Abilities: </text:span><text:span text:style-name="T11">Once per hour, a dust mephit can surround itself with a plume of dust, duplicating the effect of a </text:span><text:span text:style-name="T14">blur </text:span><text:span text:style-name="T11">spell (caster level 3rd). Once per day it can create a mass of roiling dust that duplicates the effect of </text:span><text:span text:style-name="T14">wind wall </text:span><text:span text:style-name="T11">(DC 15, caster level 6th). The save DC is Charisma-based.</text:span></text:p>
      <text:p text:style-name="P10"><text:span text:style-name="T12">Fast Healing (Ex):</text:span><text:span text:style-name="T11"> A dust mephit heals only if in an arid, dusty environment.</text:span></text:p>
      <text:p text:style-name="P11"/>
      <text:p text:style-name="P10"><text:span text:style-name="T17">EARTH MEPHIT</text:span></text:p>
      <table:table table:name="Table6" table:style-name="Table6">
        <table:table-column table:style-name="Table6.A"/>
        <table:table-column table:style-name="Table6.B"/>
        <text:soft-page-break/>
        <table:table-row table:style-name="Table6.1">
          <table:table-cell table:style-name="Table6.A1" office:value-type="string">
            <text:p text:style-name="P18"><text:span text:style-name="T3"><text:s/></text:span></text:p>
          </table:table-cell>
          <table:table-cell table:style-name="Table6.A1" office:value-type="string">
            <text:p text:style-name="P18"><text:span text:style-name="T4">Small Outsider (Earth, Extraplanar)</text:span></text:p>
          </table:table-cell>
        </table:table-row>
        <table:table-row table:style-name="Table6.1">
          <table:table-cell table:style-name="Table6.A2" office:value-type="string">
            <text:p text:style-name="P18"><text:span text:style-name="T3">Hit Dice:</text:span></text:p>
          </table:table-cell>
          <table:table-cell table:style-name="Table6.A2" office:value-type="string">
            <text:p text:style-name="P18"><text:span text:style-name="T4">3d8+6 (19 hp)</text:span></text:p>
          </table:table-cell>
        </table:table-row>
        <table:table-row table:style-name="Table6.1">
          <table:table-cell table:style-name="Table6.A2" office:value-type="string">
            <text:p text:style-name="P10"><text:span text:style-name="T3">Initiative:</text:span></text:p>
          </table:table-cell>
          <table:table-cell table:style-name="Table6.A2" office:value-type="string">
            <text:p text:style-name="P10"><text:span text:style-name="T4">–1</text:span></text:p>
          </table:table-cell>
        </table:table-row>
        <table:table-row table:style-name="Table6.1">
          <table:table-cell table:style-name="Table6.A2" office:value-type="string">
            <text:p text:style-name="P10"><text:span text:style-name="T3">Speed:</text:span></text:p>
          </table:table-cell>
          <table:table-cell table:style-name="Table6.A2" office:value-type="string">
            <text:p text:style-name="P10"><text:span text:style-name="T4">30 ft. (6 squares), fly 40 ft. (average)</text:span></text:p>
          </table:table-cell>
        </table:table-row>
        <table:table-row table:style-name="Table6.1">
          <table:table-cell table:style-name="Table6.A2" office:value-type="string">
            <text:p text:style-name="P10"><text:span text:style-name="T3">Armor Class:</text:span></text:p>
          </table:table-cell>
          <table:table-cell table:style-name="Table6.A2" office:value-type="string">
            <text:p text:style-name="P10"><text:span text:style-name="T4">16 (+1 size, –1 Dex, +6 natural), touch 10, flat-footed 16</text:span></text:p>
          </table:table-cell>
        </table:table-row>
        <table:table-row table:style-name="Table6.1">
          <table:table-cell table:style-name="Table6.A2" office:value-type="string">
            <text:p text:style-name="P10"><text:span text:style-name="T3">Base Attack/Grapple:</text:span></text:p>
          </table:table-cell>
          <table:table-cell table:style-name="Table6.A2" office:value-type="string">
            <text:p text:style-name="P10"><text:span text:style-name="T4">+3/+2</text:span></text:p>
          </table:table-cell>
        </table:table-row>
        <table:table-row table:style-name="Table6.1">
          <table:table-cell table:style-name="Table6.A2" office:value-type="string">
            <text:p text:style-name="P10"><text:span text:style-name="T3">Attack:</text:span></text:p>
          </table:table-cell>
          <table:table-cell table:style-name="Table6.A2" office:value-type="string">
            <text:p text:style-name="P10"><text:span text:style-name="T4">Claw +7 melee (1d3+3)</text:span></text:p>
          </table:table-cell>
        </table:table-row>
        <table:table-row table:style-name="Table6.1">
          <table:table-cell table:style-name="Table6.A2" office:value-type="string">
            <text:p text:style-name="P10"><text:span text:style-name="T3">Full Attack:</text:span></text:p>
          </table:table-cell>
          <table:table-cell table:style-name="Table6.A2" office:value-type="string">
            <text:p text:style-name="P10"><text:span text:style-name="T4">2 claws +7 melee (1d3+3)</text:span></text:p>
          </table:table-cell>
        </table:table-row>
        <table:table-row table:style-name="Table6.1">
          <table:table-cell table:style-name="Table6.A2" office:value-type="string">
            <text:p text:style-name="P10"><text:span text:style-name="T3">Space/Reach:</text:span></text:p>
          </table:table-cell>
          <table:table-cell table:style-name="Table6.A2" office:value-type="string">
            <text:p text:style-name="P10"><text:span text:style-name="T4">5 ft./5 ft.</text:span></text:p>
          </table:table-cell>
        </table:table-row>
        <table:table-row table:style-name="Table6.1">
          <table:table-cell table:style-name="Table6.A2" office:value-type="string">
            <text:p text:style-name="P10"><text:span text:style-name="T3">Special Attacks:</text:span></text:p>
          </table:table-cell>
          <table:table-cell table:style-name="Table6.A2" office:value-type="string">
            <text:p text:style-name="P10"><text:span text:style-name="T4">Breath weapon, spell-like abilities, </text:span><text:span text:style-name="T5">summon mephit</text:span></text:p>
          </table:table-cell>
        </table:table-row>
        <table:table-row table:style-name="Table6.1">
          <table:table-cell table:style-name="Table6.A2" office:value-type="string">
            <text:p text:style-name="P10"><text:span text:style-name="T3">Special Qualities:</text:span></text:p>
          </table:table-cell>
          <table:table-cell table:style-name="Table6.A2" office:value-type="string">
            <text:p text:style-name="P10"><text:span text:style-name="T4">Change size, damage reduction 5/magic, darkvision 60 ft., fast healing 2</text:span></text:p>
          </table:table-cell>
        </table:table-row>
        <table:table-row table:style-name="Table6.1">
          <table:table-cell table:style-name="Table6.A2" office:value-type="string">
            <text:p text:style-name="P10"><text:span text:style-name="T3">Saves:</text:span></text:p>
          </table:table-cell>
          <table:table-cell table:style-name="Table6.A2" office:value-type="string">
            <text:p text:style-name="P10"><text:span text:style-name="T4">Fort +4, Ref +2, Will +3</text:span></text:p>
          </table:table-cell>
        </table:table-row>
        <table:table-row table:style-name="Table6.1">
          <table:table-cell table:style-name="Table6.A2" office:value-type="string">
            <text:p text:style-name="P10"><text:span text:style-name="T3">Abilities:</text:span></text:p>
          </table:table-cell>
          <table:table-cell table:style-name="Table6.A2" office:value-type="string">
            <text:p text:style-name="P10"><text:span text:style-name="T4">Str 17, Dex 8, Con 13, Int 6, Wis 11, Cha 15</text:span></text:p>
          </table:table-cell>
        </table:table-row>
        <table:table-row table:style-name="Table6.1">
          <table:table-cell table:style-name="Table6.A2" office:value-type="string">
            <text:p text:style-name="P10"><text:span text:style-name="T3">Skills:</text:span></text:p>
          </table:table-cell>
          <table:table-cell table:style-name="Table6.A2" office:value-type="string">
            <text:p text:style-name="P10"><text:span text:style-name="T4">Bluff +8, Escape Artist +5, Hide +9, Diplomacy +4, Disguise +2 (+4 acting), Intimidate +4, Listen +6, Move Silently +5, Spot +6, Use Rope –1 (+1 with bindings)</text:span></text:p>
          </table:table-cell>
        </table:table-row>
        <table:table-row table:style-name="Table6.1">
          <table:table-cell table:style-name="Table6.A2" office:value-type="string">
            <text:p text:style-name="P10"><text:span text:style-name="T3">Feats:</text:span></text:p>
          </table:table-cell>
          <table:table-cell table:style-name="Table6.A2" office:value-type="string">
            <text:p text:style-name="P10"><text:span text:style-name="T4">Power Attack, Toughness</text:span></text:p>
          </table:table-cell>
        </table:table-row>
        <table:table-row table:style-name="Table6.1">
          <table:table-cell table:style-name="Table6.A2" office:value-type="string">
            <text:p text:style-name="P10"><text:span text:style-name="T3">Environment:</text:span></text:p>
          </table:table-cell>
          <table:table-cell table:style-name="Table6.A2" office:value-type="string">
            <text:p text:style-name="P10"><text:span text:style-name="T4">Elemental Plane of Earth</text:span></text:p>
          </table:table-cell>
        </table:table-row>
        <table:table-row table:style-name="Table6.1">
          <table:table-cell table:style-name="Table6.A2" office:value-type="string">
            <text:p text:style-name="P10"><text:span text:style-name="T3">Organization:</text:span></text:p>
          </table:table-cell>
          <table:table-cell table:style-name="Table6.A2" office:value-type="string">
            <text:p text:style-name="P10"><text:span text:style-name="T4">Solitary (1), gang (2–4 mephits of mixed types), or mob (5–12 mephits of mixed types)</text:span></text:p>
          </table:table-cell>
        </table:table-row>
        <table:table-row table:style-name="Table6.1">
          <table:table-cell table:style-name="Table6.A2" office:value-type="string">
            <text:p text:style-name="P10"><text:span text:style-name="T3">Challenge Rating:</text:span></text:p>
          </table:table-cell>
          <table:table-cell table:style-name="Table6.A2" office:value-type="string">
            <text:p text:style-name="P10"><text:span text:style-name="T4">3</text:span></text:p>
          </table:table-cell>
        </table:table-row>
        <table:table-row table:style-name="Table6.1">
          <table:table-cell table:style-name="Table6.A2" office:value-type="string">
            <text:p text:style-name="P10"><text:span text:style-name="T3">Treasure:</text:span></text:p>
          </table:table-cell>
          <table:table-cell table:style-name="Table6.A2" office:value-type="string">
            <text:p text:style-name="P10"><text:span text:style-name="T4">Standard</text:span></text:p>
          </table:table-cell>
        </table:table-row>
        <table:table-row table:style-name="Table6.1">
          <table:table-cell table:style-name="Table6.A2" office:value-type="string">
            <text:p text:style-name="P10"><text:span text:style-name="T3">Alignment:</text:span></text:p>
          </table:table-cell>
          <table:table-cell table:style-name="Table6.A2" office:value-type="string">
            <text:p text:style-name="P10"><text:span text:style-name="T4">Usually neutral</text:span></text:p>
          </table:table-cell>
        </table:table-row>
        <table:table-row table:style-name="Table6.1">
          <table:table-cell table:style-name="Table6.A2" office:value-type="string">
            <text:p text:style-name="P10"><text:span text:style-name="T3">Advancement:</text:span></text:p>
          </table:table-cell>
          <table:table-cell table:style-name="Table6.A2" office:value-type="string">
            <text:p text:style-name="P10"><text:span text:style-name="T4">4–6 HD (Small); 7–9 HD (Medium)</text:span></text:p>
          </table:table-cell>
        </table:table-row>
        <table:table-row table:style-name="Table6.1">
          <table:table-cell table:style-name="Table6.A22" office:value-type="string">
            <text:p text:style-name="P18"><text:span text:style-name="T3">Level Adjustment:</text:span></text:p>
          </table:table-cell>
          <table:table-cell table:style-name="Table6.A22" office:value-type="string">
            <text:p text:style-name="P18"><text:span text:style-name="T4">+3 (cohort)</text:span></text:p>
          </table:table-cell>
        </table:table-row>
      </table:table>
      <text:p text:style-name="P10"><text:span text:style-name="T11">Earth mephits come from the Elemental Plane of Earth.</text:span></text:p>
      <text:p text:style-name="P10"><text:span text:style-name="T11">An earth mephit is about 4 feet tall and weighs about 80 pounds.</text:span></text:p>
      <text:p text:style-name="P10"><text:span text:style-name="T11">Earth mephits speak Common and Terran.</text:span></text:p>
      <text:p text:style-name="P10"><text:span text:style-name="T18">Combat</text:span></text:p>
      <text:p text:style-name="P10"><text:span text:style-name="T12">Breath Weapon (Su):</text:span><text:span text:style-name="T11"> 15-foot cone of rock shards and pebbles, damage 1d8, Reflex DC 13 half. The save DC is Constitution-based and includes a +1 racial bonus.</text:span></text:p>
      <text:p text:style-name="P10"><text:span text:style-name="T11">Spell-Like Abilities: 1/day—</text:span><text:span text:style-name="T14">soften earth and stone</text:span><text:span text:style-name="T11">. Caster level 6th.</text:span></text:p>
      <text:p text:style-name="P10"><text:span text:style-name="T13">Change Size </text:span><text:span text:style-name="T12">(Sp):</text:span><text:span text:style-name="T11"> Once per hour, an earth mephit can magically change its size. This works just like an </text:span><text:span text:style-name="T14">enlarge person </text:span><text:span text:style-name="T11">spell, except that the power works only on the earth mephit. This is the equivalent of a 2nd-level spell.</text:span></text:p>
      <text:p text:style-name="P10"><text:span text:style-name="T12">Fast Healing (Ex): </text:span><text:span text:style-name="T11">An earth mephit heals only if it is underground or buried up to its waist in earth.</text:span></text:p>
      <text:p text:style-name="P11"/>
      <text:p text:style-name="P10"><text:span text:style-name="T17">FIRE MEPHIT</text:span></text:p>
      <table:table table:name="Table7" table:style-name="Table7">
        <table:table-column table:style-name="Table7.A"/>
        <table:table-column table:style-name="Table7.B"/>
        <text:soft-page-break/>
        <table:table-row table:style-name="Table7.1">
          <table:table-cell table:style-name="Table7.A1" office:value-type="string">
            <text:p text:style-name="P18"><text:span text:style-name="T3"><text:s/></text:span></text:p>
          </table:table-cell>
          <table:table-cell table:style-name="Table7.A1" office:value-type="string">
            <text:p text:style-name="P18"><text:span text:style-name="T4">Small Outsider (Extraplanar, Fire)</text:span></text:p>
          </table:table-cell>
        </table:table-row>
        <table:table-row table:style-name="Table7.1">
          <table:table-cell table:style-name="Table7.A2" office:value-type="string">
            <text:p text:style-name="P18"><text:span text:style-name="T3">Hit Dice:</text:span></text:p>
          </table:table-cell>
          <table:table-cell table:style-name="Table7.A2" office:value-type="string">
            <text:p text:style-name="P18"><text:span text:style-name="T4">3d8 (13 hp)</text:span></text:p>
          </table:table-cell>
        </table:table-row>
        <table:table-row table:style-name="Table7.1">
          <table:table-cell table:style-name="Table7.A2" office:value-type="string">
            <text:p text:style-name="P10"><text:span text:style-name="T3">Initiative:</text:span></text:p>
          </table:table-cell>
          <table:table-cell table:style-name="Table7.A2" office:value-type="string">
            <text:p text:style-name="P10"><text:span text:style-name="T4">+5</text:span></text:p>
          </table:table-cell>
        </table:table-row>
        <table:table-row table:style-name="Table7.1">
          <table:table-cell table:style-name="Table7.A2" office:value-type="string">
            <text:p text:style-name="P10"><text:span text:style-name="T3">Speed:</text:span></text:p>
          </table:table-cell>
          <table:table-cell table:style-name="Table7.A2" office:value-type="string">
            <text:p text:style-name="P10"><text:span text:style-name="T4">30 ft. (6 squares), fly 50 ft. (average)</text:span></text:p>
          </table:table-cell>
        </table:table-row>
        <table:table-row table:style-name="Table7.1">
          <table:table-cell table:style-name="Table7.A2" office:value-type="string">
            <text:p text:style-name="P10"><text:span text:style-name="T3">Armor Class:</text:span></text:p>
          </table:table-cell>
          <table:table-cell table:style-name="Table7.A2" office:value-type="string">
            <text:p text:style-name="P10"><text:span text:style-name="T4">16 (+1 size, +1 Dex, +4 natural), touch 12, flat-footed 15</text:span></text:p>
          </table:table-cell>
        </table:table-row>
        <table:table-row table:style-name="Table7.1">
          <table:table-cell table:style-name="Table7.A2" office:value-type="string">
            <text:p text:style-name="P10"><text:span text:style-name="T3">Base Attack/Grapple:</text:span></text:p>
          </table:table-cell>
          <table:table-cell table:style-name="Table7.A2" office:value-type="string">
            <text:p text:style-name="P10"><text:span text:style-name="T4">+3/–1</text:span></text:p>
          </table:table-cell>
        </table:table-row>
        <table:table-row table:style-name="Table7.1">
          <table:table-cell table:style-name="Table7.A2" office:value-type="string">
            <text:p text:style-name="P10"><text:span text:style-name="T3">Attack:</text:span></text:p>
          </table:table-cell>
          <table:table-cell table:style-name="Table7.A2" office:value-type="string">
            <text:p text:style-name="P10"><text:span text:style-name="T4">Claw +4 melee (1d3 and 1d4 fire)</text:span></text:p>
          </table:table-cell>
        </table:table-row>
        <table:table-row table:style-name="Table7.1">
          <table:table-cell table:style-name="Table7.A2" office:value-type="string">
            <text:p text:style-name="P10"><text:span text:style-name="T3">Full Attack:</text:span></text:p>
          </table:table-cell>
          <table:table-cell table:style-name="Table7.A2" office:value-type="string">
            <text:p text:style-name="P10"><text:span text:style-name="T4">2 claws +4 melee (1d3 and 1d4 fire)</text:span></text:p>
          </table:table-cell>
        </table:table-row>
        <table:table-row table:style-name="Table7.1">
          <table:table-cell table:style-name="Table7.A2" office:value-type="string">
            <text:p text:style-name="P10"><text:span text:style-name="T3">Space/Reach:</text:span></text:p>
          </table:table-cell>
          <table:table-cell table:style-name="Table7.A2" office:value-type="string">
            <text:p text:style-name="P10"><text:span text:style-name="T4">5 ft./5 ft.</text:span></text:p>
          </table:table-cell>
        </table:table-row>
        <table:table-row table:style-name="Table7.1">
          <table:table-cell table:style-name="Table7.A2" office:value-type="string">
            <text:p text:style-name="P10"><text:span text:style-name="T3">Special Attacks:</text:span></text:p>
          </table:table-cell>
          <table:table-cell table:style-name="Table7.A2" office:value-type="string">
            <text:p text:style-name="P10"><text:span text:style-name="T4">Breath weapon, spell-like abilities, </text:span><text:span text:style-name="T5">summon mephit</text:span></text:p>
          </table:table-cell>
        </table:table-row>
        <table:table-row table:style-name="Table7.1">
          <table:table-cell table:style-name="Table7.A2" office:value-type="string">
            <text:p text:style-name="P10"><text:span text:style-name="T3">Special Qualities:</text:span></text:p>
          </table:table-cell>
          <table:table-cell table:style-name="Table7.A2" office:value-type="string">
            <text:p text:style-name="P10"><text:span text:style-name="T4">Damage reduction 5/magic, darkvision 60 ft., immunity to fire, fast healing 2, vulnerability to cold</text:span></text:p>
          </table:table-cell>
        </table:table-row>
        <table:table-row table:style-name="Table7.1">
          <table:table-cell table:style-name="Table7.A2" office:value-type="string">
            <text:p text:style-name="P10"><text:span text:style-name="T3">Saves:</text:span></text:p>
          </table:table-cell>
          <table:table-cell table:style-name="Table7.A2" office:value-type="string">
            <text:p text:style-name="P10"><text:span text:style-name="T4">Fort +3, Ref +4, Will +3</text:span></text:p>
          </table:table-cell>
        </table:table-row>
        <table:table-row table:style-name="Table7.1">
          <table:table-cell table:style-name="Table7.A2" office:value-type="string">
            <text:p text:style-name="P10"><text:span text:style-name="T3">Abilities:</text:span></text:p>
          </table:table-cell>
          <table:table-cell table:style-name="Table7.A2" office:value-type="string">
            <text:p text:style-name="P10"><text:span text:style-name="T4">Str 10, Dex 13, Con 10, Int 6, Wis 11, Cha 15</text:span></text:p>
          </table:table-cell>
        </table:table-row>
        <table:table-row table:style-name="Table7.1">
          <table:table-cell table:style-name="Table7.A2" office:value-type="string">
            <text:p text:style-name="P10"><text:span text:style-name="T3">Skills:</text:span></text:p>
          </table:table-cell>
          <table:table-cell table:style-name="Table7.A2" office:value-type="string">
            <text:p text:style-name="P10"><text:span text:style-name="T4">Bluff +8, Escape Artist +7, Hide +11, Listen +6, Diplomacy +4, Disguise +2 (+4 acting), Move Silently +7, Spot +6, Use Rope +1 (+3 with bindings)</text:span></text:p>
          </table:table-cell>
        </table:table-row>
        <table:table-row table:style-name="Table7.1">
          <table:table-cell table:style-name="Table7.A2" office:value-type="string">
            <text:p text:style-name="P10"><text:span text:style-name="T3">Feats:</text:span></text:p>
          </table:table-cell>
          <table:table-cell table:style-name="Table7.A2" office:value-type="string">
            <text:p text:style-name="P10"><text:span text:style-name="T4">Dodge, Improved Initiative</text:span></text:p>
          </table:table-cell>
        </table:table-row>
        <table:table-row table:style-name="Table7.1">
          <table:table-cell table:style-name="Table7.A2" office:value-type="string">
            <text:p text:style-name="P10"><text:span text:style-name="T3">Environment:</text:span></text:p>
          </table:table-cell>
          <table:table-cell table:style-name="Table7.A2" office:value-type="string">
            <text:p text:style-name="P10"><text:span text:style-name="T4">Elemental Plane of Fire</text:span></text:p>
          </table:table-cell>
        </table:table-row>
        <table:table-row table:style-name="Table7.1">
          <table:table-cell table:style-name="Table7.A2" office:value-type="string">
            <text:p text:style-name="P10"><text:span text:style-name="T3">Organization:</text:span></text:p>
          </table:table-cell>
          <table:table-cell table:style-name="Table7.A2" office:value-type="string">
            <text:p text:style-name="P10"><text:span text:style-name="T4">Solitary (1), gang (2–4 mephits of mixed types), or mob (5–12 mephits of mixed types)</text:span></text:p>
          </table:table-cell>
        </table:table-row>
        <table:table-row table:style-name="Table7.1">
          <table:table-cell table:style-name="Table7.A2" office:value-type="string">
            <text:p text:style-name="P10"><text:span text:style-name="T3">Challenge Rating:</text:span></text:p>
          </table:table-cell>
          <table:table-cell table:style-name="Table7.A2" office:value-type="string">
            <text:p text:style-name="P10"><text:span text:style-name="T4">3</text:span></text:p>
          </table:table-cell>
        </table:table-row>
        <table:table-row table:style-name="Table7.1">
          <table:table-cell table:style-name="Table7.A2" office:value-type="string">
            <text:p text:style-name="P10"><text:span text:style-name="T3">Treasure:</text:span></text:p>
          </table:table-cell>
          <table:table-cell table:style-name="Table7.A2" office:value-type="string">
            <text:p text:style-name="P10"><text:span text:style-name="T4">Standard</text:span></text:p>
          </table:table-cell>
        </table:table-row>
        <table:table-row table:style-name="Table7.1">
          <table:table-cell table:style-name="Table7.A2" office:value-type="string">
            <text:p text:style-name="P10"><text:span text:style-name="T3">Alignment:</text:span></text:p>
          </table:table-cell>
          <table:table-cell table:style-name="Table7.A2" office:value-type="string">
            <text:p text:style-name="P10"><text:span text:style-name="T4">Usually neutral</text:span></text:p>
          </table:table-cell>
        </table:table-row>
        <table:table-row table:style-name="Table7.1">
          <table:table-cell table:style-name="Table7.A2" office:value-type="string">
            <text:p text:style-name="P10"><text:span text:style-name="T3">Advancement:</text:span></text:p>
          </table:table-cell>
          <table:table-cell table:style-name="Table7.A2" office:value-type="string">
            <text:p text:style-name="P10"><text:span text:style-name="T4">4–6 HD (Small); 7–9 HD (Medium)</text:span></text:p>
          </table:table-cell>
        </table:table-row>
        <table:table-row table:style-name="Table7.1">
          <table:table-cell table:style-name="Table7.A22" office:value-type="string">
            <text:p text:style-name="P18"><text:span text:style-name="T3">Level Adjustment:</text:span></text:p>
          </table:table-cell>
          <table:table-cell table:style-name="Table7.A22" office:value-type="string">
            <text:p text:style-name="P18"><text:span text:style-name="T4">+3 (cohort)</text:span></text:p>
          </table:table-cell>
        </table:table-row>
      </table:table>
      <text:p text:style-name="P10"><text:span text:style-name="T11">Fire mephits come from the Elemental Plane of Fire.</text:span></text:p>
      <text:p text:style-name="P10"><text:span text:style-name="T11">A fire mephit is about 4 feet tall and weighs about 1 pound.</text:span></text:p>
      <text:p text:style-name="P10"><text:span text:style-name="T11">Fire mephits speak Common and Ignan.</text:span></text:p>
      <text:p text:style-name="P10"><text:span text:style-name="T18">Combat</text:span></text:p>
      <text:p text:style-name="P10"><text:span text:style-name="T12">Breath Weapon (Su): </text:span><text:span text:style-name="T11">15-foot cone, damage 1d8 fire, Reflex half DC 12. The save DC is Constitution-based and includes a +1 racial adjustment.</text:span></text:p>
      <text:p text:style-name="P10"><text:span text:style-name="T12">Spell-Like Abilities:</text:span><text:span text:style-name="T11"> 1/hour—</text:span><text:span text:style-name="T14">scorching ray </text:span><text:span text:style-name="T11">(DC 14) as the spell cast by a 3rd-level sorcerer; 1/day—</text:span><text:span text:style-name="T14">heat metal </text:span><text:span text:style-name="T11">(DC 14). Caster level 6th. The save DC is Charisma-based.</text:span></text:p>
      <text:p text:style-name="P10"><text:span text:style-name="T12">Fast Healing (Ex):</text:span><text:span text:style-name="T11"> A fire mephit heals only if it is touching a flame at least as large as a torch.</text:span></text:p>
      <text:p text:style-name="P11"/>
      <text:p text:style-name="P10"><text:span text:style-name="T17">ICE MEPHIT</text:span></text:p>
      <table:table table:name="Table8" table:style-name="Table8">
        <table:table-column table:style-name="Table8.A"/>
        <table:table-column table:style-name="Table8.B"/>
        <text:soft-page-break/>
        <table:table-row table:style-name="Table8.1">
          <table:table-cell table:style-name="Table8.A1" office:value-type="string">
            <text:p text:style-name="P8"><text:span text:style-name="T3"><text:s/></text:span></text:p>
          </table:table-cell>
          <table:table-cell table:style-name="Table8.A1" office:value-type="string">
            <text:p text:style-name="P8"><text:span text:style-name="T4">Small Outsider (Air, Cold, Extraplanar)</text:span></text:p>
          </table:table-cell>
        </table:table-row>
        <table:table-row table:style-name="Table8.1">
          <table:table-cell table:style-name="Table8.A2" office:value-type="string">
            <text:p text:style-name="P18"><text:span text:style-name="T3">Hit Dice:</text:span></text:p>
          </table:table-cell>
          <table:table-cell table:style-name="Table8.A2" office:value-type="string">
            <text:p text:style-name="P18"><text:span text:style-name="T4">3d8 (13 hp)</text:span></text:p>
          </table:table-cell>
        </table:table-row>
        <table:table-row table:style-name="Table8.1">
          <table:table-cell table:style-name="Table8.A2" office:value-type="string">
            <text:p text:style-name="P10"><text:span text:style-name="T3">Initiative:</text:span></text:p>
          </table:table-cell>
          <table:table-cell table:style-name="Table8.A2" office:value-type="string">
            <text:p text:style-name="P10"><text:span text:style-name="T4">+7</text:span></text:p>
          </table:table-cell>
        </table:table-row>
        <table:table-row table:style-name="Table8.1">
          <table:table-cell table:style-name="Table8.A2" office:value-type="string">
            <text:p text:style-name="P10"><text:span text:style-name="T3">Speed:</text:span></text:p>
          </table:table-cell>
          <table:table-cell table:style-name="Table8.A2" office:value-type="string">
            <text:p text:style-name="P10"><text:span text:style-name="T4">30 ft. (6 squares), fly 50 ft. (perfect)</text:span></text:p>
          </table:table-cell>
        </table:table-row>
        <table:table-row table:style-name="Table8.1">
          <table:table-cell table:style-name="Table8.A2" office:value-type="string">
            <text:p text:style-name="P10"><text:span text:style-name="T3">Armor Class:</text:span></text:p>
          </table:table-cell>
          <table:table-cell table:style-name="Table8.A2" office:value-type="string">
            <text:p text:style-name="P10"><text:span text:style-name="T4">18 (+1 size, +3 Dex, +4 natural), touch 14, flat-footed 15</text:span></text:p>
          </table:table-cell>
        </table:table-row>
        <table:table-row table:style-name="Table8.1">
          <table:table-cell table:style-name="Table8.A2" office:value-type="string">
            <text:p text:style-name="P10"><text:span text:style-name="T3">Base Attack/Grapple:</text:span></text:p>
          </table:table-cell>
          <table:table-cell table:style-name="Table8.A2" office:value-type="string">
            <text:p text:style-name="P10"><text:span text:style-name="T4">+3/–1</text:span></text:p>
          </table:table-cell>
        </table:table-row>
        <table:table-row table:style-name="Table8.1">
          <table:table-cell table:style-name="Table8.A2" office:value-type="string">
            <text:p text:style-name="P10"><text:span text:style-name="T3">Attack:</text:span></text:p>
          </table:table-cell>
          <table:table-cell table:style-name="Table8.A2" office:value-type="string">
            <text:p text:style-name="P10"><text:span text:style-name="T4">Claw +4 melee (1d3 plus 1d4 cold)</text:span></text:p>
          </table:table-cell>
        </table:table-row>
        <table:table-row table:style-name="Table8.1">
          <table:table-cell table:style-name="Table8.A2" office:value-type="string">
            <text:p text:style-name="P10"><text:span text:style-name="T3">Full Attack:</text:span></text:p>
          </table:table-cell>
          <table:table-cell table:style-name="Table8.A2" office:value-type="string">
            <text:p text:style-name="P10"><text:span text:style-name="T4">2 claws +4 melee (1d3 plus 1d4 cold)</text:span></text:p>
          </table:table-cell>
        </table:table-row>
        <table:table-row table:style-name="Table8.1">
          <table:table-cell table:style-name="Table8.A2" office:value-type="string">
            <text:p text:style-name="P10"><text:span text:style-name="T3">Space/Reach:</text:span></text:p>
          </table:table-cell>
          <table:table-cell table:style-name="Table8.A2" office:value-type="string">
            <text:p text:style-name="P10"><text:span text:style-name="T4">5 ft./5 ft.</text:span></text:p>
          </table:table-cell>
        </table:table-row>
        <table:table-row table:style-name="Table8.1">
          <table:table-cell table:style-name="Table8.A2" office:value-type="string">
            <text:p text:style-name="P10"><text:span text:style-name="T3">Special Attacks:</text:span></text:p>
          </table:table-cell>
          <table:table-cell table:style-name="Table8.A2" office:value-type="string">
            <text:p text:style-name="P10"><text:span text:style-name="T4">Breath weapon, spell-like abilities, </text:span><text:span text:style-name="T5">summon mephit</text:span></text:p>
          </table:table-cell>
        </table:table-row>
        <table:table-row table:style-name="Table8.1">
          <table:table-cell table:style-name="Table8.A2" office:value-type="string">
            <text:p text:style-name="P10"><text:span text:style-name="T3">Special Qualities:</text:span></text:p>
          </table:table-cell>
          <table:table-cell table:style-name="Table8.A2" office:value-type="string">
            <text:p text:style-name="P10"><text:span text:style-name="T4">Damage reduction 5/magic, darkvision 60 ft., fast healing 2, immunity to cold, vulnerability to fire</text:span></text:p>
          </table:table-cell>
        </table:table-row>
        <table:table-row table:style-name="Table8.1">
          <table:table-cell table:style-name="Table8.A2" office:value-type="string">
            <text:p text:style-name="P10"><text:span text:style-name="T3">Saves:</text:span></text:p>
          </table:table-cell>
          <table:table-cell table:style-name="Table8.A2" office:value-type="string">
            <text:p text:style-name="P10"><text:span text:style-name="T4">Fort +3, Ref +6, Will +3</text:span></text:p>
          </table:table-cell>
        </table:table-row>
        <table:table-row table:style-name="Table8.1">
          <table:table-cell table:style-name="Table8.A2" office:value-type="string">
            <text:p text:style-name="P10"><text:span text:style-name="T3">Abilities:</text:span></text:p>
          </table:table-cell>
          <table:table-cell table:style-name="Table8.A2" office:value-type="string">
            <text:p text:style-name="P10"><text:span text:style-name="T4">Str 10, Dex 17, Con 10, Int 6, Wis 11, Cha 15</text:span></text:p>
          </table:table-cell>
        </table:table-row>
        <table:table-row table:style-name="Table8.1">
          <table:table-cell table:style-name="Table8.A2" office:value-type="string">
            <text:p text:style-name="P10"><text:span text:style-name="T3">Skills:</text:span></text:p>
          </table:table-cell>
          <table:table-cell table:style-name="Table8.A2" office:value-type="string">
            <text:p text:style-name="P10"><text:span text:style-name="T4">Bluff +8, Escape Artist +9, Hide +13, Listen +6, Diplomacy +4, Disguise +2 (+4 acting), Move Silently +9, Spot +6, Use Rope +3 (+5 with bindings)</text:span></text:p>
          </table:table-cell>
        </table:table-row>
        <table:table-row table:style-name="Table8.1">
          <table:table-cell table:style-name="Table8.A2" office:value-type="string">
            <text:p text:style-name="P10"><text:span text:style-name="T3">Feats:</text:span></text:p>
          </table:table-cell>
          <table:table-cell table:style-name="Table8.A2" office:value-type="string">
            <text:p text:style-name="P10"><text:span text:style-name="T4">Dodge, Improved Initiative</text:span></text:p>
          </table:table-cell>
        </table:table-row>
        <table:table-row table:style-name="Table8.1">
          <table:table-cell table:style-name="Table8.A2" office:value-type="string">
            <text:p text:style-name="P10"><text:span text:style-name="T3">Environment:</text:span></text:p>
          </table:table-cell>
          <table:table-cell table:style-name="Table8.A2" office:value-type="string">
            <text:p text:style-name="P10"><text:span text:style-name="T4">Elemental Plane of Air</text:span></text:p>
          </table:table-cell>
        </table:table-row>
        <table:table-row table:style-name="Table8.1">
          <table:table-cell table:style-name="Table8.A2" office:value-type="string">
            <text:p text:style-name="P10"><text:span text:style-name="T3">Organization:</text:span></text:p>
          </table:table-cell>
          <table:table-cell table:style-name="Table8.A2" office:value-type="string">
            <text:p text:style-name="P10"><text:span text:style-name="T4">Solitary (1), gang (2–4 mephits of mixed types), or mob (5–12 mephits of mixed types)</text:span></text:p>
          </table:table-cell>
        </table:table-row>
        <table:table-row table:style-name="Table8.1">
          <table:table-cell table:style-name="Table8.A2" office:value-type="string">
            <text:p text:style-name="P10"><text:span text:style-name="T3">Challenge Rating:</text:span></text:p>
          </table:table-cell>
          <table:table-cell table:style-name="Table8.A2" office:value-type="string">
            <text:p text:style-name="P10"><text:span text:style-name="T4">3</text:span></text:p>
          </table:table-cell>
        </table:table-row>
        <table:table-row table:style-name="Table8.1">
          <table:table-cell table:style-name="Table8.A2" office:value-type="string">
            <text:p text:style-name="P10"><text:span text:style-name="T3">Treasure:</text:span></text:p>
          </table:table-cell>
          <table:table-cell table:style-name="Table8.A2" office:value-type="string">
            <text:p text:style-name="P10"><text:span text:style-name="T4">Standard</text:span></text:p>
          </table:table-cell>
        </table:table-row>
        <table:table-row table:style-name="Table8.1">
          <table:table-cell table:style-name="Table8.A2" office:value-type="string">
            <text:p text:style-name="P10"><text:span text:style-name="T3">Alignment:</text:span></text:p>
          </table:table-cell>
          <table:table-cell table:style-name="Table8.A2" office:value-type="string">
            <text:p text:style-name="P10"><text:span text:style-name="T4">Usually neutral</text:span></text:p>
          </table:table-cell>
        </table:table-row>
        <table:table-row table:style-name="Table8.1">
          <table:table-cell table:style-name="Table8.A2" office:value-type="string">
            <text:p text:style-name="P10"><text:span text:style-name="T3">Advancement:</text:span></text:p>
          </table:table-cell>
          <table:table-cell table:style-name="Table8.A2" office:value-type="string">
            <text:p text:style-name="P10"><text:span text:style-name="T4">4–6 HD (Small); 7–9 HD (Medium)</text:span></text:p>
          </table:table-cell>
        </table:table-row>
        <table:table-row table:style-name="Table8.1">
          <table:table-cell table:style-name="Table8.A22" office:value-type="string">
            <text:p text:style-name="P18"><text:span text:style-name="T3">Level Adjustment:</text:span></text:p>
          </table:table-cell>
          <table:table-cell table:style-name="Table8.A22" office:value-type="string">
            <text:p text:style-name="P18"><text:span text:style-name="T4">+3 (cohort)</text:span></text:p>
          </table:table-cell>
        </table:table-row>
      </table:table>
      <text:p text:style-name="P10"><text:span text:style-name="T11">Ice mephits come from the Elemental Plane of Air.</text:span></text:p>
      <text:p text:style-name="P10"><text:span text:style-name="T11">Ice mephits have a cold, aloof demeanor. Each one is about 4 feet tall and weighs about 30 pounds.</text:span></text:p>
      <text:p text:style-name="P10"><text:span text:style-name="T11">Ice mephits speak Common and Auran.</text:span></text:p>
      <text:p text:style-name="P10"><text:span text:style-name="T18">Combat</text:span></text:p>
      <text:p text:style-name="P10"><text:span text:style-name="T12">Breath Weapon (Su): </text:span><text:span text:style-name="T11">10-foot cone of ice shards, damage 1d4 cold, Reflex DC 12 half. Living creatures that fail their saves are tormented by frostbitten skin and frozen eyes unless they have immunity to cold or are otherwise protected. This effect imposes a –4 penalty to AC and a –2 penalty on attack rolls for 3 rounds. The save DC is Constitution-based and includes a +1 racial bonus.</text:span></text:p>
      <text:p text:style-name="P10"><text:span text:style-name="T12">Spell-Like Abilities:</text:span><text:span text:style-name="T11"> 1/hour—</text:span><text:span text:style-name="T14">magic missile </text:span><text:span text:style-name="T11">(caster level 3rd); 1/day—</text:span><text:span text:style-name="T14">chill metal </text:span><text:span text:style-name="T11">(DC 14, caster level 6th). The save DC is Charisma-based.</text:span></text:p>
      <text:p text:style-name="P10"><text:span text:style-name="T12">Fast Healing (Ex): </text:span><text:span text:style-name="T11">An ice mephit heals only if it is touching a piece of ice of at least Tiny size or if the ambient temperature is 32°F. or below.</text:span></text:p>
      <text:p text:style-name="P11"/>
      <text:p text:style-name="P10"><text:span text:style-name="T17">MAGMA MEPHIT</text:span></text:p>
      <table:table table:name="Table9" table:style-name="Table9">
        <table:table-column table:style-name="Table9.A"/>
        <table:table-column table:style-name="Table9.B"/>
        <text:soft-page-break/>
        <table:table-row table:style-name="Table9.1">
          <table:table-cell table:style-name="Table9.A1" office:value-type="string">
            <text:p text:style-name="P8"><text:span text:style-name="T3"><text:s/></text:span></text:p>
          </table:table-cell>
          <table:table-cell table:style-name="Table9.A1" office:value-type="string">
            <text:p text:style-name="P8"><text:span text:style-name="T4">Small Outsider (Fire, Extraplanar)</text:span></text:p>
          </table:table-cell>
        </table:table-row>
        <table:table-row table:style-name="Table9.1">
          <table:table-cell table:style-name="Table9.A2" office:value-type="string">
            <text:p text:style-name="P18"><text:span text:style-name="T3">Hit Dice:</text:span></text:p>
          </table:table-cell>
          <table:table-cell table:style-name="Table9.A2" office:value-type="string">
            <text:p text:style-name="P18"><text:span text:style-name="T4">3d8 (13 hp)</text:span></text:p>
          </table:table-cell>
        </table:table-row>
        <table:table-row table:style-name="Table9.1">
          <table:table-cell table:style-name="Table9.A2" office:value-type="string">
            <text:p text:style-name="P10"><text:span text:style-name="T3">Initiative:</text:span></text:p>
          </table:table-cell>
          <table:table-cell table:style-name="Table9.A2" office:value-type="string">
            <text:p text:style-name="P10"><text:span text:style-name="T4">+5</text:span></text:p>
          </table:table-cell>
        </table:table-row>
        <table:table-row table:style-name="Table9.1">
          <table:table-cell table:style-name="Table9.A2" office:value-type="string">
            <text:p text:style-name="P10"><text:span text:style-name="T3">Speed:</text:span></text:p>
          </table:table-cell>
          <table:table-cell table:style-name="Table9.A2" office:value-type="string">
            <text:p text:style-name="P10"><text:span text:style-name="T4">30 ft. (6 squares), fly 50 ft. (average)</text:span></text:p>
          </table:table-cell>
        </table:table-row>
        <table:table-row table:style-name="Table9.1">
          <table:table-cell table:style-name="Table9.A2" office:value-type="string">
            <text:p text:style-name="P10"><text:span text:style-name="T3">Armor Class:</text:span></text:p>
          </table:table-cell>
          <table:table-cell table:style-name="Table9.A2" office:value-type="string">
            <text:p text:style-name="P10"><text:span text:style-name="T4">16 (+1 size, +1 Dex, +4 natural), touch 12, flat-footed 15</text:span></text:p>
          </table:table-cell>
        </table:table-row>
        <table:table-row table:style-name="Table9.1">
          <table:table-cell table:style-name="Table9.A2" office:value-type="string">
            <text:p text:style-name="P10"><text:span text:style-name="T3">Base Attack/Grapple:</text:span></text:p>
          </table:table-cell>
          <table:table-cell table:style-name="Table9.A2" office:value-type="string">
            <text:p text:style-name="P10"><text:span text:style-name="T4">+3/–1</text:span></text:p>
          </table:table-cell>
        </table:table-row>
        <table:table-row table:style-name="Table9.1">
          <table:table-cell table:style-name="Table9.A2" office:value-type="string">
            <text:p text:style-name="P10"><text:span text:style-name="T3">Attack:</text:span></text:p>
          </table:table-cell>
          <table:table-cell table:style-name="Table9.A2" office:value-type="string">
            <text:p text:style-name="P10"><text:span text:style-name="T4">Claw +4 melee (1d3 plus 1d4 fire)</text:span></text:p>
          </table:table-cell>
        </table:table-row>
        <table:table-row table:style-name="Table9.1">
          <table:table-cell table:style-name="Table9.A2" office:value-type="string">
            <text:p text:style-name="P10"><text:span text:style-name="T3">Full Attack:</text:span></text:p>
          </table:table-cell>
          <table:table-cell table:style-name="Table9.A2" office:value-type="string">
            <text:p text:style-name="P10"><text:span text:style-name="T4">2 claws +4 melee (1d3 plus 1d4 fire)</text:span></text:p>
          </table:table-cell>
        </table:table-row>
        <table:table-row table:style-name="Table9.1">
          <table:table-cell table:style-name="Table9.A2" office:value-type="string">
            <text:p text:style-name="P10"><text:span text:style-name="T3">Space/Reach:</text:span></text:p>
          </table:table-cell>
          <table:table-cell table:style-name="Table9.A2" office:value-type="string">
            <text:p text:style-name="P10"><text:span text:style-name="T4">5 ft./5 ft.</text:span></text:p>
          </table:table-cell>
        </table:table-row>
        <table:table-row table:style-name="Table9.1">
          <table:table-cell table:style-name="Table9.A2" office:value-type="string">
            <text:p text:style-name="P10"><text:span text:style-name="T3">Special Attacks:</text:span></text:p>
          </table:table-cell>
          <table:table-cell table:style-name="Table9.A2" office:value-type="string">
            <text:p text:style-name="P10"><text:span text:style-name="T4">Breath weapon, spell-like abilities, </text:span><text:span text:style-name="T5">summon mephit</text:span></text:p>
          </table:table-cell>
        </table:table-row>
        <table:table-row table:style-name="Table9.1">
          <table:table-cell table:style-name="Table9.A2" office:value-type="string">
            <text:p text:style-name="P10"><text:span text:style-name="T3">Special Qualities:</text:span></text:p>
          </table:table-cell>
          <table:table-cell table:style-name="Table9.A2" office:value-type="string">
            <text:p text:style-name="P10"><text:span text:style-name="T4">Damage reduction 5/magic, darkvision 60 ft., fast healing 2, immunity to fire, vulnerability to cold</text:span></text:p>
          </table:table-cell>
        </table:table-row>
        <table:table-row table:style-name="Table9.1">
          <table:table-cell table:style-name="Table9.A2" office:value-type="string">
            <text:p text:style-name="P10"><text:span text:style-name="T3">Saves:</text:span></text:p>
          </table:table-cell>
          <table:table-cell table:style-name="Table9.A2" office:value-type="string">
            <text:p text:style-name="P10"><text:span text:style-name="T4">Fort +3, Ref +4, Will +3</text:span></text:p>
          </table:table-cell>
        </table:table-row>
        <table:table-row table:style-name="Table9.1">
          <table:table-cell table:style-name="Table9.A2" office:value-type="string">
            <text:p text:style-name="P10"><text:span text:style-name="T3">Abilities:</text:span></text:p>
          </table:table-cell>
          <table:table-cell table:style-name="Table9.A2" office:value-type="string">
            <text:p text:style-name="P10"><text:span text:style-name="T4">Str 10, Dex 13, Con 10, Int 6, Wis 11, Cha 15</text:span></text:p>
          </table:table-cell>
        </table:table-row>
        <table:table-row table:style-name="Table9.1">
          <table:table-cell table:style-name="Table9.A2" office:value-type="string">
            <text:p text:style-name="P10"><text:span text:style-name="T3">Skills:</text:span></text:p>
          </table:table-cell>
          <table:table-cell table:style-name="Table9.A2" office:value-type="string">
            <text:p text:style-name="P10"><text:span text:style-name="T4">Bluff +8, Escape Artist +7, Hide +11, Listen +6, Diplomacy +4, Disguise +2 (+4 acting), Move Silently +7, Spot +6, Use Rope +1 (+3 with bindings)</text:span></text:p>
          </table:table-cell>
        </table:table-row>
        <table:table-row table:style-name="Table9.1">
          <table:table-cell table:style-name="Table9.A2" office:value-type="string">
            <text:p text:style-name="P10"><text:span text:style-name="T3">Feats:</text:span></text:p>
          </table:table-cell>
          <table:table-cell table:style-name="Table9.A2" office:value-type="string">
            <text:p text:style-name="P10"><text:span text:style-name="T4">Dodge, Improved Initiative</text:span></text:p>
          </table:table-cell>
        </table:table-row>
        <table:table-row table:style-name="Table9.1">
          <table:table-cell table:style-name="Table9.A2" office:value-type="string">
            <text:p text:style-name="P10"><text:span text:style-name="T3">Environment:</text:span></text:p>
          </table:table-cell>
          <table:table-cell table:style-name="Table9.A2" office:value-type="string">
            <text:p text:style-name="P10"><text:span text:style-name="T4">Elemental Plane of Fire</text:span></text:p>
          </table:table-cell>
        </table:table-row>
        <table:table-row table:style-name="Table9.1">
          <table:table-cell table:style-name="Table9.A2" office:value-type="string">
            <text:p text:style-name="P10"><text:span text:style-name="T3">Organization:</text:span></text:p>
          </table:table-cell>
          <table:table-cell table:style-name="Table9.A2" office:value-type="string">
            <text:p text:style-name="P10"><text:span text:style-name="T4">Solitary (1), gang (2–4 mephits of mixed types), or mob (5–12 mephits of mixed types)</text:span></text:p>
          </table:table-cell>
        </table:table-row>
        <table:table-row table:style-name="Table9.1">
          <table:table-cell table:style-name="Table9.A2" office:value-type="string">
            <text:p text:style-name="P10"><text:span text:style-name="T3">Challenge Rating:</text:span></text:p>
          </table:table-cell>
          <table:table-cell table:style-name="Table9.A2" office:value-type="string">
            <text:p text:style-name="P10"><text:span text:style-name="T4">3</text:span></text:p>
          </table:table-cell>
        </table:table-row>
        <table:table-row table:style-name="Table9.1">
          <table:table-cell table:style-name="Table9.A2" office:value-type="string">
            <text:p text:style-name="P10"><text:span text:style-name="T3">Treasure:</text:span></text:p>
          </table:table-cell>
          <table:table-cell table:style-name="Table9.A2" office:value-type="string">
            <text:p text:style-name="P10"><text:span text:style-name="T4">Standard</text:span></text:p>
          </table:table-cell>
        </table:table-row>
        <table:table-row table:style-name="Table9.1">
          <table:table-cell table:style-name="Table9.A2" office:value-type="string">
            <text:p text:style-name="P10"><text:span text:style-name="T3">Alignment:</text:span></text:p>
          </table:table-cell>
          <table:table-cell table:style-name="Table9.A2" office:value-type="string">
            <text:p text:style-name="P10"><text:span text:style-name="T4">Usually neutral</text:span></text:p>
          </table:table-cell>
        </table:table-row>
        <table:table-row table:style-name="Table9.1">
          <table:table-cell table:style-name="Table9.A2" office:value-type="string">
            <text:p text:style-name="P10"><text:span text:style-name="T3">Advancement:</text:span></text:p>
          </table:table-cell>
          <table:table-cell table:style-name="Table9.A2" office:value-type="string">
            <text:p text:style-name="P10"><text:span text:style-name="T4">4–6 HD (Small); 7–9 HD (Medium)</text:span></text:p>
          </table:table-cell>
        </table:table-row>
        <table:table-row table:style-name="Table9.1">
          <table:table-cell table:style-name="Table9.A22" office:value-type="string">
            <text:p text:style-name="P18"><text:span text:style-name="T3">Level Adjustment:</text:span></text:p>
          </table:table-cell>
          <table:table-cell table:style-name="Table9.A22" office:value-type="string">
            <text:p text:style-name="P18"><text:span text:style-name="T4">+3 (cohort)</text:span></text:p>
          </table:table-cell>
        </table:table-row>
      </table:table>
      <text:p text:style-name="P10"><text:span text:style-name="T11">Magma mephits come from the Elemental Plane of Fire. Magma mephits are slow-witted and brutish. Each one is about 4 feet tall and weighs about 60 pounds.</text:span></text:p>
      <text:p text:style-name="P10"><text:span text:style-name="T11">Magma mephits speak Common and Ignan.</text:span></text:p>
      <text:p text:style-name="P10"><text:span text:style-name="T18">Combat</text:span></text:p>
      <text:p text:style-name="P10"><text:span text:style-name="T12">Breath Weapon (Su): </text:span><text:span text:style-name="T11">10-foot cone of magma, damage 1d4 fire, Reflex DC 12 half. Living creatures that fail their saves are tormented by burned skin and seared eyes unless they have immunity to fire or are otherwise protected. This effect imposes a –4 penalty to AC and a –2 penalty on attack rolls for 3 rounds. The save DC is <text:s/>onstitution-based and includes a +1 racial bonus.</text:span></text:p>
      <text:p text:style-name="P10"><text:span text:style-name="T12">Spell-Like Abilities:</text:span><text:span text:style-name="T11"> Once per hour, a magma mephit can use </text:span><text:span text:style-name="T14">shapechange </text:span><text:span text:style-name="T11">to take the form of a pool of lava 3 feet in diameter and 6 inches deep. The mephit’s damage reduction improves to 20/magic when in this form. The mephit can’t attack while in lava form but can use other spell-like abilities. It can move at a speed of 10 feet, but it can’t run. In this form the mephit can pass through small holes or narrow openings, even mere cracks. The pool’s touch ignites flammable materials such as paper, straw, or dry wood.</text:span></text:p>
      <text:p text:style-name="P10"><text:span text:style-name="T11">Once per day a magma mephit can use </text:span><text:span text:style-name="T14">pyrotechnics </text:span><text:span text:style-name="T11">(DC 14). It can use itself as the fire source without harm. Caster level 6th. The save DC is Charisma-based.</text:span></text:p>
      <text:p text:style-name="P10"><text:span text:style-name="T12">Fast Healing (Ex):</text:span><text:span text:style-name="T11"> A magma mephit heals only if it is touching magma, lava, or a flame at least as large as a torch.</text:span></text:p>
      <text:p text:style-name="P11"/>
      <text:p text:style-name="P10"><text:span text:style-name="T17">OOZE MEPHIT</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8"><text:span text:style-name="T3"><text:s/></text:span></text:p>
          </table:table-cell>
          <table:table-cell table:style-name="Table10.A1" office:value-type="string">
            <text:p text:style-name="P8"><text:span text:style-name="T4">Small Outsider (Extraplanar, Water)</text:span></text:p>
          </table:table-cell>
        </table:table-row>
        <table:table-row table:style-name="Table10.1">
          <table:table-cell table:style-name="Table10.A2" office:value-type="string">
            <text:p text:style-name="P18"><text:span text:style-name="T3">Hit Dice:</text:span></text:p>
          </table:table-cell>
          <table:table-cell table:style-name="Table10.A2" office:value-type="string">
            <text:p text:style-name="P18"><text:span text:style-name="T4">3d8+6 (19 hp)</text:span></text:p>
          </table:table-cell>
        </table:table-row>
        <table:table-row table:style-name="Table10.1">
          <table:table-cell table:style-name="Table10.A2" office:value-type="string">
            <text:p text:style-name="P10"><text:span text:style-name="T3">Initiative:</text:span></text:p>
          </table:table-cell>
          <table:table-cell table:style-name="Table10.A2" office:value-type="string">
            <text:p text:style-name="P10"><text:span text:style-name="T4">+0</text:span></text:p>
          </table:table-cell>
        </table:table-row>
        <table:table-row table:style-name="Table10.1">
          <table:table-cell table:style-name="Table10.A2" office:value-type="string">
            <text:p text:style-name="P10"><text:span text:style-name="T3">Speed:</text:span></text:p>
          </table:table-cell>
          <table:table-cell table:style-name="Table10.A2" office:value-type="string">
            <text:p text:style-name="P10"><text:span text:style-name="T4">30 ft. (6 squares), fly 40 ft. (average), swim 30 ft.</text:span></text:p>
          </table:table-cell>
        </table:table-row>
        <table:table-row table:style-name="Table10.1">
          <table:table-cell table:style-name="Table10.A2" office:value-type="string">
            <text:p text:style-name="P10"><text:span text:style-name="T3">Armor Class:</text:span></text:p>
          </table:table-cell>
          <table:table-cell table:style-name="Table10.A2" office:value-type="string">
            <text:p text:style-name="P10"><text:span text:style-name="T4">16 (+1 size, +5 natural), touch 11, flat-footed 16</text:span></text:p>
          </table:table-cell>
        </table:table-row>
        <table:table-row table:style-name="Table10.1">
          <table:table-cell table:style-name="Table10.A2" office:value-type="string">
            <text:p text:style-name="P10"><text:span text:style-name="T3">Base Attack/Grapple:</text:span></text:p>
          </table:table-cell>
          <table:table-cell table:style-name="Table10.A2" office:value-type="string">
            <text:p text:style-name="P10"><text:span text:style-name="T4">+3/+1</text:span></text:p>
          </table:table-cell>
        </table:table-row>
        <table:table-row table:style-name="Table10.1">
          <table:table-cell table:style-name="Table10.A2" office:value-type="string">
            <text:p text:style-name="P10"><text:span text:style-name="T3">Attack:</text:span></text:p>
          </table:table-cell>
          <table:table-cell table:style-name="Table10.A2" office:value-type="string">
            <text:p text:style-name="P10"><text:span text:style-name="T4">Claw +6 melee (1d3+2)</text:span></text:p>
          </table:table-cell>
        </table:table-row>
        <table:table-row table:style-name="Table10.1">
          <table:table-cell table:style-name="Table10.A2" office:value-type="string">
            <text:p text:style-name="P10"><text:span text:style-name="T3">Full Attack:</text:span></text:p>
          </table:table-cell>
          <table:table-cell table:style-name="Table10.A2" office:value-type="string">
            <text:p text:style-name="P10"><text:span text:style-name="T4">2 claws +6 melee (1d3+2)</text:span></text:p>
          </table:table-cell>
        </table:table-row>
        <table:table-row table:style-name="Table10.1">
          <table:table-cell table:style-name="Table10.A2" office:value-type="string">
            <text:p text:style-name="P10"><text:span text:style-name="T3">Space/Reach:</text:span></text:p>
          </table:table-cell>
          <table:table-cell table:style-name="Table10.A2" office:value-type="string">
            <text:p text:style-name="P10"><text:span text:style-name="T4">5 ft./5 ft.</text:span></text:p>
          </table:table-cell>
        </table:table-row>
        <table:table-row table:style-name="Table10.1">
          <table:table-cell table:style-name="Table10.A2" office:value-type="string">
            <text:p text:style-name="P10"><text:span text:style-name="T3">Special Attacks:</text:span></text:p>
          </table:table-cell>
          <table:table-cell table:style-name="Table10.A2" office:value-type="string">
            <text:p text:style-name="P10"><text:span text:style-name="T4">Breath weapon, spell-like abilities, </text:span><text:span text:style-name="T5">summon mephit</text:span></text:p>
          </table:table-cell>
        </table:table-row>
        <table:table-row table:style-name="Table10.1">
          <table:table-cell table:style-name="Table10.A2" office:value-type="string">
            <text:p text:style-name="P10"><text:span text:style-name="T3">Special Qualities:</text:span></text:p>
          </table:table-cell>
          <table:table-cell table:style-name="Table10.A2" office:value-type="string">
            <text:p text:style-name="P10"><text:span text:style-name="T4">Damage reduction 5/magic, darkvision 60 ft., fast healing 2</text:span></text:p>
          </table:table-cell>
        </table:table-row>
        <table:table-row table:style-name="Table10.1">
          <table:table-cell table:style-name="Table10.A2" office:value-type="string">
            <text:p text:style-name="P10"><text:span text:style-name="T3">Saves:</text:span></text:p>
          </table:table-cell>
          <table:table-cell table:style-name="Table10.A2" office:value-type="string">
            <text:p text:style-name="P10"><text:span text:style-name="T4">Fort +4, Ref +3, Will +3</text:span></text:p>
          </table:table-cell>
        </table:table-row>
        <table:table-row table:style-name="Table10.1">
          <table:table-cell table:style-name="Table10.A2" office:value-type="string">
            <text:p text:style-name="P10"><text:span text:style-name="T3">Abilities:</text:span></text:p>
          </table:table-cell>
          <table:table-cell table:style-name="Table10.A2" office:value-type="string">
            <text:p text:style-name="P10"><text:span text:style-name="T4">Str 14, Dex 10, Con 13, Int 6, Wis 11, Cha 15</text:span></text:p>
          </table:table-cell>
        </table:table-row>
        <table:table-row table:style-name="Table10.1">
          <table:table-cell table:style-name="Table10.A2" office:value-type="string">
            <text:p text:style-name="P10"><text:span text:style-name="T3">Skills:</text:span></text:p>
          </table:table-cell>
          <table:table-cell table:style-name="Table10.A2" office:value-type="string">
            <text:p text:style-name="P10"><text:span text:style-name="T4">Bluff +8, Escape Artist +6, Hide +10, Listen +6, Diplomacy +4, Disguise +2 (+4 acting), Move Silently +6, Spot +6, Swim +10, Use Rope +0 (+2 with bindings)</text:span></text:p>
          </table:table-cell>
        </table:table-row>
        <table:table-row table:style-name="Table10.1">
          <table:table-cell table:style-name="Table10.A2" office:value-type="string">
            <text:p text:style-name="P10"><text:span text:style-name="T3">Feats:</text:span></text:p>
          </table:table-cell>
          <table:table-cell table:style-name="Table10.A2" office:value-type="string">
            <text:p text:style-name="P10"><text:span text:style-name="T4">Power Attack, Toughness </text:span></text:p>
          </table:table-cell>
        </table:table-row>
        <table:table-row table:style-name="Table10.1">
          <table:table-cell table:style-name="Table10.A2" office:value-type="string">
            <text:p text:style-name="P10"><text:span text:style-name="T3">Environment:</text:span></text:p>
          </table:table-cell>
          <table:table-cell table:style-name="Table10.A2" office:value-type="string">
            <text:p text:style-name="P10"><text:span text:style-name="T4">Elemental Plane of Water</text:span></text:p>
          </table:table-cell>
        </table:table-row>
        <table:table-row table:style-name="Table10.1">
          <table:table-cell table:style-name="Table10.A2" office:value-type="string">
            <text:p text:style-name="P10"><text:span text:style-name="T3">Organization:</text:span></text:p>
          </table:table-cell>
          <table:table-cell table:style-name="Table10.A2" office:value-type="string">
            <text:p text:style-name="P10"><text:span text:style-name="T4">Solitary (1), gang (2–4 mephits of mixed types), or mob (5–12 mephits of mixed types)</text:span></text:p>
          </table:table-cell>
        </table:table-row>
        <table:table-row table:style-name="Table10.1">
          <table:table-cell table:style-name="Table10.A2" office:value-type="string">
            <text:p text:style-name="P10"><text:span text:style-name="T3">Challenge Rating:</text:span></text:p>
          </table:table-cell>
          <table:table-cell table:style-name="Table10.A2" office:value-type="string">
            <text:p text:style-name="P10"><text:span text:style-name="T4">3</text:span></text:p>
          </table:table-cell>
        </table:table-row>
        <table:table-row table:style-name="Table10.1">
          <table:table-cell table:style-name="Table10.A2" office:value-type="string">
            <text:p text:style-name="P10"><text:span text:style-name="T3">Treasure:</text:span></text:p>
          </table:table-cell>
          <table:table-cell table:style-name="Table10.A2" office:value-type="string">
            <text:p text:style-name="P10"><text:span text:style-name="T4">Standard</text:span></text:p>
          </table:table-cell>
        </table:table-row>
        <table:table-row table:style-name="Table10.1">
          <table:table-cell table:style-name="Table10.A2" office:value-type="string">
            <text:p text:style-name="P10"><text:span text:style-name="T3">Alignment:</text:span></text:p>
          </table:table-cell>
          <table:table-cell table:style-name="Table10.A2" office:value-type="string">
            <text:p text:style-name="P10"><text:span text:style-name="T4">Usually neutral</text:span></text:p>
          </table:table-cell>
        </table:table-row>
        <table:table-row table:style-name="Table10.1">
          <table:table-cell table:style-name="Table10.A2" office:value-type="string">
            <text:p text:style-name="P10"><text:span text:style-name="T3">Advancement:</text:span></text:p>
          </table:table-cell>
          <table:table-cell table:style-name="Table10.A2" office:value-type="string">
            <text:p text:style-name="P10"><text:span text:style-name="T4">4–6 HD (Small); 7–9 HD (Medium)</text:span></text:p>
          </table:table-cell>
        </table:table-row>
        <table:table-row table:style-name="Table10.1">
          <table:table-cell table:style-name="Table10.A22" office:value-type="string">
            <text:p text:style-name="P18"><text:span text:style-name="T3">Level Adjustment:</text:span></text:p>
          </table:table-cell>
          <table:table-cell table:style-name="Table10.A22" office:value-type="string">
            <text:p text:style-name="P18"><text:span text:style-name="T4">+3 (cohort)</text:span></text:p>
          </table:table-cell>
        </table:table-row>
      </table:table>
      <text:p text:style-name="P10"><text:span text:style-name="T11">Ooze mephits come from the Elemental Plane of Water. An ooze mephit is about 4 feet tall and weighs about 30 pounds.</text:span></text:p>
      <text:p text:style-name="P10"><text:span text:style-name="T11">Ooze mephits speak Common and Aquan.</text:span></text:p>
      <text:p text:style-name="P10"><text:span text:style-name="T18">Combat</text:span></text:p>
      <text:p text:style-name="P10"><text:span text:style-name="T12">Breath Weapon (Su): </text:span><text:span text:style-name="T11">10-foot cone of caustic liquid, damage 1d4 acid, Reflex DC 13 half. Living creatures that fail their saves are tormented by itching skin and burning eyes unless they have immunity to acid or are otherwise protected. This effect imposes a –4 penalty to AC and a –2 penalty on attack rolls for 3 rounds. The save DC is Constitution-based and includes a +1 racial bonus. </text:span></text:p>
      <text:p text:style-name="P10"><text:span text:style-name="T12">Spell-Like Abilities: </text:span><text:span text:style-name="T11">Once per hour an ooze mephit can hurl an acidic blob that functions like </text:span><text:span text:style-name="T14">acid arrow </text:span><text:span text:style-name="T11">(caster level 3rd). Once per day it can create a mass of smelly fog that duplicates the effect of </text:span><text:span text:style-name="T14">stinking cloud </text:span><text:span text:style-name="T11">(DC 15, caster level 6th). The save DC is Charisma-based.</text:span></text:p>
      <text:p text:style-name="P10"><text:span text:style-name="T12">Fast Healing (Ex):</text:span><text:span text:style-name="T11"> An ooze mephit heals only if in a wet or muddy environment.</text:span></text:p>
      <text:p text:style-name="P10"><text:span text:style-name="T12">Skills:</text:span><text:span text:style-name="T11"> An ooze mephit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1"/>
      <text:p text:style-name="P10"><text:span text:style-name="T17">SALT MEPHI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9"/>
          </table:table-cell>
          <table:table-cell table:style-name="Table11.A1" office:value-type="string">
            <text:p text:style-name="P18"><text:span text:style-name="T4">Small Outsider (Earth, Extraplanar)</text:span></text:p>
          </table:table-cell>
        </table:table-row>
        <table:table-row table:style-name="Table11.1">
          <table:table-cell table:style-name="Table11.A2" office:value-type="string">
            <text:p text:style-name="P18"><text:span text:style-name="T3">Hit Dice:</text:span></text:p>
          </table:table-cell>
          <table:table-cell table:style-name="Table11.A2" office:value-type="string">
            <text:p text:style-name="P18"><text:span text:style-name="T4">3d8+6 (19 hp)</text:span></text:p>
          </table:table-cell>
        </table:table-row>
        <table:table-row table:style-name="Table11.1">
          <table:table-cell table:style-name="Table11.A2" office:value-type="string">
            <text:p text:style-name="P10"><text:span text:style-name="T3">Initiative:</text:span></text:p>
          </table:table-cell>
          <table:table-cell table:style-name="Table11.A2" office:value-type="string">
            <text:p text:style-name="P10"><text:span text:style-name="T4">–1</text:span></text:p>
          </table:table-cell>
        </table:table-row>
        <table:table-row table:style-name="Table11.1">
          <table:table-cell table:style-name="Table11.A2" office:value-type="string">
            <text:p text:style-name="P10"><text:span text:style-name="T3">Speed:</text:span></text:p>
          </table:table-cell>
          <table:table-cell table:style-name="Table11.A2" office:value-type="string">
            <text:p text:style-name="P10"><text:span text:style-name="T4">30 ft. (6 squares), fly 40 ft. (average)</text:span></text:p>
          </table:table-cell>
        </table:table-row>
        <table:table-row table:style-name="Table11.1">
          <table:table-cell table:style-name="Table11.A2" office:value-type="string">
            <text:p text:style-name="P10"><text:span text:style-name="T3">Armor Class:</text:span></text:p>
          </table:table-cell>
          <table:table-cell table:style-name="Table11.A2" office:value-type="string">
            <text:p text:style-name="P10"><text:span text:style-name="T4">16 (+1 size, –1 Dex, +6 natural), touch 10, flat-footed 16</text:span></text:p>
          </table:table-cell>
        </table:table-row>
        <table:table-row table:style-name="Table11.1">
          <table:table-cell table:style-name="Table11.A2" office:value-type="string">
            <text:p text:style-name="P10"><text:span text:style-name="T3">Base Attack/Grapple:</text:span></text:p>
          </table:table-cell>
          <table:table-cell table:style-name="Table11.A2" office:value-type="string">
            <text:p text:style-name="P10"><text:span text:style-name="T4">+3/+2</text:span></text:p>
          </table:table-cell>
        </table:table-row>
        <table:table-row table:style-name="Table11.1">
          <table:table-cell table:style-name="Table11.A2" office:value-type="string">
            <text:p text:style-name="P10"><text:span text:style-name="T3">Attack:</text:span></text:p>
          </table:table-cell>
          <table:table-cell table:style-name="Table11.A2" office:value-type="string">
            <text:p text:style-name="P10"><text:span text:style-name="T4">Claw +7 melee (1d3+3)</text:span></text:p>
          </table:table-cell>
        </table:table-row>
        <table:table-row table:style-name="Table11.1">
          <table:table-cell table:style-name="Table11.A2" office:value-type="string">
            <text:p text:style-name="P10"><text:span text:style-name="T3">Full Attack:</text:span></text:p>
          </table:table-cell>
          <table:table-cell table:style-name="Table11.A2" office:value-type="string">
            <text:p text:style-name="P10"><text:span text:style-name="T4">2 claws +7 melee (1d3+3)</text:span></text:p>
          </table:table-cell>
        </table:table-row>
        <table:table-row table:style-name="Table11.1">
          <table:table-cell table:style-name="Table11.A2" office:value-type="string">
            <text:p text:style-name="P10"><text:span text:style-name="T3">Space/Reach:</text:span></text:p>
          </table:table-cell>
          <table:table-cell table:style-name="Table11.A2" office:value-type="string">
            <text:p text:style-name="P10"><text:span text:style-name="T4">5 ft./5 ft.</text:span></text:p>
          </table:table-cell>
        </table:table-row>
        <table:table-row table:style-name="Table11.1">
          <table:table-cell table:style-name="Table11.A2" office:value-type="string">
            <text:p text:style-name="P10"><text:span text:style-name="T3">Special Attacks:</text:span></text:p>
          </table:table-cell>
          <table:table-cell table:style-name="Table11.A2" office:value-type="string">
            <text:p text:style-name="P10"><text:span text:style-name="T4">Breath weapon, spell-like abilities, </text:span><text:span text:style-name="T5">summon mephit</text:span></text:p>
          </table:table-cell>
        </table:table-row>
        <table:table-row table:style-name="Table11.1">
          <table:table-cell table:style-name="Table11.A2" office:value-type="string">
            <text:p text:style-name="P10"><text:span text:style-name="T3">Special Qualities:</text:span></text:p>
          </table:table-cell>
          <table:table-cell table:style-name="Table11.A2" office:value-type="string">
            <text:p text:style-name="P10"><text:span text:style-name="T4">Damage reduction 5/magic, darkvision 60 ft., fast healing 2</text:span></text:p>
          </table:table-cell>
        </table:table-row>
        <table:table-row table:style-name="Table11.1">
          <table:table-cell table:style-name="Table11.A2" office:value-type="string">
            <text:p text:style-name="P10"><text:span text:style-name="T3">Saves:</text:span></text:p>
          </table:table-cell>
          <table:table-cell table:style-name="Table11.A2" office:value-type="string">
            <text:p text:style-name="P10"><text:span text:style-name="T4">Fort +4, Ref +2, Will +3</text:span></text:p>
          </table:table-cell>
        </table:table-row>
        <table:table-row table:style-name="Table11.1">
          <table:table-cell table:style-name="Table11.A2" office:value-type="string">
            <text:p text:style-name="P10"><text:span text:style-name="T3">Abilities:</text:span></text:p>
          </table:table-cell>
          <table:table-cell table:style-name="Table11.A2" office:value-type="string">
            <text:p text:style-name="P10"><text:span text:style-name="T4">Str 17, Dex 8, Con 13, Int 6, Wis 11, Cha 15</text:span></text:p>
          </table:table-cell>
        </table:table-row>
        <table:table-row table:style-name="Table11.1">
          <table:table-cell table:style-name="Table11.A2" office:value-type="string">
            <text:p text:style-name="P10"><text:span text:style-name="T3">Skills:</text:span></text:p>
          </table:table-cell>
          <table:table-cell table:style-name="Table11.A2" office:value-type="string">
            <text:p text:style-name="P10"><text:span text:style-name="T4">Bluff +8, Escape Artist +5, Hide +9, Listen +6, Diplomacy +4, Disguise +2 (+4 acting), Move Silently +5, Spot +6, Use Rope –1 (+1 with bindings)</text:span></text:p>
          </table:table-cell>
        </table:table-row>
        <table:table-row table:style-name="Table11.1">
          <table:table-cell table:style-name="Table11.A2" office:value-type="string">
            <text:p text:style-name="P10"><text:span text:style-name="T3">Feats:</text:span></text:p>
          </table:table-cell>
          <table:table-cell table:style-name="Table11.A2" office:value-type="string">
            <text:p text:style-name="P10"><text:span text:style-name="T4">Power Attack, Toughness</text:span></text:p>
          </table:table-cell>
        </table:table-row>
        <table:table-row table:style-name="Table11.1">
          <table:table-cell table:style-name="Table11.A2" office:value-type="string">
            <text:p text:style-name="P10"><text:span text:style-name="T3">Environment:</text:span></text:p>
          </table:table-cell>
          <table:table-cell table:style-name="Table11.A2" office:value-type="string">
            <text:p text:style-name="P10"><text:span text:style-name="T4">Elemental Plane of Earth</text:span></text:p>
          </table:table-cell>
        </table:table-row>
        <table:table-row table:style-name="Table11.1">
          <table:table-cell table:style-name="Table11.A2" office:value-type="string">
            <text:p text:style-name="P10"><text:span text:style-name="T3">Organization:</text:span></text:p>
          </table:table-cell>
          <table:table-cell table:style-name="Table11.A2" office:value-type="string">
            <text:p text:style-name="P10"><text:span text:style-name="T4">Solitary (1), gang (2–4 mephits of mixed types), or mob (5–12 mephits of mixed types)</text:span></text:p>
          </table:table-cell>
        </table:table-row>
        <table:table-row table:style-name="Table11.1">
          <table:table-cell table:style-name="Table11.A2" office:value-type="string">
            <text:p text:style-name="P10"><text:span text:style-name="T3">Challenge Rating:</text:span></text:p>
          </table:table-cell>
          <table:table-cell table:style-name="Table11.A2" office:value-type="string">
            <text:p text:style-name="P10"><text:span text:style-name="T4">3</text:span></text:p>
          </table:table-cell>
        </table:table-row>
        <table:table-row table:style-name="Table11.1">
          <table:table-cell table:style-name="Table11.A2" office:value-type="string">
            <text:p text:style-name="P10"><text:span text:style-name="T3">Treasure:</text:span></text:p>
          </table:table-cell>
          <table:table-cell table:style-name="Table11.A2" office:value-type="string">
            <text:p text:style-name="P10"><text:span text:style-name="T4">Standard</text:span></text:p>
          </table:table-cell>
        </table:table-row>
        <table:table-row table:style-name="Table11.1">
          <table:table-cell table:style-name="Table11.A2" office:value-type="string">
            <text:p text:style-name="P10"><text:span text:style-name="T3">Alignment:</text:span></text:p>
          </table:table-cell>
          <table:table-cell table:style-name="Table11.A2" office:value-type="string">
            <text:p text:style-name="P10"><text:span text:style-name="T4">Usually neutral</text:span></text:p>
          </table:table-cell>
        </table:table-row>
        <table:table-row table:style-name="Table11.1">
          <table:table-cell table:style-name="Table11.A2" office:value-type="string">
            <text:p text:style-name="P10"><text:span text:style-name="T3">Advancement:</text:span></text:p>
          </table:table-cell>
          <table:table-cell table:style-name="Table11.A2" office:value-type="string">
            <text:p text:style-name="P10"><text:span text:style-name="T4">4–6 HD (Small); 7–9 HD (Medium)</text:span></text:p>
          </table:table-cell>
        </table:table-row>
        <table:table-row table:style-name="Table11.1">
          <table:table-cell table:style-name="Table11.A22" office:value-type="string">
            <text:p text:style-name="P18"><text:span text:style-name="T3">Level Adjustment:</text:span></text:p>
          </table:table-cell>
          <table:table-cell table:style-name="Table11.A22" office:value-type="string">
            <text:p text:style-name="P18"><text:span text:style-name="T4">+3 (cohort)</text:span></text:p>
          </table:table-cell>
        </table:table-row>
      </table:table>
      <text:p text:style-name="P10"><text:span text:style-name="T11">Salt mephits come from the Elemental Plane of Earth.</text:span></text:p>
      <text:p text:style-name="P10"><text:span text:style-name="T11">Salt mephits are sarcastic creatures who loathe water and moisture of any kind. Each one is about 4 feet tall and weighs about 80 pounds.</text:span></text:p>
      <text:p text:style-name="P10"><text:span text:style-name="T11">Salt mephits speak Common and Terran.</text:span></text:p>
      <text:p text:style-name="P10"><text:span text:style-name="T18">Combat</text:span></text:p>
      <text:p text:style-name="P10"><text:span text:style-name="T12">Breath Weapon (Su): </text:span><text:span text:style-name="T11">10-foot cone of salt crystals, damage 1d4, Reflex DC 13 half. Living creatures that fail their saves are tormented by itching skin and burning eyes. This effect imposes a –4 penalty to AC and a –2 penalty on attack rolls for 3 rounds. The save DC is Constitution-based and includes a +1 racial bonus.</text:span></text:p>
      <text:p text:style-name="P10"><text:span text:style-name="T12">Spell-Like Abilities: </text:span><text:span text:style-name="T11">Once per hour a salt mephit can use </text:span><text:span text:style-name="T14">glitterdust </text:span><text:span text:style-name="T11">(DC 14, caster level 3rd).</text:span></text:p>
      <text:p text:style-name="P10"><text:span text:style-name="T11">Once per day it can draw the moisture from an area in a 20-foot radius centered on itself. Living creatures within range take 2d8 points of damage (Fortitude DC 14 half; caster level 6th). This effect is especially devastating to plant creatures and aquatic creatures, which take a –2 penalty on their saving throws. This ability is the equivalent of a 2nd-level spell. The save DCs are Charisma-based.</text:span></text:p>
      <text:p text:style-name="P10"><text:span text:style-name="T12">Fast Healing (Ex): </text:span><text:span text:style-name="T11">A salt mephit heals only if in an arid environment.</text:span></text:p>
      <text:p text:style-name="P11"/>
      <text:p text:style-name="P10"><text:span text:style-name="T17">STEAM MEPHIT</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8"><text:span text:style-name="T3"><text:s/></text:span></text:p>
          </table:table-cell>
          <table:table-cell table:style-name="Table12.A1" office:value-type="string">
            <text:p text:style-name="P8"><text:span text:style-name="T4">Small Outsider (Extraplanar, Fire)</text:span></text:p>
          </table:table-cell>
        </table:table-row>
        <table:table-row table:style-name="Table12.1">
          <table:table-cell table:style-name="Table12.A2" office:value-type="string">
            <text:p text:style-name="P18"><text:span text:style-name="T3">Hit Dice:</text:span></text:p>
          </table:table-cell>
          <table:table-cell table:style-name="Table12.A2" office:value-type="string">
            <text:p text:style-name="P18"><text:span text:style-name="T4">3d8 (13 hp)</text:span></text:p>
          </table:table-cell>
        </table:table-row>
        <table:table-row table:style-name="Table12.1">
          <table:table-cell table:style-name="Table12.A2" office:value-type="string">
            <text:p text:style-name="P10"><text:span text:style-name="T3">Initiative:</text:span></text:p>
          </table:table-cell>
          <table:table-cell table:style-name="Table12.A2" office:value-type="string">
            <text:p text:style-name="P10"><text:span text:style-name="T4">+5</text:span></text:p>
          </table:table-cell>
        </table:table-row>
        <table:table-row table:style-name="Table12.1">
          <table:table-cell table:style-name="Table12.A2" office:value-type="string">
            <text:p text:style-name="P10"><text:span text:style-name="T3">Speed:</text:span></text:p>
          </table:table-cell>
          <table:table-cell table:style-name="Table12.A2" office:value-type="string">
            <text:p text:style-name="P10"><text:span text:style-name="T4">30 ft. (6 squares), fly 50 ft. (average)</text:span></text:p>
          </table:table-cell>
        </table:table-row>
        <table:table-row table:style-name="Table12.1">
          <table:table-cell table:style-name="Table12.A2" office:value-type="string">
            <text:p text:style-name="P10"><text:span text:style-name="T3">Armor Class:</text:span></text:p>
          </table:table-cell>
          <table:table-cell table:style-name="Table12.A2" office:value-type="string">
            <text:p text:style-name="P10"><text:span text:style-name="T4">16 (+1 size, +1 Dex, +4 natural), touch 12, flat-footed 15</text:span></text:p>
          </table:table-cell>
        </table:table-row>
        <table:table-row table:style-name="Table12.1">
          <table:table-cell table:style-name="Table12.A2" office:value-type="string">
            <text:p text:style-name="P10"><text:span text:style-name="T3">Base Attack/Grapple:</text:span></text:p>
          </table:table-cell>
          <table:table-cell table:style-name="Table12.A2" office:value-type="string">
            <text:p text:style-name="P10"><text:span text:style-name="T4">+3/–1</text:span></text:p>
          </table:table-cell>
        </table:table-row>
        <table:table-row table:style-name="Table12.1">
          <table:table-cell table:style-name="Table12.A2" office:value-type="string">
            <text:p text:style-name="P10"><text:span text:style-name="T3">Attack:</text:span></text:p>
          </table:table-cell>
          <table:table-cell table:style-name="Table12.A2" office:value-type="string">
            <text:p text:style-name="P10"><text:span text:style-name="T4">Claw +4 melee (1d3 plus 1d4 fire)</text:span></text:p>
          </table:table-cell>
        </table:table-row>
        <table:table-row table:style-name="Table12.1">
          <table:table-cell table:style-name="Table12.A2" office:value-type="string">
            <text:p text:style-name="P10"><text:span text:style-name="T3">Full Attack:</text:span></text:p>
          </table:table-cell>
          <table:table-cell table:style-name="Table12.A2" office:value-type="string">
            <text:p text:style-name="P10"><text:span text:style-name="T4">2 claws +4 melee (1d3 plus 1d4 fire)</text:span></text:p>
          </table:table-cell>
        </table:table-row>
        <table:table-row table:style-name="Table12.1">
          <table:table-cell table:style-name="Table12.A2" office:value-type="string">
            <text:p text:style-name="P10"><text:span text:style-name="T3">Space/Reach:</text:span></text:p>
          </table:table-cell>
          <table:table-cell table:style-name="Table12.A2" office:value-type="string">
            <text:p text:style-name="P10"><text:span text:style-name="T4">5 ft./5 ft.</text:span></text:p>
          </table:table-cell>
        </table:table-row>
        <table:table-row table:style-name="Table12.1">
          <table:table-cell table:style-name="Table12.A2" office:value-type="string">
            <text:p text:style-name="P10"><text:span text:style-name="T3">Special Attacks:</text:span></text:p>
          </table:table-cell>
          <table:table-cell table:style-name="Table12.A2" office:value-type="string">
            <text:p text:style-name="P10"><text:span text:style-name="T4">Breath weapon, spell-like abilities, </text:span><text:span text:style-name="T5">summon mephit</text:span></text:p>
          </table:table-cell>
        </table:table-row>
        <table:table-row table:style-name="Table12.1">
          <table:table-cell table:style-name="Table12.A2" office:value-type="string">
            <text:p text:style-name="P10"><text:span text:style-name="T3">Special Qualities:</text:span></text:p>
          </table:table-cell>
          <table:table-cell table:style-name="Table12.A2" office:value-type="string">
            <text:p text:style-name="P10"><text:span text:style-name="T4">Damage reduction 5/magic, darkvision 60 ft., fast healing 2, immunity to fire, vulnerability to cold</text:span></text:p>
          </table:table-cell>
        </table:table-row>
        <table:table-row table:style-name="Table12.1">
          <table:table-cell table:style-name="Table12.A2" office:value-type="string">
            <text:p text:style-name="P10"><text:span text:style-name="T3">Saves:</text:span></text:p>
          </table:table-cell>
          <table:table-cell table:style-name="Table12.A2" office:value-type="string">
            <text:p text:style-name="P10"><text:span text:style-name="T4">Fort +3, Ref +4, Will +3</text:span></text:p>
          </table:table-cell>
        </table:table-row>
        <table:table-row table:style-name="Table12.1">
          <table:table-cell table:style-name="Table12.A2" office:value-type="string">
            <text:p text:style-name="P10"><text:span text:style-name="T3">Abilities:</text:span></text:p>
          </table:table-cell>
          <table:table-cell table:style-name="Table12.A2" office:value-type="string">
            <text:p text:style-name="P10"><text:span text:style-name="T4">Str 10, Dex 13, Con 10, Int 6, Wis 11, Cha 15</text:span></text:p>
          </table:table-cell>
        </table:table-row>
        <table:table-row table:style-name="Table12.1">
          <table:table-cell table:style-name="Table12.A2" office:value-type="string">
            <text:p text:style-name="P10"><text:span text:style-name="T3">Skills:</text:span></text:p>
          </table:table-cell>
          <table:table-cell table:style-name="Table12.A2" office:value-type="string">
            <text:p text:style-name="P10"><text:span text:style-name="T4">Bluff +8, Escape Artist +7, Hide +11, Listen +6, Diplomacy +4, Disguise +2 (+4 acting), Move Silently +7, Spot +6, Use Rope +1 (+3 with bindings)</text:span></text:p>
          </table:table-cell>
        </table:table-row>
        <table:table-row table:style-name="Table12.1">
          <table:table-cell table:style-name="Table12.A2" office:value-type="string">
            <text:p text:style-name="P10"><text:span text:style-name="T3">Feats:</text:span></text:p>
          </table:table-cell>
          <table:table-cell table:style-name="Table12.A2" office:value-type="string">
            <text:p text:style-name="P10"><text:span text:style-name="T4">Dodge, Improved Initiative</text:span></text:p>
          </table:table-cell>
        </table:table-row>
        <table:table-row table:style-name="Table12.1">
          <table:table-cell table:style-name="Table12.A2" office:value-type="string">
            <text:p text:style-name="P10"><text:span text:style-name="T3">Environment:</text:span></text:p>
          </table:table-cell>
          <table:table-cell table:style-name="Table12.A2" office:value-type="string">
            <text:p text:style-name="P10"><text:span text:style-name="T4">Elemental Plane of Fire</text:span></text:p>
          </table:table-cell>
        </table:table-row>
        <table:table-row table:style-name="Table12.1">
          <table:table-cell table:style-name="Table12.A2" office:value-type="string">
            <text:p text:style-name="P10"><text:span text:style-name="T3">Organization:</text:span></text:p>
          </table:table-cell>
          <table:table-cell table:style-name="Table12.A2" office:value-type="string">
            <text:p text:style-name="P10"><text:span text:style-name="T4">Solitary (1), gang (2–4 mephits of mixed types), or mob (5–12 mephits of mixed types)</text:span></text:p>
          </table:table-cell>
        </table:table-row>
        <table:table-row table:style-name="Table12.1">
          <table:table-cell table:style-name="Table12.A2" office:value-type="string">
            <text:p text:style-name="P10"><text:span text:style-name="T3">Challenge Rating:</text:span></text:p>
          </table:table-cell>
          <table:table-cell table:style-name="Table12.A2" office:value-type="string">
            <text:p text:style-name="P10"><text:span text:style-name="T4">3</text:span></text:p>
          </table:table-cell>
        </table:table-row>
        <table:table-row table:style-name="Table12.1">
          <table:table-cell table:style-name="Table12.A2" office:value-type="string">
            <text:p text:style-name="P10"><text:span text:style-name="T3">Treasure:</text:span></text:p>
          </table:table-cell>
          <table:table-cell table:style-name="Table12.A2" office:value-type="string">
            <text:p text:style-name="P10"><text:span text:style-name="T4">Standard</text:span></text:p>
          </table:table-cell>
        </table:table-row>
        <table:table-row table:style-name="Table12.1">
          <table:table-cell table:style-name="Table12.A2" office:value-type="string">
            <text:p text:style-name="P10"><text:span text:style-name="T3">Alignment:</text:span></text:p>
          </table:table-cell>
          <table:table-cell table:style-name="Table12.A2" office:value-type="string">
            <text:p text:style-name="P10"><text:span text:style-name="T4">Usually neutral</text:span></text:p>
          </table:table-cell>
        </table:table-row>
        <table:table-row table:style-name="Table12.1">
          <table:table-cell table:style-name="Table12.A2" office:value-type="string">
            <text:p text:style-name="P10"><text:span text:style-name="T3">Advancement:</text:span></text:p>
          </table:table-cell>
          <table:table-cell table:style-name="Table12.A2" office:value-type="string">
            <text:p text:style-name="P10"><text:span text:style-name="T4">4–6 HD (Small); 7–9 HD (Medium)</text:span></text:p>
          </table:table-cell>
        </table:table-row>
        <table:table-row table:style-name="Table12.1">
          <table:table-cell table:style-name="Table12.A22" office:value-type="string">
            <text:p text:style-name="P18"><text:span text:style-name="T3">Level Adjustment:</text:span></text:p>
          </table:table-cell>
          <table:table-cell table:style-name="Table12.A22" office:value-type="string">
            <text:p text:style-name="P18"><text:span text:style-name="T4">+3 (cohort)</text:span></text:p>
          </table:table-cell>
        </table:table-row>
      </table:table>
      <text:p text:style-name="P10"><text:span text:style-name="T11">Steam mephits come from the Elemental Plane of Fire.</text:span></text:p>
      <text:p text:style-name="P10"><text:span text:style-name="T11">Steam mephits are bossy creatures who consider themselves the lords of all their kind. Each one is about 4 feet tall and weighs about 2 pounds.</text:span></text:p>
      <text:p text:style-name="P10"><text:span text:style-name="T11">Steam mephits speak Common and Ignan.</text:span></text:p>
      <text:p text:style-name="P10"><text:span text:style-name="T18">Combat</text:span></text:p>
      <text:p text:style-name="P10"><text:span text:style-name="T11">Unlike other mephits, steam mephits rush into combat eagerly, driven by an oversized ego.</text:span></text:p>
      <text:p text:style-name="P10"><text:span text:style-name="T12">Breath Weapon (Su):</text:span><text:span text:style-name="T11"> 10-foot cone of steam, damage 1d4 fire, Reflex DC 12 half. Living creatures that fail their saves are tormented by burned skin and seared eyes unless they have immunity to fire or are otherwise protected. This effect imposes a –4 penalty to AC and a –2 penalty on attack rolls for 3 rounds. The save DC is Constitution-based and includes a +1 racial bonus.</text:span></text:p>
      <text:p text:style-name="P10"><text:span text:style-name="T12">Spell-Like Abilities: </text:span><text:span text:style-name="T11">Once per hour a steam mephit can surround itself with a plume of vapor, duplicating the effect of a </text:span><text:span text:style-name="T14">blur </text:span><text:span text:style-name="T11">spell (caster level 3rd). Once per day it can create a rainstorm of boiling water that affects a 20-foot-square area. Living creatures caught in the storm take 2d6 points of fire damage (Reflex DC 14 half; caster level 6th). This ability is the equivalent of a 2nd-level spell. The save DCs are Charisma-based.</text:span></text:p>
      <text:p text:style-name="P10"><text:span text:style-name="T12">Fast Healing (Ex): </text:span><text:span text:style-name="T11">A steam mephit heals only if it is touching boiling water or is in a hot, humid area.</text:span></text:p>
      <text:p text:style-name="P11"/>
      <text:p text:style-name="P10"><text:span text:style-name="T17">WATER MEPHIT</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8"><text:span text:style-name="T3"><text:s/></text:span></text:p>
          </table:table-cell>
          <table:table-cell table:style-name="Table13.A1" office:value-type="string">
            <text:p text:style-name="P8"><text:span text:style-name="T4">Small Outsider (Extraplanar, Water)</text:span></text:p>
          </table:table-cell>
        </table:table-row>
        <table:table-row table:style-name="Table13.1">
          <table:table-cell table:style-name="Table13.A2" office:value-type="string">
            <text:p text:style-name="P18"><text:span text:style-name="T3">Hit Dice:</text:span></text:p>
          </table:table-cell>
          <table:table-cell table:style-name="Table13.A2" office:value-type="string">
            <text:p text:style-name="P18"><text:span text:style-name="T4">3d8+6 (19 hp)</text:span></text:p>
          </table:table-cell>
        </table:table-row>
        <table:table-row table:style-name="Table13.1">
          <table:table-cell table:style-name="Table13.A2" office:value-type="string">
            <text:p text:style-name="P10"><text:span text:style-name="T3">Initiative:</text:span></text:p>
          </table:table-cell>
          <table:table-cell table:style-name="Table13.A2" office:value-type="string">
            <text:p text:style-name="P10"><text:span text:style-name="T4">+0</text:span></text:p>
          </table:table-cell>
        </table:table-row>
        <table:table-row table:style-name="Table13.1">
          <table:table-cell table:style-name="Table13.A2" office:value-type="string">
            <text:p text:style-name="P10"><text:span text:style-name="T3">Speed:</text:span></text:p>
          </table:table-cell>
          <table:table-cell table:style-name="Table13.A2" office:value-type="string">
            <text:p text:style-name="P10"><text:span text:style-name="T4">30 ft. (6 squares), fly 40 ft. (average) , swim 30 ft.</text:span></text:p>
          </table:table-cell>
        </table:table-row>
        <table:table-row table:style-name="Table13.1">
          <table:table-cell table:style-name="Table13.A2" office:value-type="string">
            <text:p text:style-name="P10"><text:span text:style-name="T3">Armor Class:</text:span></text:p>
          </table:table-cell>
          <table:table-cell table:style-name="Table13.A2" office:value-type="string">
            <text:p text:style-name="P10"><text:span text:style-name="T4">16 (+1 size, +5 natural), touch 11, flat-footed 16</text:span></text:p>
          </table:table-cell>
        </table:table-row>
        <table:table-row table:style-name="Table13.1">
          <table:table-cell table:style-name="Table13.A2" office:value-type="string">
            <text:p text:style-name="P10"><text:span text:style-name="T3">Base Attack/Grapple:</text:span></text:p>
          </table:table-cell>
          <table:table-cell table:style-name="Table13.A2" office:value-type="string">
            <text:p text:style-name="P10"><text:span text:style-name="T4">+3/+1</text:span></text:p>
          </table:table-cell>
        </table:table-row>
        <table:table-row table:style-name="Table13.1">
          <table:table-cell table:style-name="Table13.A2" office:value-type="string">
            <text:p text:style-name="P10"><text:span text:style-name="T3">Attack:</text:span></text:p>
          </table:table-cell>
          <table:table-cell table:style-name="Table13.A2" office:value-type="string">
            <text:p text:style-name="P10"><text:span text:style-name="T4">Claw +6 melee (1d3+2)</text:span></text:p>
          </table:table-cell>
        </table:table-row>
        <table:table-row table:style-name="Table13.1">
          <table:table-cell table:style-name="Table13.A2" office:value-type="string">
            <text:p text:style-name="P10"><text:span text:style-name="T3">Full Attack:</text:span></text:p>
          </table:table-cell>
          <table:table-cell table:style-name="Table13.A2" office:value-type="string">
            <text:p text:style-name="P10"><text:span text:style-name="T4">2 claws +6 melee (1d3+2)</text:span></text:p>
          </table:table-cell>
        </table:table-row>
        <table:table-row table:style-name="Table13.1">
          <table:table-cell table:style-name="Table13.A2" office:value-type="string">
            <text:p text:style-name="P10"><text:span text:style-name="T3">Space/Reach:</text:span></text:p>
          </table:table-cell>
          <table:table-cell table:style-name="Table13.A2" office:value-type="string">
            <text:p text:style-name="P10"><text:span text:style-name="T4">5 ft./5 ft.</text:span></text:p>
          </table:table-cell>
        </table:table-row>
        <table:table-row table:style-name="Table13.1">
          <table:table-cell table:style-name="Table13.A2" office:value-type="string">
            <text:p text:style-name="P10"><text:span text:style-name="T3">Special Attacks:</text:span></text:p>
          </table:table-cell>
          <table:table-cell table:style-name="Table13.A2" office:value-type="string">
            <text:p text:style-name="P10"><text:span text:style-name="T4">Breath weapon, spell-like abilities, </text:span><text:span text:style-name="T5">summon mephit</text:span></text:p>
          </table:table-cell>
        </table:table-row>
        <table:table-row table:style-name="Table13.1">
          <table:table-cell table:style-name="Table13.A2" office:value-type="string">
            <text:p text:style-name="P10"><text:span text:style-name="T3">Special Qualities:</text:span></text:p>
          </table:table-cell>
          <table:table-cell table:style-name="Table13.A2" office:value-type="string">
            <text:p text:style-name="P10"><text:span text:style-name="T4">Damage reduction 5/magic, darkvision 60 ft., fast healing 2</text:span></text:p>
          </table:table-cell>
        </table:table-row>
        <table:table-row table:style-name="Table13.1">
          <table:table-cell table:style-name="Table13.A2" office:value-type="string">
            <text:p text:style-name="P10"><text:span text:style-name="T3">Saves:</text:span></text:p>
          </table:table-cell>
          <table:table-cell table:style-name="Table13.A2" office:value-type="string">
            <text:p text:style-name="P10"><text:span text:style-name="T4">Fort +4, Ref +3, Will +3</text:span></text:p>
          </table:table-cell>
        </table:table-row>
        <table:table-row table:style-name="Table13.1">
          <table:table-cell table:style-name="Table13.A2" office:value-type="string">
            <text:p text:style-name="P10"><text:span text:style-name="T3">Abilities:</text:span></text:p>
          </table:table-cell>
          <table:table-cell table:style-name="Table13.A2" office:value-type="string">
            <text:p text:style-name="P10"><text:span text:style-name="T4">Str 14, Dex 10, Con 13, Int 6, Wis 11, Cha 15</text:span></text:p>
          </table:table-cell>
        </table:table-row>
        <table:table-row table:style-name="Table13.1">
          <table:table-cell table:style-name="Table13.A2" office:value-type="string">
            <text:p text:style-name="P10"><text:span text:style-name="T3">Skills:</text:span></text:p>
          </table:table-cell>
          <table:table-cell table:style-name="Table13.A2" office:value-type="string">
            <text:p text:style-name="P10"><text:span text:style-name="T4">Bluff +8, Escape Artist +6, Hide +10, Listen +6, Diplomacy +4, Disguise +2 (+4 acting), Move Silently +6, Spot +6, Swim +10, Use Rope +0 (+2 with bindings)</text:span></text:p>
          </table:table-cell>
        </table:table-row>
        <table:table-row table:style-name="Table13.1">
          <table:table-cell table:style-name="Table13.A2" office:value-type="string">
            <text:p text:style-name="P10"><text:span text:style-name="T3">Feats:</text:span></text:p>
          </table:table-cell>
          <table:table-cell table:style-name="Table13.A2" office:value-type="string">
            <text:p text:style-name="P10"><text:span text:style-name="T4">Power Attack, Toughness</text:span></text:p>
          </table:table-cell>
        </table:table-row>
        <table:table-row table:style-name="Table13.1">
          <table:table-cell table:style-name="Table13.A2" office:value-type="string">
            <text:p text:style-name="P10"><text:span text:style-name="T3">Environment:</text:span></text:p>
          </table:table-cell>
          <table:table-cell table:style-name="Table13.A2" office:value-type="string">
            <text:p text:style-name="P10"><text:span text:style-name="T4">Elemental Plane of Water</text:span></text:p>
          </table:table-cell>
        </table:table-row>
        <table:table-row table:style-name="Table13.1">
          <table:table-cell table:style-name="Table13.A2" office:value-type="string">
            <text:p text:style-name="P10"><text:span text:style-name="T3">Organization:</text:span></text:p>
          </table:table-cell>
          <table:table-cell table:style-name="Table13.A2" office:value-type="string">
            <text:p text:style-name="P10"><text:span text:style-name="T4">Solitary (1), gang (2–4 mephits of mixed types), or mob (5–12 mephits of mixed types)</text:span></text:p>
          </table:table-cell>
        </table:table-row>
        <table:table-row table:style-name="Table13.1">
          <table:table-cell table:style-name="Table13.A2" office:value-type="string">
            <text:p text:style-name="P10"><text:span text:style-name="T3">Challenge Rating:</text:span></text:p>
          </table:table-cell>
          <table:table-cell table:style-name="Table13.A2" office:value-type="string">
            <text:p text:style-name="P10"><text:span text:style-name="T4">3</text:span></text:p>
          </table:table-cell>
        </table:table-row>
        <table:table-row table:style-name="Table13.1">
          <table:table-cell table:style-name="Table13.A2" office:value-type="string">
            <text:p text:style-name="P10"><text:span text:style-name="T3">Treasure:</text:span></text:p>
          </table:table-cell>
          <table:table-cell table:style-name="Table13.A2" office:value-type="string">
            <text:p text:style-name="P10"><text:span text:style-name="T4">Standard</text:span></text:p>
          </table:table-cell>
        </table:table-row>
        <table:table-row table:style-name="Table13.1">
          <table:table-cell table:style-name="Table13.A2" office:value-type="string">
            <text:p text:style-name="P10"><text:span text:style-name="T3">Alignment:</text:span></text:p>
          </table:table-cell>
          <table:table-cell table:style-name="Table13.A2" office:value-type="string">
            <text:p text:style-name="P10"><text:span text:style-name="T4">Usually neutral</text:span></text:p>
          </table:table-cell>
        </table:table-row>
        <table:table-row table:style-name="Table13.1">
          <table:table-cell table:style-name="Table13.A2" office:value-type="string">
            <text:p text:style-name="P10"><text:span text:style-name="T3">Advancement:</text:span></text:p>
          </table:table-cell>
          <table:table-cell table:style-name="Table13.A2" office:value-type="string">
            <text:p text:style-name="P10"><text:span text:style-name="T4">4–6 HD (Small); 7–9 HD (Medium)</text:span></text:p>
          </table:table-cell>
        </table:table-row>
        <table:table-row table:style-name="Table13.1">
          <table:table-cell table:style-name="Table13.A22" office:value-type="string">
            <text:p text:style-name="P18"><text:span text:style-name="T3">Level Adjustment:</text:span></text:p>
          </table:table-cell>
          <table:table-cell table:style-name="Table13.A22" office:value-type="string">
            <text:p text:style-name="P18"><text:span text:style-name="T4">+3 (cohort)</text:span></text:p>
          </table:table-cell>
        </table:table-row>
      </table:table>
      <text:p text:style-name="P10"><text:span text:style-name="T11">Water mephits come from the Elemental Plane of Water.</text:span></text:p>
      <text:p text:style-name="P10"><text:span text:style-name="T11">Water mephits are jaunty creatures with an unflagging sense of humor who quickly get on the nerves of everyone around them. Each one is about 4 feet tall and weighs about 30 pounds.</text:span></text:p>
      <text:p text:style-name="P10"><text:span text:style-name="T11">Water mephits speak Common and Aquan.</text:span></text:p>
      <text:p text:style-name="P10"><text:span text:style-name="T18">Combat</text:span></text:p>
      <text:p text:style-name="P10"><text:span text:style-name="T12">Breath Weapon (Su):</text:span><text:span text:style-name="T11"> 15-foot cone of caustic liquid, damage 1d8 acid, Reflex DC 13 half. The save DC is Constitution-based and includes a +1 racial bonus.</text:span></text:p>
      <text:p text:style-name="P10"><text:span text:style-name="T12">Spell-Like Abilities: </text:span><text:span text:style-name="T11">Once per hour a water mephit can hurl an acidic blob that functions like </text:span><text:span text:style-name="T14">acid arrow </text:span><text:span text:style-name="T11">(caster level 3rd). Once per day it can create a mass of smelly fog that duplicates the effect of a </text:span><text:span text:style-name="T14">stinking cloud </text:span><text:span text:style-name="T11">spell (DC 15, caster level 6th). The save DC is Charisma-based.</text:span></text:p>
      <text:p text:style-name="P10"><text:span text:style-name="T12">Fast Healing (Ex): </text:span><text:span text:style-name="T11">A water mephit heals only if it is exposed to rain or submerged up to its waist in water.</text:span></text:p>
      <text:p text:style-name="P10"><text:span text:style-name="T12">Skills:</text:span><text:span text:style-name="T11"> A water mephit has a +8 racial bonus on any Swim check to perform some special action or avoid a hazard. It can always choose to take 10 on a Swim check, even if distracted or endangered.</text:span></text:p>
      <text:p text:style-name="P10"><text:span text:style-name="T11">It can use the run action while swimming, provided it swims in a straight line.</text:span></text:p>
      <text:p text:style-name="P13"/>
      <text:p text:style-name="P10"><text:span text:style-name="T10">MERFOLK</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18"><text:span text:style-name="T3"><text:s/></text:span></text:p>
          </table:table-cell>
          <table:table-cell table:style-name="Table14.A1" office:value-type="string">
            <text:p text:style-name="P18"><text:span text:style-name="T4">Merfolk, 1st-Level Warrior</text:span></text:p>
          </table:table-cell>
        </table:table-row>
        <table:table-row table:style-name="Table14.1">
          <table:table-cell table:style-name="Table14.A2" office:value-type="string">
            <text:p text:style-name="P18"><text:span text:style-name="T3"><text:s/></text:span></text:p>
          </table:table-cell>
          <table:table-cell table:style-name="Table14.A2" office:value-type="string">
            <text:p text:style-name="P18"><text:span text:style-name="T4">Medium Humanoid (Aquatic)</text:span></text:p>
          </table:table-cell>
        </table:table-row>
        <table:table-row table:style-name="Table14.1">
          <table:table-cell table:style-name="Table14.A2" office:value-type="string">
            <text:p text:style-name="P10"><text:span text:style-name="T3">Hit Dice:</text:span></text:p>
          </table:table-cell>
          <table:table-cell table:style-name="Table14.A2" office:value-type="string">
            <text:p text:style-name="P10"><text:span text:style-name="T4">1d8+2 (6 hp)</text:span></text:p>
          </table:table-cell>
        </table:table-row>
        <table:table-row table:style-name="Table14.1">
          <table:table-cell table:style-name="Table14.A2" office:value-type="string">
            <text:p text:style-name="P10"><text:span text:style-name="T3">Initiative:</text:span></text:p>
          </table:table-cell>
          <table:table-cell table:style-name="Table14.A2" office:value-type="string">
            <text:p text:style-name="P10"><text:span text:style-name="T4">+1</text:span></text:p>
          </table:table-cell>
        </table:table-row>
        <table:table-row table:style-name="Table14.1">
          <table:table-cell table:style-name="Table14.A2" office:value-type="string">
            <text:p text:style-name="P10"><text:span text:style-name="T3">Speed:</text:span></text:p>
          </table:table-cell>
          <table:table-cell table:style-name="Table14.A2" office:value-type="string">
            <text:p text:style-name="P10"><text:span text:style-name="T4">5 ft. (1 square), swim 50 ft.</text:span></text:p>
          </table:table-cell>
        </table:table-row>
        <table:table-row table:style-name="Table14.1">
          <table:table-cell table:style-name="Table14.A2" office:value-type="string">
            <text:p text:style-name="P10"><text:span text:style-name="T3">Armor Class:</text:span></text:p>
          </table:table-cell>
          <table:table-cell table:style-name="Table14.A2" office:value-type="string">
            <text:p text:style-name="P10"><text:span text:style-name="T4">13 (+1 Dex, +2 leather), touch 11, flat-footed 12</text:span></text:p>
          </table:table-cell>
        </table:table-row>
        <table:table-row table:style-name="Table14.1">
          <table:table-cell table:style-name="Table14.A2" office:value-type="string">
            <text:p text:style-name="P10"><text:span text:style-name="T3">Base Attack/Grapple:</text:span></text:p>
          </table:table-cell>
          <table:table-cell table:style-name="Table14.A2" office:value-type="string">
            <text:p text:style-name="P10"><text:span text:style-name="T4">+1/+2</text:span></text:p>
          </table:table-cell>
        </table:table-row>
        <table:table-row table:style-name="Table14.1">
          <table:table-cell table:style-name="Table14.A2" office:value-type="string">
            <text:p text:style-name="P10"><text:span text:style-name="T3">Attack:</text:span></text:p>
          </table:table-cell>
          <table:table-cell table:style-name="Table14.A2" office:value-type="string">
            <text:p text:style-name="P10"><text:span text:style-name="T4">Trident +2 melee (1d8+1) or heavy crossbow +2 ranged (1d10/19–20)</text:span></text:p>
          </table:table-cell>
        </table:table-row>
        <table:table-row table:style-name="Table14.1">
          <table:table-cell table:style-name="Table14.A2" office:value-type="string">
            <text:p text:style-name="P10"><text:span text:style-name="T3">Full Attack:</text:span></text:p>
          </table:table-cell>
          <table:table-cell table:style-name="Table14.A2" office:value-type="string">
            <text:p text:style-name="P10"><text:span text:style-name="T4">Trident +2 melee (1d8+1) or heavy crossbow +2 ranged (1d10/19–20)</text:span></text:p>
          </table:table-cell>
        </table:table-row>
        <table:table-row table:style-name="Table14.1">
          <table:table-cell table:style-name="Table14.A2" office:value-type="string">
            <text:p text:style-name="P10"><text:span text:style-name="T3">Space/Reach:</text:span></text:p>
          </table:table-cell>
          <table:table-cell table:style-name="Table14.A2" office:value-type="string">
            <text:p text:style-name="P10"><text:span text:style-name="T4">5 ft./5 ft.</text:span></text:p>
          </table:table-cell>
        </table:table-row>
        <table:table-row table:style-name="Table14.1">
          <table:table-cell table:style-name="Table14.A2" office:value-type="string">
            <text:p text:style-name="P10"><text:span text:style-name="T3">Special Attacks:</text:span></text:p>
          </table:table-cell>
          <table:table-cell table:style-name="Table14.A2" office:value-type="string">
            <text:p text:style-name="P10"><text:span text:style-name="T4">—</text:span></text:p>
          </table:table-cell>
        </table:table-row>
        <table:table-row table:style-name="Table14.1">
          <table:table-cell table:style-name="Table14.A2" office:value-type="string">
            <text:p text:style-name="P10"><text:span text:style-name="T3">Special Qualities:</text:span></text:p>
          </table:table-cell>
          <table:table-cell table:style-name="Table14.A2" office:value-type="string">
            <text:p text:style-name="P10"><text:span text:style-name="T4">Amphibious, low-light vision</text:span></text:p>
          </table:table-cell>
        </table:table-row>
        <table:table-row table:style-name="Table14.1">
          <table:table-cell table:style-name="Table14.A2" office:value-type="string">
            <text:p text:style-name="P10"><text:span text:style-name="T3">Saves:</text:span></text:p>
          </table:table-cell>
          <table:table-cell table:style-name="Table14.A2" office:value-type="string">
            <text:p text:style-name="P10"><text:span text:style-name="T4">Fort +4, Ref +1, Will –1</text:span></text:p>
          </table:table-cell>
        </table:table-row>
        <table:table-row table:style-name="Table14.1">
          <table:table-cell table:style-name="Table14.A2" office:value-type="string">
            <text:p text:style-name="P10"><text:span text:style-name="T3">Abilities:</text:span></text:p>
          </table:table-cell>
          <table:table-cell table:style-name="Table14.A2" office:value-type="string">
            <text:p text:style-name="P10"><text:span text:style-name="T4">Str 13, Dex 13, Con 14, Int 10, Wis 9, Cha 10</text:span></text:p>
          </table:table-cell>
        </table:table-row>
        <table:table-row table:style-name="Table14.1">
          <table:table-cell table:style-name="Table14.A2" office:value-type="string">
            <text:p text:style-name="P10"><text:span text:style-name="T3">Skills:</text:span></text:p>
          </table:table-cell>
          <table:table-cell table:style-name="Table14.A2" office:value-type="string">
            <text:p text:style-name="P10"><text:span text:style-name="T4">Listen +3, Spot +3, Swim +9</text:span></text:p>
          </table:table-cell>
        </table:table-row>
        <table:table-row table:style-name="Table14.1">
          <table:table-cell table:style-name="Table14.A2" office:value-type="string">
            <text:p text:style-name="P10"><text:span text:style-name="T3">Feats:</text:span></text:p>
          </table:table-cell>
          <table:table-cell table:style-name="Table14.A2" office:value-type="string">
            <text:p text:style-name="P10"><text:span text:style-name="T4">Alertness</text:span></text:p>
          </table:table-cell>
        </table:table-row>
        <table:table-row table:style-name="Table14.1">
          <table:table-cell table:style-name="Table14.A2" office:value-type="string">
            <text:p text:style-name="P10"><text:span text:style-name="T3">Environment:</text:span></text:p>
          </table:table-cell>
          <table:table-cell table:style-name="Table14.A2" office:value-type="string">
            <text:p text:style-name="P10"><text:span text:style-name="T4">Temperate aquatic</text:span></text:p>
          </table:table-cell>
        </table:table-row>
        <table:table-row table:style-name="Table14.1">
          <table:table-cell table:style-name="Table14.A2" office:value-type="string">
            <text:p text:style-name="P10"><text:span text:style-name="T3">Organization:</text:span></text:p>
          </table:table-cell>
          <table:table-cell table:style-name="Table14.A2" office:value-type="string">
            <text:p text:style-name="P10"><text:span text:style-name="T4">Company (2–4), patrol (11–20 plus 2 3rd-level lieutenants and 1 leader of 3rd–6th level), or band (30–60 plus 1 3rd-level sergeant per 20 adults, 5 5th-level lieutenants, 3 7th-level captains, and 10 porpoises)</text:span></text:p>
          </table:table-cell>
        </table:table-row>
        <table:table-row table:style-name="Table14.1">
          <table:table-cell table:style-name="Table14.A2" office:value-type="string">
            <text:p text:style-name="P10"><text:span text:style-name="T3">Challenge Rating:</text:span></text:p>
          </table:table-cell>
          <table:table-cell table:style-name="Table14.A2" office:value-type="string">
            <text:p text:style-name="P10"><text:span text:style-name="T4">1/2</text:span></text:p>
          </table:table-cell>
        </table:table-row>
        <table:table-row table:style-name="Table14.1">
          <table:table-cell table:style-name="Table14.A2" office:value-type="string">
            <text:p text:style-name="P10"><text:span text:style-name="T3">Treasure:</text:span></text:p>
          </table:table-cell>
          <table:table-cell table:style-name="Table14.A2" office:value-type="string">
            <text:p text:style-name="P10"><text:span text:style-name="T4">Standard</text:span></text:p>
          </table:table-cell>
        </table:table-row>
        <table:table-row table:style-name="Table14.1">
          <table:table-cell table:style-name="Table14.A2" office:value-type="string">
            <text:p text:style-name="P10"><text:span text:style-name="T3">Alignment:</text:span></text:p>
          </table:table-cell>
          <table:table-cell table:style-name="Table14.A2" office:value-type="string">
            <text:p text:style-name="P10"><text:span text:style-name="T4">Usually neutral</text:span></text:p>
          </table:table-cell>
        </table:table-row>
        <table:table-row table:style-name="Table14.1">
          <table:table-cell table:style-name="Table14.A2" office:value-type="string">
            <text:p text:style-name="P10"><text:span text:style-name="T3">Advancement:</text:span></text:p>
          </table:table-cell>
          <table:table-cell table:style-name="Table14.A2" office:value-type="string">
            <text:p text:style-name="P10"><text:span text:style-name="T4">By character class</text:span></text:p>
          </table:table-cell>
        </table:table-row>
        <table:table-row table:style-name="Table14.1">
          <table:table-cell table:style-name="Table14.A23" office:value-type="string">
            <text:p text:style-name="P18"><text:span text:style-name="T3">Level Adjustment:</text:span></text:p>
          </table:table-cell>
          <table:table-cell table:style-name="Table14.A23" office:value-type="string">
            <text:p text:style-name="P18"><text:span text:style-name="T4">+1</text:span></text:p>
          </table:table-cell>
        </table:table-row>
      </table:table>
      <text:p text:style-name="P10"><text:span text:style-name="T11">A merfolk is about 8 feet long from the top of the head to the end of the tail, and weighs about 400 pounds.</text:span></text:p>
      <text:p text:style-name="P10"><text:span text:style-name="T11">Merfolk speak Common and Aquan.</text:span></text:p>
      <text:p text:style-name="P10"><text:span text:style-name="T11">Most merfolk encountered outside their home are warriors; the information in the statistics block is for one of 1st level.</text:span></text:p>
      <text:p text:style-name="P10"><text:span text:style-name="T17">COMBAT</text:span></text:p>
      <text:p text:style-name="P10"><text:span text:style-name="T11">Merfolk favor heavy crossbows of shell and coral that fire bolts fashioned from blowfish spines, with an underwater range increment of 30 feet. Merfolk often barrage their enemies before closing, when they resort to tridents.</text:span></text:p>
      <text:p text:style-name="P10"><text:span text:style-name="T12">Amphibious (Ex): </text:span><text:span text:style-name="T11">Merfolk can breathe both air and water, although they rarely travel more than a few feet from the water’s edge. </text:span></text:p>
      <text:p text:style-name="P10"><text:span text:style-name="T12">Skills:</text:span><text:span text:style-name="T11"> A merfolk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0"><text:span text:style-name="T11">The merfolk warrior presented here had the following ability scores before racial adjustments: Str 13, Dex 11, Con 12, Int 10, Wis 9, Cha 8.</text:span></text:p>
      <text:p text:style-name="P10"><text:span text:style-name="T17">MERFOLK CHARACTERS</text:span></text:p>
      <text:p text:style-name="P10"><text:span text:style-name="T11">A merfolk’s favored class is bard.</text:span></text:p>
      <text:p text:style-name="P13"/>
      <text:p text:style-name="P10"><text:span text:style-name="T10">MIMIC</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8"><text:span text:style-name="T3"><text:s/></text:span></text:p>
          </table:table-cell>
          <table:table-cell table:style-name="Table15.A1" office:value-type="string">
            <text:p text:style-name="P18"><text:span text:style-name="T4">Large Aberration (Shapechanger)</text:span></text:p>
          </table:table-cell>
        </table:table-row>
        <table:table-row table:style-name="Table15.1">
          <table:table-cell table:style-name="Table15.A2" office:value-type="string">
            <text:p text:style-name="P18"><text:span text:style-name="T3">Hit Dice:</text:span></text:p>
          </table:table-cell>
          <table:table-cell table:style-name="Table15.A2" office:value-type="string">
            <text:p text:style-name="P18"><text:span text:style-name="T4">7d8+21 (52 hp)</text:span></text:p>
          </table:table-cell>
        </table:table-row>
        <table:table-row table:style-name="Table15.1">
          <table:table-cell table:style-name="Table15.A2" office:value-type="string">
            <text:p text:style-name="P10"><text:span text:style-name="T3">Initiative:</text:span></text:p>
          </table:table-cell>
          <table:table-cell table:style-name="Table15.A2" office:value-type="string">
            <text:p text:style-name="P10"><text:span text:style-name="T4">+1</text:span></text:p>
          </table:table-cell>
        </table:table-row>
        <table:table-row table:style-name="Table15.1">
          <table:table-cell table:style-name="Table15.A2" office:value-type="string">
            <text:p text:style-name="P10"><text:span text:style-name="T3">Speed:</text:span></text:p>
          </table:table-cell>
          <table:table-cell table:style-name="Table15.A2" office:value-type="string">
            <text:p text:style-name="P10"><text:span text:style-name="T4">10 ft. (2 squares)</text:span></text:p>
          </table:table-cell>
        </table:table-row>
        <table:table-row table:style-name="Table15.1">
          <table:table-cell table:style-name="Table15.A2" office:value-type="string">
            <text:p text:style-name="P10"><text:span text:style-name="T3">Armor Class:</text:span></text:p>
          </table:table-cell>
          <table:table-cell table:style-name="Table15.A2" office:value-type="string">
            <text:p text:style-name="P10"><text:span text:style-name="T4">15 (–1 size, +1 Dex, +5 natural), touch 10, flat-footed 15</text:span></text:p>
          </table:table-cell>
        </table:table-row>
        <table:table-row table:style-name="Table15.1">
          <table:table-cell table:style-name="Table15.A2" office:value-type="string">
            <text:p text:style-name="P10"><text:span text:style-name="T3">Base Attack/Grapple:</text:span></text:p>
          </table:table-cell>
          <table:table-cell table:style-name="Table15.A2" office:value-type="string">
            <text:p text:style-name="P10"><text:span text:style-name="T4">+5/+13</text:span></text:p>
          </table:table-cell>
        </table:table-row>
        <table:table-row table:style-name="Table15.1">
          <table:table-cell table:style-name="Table15.A2" office:value-type="string">
            <text:p text:style-name="P10"><text:span text:style-name="T3">Attack:</text:span></text:p>
          </table:table-cell>
          <table:table-cell table:style-name="Table15.A2" office:value-type="string">
            <text:p text:style-name="P10"><text:span text:style-name="T4">Slam +9 melee (1d8+4)</text:span></text:p>
          </table:table-cell>
        </table:table-row>
        <table:table-row table:style-name="Table15.1">
          <table:table-cell table:style-name="Table15.A2" office:value-type="string">
            <text:p text:style-name="P10"><text:span text:style-name="T3">Full Attack:</text:span></text:p>
          </table:table-cell>
          <table:table-cell table:style-name="Table15.A2" office:value-type="string">
            <text:p text:style-name="P10"><text:span text:style-name="T4">2 slams +9 melee (1d8+4)</text:span></text:p>
          </table:table-cell>
        </table:table-row>
        <table:table-row table:style-name="Table15.1">
          <table:table-cell table:style-name="Table15.A2" office:value-type="string">
            <text:p text:style-name="P10"><text:span text:style-name="T3">Space/Reach:</text:span></text:p>
          </table:table-cell>
          <table:table-cell table:style-name="Table15.A2" office:value-type="string">
            <text:p text:style-name="P10"><text:span text:style-name="T4">10 ft./10 ft.</text:span></text:p>
          </table:table-cell>
        </table:table-row>
        <table:table-row table:style-name="Table15.1">
          <table:table-cell table:style-name="Table15.A2" office:value-type="string">
            <text:p text:style-name="P10"><text:span text:style-name="T3">Special Attacks:</text:span></text:p>
          </table:table-cell>
          <table:table-cell table:style-name="Table15.A2" office:value-type="string">
            <text:p text:style-name="P10"><text:span text:style-name="T4">Adhesive, crush</text:span></text:p>
          </table:table-cell>
        </table:table-row>
        <table:table-row table:style-name="Table15.1">
          <table:table-cell table:style-name="Table15.A2" office:value-type="string">
            <text:p text:style-name="P10"><text:span text:style-name="T3">Special Qualities:</text:span></text:p>
          </table:table-cell>
          <table:table-cell table:style-name="Table15.A2" office:value-type="string">
            <text:p text:style-name="P10"><text:span text:style-name="T4">Darkvision 60 ft., immunity to acid, mimic shape</text:span></text:p>
          </table:table-cell>
        </table:table-row>
        <table:table-row table:style-name="Table15.1">
          <table:table-cell table:style-name="Table15.A2" office:value-type="string">
            <text:p text:style-name="P10"><text:span text:style-name="T3">Saves:</text:span></text:p>
          </table:table-cell>
          <table:table-cell table:style-name="Table15.A2" office:value-type="string">
            <text:p text:style-name="P10"><text:span text:style-name="T4">Fort +5, Ref +5, Will +6</text:span></text:p>
          </table:table-cell>
        </table:table-row>
        <table:table-row table:style-name="Table15.1">
          <table:table-cell table:style-name="Table15.A2" office:value-type="string">
            <text:p text:style-name="P10"><text:span text:style-name="T3">Abilities:</text:span></text:p>
          </table:table-cell>
          <table:table-cell table:style-name="Table15.A2" office:value-type="string">
            <text:p text:style-name="P10"><text:span text:style-name="T4">Str 19, Dex 12, Con 17, Int 10, Wis 13, Cha 10</text:span></text:p>
          </table:table-cell>
        </table:table-row>
        <table:table-row table:style-name="Table15.1">
          <table:table-cell table:style-name="Table15.A2" office:value-type="string">
            <text:p text:style-name="P10"><text:span text:style-name="T3">Skills:</text:span></text:p>
          </table:table-cell>
          <table:table-cell table:style-name="Table15.A2" office:value-type="string">
            <text:p text:style-name="P10"><text:span text:style-name="T4">Climb +9, Disguise +13, Listen +8, Spot +8</text:span></text:p>
          </table:table-cell>
        </table:table-row>
        <table:table-row table:style-name="Table15.1">
          <table:table-cell table:style-name="Table15.A2" office:value-type="string">
            <text:p text:style-name="P10"><text:span text:style-name="T3">Feats:</text:span></text:p>
          </table:table-cell>
          <table:table-cell table:style-name="Table15.A2" office:value-type="string">
            <text:p text:style-name="P10"><text:span text:style-name="T4">Alertness, Lightning Reflexes, Weapon Focus (slam)</text:span></text:p>
          </table:table-cell>
        </table:table-row>
        <table:table-row table:style-name="Table15.1">
          <table:table-cell table:style-name="Table15.A2" office:value-type="string">
            <text:p text:style-name="P10"><text:span text:style-name="T3">Environment:</text:span></text:p>
          </table:table-cell>
          <table:table-cell table:style-name="Table15.A2" office:value-type="string">
            <text:p text:style-name="P10"><text:span text:style-name="T4">Underground</text:span></text:p>
          </table:table-cell>
        </table:table-row>
        <table:table-row table:style-name="Table15.1">
          <table:table-cell table:style-name="Table15.A2" office:value-type="string">
            <text:p text:style-name="P10"><text:span text:style-name="T3">Organization:</text:span></text:p>
          </table:table-cell>
          <table:table-cell table:style-name="Table15.A2" office:value-type="string">
            <text:p text:style-name="P10"><text:span text:style-name="T4">Solitary</text:span></text:p>
          </table:table-cell>
        </table:table-row>
        <table:table-row table:style-name="Table15.1">
          <table:table-cell table:style-name="Table15.A2" office:value-type="string">
            <text:p text:style-name="P10"><text:span text:style-name="T3">Challenge Rating:</text:span></text:p>
          </table:table-cell>
          <table:table-cell table:style-name="Table15.A2" office:value-type="string">
            <text:p text:style-name="P10"><text:span text:style-name="T4">4</text:span></text:p>
          </table:table-cell>
        </table:table-row>
        <table:table-row table:style-name="Table15.1">
          <table:table-cell table:style-name="Table15.A2" office:value-type="string">
            <text:p text:style-name="P10"><text:span text:style-name="T3">Treasure:</text:span></text:p>
          </table:table-cell>
          <table:table-cell table:style-name="Table15.A2" office:value-type="string">
            <text:p text:style-name="P10"><text:span text:style-name="T4">1/10th coins; 50% goods; 50% items</text:span></text:p>
          </table:table-cell>
        </table:table-row>
        <table:table-row table:style-name="Table15.1">
          <table:table-cell table:style-name="Table15.A2" office:value-type="string">
            <text:p text:style-name="P10"><text:span text:style-name="T3">Alignment:</text:span></text:p>
          </table:table-cell>
          <table:table-cell table:style-name="Table15.A2" office:value-type="string">
            <text:p text:style-name="P10"><text:span text:style-name="T4">Usually neutral</text:span></text:p>
          </table:table-cell>
        </table:table-row>
        <table:table-row table:style-name="Table15.1">
          <table:table-cell table:style-name="Table15.A2" office:value-type="string">
            <text:p text:style-name="P10"><text:span text:style-name="T3">Advancement:</text:span></text:p>
          </table:table-cell>
          <table:table-cell table:style-name="Table15.A2" office:value-type="string">
            <text:p text:style-name="P10"><text:span text:style-name="T4">8–10 HD (Large); 11–21 HD (Huge)</text:span></text:p>
          </table:table-cell>
        </table:table-row>
        <table:table-row table:style-name="Table15.1">
          <table:table-cell table:style-name="Table15.A22" office:value-type="string">
            <text:p text:style-name="P18"><text:span text:style-name="T3">Level Adjustment:</text:span></text:p>
          </table:table-cell>
          <table:table-cell table:style-name="Table15.A22" office:value-type="string">
            <text:p text:style-name="P18"><text:span text:style-name="T4">—</text:span></text:p>
          </table:table-cell>
        </table:table-row>
      </table:table>
      <text:p text:style-name="P10"><text:span text:style-name="T11">A mimic can have almost any dimensions, but usually is not more than 10 feet long. A typical mimic has a volume of 150 cubic feet (5 feet by 5 feet by 6 feet) and weighs about 4,500 pounds. </text:span></text:p>
      <text:p text:style-name="P10"><text:span text:style-name="T11">Mimics speak Common.</text:span></text:p>
      <text:p text:style-name="P10"><text:span text:style-name="T17">COMBAT</text:span></text:p>
      <text:p text:style-name="P10"><text:span text:style-name="T11">A mimic often surprises an unsuspecting adventurer, lashing out with a heavy pseudopod. The creature does not necessarily fight to the death if it can succeed in extorting treasure or food from a party.</text:span></text:p>
      <text:p text:style-name="P10"><text:span text:style-name="T12">Adhesive (Ex): </text:span><text:span text:style-name="T11">A mimic exudes a thick slime that acts as a powerful adhesive, holding fast any creatures or items that touch it. An adhesive-covered mimic automatically grapples any creature it hits with its slam attack. Opponents so grappled cannot get free while the mimic is alive without removing the adhesive first.</text:span></text:p>
      <text:p text:style-name="P10"><text:span text:style-name="T11">A weapon that strikes an adhesive-coated mimic is stuck fast unless the wielder succeeds on a DC 16 Reflex save. A successful DC 16 Strength check is needed to pry it off.</text:span></text:p>
      <text:p text:style-name="P10"><text:span text:style-name="T11">Strong alcohol dissolves the adhesive, but the mimic still can grapple normally. A mimic can dissolve its adhesive at will, and the substance breaks down 5 rounds after the creature dies.</text:span></text:p>
      <text:p text:style-name="P10"><text:span text:style-name="T12">Crush (Ex): </text:span><text:span text:style-name="T11">A mimic deals 1d8+4 points of damage with a successful grapple check.</text:span></text:p>
      <text:p text:style-name="P10"><text:span text:style-name="T12">Mimic Shape (Ex): </text:span><text:span text:style-name="T11">A mimic can assume the general shape of any object that fills roughly 150 cubic feet (5 feet by 5 feet by 6 feet), such as a massive chest, a stout bed, or a wide door frame. The creature cannot substantially alter its size, though. A mimic’s body is hard and has a rough texture, no matter what appearance it might present. Anyone who examines the mimic can detect the ruse with a successful Spot check opposed by the mimic’s Disguise check. Of course, by this time it is generally far too late.</text:span></text:p>
      <text:p text:style-name="P10"><text:span text:style-name="T12">Skills: </text:span><text:span text:style-name="T11">A mimic has a +8 racial bonus on Disguise checks.</text:span></text:p>
      <text:p text:style-name="P13"/>
      <text:p text:style-name="P10"><text:span text:style-name="T10">MINOTAUR</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8"><text:span text:style-name="T3"><text:s/></text:span></text:p>
          </table:table-cell>
          <table:table-cell table:style-name="Table16.A1" office:value-type="string">
            <text:p text:style-name="P18"><text:span text:style-name="T4">Large Monstrous Humanoid</text:span></text:p>
          </table:table-cell>
        </table:table-row>
        <table:table-row table:style-name="Table16.1">
          <table:table-cell table:style-name="Table16.A2" office:value-type="string">
            <text:p text:style-name="P18"><text:span text:style-name="T3">Hit Dice:</text:span></text:p>
          </table:table-cell>
          <table:table-cell table:style-name="Table16.A2" office:value-type="string">
            <text:p text:style-name="P18"><text:span text:style-name="T4">6d8+12 (39 hp)</text:span></text:p>
          </table:table-cell>
        </table:table-row>
        <table:table-row table:style-name="Table16.1">
          <table:table-cell table:style-name="Table16.A2" office:value-type="string">
            <text:p text:style-name="P10"><text:span text:style-name="T3">Initiative:</text:span></text:p>
          </table:table-cell>
          <table:table-cell table:style-name="Table16.A2" office:value-type="string">
            <text:p text:style-name="P10"><text:span text:style-name="T4">+0</text:span></text:p>
          </table:table-cell>
        </table:table-row>
        <table:table-row table:style-name="Table16.1">
          <table:table-cell table:style-name="Table16.A2" office:value-type="string">
            <text:p text:style-name="P10"><text:span text:style-name="T3">Speed:</text:span></text:p>
          </table:table-cell>
          <table:table-cell table:style-name="Table16.A2" office:value-type="string">
            <text:p text:style-name="P10"><text:span text:style-name="T4">30 ft. (6 squares)</text:span></text:p>
          </table:table-cell>
        </table:table-row>
        <table:table-row table:style-name="Table16.1">
          <table:table-cell table:style-name="Table16.A2" office:value-type="string">
            <text:p text:style-name="P10"><text:span text:style-name="T3">Armor Class:</text:span></text:p>
          </table:table-cell>
          <table:table-cell table:style-name="Table16.A2" office:value-type="string">
            <text:p text:style-name="P10"><text:span text:style-name="T4">14 (–1 size, +5 natural), touch 9, flat-footed — (see text)</text:span></text:p>
          </table:table-cell>
        </table:table-row>
        <table:table-row table:style-name="Table16.1">
          <table:table-cell table:style-name="Table16.A2" office:value-type="string">
            <text:p text:style-name="P10"><text:span text:style-name="T3">Base Attack/Grapple:</text:span></text:p>
          </table:table-cell>
          <table:table-cell table:style-name="Table16.A2" office:value-type="string">
            <text:p text:style-name="P10"><text:span text:style-name="T4">+6/+14</text:span></text:p>
          </table:table-cell>
        </table:table-row>
        <table:table-row table:style-name="Table16.1">
          <table:table-cell table:style-name="Table16.A2" office:value-type="string">
            <text:p text:style-name="P10"><text:span text:style-name="T3">Attack:</text:span></text:p>
          </table:table-cell>
          <table:table-cell table:style-name="Table16.A2" office:value-type="string">
            <text:p text:style-name="P10"><text:span text:style-name="T4">Greataxe +9 melee (3d6+6/x3) or gore +9 melee (1d8+4)</text:span></text:p>
          </table:table-cell>
        </table:table-row>
        <table:table-row table:style-name="Table16.1">
          <table:table-cell table:style-name="Table16.A2" office:value-type="string">
            <text:p text:style-name="P10"><text:span text:style-name="T3">Full Attack:</text:span></text:p>
          </table:table-cell>
          <table:table-cell table:style-name="Table16.A2" office:value-type="string">
            <text:p text:style-name="P10"><text:span text:style-name="T4">Greataxe +9/+4 melee (3d6+6/x3) and gore +4 melee (1d8+2)</text:span></text:p>
          </table:table-cell>
        </table:table-row>
        <table:table-row table:style-name="Table16.1">
          <table:table-cell table:style-name="Table16.A2" office:value-type="string">
            <text:p text:style-name="P10"><text:span text:style-name="T3">Space/Reach:</text:span></text:p>
          </table:table-cell>
          <table:table-cell table:style-name="Table16.A2" office:value-type="string">
            <text:p text:style-name="P10"><text:span text:style-name="T4">10 ft./10 ft.</text:span></text:p>
          </table:table-cell>
        </table:table-row>
        <table:table-row table:style-name="Table16.1">
          <table:table-cell table:style-name="Table16.A2" office:value-type="string">
            <text:p text:style-name="P10"><text:span text:style-name="T3">Special Attacks:</text:span></text:p>
          </table:table-cell>
          <table:table-cell table:style-name="Table16.A2" office:value-type="string">
            <text:p text:style-name="P10"><text:span text:style-name="T4">Powerful charge 4d6+6</text:span></text:p>
          </table:table-cell>
        </table:table-row>
        <table:table-row table:style-name="Table16.1">
          <table:table-cell table:style-name="Table16.A2" office:value-type="string">
            <text:p text:style-name="P10"><text:span text:style-name="T3">Special Qualities:</text:span></text:p>
          </table:table-cell>
          <table:table-cell table:style-name="Table16.A2" office:value-type="string">
            <text:p text:style-name="P10"><text:span text:style-name="T4">Darkvision 60 ft., natural cunning, scent</text:span></text:p>
          </table:table-cell>
        </table:table-row>
        <table:table-row table:style-name="Table16.1">
          <table:table-cell table:style-name="Table16.A2" office:value-type="string">
            <text:p text:style-name="P10"><text:span text:style-name="T3">Saves:</text:span></text:p>
          </table:table-cell>
          <table:table-cell table:style-name="Table16.A2" office:value-type="string">
            <text:p text:style-name="P10"><text:span text:style-name="T4">Fort +6, Ref +5, Will +5</text:span></text:p>
          </table:table-cell>
        </table:table-row>
        <table:table-row table:style-name="Table16.1">
          <table:table-cell table:style-name="Table16.A2" office:value-type="string">
            <text:p text:style-name="P10"><text:span text:style-name="T3">Abilities:</text:span></text:p>
          </table:table-cell>
          <table:table-cell table:style-name="Table16.A2" office:value-type="string">
            <text:p text:style-name="P10"><text:span text:style-name="T4">Str 19, Dex 10, Con 15, Int 7, Wis 10, Cha 8</text:span></text:p>
          </table:table-cell>
        </table:table-row>
        <table:table-row table:style-name="Table16.1">
          <table:table-cell table:style-name="Table16.A2" office:value-type="string">
            <text:p text:style-name="P10"><text:span text:style-name="T3">Skills:</text:span></text:p>
          </table:table-cell>
          <table:table-cell table:style-name="Table16.A2" office:value-type="string">
            <text:p text:style-name="P10"><text:span text:style-name="T4">Intimidate +2, Listen +7, Search +2, Spot +7</text:span></text:p>
          </table:table-cell>
        </table:table-row>
        <table:table-row table:style-name="Table16.1">
          <table:table-cell table:style-name="Table16.A2" office:value-type="string">
            <text:p text:style-name="P10"><text:span text:style-name="T3">Feats:</text:span></text:p>
          </table:table-cell>
          <table:table-cell table:style-name="Table16.A2" office:value-type="string">
            <text:p text:style-name="P10"><text:span text:style-name="T4">Great Fortitude, Power Attack, Track</text:span></text:p>
          </table:table-cell>
        </table:table-row>
        <table:table-row table:style-name="Table16.1">
          <table:table-cell table:style-name="Table16.A2" office:value-type="string">
            <text:p text:style-name="P10"><text:span text:style-name="T3">Environment:</text:span></text:p>
          </table:table-cell>
          <table:table-cell table:style-name="Table16.A2" office:value-type="string">
            <text:p text:style-name="P10"><text:span text:style-name="T4">Underground</text:span></text:p>
          </table:table-cell>
        </table:table-row>
        <table:table-row table:style-name="Table16.1">
          <table:table-cell table:style-name="Table16.A2" office:value-type="string">
            <text:p text:style-name="P10"><text:span text:style-name="T3">Organization:</text:span></text:p>
          </table:table-cell>
          <table:table-cell table:style-name="Table16.A2" office:value-type="string">
            <text:p text:style-name="P10"><text:span text:style-name="T4">Solitary, pair, or gang (3–4)</text:span></text:p>
          </table:table-cell>
        </table:table-row>
        <table:table-row table:style-name="Table16.1">
          <table:table-cell table:style-name="Table16.A2" office:value-type="string">
            <text:p text:style-name="P10"><text:span text:style-name="T3">Challenge Rating:</text:span></text:p>
          </table:table-cell>
          <table:table-cell table:style-name="Table16.A2" office:value-type="string">
            <text:p text:style-name="P10"><text:span text:style-name="T4">4</text:span></text:p>
          </table:table-cell>
        </table:table-row>
        <table:table-row table:style-name="Table16.1">
          <table:table-cell table:style-name="Table16.A2" office:value-type="string">
            <text:p text:style-name="P10"><text:span text:style-name="T3">Treasure:</text:span></text:p>
          </table:table-cell>
          <table:table-cell table:style-name="Table16.A2" office:value-type="string">
            <text:p text:style-name="P10"><text:span text:style-name="T4">Standard</text:span></text:p>
          </table:table-cell>
        </table:table-row>
        <table:table-row table:style-name="Table16.1">
          <table:table-cell table:style-name="Table16.A2" office:value-type="string">
            <text:p text:style-name="P10"><text:span text:style-name="T3">Alignment:</text:span></text:p>
          </table:table-cell>
          <table:table-cell table:style-name="Table16.A2" office:value-type="string">
            <text:p text:style-name="P10"><text:span text:style-name="T4">Usually chaotic Evil </text:span></text:p>
          </table:table-cell>
        </table:table-row>
        <table:table-row table:style-name="Table16.1">
          <table:table-cell table:style-name="Table16.A2" office:value-type="string">
            <text:p text:style-name="P10"><text:span text:style-name="T3">Advancement:</text:span></text:p>
          </table:table-cell>
          <table:table-cell table:style-name="Table16.A2" office:value-type="string">
            <text:p text:style-name="P10"><text:span text:style-name="T4">By character class</text:span></text:p>
          </table:table-cell>
        </table:table-row>
        <table:table-row table:style-name="Table16.1">
          <table:table-cell table:style-name="Table16.A22" office:value-type="string">
            <text:p text:style-name="P18"><text:span text:style-name="T3">Level Adjustment:</text:span></text:p>
          </table:table-cell>
          <table:table-cell table:style-name="Table16.A22" office:value-type="string">
            <text:p text:style-name="P18"><text:span text:style-name="T4">+2</text:span></text:p>
          </table:table-cell>
        </table:table-row>
      </table:table>
      <text:p text:style-name="P10"><text:span text:style-name="T11">A minotaur stands more than 7 feet tall and weighs about 700 pounds.</text:span></text:p>
      <text:p text:style-name="P10"><text:span text:style-name="T11">Minotaurs speak Giant.</text:span></text:p>
      <text:p text:style-name="P10"><text:span text:style-name="T17">COMBAT</text:span></text:p>
      <text:p text:style-name="P10"><text:span text:style-name="T11">Minotaurs prefer melee combat, where their great strength serves them well.</text:span></text:p>
      <text:p text:style-name="P10"><text:span text:style-name="T12">Powerful Charge (Ex): </text:span><text:span text:style-name="T11">A minotaur typically begins a battle by charging at an opponent, lowering its head to bring its mighty horns into play. In addition to the normal benefits and hazards of a charge, this allows the beast to make a single gore attack with a +9 attack bonus that deals 4d6+6 points of damage.</text:span></text:p>
      <text:p text:style-name="P10"><text:span text:style-name="T12">Natural Cunning (Ex): </text:span><text:span text:style-name="T11">Although minotaurs are not especially intelligent, they possess innate cunning and logical ability. This gives them immunity to </text:span><text:span text:style-name="T14">maze </text:span><text:span text:style-name="T11">spells, prevents them from ever becoming lost, and enables them to track enemies. Further, they are never caught flat-footed.</text:span></text:p>
      <text:p text:style-name="P10"><text:span text:style-name="T12">Skills:</text:span><text:span text:style-name="T11"> Minotaurs have a +4 racial bonus on Search, Spot, and Listen checks.</text:span></text:p>
      <text:p text:style-name="P10"><text:span text:style-name="T17">MINOTAURS AS CHARACTERS</text:span></text:p>
      <text:p text:style-name="P10"><text:span text:style-name="T11">Minotaur characters possess the following racial traits.</text:span></text:p>
      <text:p text:style-name="P10"><text:span text:style-name="T11">— +8 Strength, +4 Constitution, –4 Intelligence (minimum 3), –2 Charisma.</text:span></text:p>
      <text:p text:style-name="P10"><text:span text:style-name="T11">—Large size. –1 penalty to Armor Class, –1 penalty on attack rolls, –4 penalty on Hide checks, +4 bonus on grapple checks, lifting and carrying limits double those of Medium characters.</text:span></text:p>
      <text:p text:style-name="P10"><text:span text:style-name="T11">—Space/Reach: 10 feet/10 feet.</text:span></text:p>
      <text:p text:style-name="P10"><text:span text:style-name="T11">—A minotaur’s base land speed is 30 feet.</text:span></text:p>
      <text:p text:style-name="P10"><text:span text:style-name="T11">—Darkvision out to 60 feet.</text:span></text:p>
      <text:p text:style-name="P10"><text:span text:style-name="T11">—Racial Hit Dice: A minotaur begins with six levels of monstrous humanoid, which provide 6d8 Hit Dice, a base attack bonus of +6, and base saving throw bonuses of Fort +2, Ref +5, and Will +5. </text:span></text:p>
      <text:p text:style-name="P10"><text:span text:style-name="T11">—Racial Skills: A minotaur’s monstrous humanoid levels give it skill points equal to 9 x (2 + Int modifier, minimum 1). Its class skills are Intimidate, Jump, Listen, Search, and Spot. Minotaurs have a +4 racial bonus on Search, Spot, and Listen checks.</text:span></text:p>
      <text:p text:style-name="P10"><text:span text:style-name="T11">—Racial Feats: A minotaur’s monstrous humanoid levels give it three feats.</text:span></text:p>
      <text:p text:style-name="P10"><text:span text:style-name="T11">—Weapon Proficiency: A minotaur is proficient with the greataxe and all simple weapons.</text:span></text:p>
      <text:p text:style-name="P10"><text:span text:style-name="T11">— +5 natural armor bonus.</text:span></text:p>
      <text:p text:style-name="P10"><text:span text:style-name="T11">—Natural Weapons: Gore (1d8).</text:span></text:p>
      <text:p text:style-name="P10"><text:span text:style-name="T11">—Special Attacks (see above): Powerful charge.</text:span></text:p>
      <text:p text:style-name="P10"><text:span text:style-name="T11">—Special Qualities (see above): Natural cunning, scent.</text:span></text:p>
      <text:p text:style-name="P10"><text:span text:style-name="T11">—Automatic Languages: Common, Giant. Bonus Languages: Orc, Goblin, Terran.</text:span></text:p>
      <text:p text:style-name="P10"><text:span text:style-name="T11">—Favored Class: Barbarian.</text:span></text:p>
      <text:p text:style-name="P10"><text:span text:style-name="T11">—Level adjustment +2.</text:span></text:p>
      <text:p text:style-name="P13"/>
      <text:p text:style-name="P10"><text:span text:style-name="T10">MOHRG</text:span></text:p>
      <table:table table:name="Table17" table:style-name="Table17">
        <table:table-column table:style-name="Table17.A"/>
        <table:table-column table:style-name="Table17.B"/>
        <table:table-row table:style-name="Table17.1">
          <table:table-cell table:style-name="Table17.A1" office:value-type="string">
            <text:p text:style-name="P18"><text:span text:style-name="T3"><text:s/></text:span></text:p>
          </table:table-cell>
          <table:table-cell table:style-name="Table17.A1" office:value-type="string">
            <text:p text:style-name="P18"><text:span text:style-name="T4">Medium Undead</text:span></text:p>
          </table:table-cell>
        </table:table-row>
        <table:table-row table:style-name="Table17.1">
          <table:table-cell table:style-name="Table17.A2" office:value-type="string">
            <text:p text:style-name="P18"><text:span text:style-name="T3">Hit Dice:</text:span></text:p>
          </table:table-cell>
          <table:table-cell table:style-name="Table17.A2" office:value-type="string">
            <text:p text:style-name="P18"><text:span text:style-name="T4">14d12 (91 hp)</text:span></text:p>
          </table:table-cell>
        </table:table-row>
        <table:table-row table:style-name="Table17.1">
          <table:table-cell table:style-name="Table17.A2" office:value-type="string">
            <text:p text:style-name="P10"><text:span text:style-name="T3">Initiative:</text:span></text:p>
          </table:table-cell>
          <table:table-cell table:style-name="Table17.A2" office:value-type="string">
            <text:p text:style-name="P10"><text:span text:style-name="T4">+9</text:span></text:p>
          </table:table-cell>
        </table:table-row>
        <table:table-row table:style-name="Table17.1">
          <table:table-cell table:style-name="Table17.A2" office:value-type="string">
            <text:p text:style-name="P10"><text:span text:style-name="T3">Speed:</text:span></text:p>
          </table:table-cell>
          <table:table-cell table:style-name="Table17.A2" office:value-type="string">
            <text:p text:style-name="P10"><text:span text:style-name="T4">30 ft. (6 squares)</text:span></text:p>
          </table:table-cell>
        </table:table-row>
        <table:table-row table:style-name="Table17.1">
          <table:table-cell table:style-name="Table17.A2" office:value-type="string">
            <text:p text:style-name="P10"><text:span text:style-name="T3">Armor Class:</text:span></text:p>
          </table:table-cell>
          <table:table-cell table:style-name="Table17.A2" office:value-type="string">
            <text:p text:style-name="P10"><text:span text:style-name="T4">23 (+4 Dex, +9 natural), touch 14, flat-footed 14</text:span></text:p>
          </table:table-cell>
        </table:table-row>
        <table:table-row table:style-name="Table17.1">
          <table:table-cell table:style-name="Table17.A2" office:value-type="string">
            <text:p text:style-name="P10"><text:span text:style-name="T3">Base Attack/Grapple:</text:span></text:p>
          </table:table-cell>
          <table:table-cell table:style-name="Table17.A2" office:value-type="string">
            <text:p text:style-name="P10"><text:span text:style-name="T4">+7/+12</text:span></text:p>
          </table:table-cell>
        </table:table-row>
        <table:table-row table:style-name="Table17.1">
          <table:table-cell table:style-name="Table17.A2" office:value-type="string">
            <text:p text:style-name="P10"><text:span text:style-name="T3">Attack:</text:span></text:p>
          </table:table-cell>
          <table:table-cell table:style-name="Table17.A2" office:value-type="string">
            <text:p text:style-name="P10"><text:span text:style-name="T4">Slam +12 melee (1d6+7) or tongue +12 melee touch (paralysis)</text:span></text:p>
          </table:table-cell>
        </table:table-row>
        <table:table-row table:style-name="Table17.1">
          <table:table-cell table:style-name="Table17.A2" office:value-type="string">
            <text:p text:style-name="P10"><text:span text:style-name="T3">Full Attack:</text:span></text:p>
          </table:table-cell>
          <table:table-cell table:style-name="Table17.A2" office:value-type="string">
            <text:p text:style-name="P10"><text:span text:style-name="T4">Slam +12 melee (1d6+7) and tongue +12 melee touch (paralysis)</text:span></text:p>
          </table:table-cell>
        </table:table-row>
        <table:table-row table:style-name="Table17.1">
          <table:table-cell table:style-name="Table17.A2" office:value-type="string">
            <text:p text:style-name="P10"><text:span text:style-name="T3">Space/Reach:</text:span></text:p>
          </table:table-cell>
          <table:table-cell table:style-name="Table17.A2" office:value-type="string">
            <text:p text:style-name="P10"><text:span text:style-name="T4">5 ft./5 ft.</text:span></text:p>
          </table:table-cell>
        </table:table-row>
        <table:table-row table:style-name="Table17.1">
          <table:table-cell table:style-name="Table17.A2" office:value-type="string">
            <text:p text:style-name="P10"><text:span text:style-name="T3">Special Attacks:</text:span></text:p>
          </table:table-cell>
          <table:table-cell table:style-name="Table17.A2" office:value-type="string">
            <text:p text:style-name="P10"><text:span text:style-name="T4">Improved grab, paralyzing touch, create spawn</text:span></text:p>
          </table:table-cell>
        </table:table-row>
        <table:table-row table:style-name="Table17.1">
          <table:table-cell table:style-name="Table17.A2" office:value-type="string">
            <text:p text:style-name="P10"><text:span text:style-name="T3">Special Qualities:</text:span></text:p>
          </table:table-cell>
          <table:table-cell table:style-name="Table17.A2" office:value-type="string">
            <text:p text:style-name="P10"><text:span text:style-name="T4">Darkvision 60 ft., undead traits</text:span></text:p>
          </table:table-cell>
        </table:table-row>
        <table:table-row table:style-name="Table17.1">
          <table:table-cell table:style-name="Table17.A2" office:value-type="string">
            <text:p text:style-name="P10"><text:span text:style-name="T3">Saves:</text:span></text:p>
          </table:table-cell>
          <table:table-cell table:style-name="Table17.A2" office:value-type="string">
            <text:p text:style-name="P10"><text:span text:style-name="T4">Fort +4, Ref +10, Will +9</text:span></text:p>
          </table:table-cell>
        </table:table-row>
        <table:table-row table:style-name="Table17.1">
          <table:table-cell table:style-name="Table17.A2" office:value-type="string">
            <text:p text:style-name="P10"><text:span text:style-name="T3">Abilities:</text:span></text:p>
          </table:table-cell>
          <table:table-cell table:style-name="Table17.A2" office:value-type="string">
            <text:p text:style-name="P10"><text:span text:style-name="T4">Str 21, Dex 19, Con —, Int 11, Wis 10, Cha 10</text:span></text:p>
          </table:table-cell>
        </table:table-row>
        <table:table-row table:style-name="Table17.1">
          <table:table-cell table:style-name="Table17.A2" office:value-type="string">
            <text:p text:style-name="P10"><text:span text:style-name="T3">Skills:</text:span></text:p>
          </table:table-cell>
          <table:table-cell table:style-name="Table17.A2" office:value-type="string">
            <text:p text:style-name="P10"><text:span text:style-name="T4">Climb +13, Hide +21, Listen +11, Move Silently +21, Spot +15, Swim +9</text:span></text:p>
          </table:table-cell>
        </table:table-row>
        <text:soft-page-break/>
        <table:table-row table:style-name="Table17.1">
          <table:table-cell table:style-name="Table17.A2" office:value-type="string">
            <text:p text:style-name="P10"><text:span text:style-name="T3">Feats:</text:span></text:p>
          </table:table-cell>
          <table:table-cell table:style-name="Table17.A2" office:value-type="string">
            <text:p text:style-name="P10"><text:span text:style-name="T4">Alertness, Dodge, Improved Initiative, Lightning Reflexes, Mobility</text:span></text:p>
          </table:table-cell>
        </table:table-row>
        <table:table-row table:style-name="Table17.1">
          <table:table-cell table:style-name="Table17.A2" office:value-type="string">
            <text:p text:style-name="P10"><text:span text:style-name="T3">Environment:</text:span></text:p>
          </table:table-cell>
          <table:table-cell table:style-name="Table17.A2" office:value-type="string">
            <text:p text:style-name="P10"><text:span text:style-name="T4">Any</text:span></text:p>
          </table:table-cell>
        </table:table-row>
        <table:table-row table:style-name="Table17.1">
          <table:table-cell table:style-name="Table17.A2" office:value-type="string">
            <text:p text:style-name="P10"><text:span text:style-name="T3">Organization:</text:span></text:p>
          </table:table-cell>
          <table:table-cell table:style-name="Table17.A2" office:value-type="string">
            <text:p text:style-name="P10"><text:span text:style-name="T4">Solitary, gang (2–4), or mob (2–4 plus 5–10 zombies)</text:span></text:p>
          </table:table-cell>
        </table:table-row>
        <table:table-row table:style-name="Table17.1">
          <table:table-cell table:style-name="Table17.A2" office:value-type="string">
            <text:p text:style-name="P10"><text:span text:style-name="T3">Challenge Rating:</text:span></text:p>
          </table:table-cell>
          <table:table-cell table:style-name="Table17.A2" office:value-type="string">
            <text:p text:style-name="P10"><text:span text:style-name="T4">8</text:span></text:p>
          </table:table-cell>
        </table:table-row>
        <table:table-row table:style-name="Table17.1">
          <table:table-cell table:style-name="Table17.A2" office:value-type="string">
            <text:p text:style-name="P10"><text:span text:style-name="T3">Treasure:</text:span></text:p>
          </table:table-cell>
          <table:table-cell table:style-name="Table17.A2" office:value-type="string">
            <text:p text:style-name="P10"><text:span text:style-name="T4">None</text:span></text:p>
          </table:table-cell>
        </table:table-row>
        <table:table-row table:style-name="Table17.1">
          <table:table-cell table:style-name="Table17.A2" office:value-type="string">
            <text:p text:style-name="P10"><text:span text:style-name="T3">Alignment:</text:span></text:p>
          </table:table-cell>
          <table:table-cell table:style-name="Table17.A2" office:value-type="string">
            <text:p text:style-name="P10"><text:span text:style-name="T4">Always chaotic evil</text:span></text:p>
          </table:table-cell>
        </table:table-row>
        <table:table-row table:style-name="Table17.1">
          <table:table-cell table:style-name="Table17.A2" office:value-type="string">
            <text:p text:style-name="P10"><text:span text:style-name="T3">Advancement:</text:span></text:p>
          </table:table-cell>
          <table:table-cell table:style-name="Table17.A2" office:value-type="string">
            <text:p text:style-name="P10"><text:span text:style-name="T4">15–21 HD (Medium); 22–28 HD (Large)</text:span></text:p>
          </table:table-cell>
        </table:table-row>
        <table:table-row table:style-name="Table17.1">
          <table:table-cell table:style-name="Table17.A22" office:value-type="string">
            <text:p text:style-name="P18"><text:span text:style-name="T3">Level Adjustment:</text:span></text:p>
          </table:table-cell>
          <table:table-cell table:style-name="Table17.A22" office:value-type="string">
            <text:p text:style-name="P18"><text:span text:style-name="T4">—</text:span></text:p>
          </table:table-cell>
        </table:table-row>
      </table:table>
      <text:p text:style-name="P10"><text:span text:style-name="T11">Mohrgs are the animated corpses of mass murderers or similar villains who died without atoning for their crimes. Most mohrgs are 5 to 6 feet tall and weigh about 120 pounds.</text:span></text:p>
      <text:p text:style-name="P10"><text:span text:style-name="T17">COMBAT</text:span></text:p>
      <text:p text:style-name="P10"><text:span text:style-name="T11">Like zombies, mohrgs attack by slamming enemies with their fists. They often catch opponents flat-footed, for they move much faster than zombies.</text:span></text:p>
      <text:p text:style-name="P10"><text:span text:style-name="T12">Improved Grab (Ex): </text:span><text:span text:style-name="T11">To use this ability, a mohrg must hit a creature of its size or smaller with its slam attack. It can then attempt to start a grapple as a free action without provoking an attack of opportunity.</text:span></text:p>
      <text:p text:style-name="P10"><text:span text:style-name="T12">Paralyzing Touch (Su): </text:span><text:span text:style-name="T11">A mohrg lashes out with its tongue in combat. An opponent the tongue touches must succeed on a DC 17 Fortitude save or become paralyzed for 1d4 minutes. The save DC is Charisma-based. </text:span><text:span text:style-name="T12">Create Spawn (Su): </text:span><text:span text:style-name="T11">Creatures killed by a mohrg rise after 1d4 days as zombies under the morhg’s control. They do not possess any of the abilities they had in life.</text:span></text:p>
      <text:p text:style-name="P13"/>
      <text:h text:style-name="P3" text:outline-level="2"><text:span text:style-name="T6">MUMMY</text:span></text:h>
      <table:table table:name="Table18" table:style-name="Table18">
        <table:table-column table:style-name="Table18.A"/>
        <table:table-column table:style-name="Table18.B"/>
        <table:table-column table:style-name="Table18.C"/>
        <text:soft-page-break/>
        <table:table-row table:style-name="Table18.1">
          <table:table-cell table:style-name="Table18.A1" office:value-type="string">
            <text:p text:style-name="P15"/>
          </table:table-cell>
          <table:table-cell table:style-name="Table18.A1" office:value-type="string">
            <text:h text:style-name="P6" text:outline-level="8"><text:span text:style-name="T15">Mummy</text:span></text:h>
          </table:table-cell>
          <table:table-cell table:style-name="Table18.A1" office:value-type="string">
            <text:h text:style-name="P9" text:outline-level="1"><text:span text:style-name="T4">Mummy Lord, 10th-Level Cleric</text:span></text:h>
          </table:table-cell>
        </table:table-row>
        <table:table-row table:style-name="Table18.1">
          <table:table-cell table:style-name="Table18.A2" office:value-type="string">
            <text:p text:style-name="P19"/>
          </table:table-cell>
          <table:table-cell table:style-name="Table18.A2" office:value-type="string">
            <text:p text:style-name="P18"><text:span text:style-name="T4">Medium Undead</text:span></text:p>
          </table:table-cell>
          <table:table-cell table:style-name="Table18.A2" office:value-type="string">
            <text:p text:style-name="P18"><text:span text:style-name="T4">Medium Undead</text:span></text:p>
          </table:table-cell>
        </table:table-row>
        <table:table-row table:style-name="Table18.1">
          <table:table-cell table:style-name="Table18.A2" office:value-type="string">
            <text:p text:style-name="P18"><text:span text:style-name="T3">Hit Dice:</text:span></text:p>
          </table:table-cell>
          <table:table-cell table:style-name="Table18.A2" office:value-type="string">
            <text:p text:style-name="P18"><text:span text:style-name="T4">8d12+3 (55 hp)</text:span></text:p>
          </table:table-cell>
          <table:table-cell table:style-name="Table18.A2" office:value-type="string">
            <text:p text:style-name="P18"><text:span text:style-name="T4">8d12 plus 10d8 (97 hp)</text:span></text:p>
          </table:table-cell>
        </table:table-row>
        <table:table-row table:style-name="Table18.1">
          <table:table-cell table:style-name="Table18.A2" office:value-type="string">
            <text:p text:style-name="P10"><text:span text:style-name="T3">Initiative:</text:span></text:p>
          </table:table-cell>
          <table:table-cell table:style-name="Table18.A2" office:value-type="string">
            <text:p text:style-name="P10"><text:span text:style-name="T4">+0</text:span></text:p>
          </table:table-cell>
          <table:table-cell table:style-name="Table18.A2" office:value-type="string">
            <text:p text:style-name="P10"><text:span text:style-name="T4">+5</text:span></text:p>
          </table:table-cell>
        </table:table-row>
        <table:table-row table:style-name="Table18.1">
          <table:table-cell table:style-name="Table18.A2" office:value-type="string">
            <text:p text:style-name="P10"><text:span text:style-name="T3">Speed:</text:span></text:p>
          </table:table-cell>
          <table:table-cell table:style-name="Table18.A2" office:value-type="string">
            <text:p text:style-name="P10"><text:span text:style-name="T4">20 ft. (4 squares)</text:span></text:p>
          </table:table-cell>
          <table:table-cell table:style-name="Table18.A2" office:value-type="string">
            <text:p text:style-name="P10"><text:span text:style-name="T4">15 ft. in half-plate armor (3 squares); base speed 20 ft.</text:span></text:p>
          </table:table-cell>
        </table:table-row>
        <table:table-row table:style-name="Table18.1">
          <table:table-cell table:style-name="Table18.A2" office:value-type="string">
            <text:p text:style-name="P10"><text:span text:style-name="T3">Armor Class:</text:span></text:p>
          </table:table-cell>
          <table:table-cell table:style-name="Table18.A2" office:value-type="string">
            <text:p text:style-name="P10"><text:span text:style-name="T4">20 (+10 natural), touch 10, flat-footed 20</text:span></text:p>
          </table:table-cell>
          <table:table-cell table:style-name="Table18.A2" office:value-type="string">
            <text:p text:style-name="P10"><text:span text:style-name="T4">30 (+1 Dex, +10 natural, +9 </text:span><text:span text:style-name="T5">+2 half-plate armor</text:span><text:span text:style-name="T4">), touch 11, flat-footed 29</text:span></text:p>
          </table:table-cell>
        </table:table-row>
        <table:table-row table:style-name="Table18.1">
          <table:table-cell table:style-name="Table18.A2" office:value-type="string">
            <text:p text:style-name="P10"><text:span text:style-name="T3">Base Attack/Grapple:</text:span></text:p>
          </table:table-cell>
          <table:table-cell table:style-name="Table18.A2" office:value-type="string">
            <text:p text:style-name="P10"><text:span text:style-name="T4">+4/+11</text:span></text:p>
          </table:table-cell>
          <table:table-cell table:style-name="Table18.A2" office:value-type="string">
            <text:p text:style-name="P10"><text:span text:style-name="T4">+11/+19</text:span></text:p>
          </table:table-cell>
        </table:table-row>
        <table:table-row table:style-name="Table18.1">
          <table:table-cell table:style-name="Table18.A2" office:value-type="string">
            <text:p text:style-name="P10"><text:span text:style-name="T3">Attack:</text:span></text:p>
          </table:table-cell>
          <table:table-cell table:style-name="Table18.A2" office:value-type="string">
            <text:p text:style-name="P10"><text:span text:style-name="T4">Slam +11 melee (1d6+10 plus mummy rot) </text:span></text:p>
          </table:table-cell>
          <table:table-cell table:style-name="Table18.A2" office:value-type="string">
            <text:p text:style-name="P10"><text:span text:style-name="T4">Slam +20 melee (1d6+12/19–20 plus mummy rot)</text:span></text:p>
          </table:table-cell>
        </table:table-row>
        <table:table-row table:style-name="Table18.1">
          <table:table-cell table:style-name="Table18.A2" office:value-type="string">
            <text:p text:style-name="P10"><text:span text:style-name="T3">Full Attack:</text:span></text:p>
          </table:table-cell>
          <table:table-cell table:style-name="Table18.A2" office:value-type="string">
            <text:p text:style-name="P10"><text:span text:style-name="T4">Slam +11 melee (1d6+10 plus mummy rot) </text:span></text:p>
          </table:table-cell>
          <table:table-cell table:style-name="Table18.A2" office:value-type="string">
            <text:p text:style-name="P10"><text:span text:style-name="T4">Slam +20 melee (1d6+12/19–20 plus mummy rot)</text:span></text:p>
          </table:table-cell>
        </table:table-row>
        <table:table-row table:style-name="Table18.1">
          <table:table-cell table:style-name="Table18.A2" office:value-type="string">
            <text:p text:style-name="P10"><text:span text:style-name="T3">Space/Reach:</text:span></text:p>
          </table:table-cell>
          <table:table-cell table:style-name="Table18.A2" office:value-type="string">
            <text:p text:style-name="P10"><text:span text:style-name="T4">5 ft./5 ft.</text:span></text:p>
          </table:table-cell>
          <table:table-cell table:style-name="Table18.A2" office:value-type="string">
            <text:p text:style-name="P10"><text:span text:style-name="T4">5 ft./5 ft.</text:span></text:p>
          </table:table-cell>
        </table:table-row>
        <table:table-row table:style-name="Table18.1">
          <table:table-cell table:style-name="Table18.A2" office:value-type="string">
            <text:p text:style-name="P10"><text:span text:style-name="T3">Special Attacks:</text:span></text:p>
          </table:table-cell>
          <table:table-cell table:style-name="Table18.A2" office:value-type="string">
            <text:p text:style-name="P10"><text:span text:style-name="T4">Despair, mummy rot </text:span></text:p>
          </table:table-cell>
          <table:table-cell table:style-name="Table18.A2" office:value-type="string">
            <text:p text:style-name="P10"><text:span text:style-name="T4">Despair, mummy rot, rebuke undead, spells</text:span></text:p>
          </table:table-cell>
        </table:table-row>
        <table:table-row table:style-name="Table18.1">
          <table:table-cell table:style-name="Table18.A2" office:value-type="string">
            <text:p text:style-name="P10"><text:span text:style-name="T3">Special Qualities:</text:span></text:p>
          </table:table-cell>
          <table:table-cell table:style-name="Table18.A2" office:value-type="string">
            <text:p text:style-name="P10"><text:span text:style-name="T4">Damage reduction 5/–, darkvision 60 ft., undead traits, vulnerability to fire</text:span></text:p>
          </table:table-cell>
          <table:table-cell table:style-name="Table18.A2" office:value-type="string">
            <text:p text:style-name="P10"><text:span text:style-name="T4">Damage reduction 5/–, darkvision 60 ft., resistance to fire 10, undead traits, vulnerability to fire</text:span></text:p>
          </table:table-cell>
        </table:table-row>
        <table:table-row table:style-name="Table18.1">
          <table:table-cell table:style-name="Table18.A2" office:value-type="string">
            <text:p text:style-name="P10"><text:span text:style-name="T3">Saves:</text:span></text:p>
          </table:table-cell>
          <table:table-cell table:style-name="Table18.A2" office:value-type="string">
            <text:p text:style-name="P10"><text:span text:style-name="T4">Fort +4, Ref +2, Will +8</text:span></text:p>
          </table:table-cell>
          <table:table-cell table:style-name="Table18.A2" office:value-type="string">
            <text:p text:style-name="P10"><text:span text:style-name="T4">Fort +13, Ref +8, Will +20</text:span></text:p>
          </table:table-cell>
        </table:table-row>
        <table:table-row table:style-name="Table18.1">
          <table:table-cell table:style-name="Table18.A2" office:value-type="string">
            <text:p text:style-name="P10"><text:span text:style-name="T3">Abilities:</text:span></text:p>
          </table:table-cell>
          <table:table-cell table:style-name="Table18.A2" office:value-type="string">
            <text:p text:style-name="P10"><text:span text:style-name="T4">Str 24, Dex 10, Con —, Int 6, Wis 14, Cha 15</text:span></text:p>
          </table:table-cell>
          <table:table-cell table:style-name="Table18.A2" office:value-type="string">
            <text:p text:style-name="P10"><text:span text:style-name="T4">Str 26, Dex 12, Con —, Int 8, Wis 20, Cha 17</text:span></text:p>
          </table:table-cell>
        </table:table-row>
        <table:table-row table:style-name="Table18.1">
          <table:table-cell table:style-name="Table18.A2" office:value-type="string">
            <text:p text:style-name="P10"><text:span text:style-name="T3">Skills:</text:span></text:p>
          </table:table-cell>
          <table:table-cell table:style-name="Table18.A2" office:value-type="string">
            <text:p text:style-name="P10"><text:span text:style-name="T4">Hide +7, Listen +8, Move Silently +7, Spot +8</text:span></text:p>
          </table:table-cell>
          <table:table-cell table:style-name="Table18.A2" office:value-type="string">
            <text:p text:style-name="P10"><text:span text:style-name="T4">Concentration +8, Knowledge (religion) +4, Listen +18, Move Silently +5, Spot +18</text:span></text:p>
          </table:table-cell>
        </table:table-row>
        <table:table-row table:style-name="Table18.1">
          <table:table-cell table:style-name="Table18.A2" office:value-type="string">
            <text:p text:style-name="P10"><text:span text:style-name="T3">Feats:</text:span></text:p>
          </table:table-cell>
          <table:table-cell table:style-name="Table18.A2" office:value-type="string">
            <text:p text:style-name="P10"><text:span text:style-name="T4">Alertness, Great Fortitude, Toughness</text:span></text:p>
          </table:table-cell>
          <table:table-cell table:style-name="Table18.A2" office:value-type="string">
            <text:p text:style-name="P10"><text:span text:style-name="T4">Alertness, Combat Casting, Great Fortitude, Improved Critical (slam), Improved Initiative, Weapon Focus (slam) </text:span></text:p>
          </table:table-cell>
        </table:table-row>
        <table:table-row table:style-name="Table18.1">
          <table:table-cell table:style-name="Table18.A2" office:value-type="string">
            <text:p text:style-name="P10"><text:span text:style-name="T3">Environment:</text:span></text:p>
          </table:table-cell>
          <table:table-cell table:style-name="Table18.A2" office:value-type="string">
            <text:p text:style-name="P10"><text:span text:style-name="T4">Any</text:span></text:p>
          </table:table-cell>
          <table:table-cell table:style-name="Table18.A2" office:value-type="string">
            <text:p text:style-name="P10"><text:span text:style-name="T4">Any</text:span></text:p>
          </table:table-cell>
        </table:table-row>
        <table:table-row table:style-name="Table18.1">
          <table:table-cell table:style-name="Table18.A2" office:value-type="string">
            <text:p text:style-name="P10"><text:span text:style-name="T3">Organization:</text:span></text:p>
          </table:table-cell>
          <table:table-cell table:style-name="Table18.A2" office:value-type="string">
            <text:p text:style-name="P10"><text:span text:style-name="T4">Solitary, warden squad (2–4), or guardian detail (6–10)</text:span></text:p>
          </table:table-cell>
          <table:table-cell table:style-name="Table18.A2" office:value-type="string">
            <text:p text:style-name="P10"><text:span text:style-name="T4">Solitary or tomb guard (1 mummy lord and 6–10 mummies) </text:span></text:p>
          </table:table-cell>
        </table:table-row>
        <table:table-row table:style-name="Table18.1">
          <table:table-cell table:style-name="Table18.A2" office:value-type="string">
            <text:p text:style-name="P10"><text:span text:style-name="T7">Challenge Rating:</text:span></text:p>
          </table:table-cell>
          <table:table-cell table:style-name="Table18.A2" office:value-type="string">
            <text:p text:style-name="P10"><text:span text:style-name="T8">5</text:span></text:p>
          </table:table-cell>
          <table:table-cell table:style-name="Table18.A2" office:value-type="string">
            <text:p text:style-name="P10"><text:span text:style-name="T4">15</text:span></text:p>
          </table:table-cell>
        </table:table-row>
        <table:table-row table:style-name="Table18.1">
          <table:table-cell table:style-name="Table18.A2" office:value-type="string">
            <text:p text:style-name="P10"><text:span text:style-name="T3">Treasure:</text:span></text:p>
          </table:table-cell>
          <table:table-cell table:style-name="Table18.A2" office:value-type="string">
            <text:p text:style-name="P10"><text:span text:style-name="T4">Standard</text:span></text:p>
          </table:table-cell>
          <table:table-cell table:style-name="Table18.A2" office:value-type="string">
            <text:p text:style-name="P10"><text:span text:style-name="T4">Standard plus possessions noted below</text:span></text:p>
          </table:table-cell>
        </table:table-row>
        <table:table-row table:style-name="Table18.1">
          <table:table-cell table:style-name="Table18.A2" office:value-type="string">
            <text:p text:style-name="P10"><text:span text:style-name="T3">Alignment:</text:span></text:p>
          </table:table-cell>
          <table:table-cell table:style-name="Table18.A2" office:value-type="string">
            <text:p text:style-name="P10"><text:span text:style-name="T4">Usually lawful evil</text:span></text:p>
          </table:table-cell>
          <table:table-cell table:style-name="Table18.A2" office:value-type="string">
            <text:p text:style-name="P10"><text:span text:style-name="T4">Usually lawful evil</text:span></text:p>
          </table:table-cell>
        </table:table-row>
        <table:table-row table:style-name="Table18.1">
          <table:table-cell table:style-name="Table18.A2" office:value-type="string">
            <text:p text:style-name="P10"><text:span text:style-name="T3">Advancement:</text:span></text:p>
          </table:table-cell>
          <table:table-cell table:style-name="Table18.A2" office:value-type="string">
            <text:p text:style-name="P10"><text:span text:style-name="T4">9–16 HD (Medium); 17–24 HD (Large)</text:span></text:p>
          </table:table-cell>
          <table:table-cell table:style-name="Table18.A2" office:value-type="string">
            <text:p text:style-name="P10"><text:span text:style-name="T4">By character class</text:span></text:p>
          </table:table-cell>
        </table:table-row>
        <table:table-row table:style-name="Table18.1">
          <table:table-cell table:style-name="Table18.A23" office:value-type="string">
            <text:p text:style-name="P18"><text:span text:style-name="T3">Level Adjustment:</text:span></text:p>
          </table:table-cell>
          <table:table-cell table:style-name="Table18.A23" office:value-type="string">
            <text:p text:style-name="P18"><text:span text:style-name="T4">—</text:span></text:p>
          </table:table-cell>
          <table:table-cell table:style-name="Table18.A23" office:value-type="string">
            <text:p text:style-name="P18"><text:span text:style-name="T4">—</text:span></text:p>
          </table:table-cell>
        </table:table-row>
      </table:table>
      <text:p text:style-name="P10"><text:span text:style-name="T11">Mummies are preserved corpses animated through the auspices of dark desert gods best forgotten. </text:span></text:p>
      <text:p text:style-name="P10"><text:span text:style-name="T11">Most mummies are 5 to 6 feet tall and weigh about 120 pounds.</text:span></text:p>
      <text:p text:style-name="P10"><text:span text:style-name="T11">Mummies can speak Common, but seldom bother to do so.</text:span></text:p>
      <text:p text:style-name="P10"><text:span text:style-name="T17">COMBAT</text:span></text:p>
      <text:p text:style-name="P10"><text:span text:style-name="T12">Despair (Su): </text:span><text:span text:style-name="T11">At the mere sight of a mummy, the viewer must succeed on a DC 16 Will save or be paralyzed with fear for 1d4 rounds. Whether or not the save is successful, that creature cannot be affected again by the same mummy’s despair ability for 24 hours. The save DC is Charisma-based.</text:span></text:p>
      <text:p text:style-name="P10"><text:span text:style-name="T12">Mummy Rot (Su):</text:span><text:span text:style-name="T11"> Supernatural disease—slam, Fortitude DC 16, incubation period 1 minute; damage 1d6 Con and 1d6 Cha. The save DC is Charisma-based.</text:span></text:p>
      <text:p text:style-name="P10"><text:span text:style-name="T11">Unlike normal diseases, mummy rot continues until the victim reaches Constitution 0 (and dies) or is cured as described below. </text:span></text:p>
      <text:p text:style-name="P10"><text:span text:style-name="T11">Mummy rot is a powerful curse, not a natural disease. A character attempting to cast any conjuration (healing) spell on a creature afflicted with mummy rot must succeed on a DC 20 caster level check, or the spell has no effect on the afflicted character.</text:span></text:p>
      <text:p text:style-name="P10"><text:span text:style-name="T11">To eliminate mummy rot, the curse must first be broken with </text:span><text:span text:style-name="T14">break enchantment </text:span><text:span text:style-name="T11">or </text:span><text:span text:style-name="T14">remove curse </text:span><text:span text:style-name="T11">(requiring a DC 20 caster level check for either spell), after which a caster level check is no longer necessary to cast healing spells on the victim, and the mummy rot can be magically cured as any normal disease.</text:span></text:p>
      <text:p text:style-name="P10"><text:span text:style-name="T11">An afflicted creature who dies of mummy rot shrivels away into sand and dust that blow away into nothing at the first wind.</text:span></text:p>
      <text:p text:style-name="P12"/>
      <text:p text:style-name="P21"><text:span text:style-name="T17">MUMMY LORD</text:span></text:p>
      <text:p text:style-name="P21"><text:span text:style-name="T11">Unusually powerful or evil individuals preserved as mummies sometimes rise as greater mummies after death. A mummy lord resembles its lesser fellows, but often wears or carries equipment it used in life.</text:span></text:p>
      <text:p text:style-name="P21"><text:span text:style-name="T11">Mummy lords are often potent spellcasters. They are found as guardians of the tombs of high lords, priests, and mages. Most are sworn to defend for eternity the resting place of those whom they served in life, but in some cases a mummy lord’s unliving state is the result of a terrible curse or rite designed to punish treason, infidelity, or crimes of an even more abhorrent nature. A mummy lord of this sort is usually imprisoned in a tomb that is never meant to be opened again.</text:span></text:p>
      <text:p text:style-name="P21"><text:span text:style-name="T12">Despair (Su):</text:span><text:span text:style-name="T11"> The save DC against this mummy lord’s despair is 17.</text:span></text:p>
      <text:p text:style-name="P21"><text:span text:style-name="T12">Mummy Rot (Su): </text:span><text:span text:style-name="T11">The save DC against this mummy lord’s mummy rot is 17.</text:span></text:p>
      <text:p text:style-name="P21"><text:span text:style-name="T14">Typical Cleric Spells Prepared </text:span><text:span text:style-name="T11">(6/7/6/5/5/4; save DC 15 + spell level): 0—</text:span><text:span text:style-name="T14">detect magic </text:span><text:span text:style-name="T11">(2), </text:span><text:span text:style-name="T14">guidance, read magic, resistance, virtue; </text:span><text:span text:style-name="T11">1st—</text:span><text:span text:style-name="T14">bane, command, deathwatch, divine favor, doom, sanctuary*, shield of faith; </text:span><text:span text:style-name="T11">2nd—</text:span><text:span text:style-name="T14">bull’s strength, death knell*, hold person, resist energy, silence, spiritual weapon; </text:span><text:span text:style-name="T11">3rd—</text:span><text:span text:style-name="T14">animate dead*, deeper darkness, dispel magic, invisibility purge, searing light; </text:span><text:span text:style-name="T11">4th—</text:span><text:span text:style-name="T14">air walk, dismissal, divine power, giant vermin, spell immunity*; </text:span><text:span text:style-name="T11">5th—</text:span><text:span text:style-name="T14">insect plague, slay living*, spell resistance, symbol of pain.</text:span></text:p>
      <text:p text:style-name="P1"><text:span text:style-name="T1">*Domain Spell. Domains: Death and Protection.</text:span></text:p>
      <text:p text:style-name="P21"><text:span text:style-name="T11">Possessions: +2 half-plate armor, cloak of resistance +2, ring of minor elemental resistance (fire), brooch of shielding. (Different mummy lords may have different possessions.)</text:span></text:p>
      <text:h text:style-name="P4" text:outline-level="2"/>
      <text:h text:style-name="P3" text:outline-level="2"><text:span text:style-name="T6">NAGA</text:span></text:h>
      <text:p text:style-name="P10"><text:span text:style-name="T11">All nagas have long, snakelike bodies covered with glistening scales, and more or less human faces. They range in length from 10 to 20 feet and weigh from 200 to 500 pounds. The eyes of a naga are bright and intelligent, burning with an almost hypnotic inner light.</text:span></text:p>
      <text:p text:style-name="P10"><text:span text:style-name="T17">COMBAT</text:span></text:p>
      <text:p text:style-name="P10"><text:span text:style-name="T11">Nagas favor spells over other forms of combat. Because they are almost always found in the lairs they guard and know well, they can arrange most encounters to suit their wishes.</text:span></text:p>
      <text:p text:style-name="P14"/>
      <text:p text:style-name="P10"><text:span text:style-name="T17">DARK NAGA</text:span></text:p>
      <table:table table:name="Table19" table:style-name="Table19">
        <table:table-column table:style-name="Table19.A"/>
        <table:table-column table:style-name="Table19.B"/>
        <table:table-row table:style-name="Table19.1">
          <table:table-cell table:style-name="Table19.A1" office:value-type="string">
            <text:p text:style-name="P18"><text:span text:style-name="T3"><text:s/></text:span></text:p>
          </table:table-cell>
          <table:table-cell table:style-name="Table19.A1" office:value-type="string">
            <text:p text:style-name="P18"><text:span text:style-name="T4">Large Aberration</text:span></text:p>
          </table:table-cell>
        </table:table-row>
        <table:table-row table:style-name="Table19.1">
          <table:table-cell table:style-name="Table19.A2" office:value-type="string">
            <text:p text:style-name="P18"><text:span text:style-name="T3">Hit Dice:</text:span></text:p>
          </table:table-cell>
          <table:table-cell table:style-name="Table19.A2" office:value-type="string">
            <text:p text:style-name="P18"><text:span text:style-name="T4">9d8+18 (58 hp)</text:span></text:p>
          </table:table-cell>
        </table:table-row>
        <table:table-row table:style-name="Table19.1">
          <table:table-cell table:style-name="Table19.A2" office:value-type="string">
            <text:p text:style-name="P10"><text:span text:style-name="T3">Initiative:</text:span></text:p>
          </table:table-cell>
          <table:table-cell table:style-name="Table19.A2" office:value-type="string">
            <text:p text:style-name="P10"><text:span text:style-name="T4">+2</text:span></text:p>
          </table:table-cell>
        </table:table-row>
        <table:table-row table:style-name="Table19.1">
          <table:table-cell table:style-name="Table19.A2" office:value-type="string">
            <text:p text:style-name="P10"><text:span text:style-name="T3">Speed:</text:span></text:p>
          </table:table-cell>
          <table:table-cell table:style-name="Table19.A2" office:value-type="string">
            <text:p text:style-name="P10"><text:span text:style-name="T4">40 ft. (8 squares)</text:span></text:p>
          </table:table-cell>
        </table:table-row>
        <table:table-row table:style-name="Table19.1">
          <table:table-cell table:style-name="Table19.A2" office:value-type="string">
            <text:p text:style-name="P10"><text:span text:style-name="T3">Armor Class:</text:span></text:p>
          </table:table-cell>
          <table:table-cell table:style-name="Table19.A2" office:value-type="string">
            <text:p text:style-name="P10"><text:span text:style-name="T4">14 (–1 size, +2 Dex, +3 natural), touch 11, flat-footed 12</text:span></text:p>
          </table:table-cell>
        </table:table-row>
        <table:table-row table:style-name="Table19.1">
          <table:table-cell table:style-name="Table19.A2" office:value-type="string">
            <text:p text:style-name="P10"><text:span text:style-name="T3">Base Attack/Grapple:</text:span></text:p>
          </table:table-cell>
          <table:table-cell table:style-name="Table19.A2" office:value-type="string">
            <text:p text:style-name="P10"><text:span text:style-name="T4">+6/+12</text:span></text:p>
          </table:table-cell>
        </table:table-row>
        <table:table-row table:style-name="Table19.1">
          <table:table-cell table:style-name="Table19.A2" office:value-type="string">
            <text:p text:style-name="P10"><text:span text:style-name="T3">Attack:</text:span></text:p>
          </table:table-cell>
          <table:table-cell table:style-name="Table19.A2" office:value-type="string">
            <text:p text:style-name="P10"><text:span text:style-name="T4">Sting +7 melee (2d4+2 plus poison)</text:span></text:p>
          </table:table-cell>
        </table:table-row>
        <table:table-row table:style-name="Table19.1">
          <table:table-cell table:style-name="Table19.A2" office:value-type="string">
            <text:p text:style-name="P10"><text:span text:style-name="T3">Full Attack:</text:span></text:p>
          </table:table-cell>
          <table:table-cell table:style-name="Table19.A2" office:value-type="string">
            <text:p text:style-name="P10"><text:span text:style-name="T4">Sting +7 melee (2d4+2 plus poison) and bite +2 melee (1d4+1)</text:span></text:p>
          </table:table-cell>
        </table:table-row>
        <table:table-row table:style-name="Table19.1">
          <table:table-cell table:style-name="Table19.A2" office:value-type="string">
            <text:p text:style-name="P10"><text:span text:style-name="T3">Space/Reach:</text:span></text:p>
          </table:table-cell>
          <table:table-cell table:style-name="Table19.A2" office:value-type="string">
            <text:p text:style-name="P10"><text:span text:style-name="T4">10 ft./5 ft.</text:span></text:p>
          </table:table-cell>
        </table:table-row>
        <table:table-row table:style-name="Table19.1">
          <table:table-cell table:style-name="Table19.A2" office:value-type="string">
            <text:p text:style-name="P10"><text:span text:style-name="T3">Special Attacks:</text:span></text:p>
          </table:table-cell>
          <table:table-cell table:style-name="Table19.A2" office:value-type="string">
            <text:p text:style-name="P10"><text:span text:style-name="T4">Poison, spells</text:span></text:p>
          </table:table-cell>
        </table:table-row>
        <table:table-row table:style-name="Table19.1">
          <table:table-cell table:style-name="Table19.A2" office:value-type="string">
            <text:p text:style-name="P10"><text:span text:style-name="T3">Special Qualities:</text:span></text:p>
          </table:table-cell>
          <table:table-cell table:style-name="Table19.A2" office:value-type="string">
            <text:p text:style-name="P10"><text:span text:style-name="T4">Darkvision 60 ft., detect thoughts, guarded thoughts, immunity to poison, resistance to charm</text:span></text:p>
          </table:table-cell>
        </table:table-row>
        <table:table-row table:style-name="Table19.1">
          <table:table-cell table:style-name="Table19.A2" office:value-type="string">
            <text:p text:style-name="P10"><text:span text:style-name="T3">Saves:</text:span></text:p>
          </table:table-cell>
          <table:table-cell table:style-name="Table19.A2" office:value-type="string">
            <text:p text:style-name="P10"><text:span text:style-name="T4">Fort +5, Ref +7, Will +8</text:span></text:p>
          </table:table-cell>
        </table:table-row>
        <table:table-row table:style-name="Table19.1">
          <table:table-cell table:style-name="Table19.A2" office:value-type="string">
            <text:p text:style-name="P10"><text:span text:style-name="T3">Abilities:</text:span></text:p>
          </table:table-cell>
          <table:table-cell table:style-name="Table19.A2" office:value-type="string">
            <text:p text:style-name="P10"><text:span text:style-name="T4">Str 14, Dex 15, Con 14, Int 16, Wis 15, Cha 17</text:span></text:p>
          </table:table-cell>
        </table:table-row>
        <table:table-row table:style-name="Table19.1">
          <table:table-cell table:style-name="Table19.A2" office:value-type="string">
            <text:p text:style-name="P10"><text:span text:style-name="T3">Skills:</text:span></text:p>
          </table:table-cell>
          <table:table-cell table:style-name="Table19.A2" office:value-type="string">
            <text:p text:style-name="P10"><text:span text:style-name="T4">Bluff +9, Concentration +13, Diplomacy +7, Disguise +5 (+7 acting), Intimidate +5, Listen +11, Sense Motive +8, Spellcraft +12, Spot +11</text:span></text:p>
          </table:table-cell>
        </table:table-row>
        <text:soft-page-break/>
        <table:table-row table:style-name="Table19.1">
          <table:table-cell table:style-name="Table19.A2" office:value-type="string">
            <text:p text:style-name="P10"><text:span text:style-name="T3">Feats:</text:span></text:p>
          </table:table-cell>
          <table:table-cell table:style-name="Table19.A2" office:value-type="string">
            <text:p text:style-name="P10"><text:span text:style-name="T4">Alertness, Combat Casting, Dodge, Eschew Materials</text:span><text:span text:style-name="T20">B</text:span><text:span text:style-name="T4">, Lightning Reflexes</text:span></text:p>
          </table:table-cell>
        </table:table-row>
        <table:table-row table:style-name="Table19.1">
          <table:table-cell table:style-name="Table19.A2" office:value-type="string">
            <text:p text:style-name="P10"><text:span text:style-name="T3">Environment:</text:span></text:p>
          </table:table-cell>
          <table:table-cell table:style-name="Table19.A2" office:value-type="string">
            <text:p text:style-name="P10"><text:span text:style-name="T4">Temperate hills</text:span></text:p>
          </table:table-cell>
        </table:table-row>
        <table:table-row table:style-name="Table19.1">
          <table:table-cell table:style-name="Table19.A2" office:value-type="string">
            <text:p text:style-name="P10"><text:span text:style-name="T3">Organization:</text:span></text:p>
          </table:table-cell>
          <table:table-cell table:style-name="Table19.A2" office:value-type="string">
            <text:p text:style-name="P10"><text:span text:style-name="T4">Solitary or nest (2–4)</text:span></text:p>
          </table:table-cell>
        </table:table-row>
        <table:table-row table:style-name="Table19.1">
          <table:table-cell table:style-name="Table19.A2" office:value-type="string">
            <text:p text:style-name="P10"><text:span text:style-name="T3">Challenge Rating:</text:span></text:p>
          </table:table-cell>
          <table:table-cell table:style-name="Table19.A2" office:value-type="string">
            <text:p text:style-name="P10"><text:span text:style-name="T4">8</text:span></text:p>
          </table:table-cell>
        </table:table-row>
        <table:table-row table:style-name="Table19.1">
          <table:table-cell table:style-name="Table19.A2" office:value-type="string">
            <text:p text:style-name="P10"><text:span text:style-name="T3">Treasure:</text:span></text:p>
          </table:table-cell>
          <table:table-cell table:style-name="Table19.A2" office:value-type="string">
            <text:p text:style-name="P10"><text:span text:style-name="T4">Standard</text:span></text:p>
          </table:table-cell>
        </table:table-row>
        <table:table-row table:style-name="Table19.1">
          <table:table-cell table:style-name="Table19.A2" office:value-type="string">
            <text:p text:style-name="P10"><text:span text:style-name="T3">Alignment:</text:span></text:p>
          </table:table-cell>
          <table:table-cell table:style-name="Table19.A2" office:value-type="string">
            <text:p text:style-name="P10"><text:span text:style-name="T4">Usually lawful evil</text:span></text:p>
          </table:table-cell>
        </table:table-row>
        <table:table-row table:style-name="Table19.1">
          <table:table-cell table:style-name="Table19.A2" office:value-type="string">
            <text:p text:style-name="P10"><text:span text:style-name="T3">Advancement:</text:span></text:p>
          </table:table-cell>
          <table:table-cell table:style-name="Table19.A2" office:value-type="string">
            <text:p text:style-name="P10"><text:span text:style-name="T4">10–13 HD (Large); 14–27 HD (Huge)</text:span></text:p>
          </table:table-cell>
        </table:table-row>
        <table:table-row table:style-name="Table19.1">
          <table:table-cell table:style-name="Table19.A22" office:value-type="string">
            <text:p text:style-name="P18"><text:span text:style-name="T3">Level Adjustment:</text:span></text:p>
          </table:table-cell>
          <table:table-cell table:style-name="Table19.A22" office:value-type="string">
            <text:p text:style-name="P18"><text:span text:style-name="T4">—</text:span></text:p>
          </table:table-cell>
        </table:table-row>
      </table:table>
      <text:p text:style-name="P10"><text:span text:style-name="T11">Dark nagas speak Common and Infernal.</text:span></text:p>
      <text:p text:style-name="P10"><text:span text:style-name="T18">Combat</text:span></text:p>
      <text:p text:style-name="P10"><text:span text:style-name="T11">Dark nagas prefer to fight from an elevated position where they get a good view of the battlefield while also staying out of reach.</text:span></text:p>
      <text:p text:style-name="P10"><text:span text:style-name="T12">Poison (Ex):</text:span><text:span text:style-name="T11"> Injury, Fortitude DC 16 or lapse into a nightmare-haunted sleep for 2d4 minutes. The save DC is Constitution-based.</text:span></text:p>
      <text:p text:style-name="P10"><text:span text:style-name="T12">Spells:</text:span><text:span text:style-name="T11"> Dark nagas cast spells as 7th-level sorcerers.</text:span></text:p>
      <text:p text:style-name="P10"><text:span text:style-name="T14">Typical Sorcerer Spells Known </text:span><text:span text:style-name="T11">(6/7/7/5; save DC 13 + spell level): 0—</text:span><text:span text:style-name="T14">daze, detect magic, light, mage hand, open/close, ray of frost, read magic; </text:span><text:span text:style-name="T11">1st—</text:span><text:span text:style-name="T14">expeditious retreat, magic missile, ray of enfeeblement, shield, silent image; </text:span><text:span text:style-name="T11">2nd—</text:span><text:span text:style-name="T14">cat’s grace, invisibility, scorching ray; </text:span><text:span text:style-name="T11">3rd—</text:span><text:span text:style-name="T14">displacement, lightning bolt.</text:span></text:p>
      <text:p text:style-name="P10"><text:span text:style-name="T12">Resistance to </text:span><text:span text:style-name="T13">Charm</text:span><text:span text:style-name="T12">: </text:span><text:span text:style-name="T11">Dark nagas have a +2 racial bonus on saving throws against all </text:span><text:span text:style-name="T14">charm </text:span><text:span text:style-name="T11">effects (not included in the statistics block).</text:span></text:p>
      <text:p text:style-name="P10"><text:span text:style-name="T12">Detect Thoughts (Su):</text:span><text:span text:style-name="T11"> A dark naga can continuously use detect thoughts as the spell (caster level 9th; Will DC 15 negates). This ability is always active. The save DC is Charisma-based.</text:span></text:p>
      <text:p text:style-name="P10"><text:span text:style-name="T12">Guarded Thoughts (Ex):</text:span><text:span text:style-name="T11"> Dark nagas are immune to any form of mind reading.</text:span></text:p>
      <text:p text:style-name="P11"/>
      <text:p text:style-name="P10"><text:span text:style-name="T17">GUARDIAN NAGA</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8"><text:span text:style-name="T3"><text:s/></text:span></text:p>
          </table:table-cell>
          <table:table-cell table:style-name="Table20.A1" office:value-type="string">
            <text:p text:style-name="P18"><text:span text:style-name="T4">Large Aberration</text:span></text:p>
          </table:table-cell>
        </table:table-row>
        <table:table-row table:style-name="Table20.1">
          <table:table-cell table:style-name="Table20.A2" office:value-type="string">
            <text:p text:style-name="P18"><text:span text:style-name="T3">Hit Dice:</text:span></text:p>
          </table:table-cell>
          <table:table-cell table:style-name="Table20.A2" office:value-type="string">
            <text:p text:style-name="P18"><text:span text:style-name="T4">11d8+44 (93 hp)</text:span></text:p>
          </table:table-cell>
        </table:table-row>
        <table:table-row table:style-name="Table20.1">
          <table:table-cell table:style-name="Table20.A2" office:value-type="string">
            <text:p text:style-name="P10"><text:span text:style-name="T3">Initiative:</text:span></text:p>
          </table:table-cell>
          <table:table-cell table:style-name="Table20.A2" office:value-type="string">
            <text:p text:style-name="P10"><text:span text:style-name="T4">+2</text:span></text:p>
          </table:table-cell>
        </table:table-row>
        <table:table-row table:style-name="Table20.1">
          <table:table-cell table:style-name="Table20.A2" office:value-type="string">
            <text:p text:style-name="P10"><text:span text:style-name="T3">Speed:</text:span></text:p>
          </table:table-cell>
          <table:table-cell table:style-name="Table20.A2" office:value-type="string">
            <text:p text:style-name="P10"><text:span text:style-name="T4">40 ft. (8 squares)</text:span></text:p>
          </table:table-cell>
        </table:table-row>
        <table:table-row table:style-name="Table20.1">
          <table:table-cell table:style-name="Table20.A2" office:value-type="string">
            <text:p text:style-name="P10"><text:span text:style-name="T3">Armor Class:</text:span></text:p>
          </table:table-cell>
          <table:table-cell table:style-name="Table20.A2" office:value-type="string">
            <text:p text:style-name="P10"><text:span text:style-name="T4">18 (–1 size, +2 Dex, +7 natural), touch 11, flat-footed 16</text:span></text:p>
          </table:table-cell>
        </table:table-row>
        <table:table-row table:style-name="Table20.1">
          <table:table-cell table:style-name="Table20.A2" office:value-type="string">
            <text:p text:style-name="P10"><text:span text:style-name="T3">Base Attack/Grapple:</text:span></text:p>
          </table:table-cell>
          <table:table-cell table:style-name="Table20.A2" office:value-type="string">
            <text:p text:style-name="P10"><text:span text:style-name="T4">+8/+17</text:span></text:p>
          </table:table-cell>
        </table:table-row>
        <table:table-row table:style-name="Table20.1">
          <table:table-cell table:style-name="Table20.A2" office:value-type="string">
            <text:p text:style-name="P10"><text:span text:style-name="T3">Attack:</text:span></text:p>
          </table:table-cell>
          <table:table-cell table:style-name="Table20.A2" office:value-type="string">
            <text:p text:style-name="P10"><text:span text:style-name="T4">Bite +12 melee (2d6+7 plus poison) or spit +9 ranged touch (poison)</text:span></text:p>
          </table:table-cell>
        </table:table-row>
        <table:table-row table:style-name="Table20.1">
          <table:table-cell table:style-name="Table20.A2" office:value-type="string">
            <text:p text:style-name="P10"><text:span text:style-name="T3">Full Attack:</text:span></text:p>
          </table:table-cell>
          <table:table-cell table:style-name="Table20.A2" office:value-type="string">
            <text:p text:style-name="P10"><text:span text:style-name="T4">Bite +12 melee (2d6+7 plus poison) or spit +9 ranged touch (poison)</text:span></text:p>
          </table:table-cell>
        </table:table-row>
        <table:table-row table:style-name="Table20.1">
          <table:table-cell table:style-name="Table20.A2" office:value-type="string">
            <text:p text:style-name="P10"><text:span text:style-name="T3">Space/Reach:</text:span></text:p>
          </table:table-cell>
          <table:table-cell table:style-name="Table20.A2" office:value-type="string">
            <text:p text:style-name="P10"><text:span text:style-name="T4">10 ft./5 ft.</text:span></text:p>
          </table:table-cell>
        </table:table-row>
        <table:table-row table:style-name="Table20.1">
          <table:table-cell table:style-name="Table20.A2" office:value-type="string">
            <text:p text:style-name="P10"><text:span text:style-name="T3">Special Attacks:</text:span></text:p>
          </table:table-cell>
          <table:table-cell table:style-name="Table20.A2" office:value-type="string">
            <text:p text:style-name="P10"><text:span text:style-name="T4">Poison, spit, spells</text:span></text:p>
          </table:table-cell>
        </table:table-row>
        <table:table-row table:style-name="Table20.1">
          <table:table-cell table:style-name="Table20.A2" office:value-type="string">
            <text:p text:style-name="P10"><text:span text:style-name="T3">Special Qualities:</text:span></text:p>
          </table:table-cell>
          <table:table-cell table:style-name="Table20.A2" office:value-type="string">
            <text:p text:style-name="P10"><text:span text:style-name="T4">Darkvision 60 ft.</text:span></text:p>
          </table:table-cell>
        </table:table-row>
        <table:table-row table:style-name="Table20.1">
          <table:table-cell table:style-name="Table20.A2" office:value-type="string">
            <text:p text:style-name="P10"><text:span text:style-name="T3">Saves:</text:span></text:p>
          </table:table-cell>
          <table:table-cell table:style-name="Table20.A2" office:value-type="string">
            <text:p text:style-name="P10"><text:span text:style-name="T4">Fort +7, Ref +7, Will +11</text:span></text:p>
          </table:table-cell>
        </table:table-row>
        <table:table-row table:style-name="Table20.1">
          <table:table-cell table:style-name="Table20.A2" office:value-type="string">
            <text:p text:style-name="P10"><text:span text:style-name="T3">Abilities:</text:span></text:p>
          </table:table-cell>
          <table:table-cell table:style-name="Table20.A2" office:value-type="string">
            <text:p text:style-name="P10"><text:span text:style-name="T4">Str 21, Dex 14, Con 19, Int 16, Wis 19, Cha 18</text:span></text:p>
          </table:table-cell>
        </table:table-row>
        <table:table-row table:style-name="Table20.1">
          <table:table-cell table:style-name="Table20.A2" office:value-type="string">
            <text:p text:style-name="P10"><text:span text:style-name="T3">Skills:</text:span></text:p>
          </table:table-cell>
          <table:table-cell table:style-name="Table20.A2" office:value-type="string">
            <text:p text:style-name="P10"><text:span text:style-name="T4">Bluff +18, Concentration +19, Listen +13, Diplomacy +8, Disguise +4 (+6 acting), Intimidate +6, Sense Motive +18, Spellcraft +17, Spot +13</text:span></text:p>
          </table:table-cell>
        </table:table-row>
        <table:table-row table:style-name="Table20.1">
          <table:table-cell table:style-name="Table20.A2" office:value-type="string">
            <text:p text:style-name="P10"><text:span text:style-name="T3">Feats:</text:span></text:p>
          </table:table-cell>
          <table:table-cell table:style-name="Table20.A2" office:value-type="string">
            <text:p text:style-name="P10"><text:span text:style-name="T4">Alertness, Combat Casting, Dodge, Eschew Materials</text:span><text:span text:style-name="T20">B</text:span><text:span text:style-name="T4">, Lightning Reflexes</text:span></text:p>
          </table:table-cell>
        </table:table-row>
        <table:table-row table:style-name="Table20.1">
          <table:table-cell table:style-name="Table20.A2" office:value-type="string">
            <text:p text:style-name="P10"><text:span text:style-name="T3">Environment:</text:span></text:p>
          </table:table-cell>
          <table:table-cell table:style-name="Table20.A2" office:value-type="string">
            <text:p text:style-name="P10"><text:span text:style-name="T4">Temperate plains</text:span></text:p>
          </table:table-cell>
        </table:table-row>
        <table:table-row table:style-name="Table20.1">
          <table:table-cell table:style-name="Table20.A2" office:value-type="string">
            <text:p text:style-name="P10"><text:span text:style-name="T3">Organization:</text:span></text:p>
          </table:table-cell>
          <table:table-cell table:style-name="Table20.A2" office:value-type="string">
            <text:p text:style-name="P10"><text:span text:style-name="T4">Solitary or nest (2–4)</text:span></text:p>
          </table:table-cell>
        </table:table-row>
        <table:table-row table:style-name="Table20.1">
          <table:table-cell table:style-name="Table20.A2" office:value-type="string">
            <text:p text:style-name="P10"><text:span text:style-name="T3">Challenge Rating:</text:span></text:p>
          </table:table-cell>
          <table:table-cell table:style-name="Table20.A2" office:value-type="string">
            <text:p text:style-name="P10"><text:span text:style-name="T4">10</text:span></text:p>
          </table:table-cell>
        </table:table-row>
        <table:table-row table:style-name="Table20.1">
          <table:table-cell table:style-name="Table20.A2" office:value-type="string">
            <text:p text:style-name="P10"><text:span text:style-name="T3">Treasure:</text:span></text:p>
          </table:table-cell>
          <table:table-cell table:style-name="Table20.A2" office:value-type="string">
            <text:p text:style-name="P10"><text:span text:style-name="T4">Standard</text:span></text:p>
          </table:table-cell>
        </table:table-row>
        <table:table-row table:style-name="Table20.1">
          <table:table-cell table:style-name="Table20.A2" office:value-type="string">
            <text:p text:style-name="P10"><text:span text:style-name="T3">Alignment:</text:span></text:p>
          </table:table-cell>
          <table:table-cell table:style-name="Table20.A2" office:value-type="string">
            <text:p text:style-name="P10"><text:span text:style-name="T4">Usually lawful good</text:span></text:p>
          </table:table-cell>
        </table:table-row>
        <table:table-row table:style-name="Table20.1">
          <table:table-cell table:style-name="Table20.A2" office:value-type="string">
            <text:p text:style-name="P10"><text:span text:style-name="T3">Advancement:</text:span></text:p>
          </table:table-cell>
          <table:table-cell table:style-name="Table20.A2" office:value-type="string">
            <text:p text:style-name="P10"><text:span text:style-name="T4">12–16 HD (Large); 17–33 HD (Huge)</text:span></text:p>
          </table:table-cell>
        </table:table-row>
        <table:table-row table:style-name="Table20.1">
          <table:table-cell table:style-name="Table20.A22" office:value-type="string">
            <text:p text:style-name="P18"><text:span text:style-name="T3">Level Adjustment:</text:span></text:p>
          </table:table-cell>
          <table:table-cell table:style-name="Table20.A22" office:value-type="string">
            <text:p text:style-name="P18"><text:span text:style-name="T4">—</text:span></text:p>
          </table:table-cell>
        </table:table-row>
      </table:table>
      <text:p text:style-name="P10"><text:span text:style-name="T11">Guardian nagas speak Celestial and Common.</text:span></text:p>
      <text:p text:style-name="P10"><text:span text:style-name="T18">Combat</text:span></text:p>
      <text:p text:style-name="P10"><text:span text:style-name="T11">Guardian nagas usually warn off intruders before attacking. If the warning is ignored, they may begin a spell assault or spit poison.</text:span></text:p>
      <text:p text:style-name="P10"><text:span text:style-name="T12">Poison (Ex): </text:span><text:span text:style-name="T11">Injury or contact, Fortitude DC 19, initial and secondary damage 1d10 Con. The save DC is Constitution-based.</text:span></text:p>
      <text:p text:style-name="P10"><text:span text:style-name="T12">Spit (Ex):</text:span><text:span text:style-name="T11"> A guardian naga can spit its venom up to 30 feet as a standard action. This is a ranged touch attack with no range increment. Opponents hit by this attack must make successful saves (see above) to avoid the effect.</text:span></text:p>
      <text:p text:style-name="P10"><text:span text:style-name="T12">Spells: </text:span><text:span text:style-name="T11">Guardian nagas cast spells as 9th-level sorcerers, and can also cast spells from the cleric list and from the Good and Law domains. The cleric spells and domain spells are considered arcane spells for a guardian naga, meaning that the creature does not need a divine focus to cast them.</text:span></text:p>
      <text:p text:style-name="P10"><text:span text:style-name="T14">Typical Spells Known </text:span><text:span text:style-name="T11">(6/7/7/7/5; save DC 14 + spell level): 0— </text:span><text:span text:style-name="T14">cure minor wounds, daze, detect magic, light, mage hand, open/close, ray of frost, read magic; </text:span><text:span text:style-name="T11">1st—</text:span><text:span text:style-name="T14">cure light wounds, divine favor, expeditious retreat, mage armor, magic missile; </text:span><text:span text:style-name="T11">2nd—</text:span><text:span text:style-name="T14">detect thoughts, lesser restoration, see invisibility, scorching ray; </text:span><text:span text:style-name="T11">3rd—</text:span><text:span text:style-name="T14">cure serious wounds, dispel magic, lightning bolt; </text:span><text:span text:style-name="T11">4th—</text:span><text:span text:style-name="T14">divine power, greater invisibility.</text:span></text:p>
      <text:p text:style-name="P11"/>
      <text:p text:style-name="P10"><text:span text:style-name="T17">SPIRIT NAGA</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18"><text:span text:style-name="T3"><text:s/></text:span></text:p>
          </table:table-cell>
          <table:table-cell table:style-name="Table21.A1" office:value-type="string">
            <text:p text:style-name="P18"><text:span text:style-name="T4">Large Aberration</text:span></text:p>
          </table:table-cell>
        </table:table-row>
        <table:table-row table:style-name="Table21.1">
          <table:table-cell table:style-name="Table21.A2" office:value-type="string">
            <text:p text:style-name="P18"><text:span text:style-name="T3">Hit Dice:</text:span></text:p>
          </table:table-cell>
          <table:table-cell table:style-name="Table21.A2" office:value-type="string">
            <text:p text:style-name="P18"><text:span text:style-name="T4">9d8+36 (76 hp)</text:span></text:p>
          </table:table-cell>
        </table:table-row>
        <table:table-row table:style-name="Table21.1">
          <table:table-cell table:style-name="Table21.A2" office:value-type="string">
            <text:p text:style-name="P10"><text:span text:style-name="T3">Initiative:</text:span></text:p>
          </table:table-cell>
          <table:table-cell table:style-name="Table21.A2" office:value-type="string">
            <text:p text:style-name="P10"><text:span text:style-name="T4">+1</text:span></text:p>
          </table:table-cell>
        </table:table-row>
        <table:table-row table:style-name="Table21.1">
          <table:table-cell table:style-name="Table21.A2" office:value-type="string">
            <text:p text:style-name="P10"><text:span text:style-name="T3">Speed:</text:span></text:p>
          </table:table-cell>
          <table:table-cell table:style-name="Table21.A2" office:value-type="string">
            <text:p text:style-name="P10"><text:span text:style-name="T4">40 ft. (8 squares)</text:span></text:p>
          </table:table-cell>
        </table:table-row>
        <table:table-row table:style-name="Table21.1">
          <table:table-cell table:style-name="Table21.A2" office:value-type="string">
            <text:p text:style-name="P10"><text:span text:style-name="T3">Armor Class:</text:span></text:p>
          </table:table-cell>
          <table:table-cell table:style-name="Table21.A2" office:value-type="string">
            <text:p text:style-name="P10"><text:span text:style-name="T4">16 (–1 size, +1 Dex, +6 natural), touch 10, flat-footed 15</text:span></text:p>
          </table:table-cell>
        </table:table-row>
        <table:table-row table:style-name="Table21.1">
          <table:table-cell table:style-name="Table21.A2" office:value-type="string">
            <text:p text:style-name="P10"><text:span text:style-name="T3">Base Attack/Grapple:</text:span></text:p>
          </table:table-cell>
          <table:table-cell table:style-name="Table21.A2" office:value-type="string">
            <text:p text:style-name="P10"><text:span text:style-name="T4">+6/+14</text:span></text:p>
          </table:table-cell>
        </table:table-row>
        <table:table-row table:style-name="Table21.1">
          <table:table-cell table:style-name="Table21.A2" office:value-type="string">
            <text:p text:style-name="P10"><text:span text:style-name="T3">Attack:</text:span></text:p>
          </table:table-cell>
          <table:table-cell table:style-name="Table21.A2" office:value-type="string">
            <text:p text:style-name="P10"><text:span text:style-name="T4">Bite +9 melee (2d6+6 plus poison)</text:span></text:p>
          </table:table-cell>
        </table:table-row>
        <table:table-row table:style-name="Table21.1">
          <table:table-cell table:style-name="Table21.A2" office:value-type="string">
            <text:p text:style-name="P10"><text:span text:style-name="T3">Full Attack:</text:span></text:p>
          </table:table-cell>
          <table:table-cell table:style-name="Table21.A2" office:value-type="string">
            <text:p text:style-name="P10"><text:span text:style-name="T4">Bite +9 melee (2d6+6 plus poison)</text:span></text:p>
          </table:table-cell>
        </table:table-row>
        <table:table-row table:style-name="Table21.1">
          <table:table-cell table:style-name="Table21.A2" office:value-type="string">
            <text:p text:style-name="P10"><text:span text:style-name="T3">Space/Reach:</text:span></text:p>
          </table:table-cell>
          <table:table-cell table:style-name="Table21.A2" office:value-type="string">
            <text:p text:style-name="P10"><text:span text:style-name="T4">10 ft./5 ft.</text:span></text:p>
          </table:table-cell>
        </table:table-row>
        <table:table-row table:style-name="Table21.1">
          <table:table-cell table:style-name="Table21.A2" office:value-type="string">
            <text:p text:style-name="P10"><text:span text:style-name="T3">Special Attacks:</text:span></text:p>
          </table:table-cell>
          <table:table-cell table:style-name="Table21.A2" office:value-type="string">
            <text:p text:style-name="P10"><text:span text:style-name="T4">Charming gaze, poison, spells</text:span></text:p>
          </table:table-cell>
        </table:table-row>
        <table:table-row table:style-name="Table21.1">
          <table:table-cell table:style-name="Table21.A2" office:value-type="string">
            <text:p text:style-name="P10"><text:span text:style-name="T3">Special Qualities:</text:span></text:p>
          </table:table-cell>
          <table:table-cell table:style-name="Table21.A2" office:value-type="string">
            <text:p text:style-name="P10"><text:span text:style-name="T4">Darkvision 60 ft.</text:span></text:p>
          </table:table-cell>
        </table:table-row>
        <table:table-row table:style-name="Table21.1">
          <table:table-cell table:style-name="Table21.A2" office:value-type="string">
            <text:p text:style-name="P10"><text:span text:style-name="T3">Saves:</text:span></text:p>
          </table:table-cell>
          <table:table-cell table:style-name="Table21.A2" office:value-type="string">
            <text:p text:style-name="P10"><text:span text:style-name="T4">Fort +7, Ref +6, Will +9</text:span></text:p>
          </table:table-cell>
        </table:table-row>
        <table:table-row table:style-name="Table21.1">
          <table:table-cell table:style-name="Table21.A2" office:value-type="string">
            <text:p text:style-name="P10"><text:span text:style-name="T3">Abilities:</text:span></text:p>
          </table:table-cell>
          <table:table-cell table:style-name="Table21.A2" office:value-type="string">
            <text:p text:style-name="P10"><text:span text:style-name="T4">Str 18, Dex 13, Con 18, Int 12, Wis 17, Cha 17</text:span></text:p>
          </table:table-cell>
        </table:table-row>
        <table:table-row table:style-name="Table21.1">
          <table:table-cell table:style-name="Table21.A2" office:value-type="string">
            <text:p text:style-name="P10"><text:span text:style-name="T3">Skills:</text:span></text:p>
          </table:table-cell>
          <table:table-cell table:style-name="Table21.A2" office:value-type="string">
            <text:p text:style-name="P10"><text:span text:style-name="T4">Concentration +13, Listen +14, Spellcraft +10, Spot +14 </text:span></text:p>
          </table:table-cell>
        </table:table-row>
        <table:table-row table:style-name="Table21.1">
          <table:table-cell table:style-name="Table21.A2" office:value-type="string">
            <text:p text:style-name="P10"><text:span text:style-name="T3">Feats:</text:span></text:p>
          </table:table-cell>
          <table:table-cell table:style-name="Table21.A2" office:value-type="string">
            <text:p text:style-name="P10"><text:span text:style-name="T4">Ability Focus (charming gaze), Alertness, Combat Casting, Eschew Materials</text:span><text:span text:style-name="T20">B</text:span><text:span text:style-name="T4">, Lightning Reflexes</text:span></text:p>
          </table:table-cell>
        </table:table-row>
        <table:table-row table:style-name="Table21.1">
          <table:table-cell table:style-name="Table21.A2" office:value-type="string">
            <text:p text:style-name="P10"><text:span text:style-name="T3">Environment:</text:span></text:p>
          </table:table-cell>
          <table:table-cell table:style-name="Table21.A2" office:value-type="string">
            <text:p text:style-name="P10"><text:span text:style-name="T4">Temperate marshes</text:span></text:p>
          </table:table-cell>
        </table:table-row>
        <table:table-row table:style-name="Table21.1">
          <table:table-cell table:style-name="Table21.A2" office:value-type="string">
            <text:p text:style-name="P10"><text:span text:style-name="T3">Organization:</text:span></text:p>
          </table:table-cell>
          <table:table-cell table:style-name="Table21.A2" office:value-type="string">
            <text:p text:style-name="P10"><text:span text:style-name="T4">Solitary or nest (2–4)</text:span></text:p>
          </table:table-cell>
        </table:table-row>
        <table:table-row table:style-name="Table21.1">
          <table:table-cell table:style-name="Table21.A2" office:value-type="string">
            <text:p text:style-name="P10"><text:span text:style-name="T3">Challenge Rating:</text:span></text:p>
          </table:table-cell>
          <table:table-cell table:style-name="Table21.A2" office:value-type="string">
            <text:p text:style-name="P10"><text:span text:style-name="T4">9</text:span></text:p>
          </table:table-cell>
        </table:table-row>
        <table:table-row table:style-name="Table21.1">
          <table:table-cell table:style-name="Table21.A2" office:value-type="string">
            <text:p text:style-name="P10"><text:span text:style-name="T3">Treasure:</text:span></text:p>
          </table:table-cell>
          <table:table-cell table:style-name="Table21.A2" office:value-type="string">
            <text:p text:style-name="P10"><text:span text:style-name="T4">Standard</text:span></text:p>
          </table:table-cell>
        </table:table-row>
        <table:table-row table:style-name="Table21.1">
          <table:table-cell table:style-name="Table21.A2" office:value-type="string">
            <text:p text:style-name="P10"><text:span text:style-name="T3">Alignment:</text:span></text:p>
          </table:table-cell>
          <table:table-cell table:style-name="Table21.A2" office:value-type="string">
            <text:p text:style-name="P10"><text:span text:style-name="T4">Usually chaotic evil</text:span></text:p>
          </table:table-cell>
        </table:table-row>
        <table:table-row table:style-name="Table21.1">
          <table:table-cell table:style-name="Table21.A2" office:value-type="string">
            <text:p text:style-name="P10"><text:span text:style-name="T3">Advancement:</text:span></text:p>
          </table:table-cell>
          <table:table-cell table:style-name="Table21.A2" office:value-type="string">
            <text:p text:style-name="P10"><text:span text:style-name="T4">10–13 HD (Large); 14–27 HD (Huge)</text:span></text:p>
          </table:table-cell>
        </table:table-row>
        <table:table-row table:style-name="Table21.1">
          <table:table-cell table:style-name="Table21.A22" office:value-type="string">
            <text:p text:style-name="P18"><text:span text:style-name="T3">Level Adjustment:</text:span></text:p>
          </table:table-cell>
          <table:table-cell table:style-name="Table21.A22" office:value-type="string">
            <text:p text:style-name="P18"><text:span text:style-name="T4">—</text:span></text:p>
          </table:table-cell>
        </table:table-row>
      </table:table>
      <text:p text:style-name="P10"><text:span text:style-name="T11">Spirit nagas speak Abyssal and Common.</text:span></text:p>
      <text:p text:style-name="P10"><text:span text:style-name="T18">Combat</text:span></text:p>
      <text:p text:style-name="P10"><text:span text:style-name="T11">Spirit nagas meet foes boldly so as to use their gaze attacks to best effect. They quickly slither forward to bite foes that avert their eyes.</text:span></text:p>
      <text:p text:style-name="P10"><text:span text:style-name="T12">Charming Gaze (Su): </text:span><text:span text:style-name="T11">As </text:span><text:span text:style-name="T14">charm person, </text:span><text:span text:style-name="T11">30 feet, Will DC 19 negates. The save DC is Charisma-based.</text:span></text:p>
      <text:p text:style-name="P10"><text:span text:style-name="T12">Poison (Ex): </text:span><text:span text:style-name="T11">Injury, Fortitude DC 18, initial and secondary damage 1d8 Con. The save DC is Constitution-based.</text:span></text:p>
      <text:p text:style-name="P10"><text:span text:style-name="T12">Spells:</text:span><text:span text:style-name="T11"> Spirit nagas cast spells as 7th-level sorcerers, and can also cast spells from the cleric spell list and from the Chaos and Evil domains as arcane spells. The cleric spells and domain spells are considered arcane spells for a spirit naga, meaning that the creature does not need a divine focus to cast them.</text:span></text:p>
      <text:p text:style-name="P10"><text:span text:style-name="T14">Typical Spells Known </text:span><text:span text:style-name="T11">(6/7/7/5; save DC 13 + spell level): 0—</text:span><text:span text:style-name="T14">cure minor wounds, daze, detect magic, mage hand, open/close, ray of frost, read magic; </text:span><text:span text:style-name="T11">1st—</text:span><text:span text:style-name="T14">charm person, cure light wounds, divine favor, magic missile, shield of faith; </text:span><text:span text:style-name="T11">2nd—</text:span><text:span text:style-name="T14">cat’s grace, invisibility, summon swarm</text:span><text:span text:style-name="T11">; 3rd—</text:span><text:span text:style-name="T14">displacement, fireball.</text:span></text:p>
      <text:p text:style-name="P11"/>
      <text:p text:style-name="P10"><text:span text:style-name="T17">WATER NAGA</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8"><text:span text:style-name="T3"><text:s/></text:span></text:p>
          </table:table-cell>
          <table:table-cell table:style-name="Table22.A1" office:value-type="string">
            <text:p text:style-name="P18"><text:span text:style-name="T4">Large Aberration (Aquatic)</text:span></text:p>
          </table:table-cell>
        </table:table-row>
        <table:table-row table:style-name="Table22.1">
          <table:table-cell table:style-name="Table22.A2" office:value-type="string">
            <text:p text:style-name="P18"><text:span text:style-name="T3">Hit Dice:</text:span></text:p>
          </table:table-cell>
          <table:table-cell table:style-name="Table22.A2" office:value-type="string">
            <text:p text:style-name="P18"><text:span text:style-name="T4">7d8+28 (59 hp)</text:span></text:p>
          </table:table-cell>
        </table:table-row>
        <table:table-row table:style-name="Table22.1">
          <table:table-cell table:style-name="Table22.A2" office:value-type="string">
            <text:p text:style-name="P10"><text:span text:style-name="T3">Initiative:</text:span></text:p>
          </table:table-cell>
          <table:table-cell table:style-name="Table22.A2" office:value-type="string">
            <text:p text:style-name="P10"><text:span text:style-name="T4">+1</text:span></text:p>
          </table:table-cell>
        </table:table-row>
        <table:table-row table:style-name="Table22.1">
          <table:table-cell table:style-name="Table22.A2" office:value-type="string">
            <text:p text:style-name="P10"><text:span text:style-name="T3">Speed:</text:span></text:p>
          </table:table-cell>
          <table:table-cell table:style-name="Table22.A2" office:value-type="string">
            <text:p text:style-name="P10"><text:span text:style-name="T4">30 ft. (6 squares), swim 50 ft.</text:span></text:p>
          </table:table-cell>
        </table:table-row>
        <table:table-row table:style-name="Table22.1">
          <table:table-cell table:style-name="Table22.A2" office:value-type="string">
            <text:p text:style-name="P10"><text:span text:style-name="T3">Armor Class:</text:span></text:p>
          </table:table-cell>
          <table:table-cell table:style-name="Table22.A2" office:value-type="string">
            <text:p text:style-name="P10"><text:span text:style-name="T4">15 (–1 size, +1 Dex, +5 natural), touch 10, flat-footed 14</text:span></text:p>
          </table:table-cell>
        </table:table-row>
        <table:table-row table:style-name="Table22.1">
          <table:table-cell table:style-name="Table22.A2" office:value-type="string">
            <text:p text:style-name="P10"><text:span text:style-name="T3">Base Attack/Grapple:</text:span></text:p>
          </table:table-cell>
          <table:table-cell table:style-name="Table22.A2" office:value-type="string">
            <text:p text:style-name="P10"><text:span text:style-name="T4">+5/+12</text:span></text:p>
          </table:table-cell>
        </table:table-row>
        <table:table-row table:style-name="Table22.1">
          <table:table-cell table:style-name="Table22.A2" office:value-type="string">
            <text:p text:style-name="P10"><text:span text:style-name="T3">Attack:</text:span></text:p>
          </table:table-cell>
          <table:table-cell table:style-name="Table22.A2" office:value-type="string">
            <text:p text:style-name="P10"><text:span text:style-name="T4">Bite +7 melee (2d6+4 plus poison)</text:span></text:p>
          </table:table-cell>
        </table:table-row>
        <table:table-row table:style-name="Table22.1">
          <table:table-cell table:style-name="Table22.A2" office:value-type="string">
            <text:p text:style-name="P10"><text:span text:style-name="T3">Full Attack:</text:span></text:p>
          </table:table-cell>
          <table:table-cell table:style-name="Table22.A2" office:value-type="string">
            <text:p text:style-name="P10"><text:span text:style-name="T4">Bite +7 melee (2d6+4 plus poison)</text:span></text:p>
          </table:table-cell>
        </table:table-row>
        <table:table-row table:style-name="Table22.1">
          <table:table-cell table:style-name="Table22.A2" office:value-type="string">
            <text:p text:style-name="P10"><text:span text:style-name="T3">Space/Reach:</text:span></text:p>
          </table:table-cell>
          <table:table-cell table:style-name="Table22.A2" office:value-type="string">
            <text:p text:style-name="P10"><text:span text:style-name="T4">10 ft./5 ft.</text:span></text:p>
          </table:table-cell>
        </table:table-row>
        <table:table-row table:style-name="Table22.1">
          <table:table-cell table:style-name="Table22.A2" office:value-type="string">
            <text:p text:style-name="P10"><text:span text:style-name="T3">Special Attacks:</text:span></text:p>
          </table:table-cell>
          <table:table-cell table:style-name="Table22.A2" office:value-type="string">
            <text:p text:style-name="P10"><text:span text:style-name="T4">Poison, spells</text:span></text:p>
          </table:table-cell>
        </table:table-row>
        <table:table-row table:style-name="Table22.1">
          <table:table-cell table:style-name="Table22.A2" office:value-type="string">
            <text:p text:style-name="P10"><text:span text:style-name="T3">Special Qualities:</text:span></text:p>
          </table:table-cell>
          <table:table-cell table:style-name="Table22.A2" office:value-type="string">
            <text:p text:style-name="P10"><text:span text:style-name="T4">Darkvision 60 ft.</text:span></text:p>
          </table:table-cell>
        </table:table-row>
        <table:table-row table:style-name="Table22.1">
          <table:table-cell table:style-name="Table22.A2" office:value-type="string">
            <text:p text:style-name="P10"><text:span text:style-name="T3">Saves:</text:span></text:p>
          </table:table-cell>
          <table:table-cell table:style-name="Table22.A2" office:value-type="string">
            <text:p text:style-name="P10"><text:span text:style-name="T4">Fort +6, Ref +5, Will +8</text:span></text:p>
          </table:table-cell>
        </table:table-row>
        <table:table-row table:style-name="Table22.1">
          <table:table-cell table:style-name="Table22.A2" office:value-type="string">
            <text:p text:style-name="P10"><text:span text:style-name="T3">Abilities:</text:span></text:p>
          </table:table-cell>
          <table:table-cell table:style-name="Table22.A2" office:value-type="string">
            <text:p text:style-name="P10"><text:span text:style-name="T4">Str 16, Dex 13, Con 18, Int 10, Wis 17, Cha 15</text:span></text:p>
          </table:table-cell>
        </table:table-row>
        <table:table-row table:style-name="Table22.1">
          <table:table-cell table:style-name="Table22.A2" office:value-type="string">
            <text:p text:style-name="P10"><text:span text:style-name="T3">Skills:</text:span></text:p>
          </table:table-cell>
          <table:table-cell table:style-name="Table22.A2" office:value-type="string">
            <text:p text:style-name="P10"><text:span text:style-name="T4">Concentration +12, Listen +7, Spellcraft +8, Spot +7, Swim +11</text:span></text:p>
          </table:table-cell>
        </table:table-row>
        <table:table-row table:style-name="Table22.1">
          <table:table-cell table:style-name="Table22.A2" office:value-type="string">
            <text:p text:style-name="P10"><text:span text:style-name="T3">Feats:</text:span></text:p>
          </table:table-cell>
          <table:table-cell table:style-name="Table22.A2" office:value-type="string">
            <text:p text:style-name="P10"><text:span text:style-name="T4">Alertness, Combat Casting, Eschew Materials</text:span><text:span text:style-name="T20">B</text:span><text:span text:style-name="T4">, Lightning Reflexes</text:span></text:p>
          </table:table-cell>
        </table:table-row>
        <table:table-row table:style-name="Table22.1">
          <table:table-cell table:style-name="Table22.A2" office:value-type="string">
            <text:p text:style-name="P10"><text:span text:style-name="T3">Environment:</text:span></text:p>
          </table:table-cell>
          <table:table-cell table:style-name="Table22.A2" office:value-type="string">
            <text:p text:style-name="P10"><text:span text:style-name="T4">Temperate aquatic</text:span></text:p>
          </table:table-cell>
        </table:table-row>
        <table:table-row table:style-name="Table22.1">
          <table:table-cell table:style-name="Table22.A2" office:value-type="string">
            <text:p text:style-name="P10"><text:span text:style-name="T3">Organization:</text:span></text:p>
          </table:table-cell>
          <table:table-cell table:style-name="Table22.A2" office:value-type="string">
            <text:p text:style-name="P10"><text:span text:style-name="T4">Solitary, pair, or nest (3–4)</text:span></text:p>
          </table:table-cell>
        </table:table-row>
        <table:table-row table:style-name="Table22.1">
          <table:table-cell table:style-name="Table22.A2" office:value-type="string">
            <text:p text:style-name="P10"><text:span text:style-name="T3">Challenge Rating:</text:span></text:p>
          </table:table-cell>
          <table:table-cell table:style-name="Table22.A2" office:value-type="string">
            <text:p text:style-name="P10"><text:span text:style-name="T4">7</text:span></text:p>
          </table:table-cell>
        </table:table-row>
        <table:table-row table:style-name="Table22.1">
          <table:table-cell table:style-name="Table22.A2" office:value-type="string">
            <text:p text:style-name="P10"><text:span text:style-name="T3">Treasure:</text:span></text:p>
          </table:table-cell>
          <table:table-cell table:style-name="Table22.A2" office:value-type="string">
            <text:p text:style-name="P10"><text:span text:style-name="T4">Standard</text:span></text:p>
          </table:table-cell>
        </table:table-row>
        <table:table-row table:style-name="Table22.1">
          <table:table-cell table:style-name="Table22.A2" office:value-type="string">
            <text:p text:style-name="P10"><text:span text:style-name="T3">Alignment:</text:span></text:p>
          </table:table-cell>
          <table:table-cell table:style-name="Table22.A2" office:value-type="string">
            <text:p text:style-name="P10"><text:span text:style-name="T4">Usually neutral</text:span></text:p>
          </table:table-cell>
        </table:table-row>
        <table:table-row table:style-name="Table22.1">
          <table:table-cell table:style-name="Table22.A2" office:value-type="string">
            <text:p text:style-name="P10"><text:span text:style-name="T3">Advancement:</text:span></text:p>
          </table:table-cell>
          <table:table-cell table:style-name="Table22.A2" office:value-type="string">
            <text:p text:style-name="P10"><text:span text:style-name="T4">8–10 HD (Large); 11–21 HD (Huge)</text:span></text:p>
          </table:table-cell>
        </table:table-row>
        <table:table-row table:style-name="Table22.1">
          <table:table-cell table:style-name="Table22.A22" office:value-type="string">
            <text:p text:style-name="P18"><text:span text:style-name="T3">Level Adjustment:</text:span></text:p>
          </table:table-cell>
          <table:table-cell table:style-name="Table22.A22" office:value-type="string">
            <text:p text:style-name="P18"><text:span text:style-name="T4">—</text:span></text:p>
          </table:table-cell>
        </table:table-row>
      </table:table>
      <text:p text:style-name="P10"><text:span text:style-name="T11">Water nagas speak Aquan and Common.</text:span></text:p>
      <text:p text:style-name="P10"><text:span text:style-name="T18">Combat</text:span></text:p>
      <text:p text:style-name="P10"><text:span text:style-name="T11">Water nagas prefer to stay mostly concealed in a body of water while they launch a spell attack.</text:span></text:p>
      <text:p text:style-name="P10"><text:span text:style-name="T12">Poison (Ex): </text:span><text:span text:style-name="T11">Injury, Fortitude DC 17, initial and secondary damage 1d8 Con. The save DC is Constitution-based.</text:span></text:p>
      <text:p text:style-name="P10"><text:span text:style-name="T12">Spells: </text:span><text:span text:style-name="T11">Water nagas cast spells as 7th-level sorcerers but never use fire spells.</text:span></text:p>
      <text:p text:style-name="P10"><text:span text:style-name="T14">Typical Sorcerer Spells Known </text:span><text:span text:style-name="T11">(6/7/7/4; save DC 12 + spell level): 0—</text:span><text:span text:style-name="T14">acid splash, daze, detect magic, light, mage hand, open/close, read magic; </text:span><text:span text:style-name="T11">1st—</text:span><text:span text:style-name="T14">expeditious retreat, magic missile, obscuring mist, shield, true strike; </text:span><text:span text:style-name="T11">2nd—</text:span><text:span text:style-name="T14">invisibility, acid arrow, mirror image; </text:span><text:span text:style-name="T11">3rd—</text:span><text:span text:style-name="T14">protection from energy, suggestion.</text:span></text:p>
      <text:p text:style-name="P10"><text:span text:style-name="T12">Skills:</text:span><text:span text:style-name="T11"> A water naga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3"/>
      <text:h text:style-name="P3" text:outline-level="2"><text:span text:style-name="T6">NIGHT HAG</text:span></text:h>
      <table:table table:name="Table23" table:style-name="Table23">
        <table:table-column table:style-name="Table23.A"/>
        <table:table-column table:style-name="Table23.B"/>
        <text:soft-page-break/>
        <table:table-row table:style-name="Table23.1">
          <table:table-cell table:style-name="Table23.A1" office:value-type="string">
            <text:p text:style-name="P18"><text:span text:style-name="T3"><text:s/></text:span></text:p>
          </table:table-cell>
          <table:table-cell table:style-name="Table23.A1" office:value-type="string">
            <text:p text:style-name="P18"><text:span text:style-name="T4">Medium Outsider (Evil, Extraplanar)</text:span></text:p>
          </table:table-cell>
        </table:table-row>
        <table:table-row table:style-name="Table23.1">
          <table:table-cell table:style-name="Table23.A2" office:value-type="string">
            <text:p text:style-name="P18"><text:span text:style-name="T3">Hit Dice:</text:span></text:p>
          </table:table-cell>
          <table:table-cell table:style-name="Table23.A2" office:value-type="string">
            <text:p text:style-name="P18"><text:span text:style-name="T4">8d8+32 (68 hp)</text:span></text:p>
          </table:table-cell>
        </table:table-row>
        <table:table-row table:style-name="Table23.1">
          <table:table-cell table:style-name="Table23.A2" office:value-type="string">
            <text:p text:style-name="P10"><text:span text:style-name="T3">Initiative:</text:span></text:p>
          </table:table-cell>
          <table:table-cell table:style-name="Table23.A2" office:value-type="string">
            <text:p text:style-name="P10"><text:span text:style-name="T4">+1</text:span></text:p>
          </table:table-cell>
        </table:table-row>
        <table:table-row table:style-name="Table23.1">
          <table:table-cell table:style-name="Table23.A2" office:value-type="string">
            <text:p text:style-name="P10"><text:span text:style-name="T3">Speed:</text:span></text:p>
          </table:table-cell>
          <table:table-cell table:style-name="Table23.A2" office:value-type="string">
            <text:p text:style-name="P10"><text:span text:style-name="T4">20 ft. (4 squares)</text:span></text:p>
          </table:table-cell>
        </table:table-row>
        <table:table-row table:style-name="Table23.1">
          <table:table-cell table:style-name="Table23.A2" office:value-type="string">
            <text:p text:style-name="P10"><text:span text:style-name="T3">Armor Class:</text:span></text:p>
          </table:table-cell>
          <table:table-cell table:style-name="Table23.A2" office:value-type="string">
            <text:p text:style-name="P10"><text:span text:style-name="T4">22 (+1 Dex, +11 natural), touch 11, flat-footed 21</text:span></text:p>
          </table:table-cell>
        </table:table-row>
        <table:table-row table:style-name="Table23.1">
          <table:table-cell table:style-name="Table23.A2" office:value-type="string">
            <text:p text:style-name="P10"><text:span text:style-name="T3">Base Attack/Grapple:</text:span></text:p>
          </table:table-cell>
          <table:table-cell table:style-name="Table23.A2" office:value-type="string">
            <text:p text:style-name="P10"><text:span text:style-name="T4">+8/+12</text:span></text:p>
          </table:table-cell>
        </table:table-row>
        <table:table-row table:style-name="Table23.1">
          <table:table-cell table:style-name="Table23.A2" office:value-type="string">
            <text:p text:style-name="P10"><text:span text:style-name="T3">Attack:</text:span></text:p>
          </table:table-cell>
          <table:table-cell table:style-name="Table23.A2" office:value-type="string">
            <text:p text:style-name="P10"><text:span text:style-name="T4">Bite +12 melee (2d6+6 plus disease)</text:span></text:p>
          </table:table-cell>
        </table:table-row>
        <table:table-row table:style-name="Table23.1">
          <table:table-cell table:style-name="Table23.A2" office:value-type="string">
            <text:p text:style-name="P10"><text:span text:style-name="T3">Full Attack:</text:span></text:p>
          </table:table-cell>
          <table:table-cell table:style-name="Table23.A2" office:value-type="string">
            <text:p text:style-name="P10"><text:span text:style-name="T4">Bite +12 melee (2d6+6 plus disease)</text:span></text:p>
          </table:table-cell>
        </table:table-row>
        <table:table-row table:style-name="Table23.1">
          <table:table-cell table:style-name="Table23.A2" office:value-type="string">
            <text:p text:style-name="P10"><text:span text:style-name="T3">Space/Reach:</text:span></text:p>
          </table:table-cell>
          <table:table-cell table:style-name="Table23.A2" office:value-type="string">
            <text:p text:style-name="P10"><text:span text:style-name="T4">5 ft./5 ft.</text:span></text:p>
          </table:table-cell>
        </table:table-row>
        <table:table-row table:style-name="Table23.1">
          <table:table-cell table:style-name="Table23.A2" office:value-type="string">
            <text:p text:style-name="P10"><text:span text:style-name="T3">Special Attacks:</text:span></text:p>
          </table:table-cell>
          <table:table-cell table:style-name="Table23.A2" office:value-type="string">
            <text:p text:style-name="P10"><text:span text:style-name="T4">Spell-like abilities, dream haunting</text:span></text:p>
          </table:table-cell>
        </table:table-row>
        <table:table-row table:style-name="Table23.1">
          <table:table-cell table:style-name="Table23.A2" office:value-type="string">
            <text:p text:style-name="P10"><text:span text:style-name="T3">Special Qualities:</text:span></text:p>
          </table:table-cell>
          <table:table-cell table:style-name="Table23.A2" office:value-type="string">
            <text:p text:style-name="P10"><text:span text:style-name="T4">Damage reduction 10/cold iron and magic, immunity to fire, cold, charm, </text:span><text:span text:style-name="T5">sleep, </text:span><text:span text:style-name="T4">and fear, spell resistance 25</text:span></text:p>
          </table:table-cell>
        </table:table-row>
        <table:table-row table:style-name="Table23.1">
          <table:table-cell table:style-name="Table23.A2" office:value-type="string">
            <text:p text:style-name="P10"><text:span text:style-name="T3">Saves:</text:span></text:p>
          </table:table-cell>
          <table:table-cell table:style-name="Table23.A2" office:value-type="string">
            <text:p text:style-name="P10"><text:span text:style-name="T4">Fort +12*, Ref +9*, Will +10*</text:span></text:p>
          </table:table-cell>
        </table:table-row>
        <table:table-row table:style-name="Table23.1">
          <table:table-cell table:style-name="Table23.A2" office:value-type="string">
            <text:p text:style-name="P10"><text:span text:style-name="T3">Abilities:</text:span></text:p>
          </table:table-cell>
          <table:table-cell table:style-name="Table23.A2" office:value-type="string">
            <text:p text:style-name="P10"><text:span text:style-name="T4">Str 19, Dex 12, Con 18, Int 11, Wis 15, Cha 12</text:span></text:p>
          </table:table-cell>
        </table:table-row>
        <table:table-row table:style-name="Table23.1">
          <table:table-cell table:style-name="Table23.A2" office:value-type="string">
            <text:p text:style-name="P10"><text:span text:style-name="T3">Skills:</text:span></text:p>
          </table:table-cell>
          <table:table-cell table:style-name="Table23.A2" office:value-type="string">
            <text:p text:style-name="P10"><text:span text:style-name="T4">Bluff +12, Concentration +15, Diplomacy +5, Disguise +1 (+3 acting), Intimidate +14, Listen +15, Ride +12, Sense Motive +13, Spellcraft +11, Spot +15</text:span></text:p>
          </table:table-cell>
        </table:table-row>
        <table:table-row table:style-name="Table23.1">
          <table:table-cell table:style-name="Table23.A2" office:value-type="string">
            <text:p text:style-name="P10"><text:span text:style-name="T3">Feats:</text:span></text:p>
          </table:table-cell>
          <table:table-cell table:style-name="Table23.A2" office:value-type="string">
            <text:p text:style-name="P10"><text:span text:style-name="T4">Alertness, Combat Casting, Mounted Combat</text:span></text:p>
          </table:table-cell>
        </table:table-row>
        <table:table-row table:style-name="Table23.1">
          <table:table-cell table:style-name="Table23.A2" office:value-type="string">
            <text:p text:style-name="P10"><text:span text:style-name="T3">Environment:</text:span></text:p>
          </table:table-cell>
          <table:table-cell table:style-name="Table23.A2" office:value-type="string">
            <text:p text:style-name="P10"><text:span text:style-name="T4">A evil-aligned plane</text:span></text:p>
          </table:table-cell>
        </table:table-row>
        <table:table-row table:style-name="Table23.1">
          <table:table-cell table:style-name="Table23.A2" office:value-type="string">
            <text:p text:style-name="P10"><text:span text:style-name="T3">Organization:</text:span></text:p>
          </table:table-cell>
          <table:table-cell table:style-name="Table23.A2" office:value-type="string">
            <text:p text:style-name="P10"><text:span text:style-name="T4">Solitary, mounted (1, on nightmare), or covey (3, on nightmares)</text:span></text:p>
          </table:table-cell>
        </table:table-row>
        <table:table-row table:style-name="Table23.1">
          <table:table-cell table:style-name="Table23.A2" office:value-type="string">
            <text:p text:style-name="P10"><text:span text:style-name="T3">Challenge Rating:</text:span></text:p>
          </table:table-cell>
          <table:table-cell table:style-name="Table23.A2" office:value-type="string">
            <text:p text:style-name="P10"><text:span text:style-name="T4">9</text:span></text:p>
          </table:table-cell>
        </table:table-row>
        <table:table-row table:style-name="Table23.1">
          <table:table-cell table:style-name="Table23.A2" office:value-type="string">
            <text:p text:style-name="P10"><text:span text:style-name="T3">Treasure:</text:span></text:p>
          </table:table-cell>
          <table:table-cell table:style-name="Table23.A2" office:value-type="string">
            <text:p text:style-name="P10"><text:span text:style-name="T4">Standard</text:span></text:p>
          </table:table-cell>
        </table:table-row>
        <table:table-row table:style-name="Table23.1">
          <table:table-cell table:style-name="Table23.A2" office:value-type="string">
            <text:p text:style-name="P10"><text:span text:style-name="T3">Alignment:</text:span></text:p>
          </table:table-cell>
          <table:table-cell table:style-name="Table23.A2" office:value-type="string">
            <text:p text:style-name="P10"><text:span text:style-name="T4">Always neutral evil</text:span></text:p>
          </table:table-cell>
        </table:table-row>
        <table:table-row table:style-name="Table23.1">
          <table:table-cell table:style-name="Table23.A2" office:value-type="string">
            <text:p text:style-name="P10"><text:span text:style-name="T3">Advancement:</text:span></text:p>
          </table:table-cell>
          <table:table-cell table:style-name="Table23.A2" office:value-type="string">
            <text:p text:style-name="P10"><text:span text:style-name="T4">9–16 HD (Medium)</text:span></text:p>
          </table:table-cell>
        </table:table-row>
        <table:table-row table:style-name="Table23.1">
          <table:table-cell table:style-name="Table23.A22" office:value-type="string">
            <text:p text:style-name="P18"><text:span text:style-name="T3">Level Adjustment:</text:span></text:p>
          </table:table-cell>
          <table:table-cell table:style-name="Table23.A22" office:value-type="string">
            <text:p text:style-name="P18"><text:span text:style-name="T4">—</text:span></text:p>
          </table:table-cell>
        </table:table-row>
      </table:table>
      <text:p text:style-name="P10"><text:span text:style-name="T11">A night hag is about the same height and weight as a female human.</text:span></text:p>
      <text:p text:style-name="P10"><text:span text:style-name="T11">Night hags speak Abyssal, Celestial, Common, and Infernal.</text:span></text:p>
      <text:p text:style-name="P10"><text:span text:style-name="T17">COMBAT</text:span></text:p>
      <text:p text:style-name="P10"><text:span text:style-name="T11">Night hags attack good creatures on sight if the odds of success seem favorable.</text:span></text:p>
      <text:p text:style-name="P10"><text:span text:style-name="T11">These creatures rip through armor and flesh with their deadly teeth. They love to use </text:span><text:span text:style-name="T14">sleep </text:span><text:span text:style-name="T11">and then strangle those who are overcome by it.</text:span></text:p>
      <text:p text:style-name="P10"><text:span text:style-name="T11">A night hag’s natural weapons, as well as any weapons it wields, are treated as evil-aligned for the purpose of overcoming damage reduction. Its natural weapons are treated as magic weapons for the purpose of overcoming damage reduction.</text:span></text:p>
      <text:p text:style-name="P10"><text:span text:style-name="T12">Disease (Ex): </text:span><text:span text:style-name="T11">Demon fever—bite, Fortitude DC 18, incubation period 1 day, damage 1d6 Con. Each day after the first, on a failed save, an afflicted creature must immediately succeed on another DC 18 Fortitude save or take 1 point of Constitution drain. The save DC is Constitution based.</text:span></text:p>
      <text:p text:style-name="P10"><text:span text:style-name="T12">Spell-Like Abilities: </text:span><text:span text:style-name="T11">At will—</text:span><text:span text:style-name="T14">detect chaos, detect evil, detect good, detect law, detect magic, magic missile, polymorph </text:span><text:span text:style-name="T11">(self only), </text:span><text:span text:style-name="T14">ray of enfeeblement </text:span><text:span text:style-name="T11">(DC 12)</text:span><text:span text:style-name="T14">, sleep </text:span><text:span text:style-name="T11">(DC 12)</text:span><text:span text:style-name="T14">. </text:span><text:span text:style-name="T11">Caster level 8th. A night hag can use </text:span><text:span text:style-name="T14">etherealness </text:span><text:span text:style-name="T11">at will (caster level 16th) so long as it possesses its </text:span><text:span text:style-name="T14">heartstone </text:span><text:span text:style-name="T11">(see below). The save DCs are Charisma-based.</text:span></text:p>
      <text:p text:style-name="P10"><text:span text:style-name="T12">Dream Haunting (Su): </text:span><text:span text:style-name="T11">Night hags can visit the dreams of chaotic or evil individuals by using a special periapt known as a </text:span><text:span text:style-name="T14">heartstone </text:span><text:span text:style-name="T11">to become ethereal, then hovering over the creature. Once a hag invades someone’s dreams, it rides on the victim’s back until dawn. The sleeper suffers from tormenting dreams and takes 1 point of Constitution drain upon awakening. Only another ethereal being can stop these nocturnal intrusions, by confronting and defeating the night hag.</text:span></text:p>
      <text:p text:style-name="P10"><text:span text:style-name="T19">HEARTSTONE</text:span></text:p>
      <text:p text:style-name="P10"><text:span text:style-name="T11">All night hags carry a periapt known as a </text:span><text:span text:style-name="T14">heartstone, </text:span><text:span text:style-name="T11">which instantly cures any disease contracted by the holder. In addition, a </text:span><text:span text:style-name="T14">heartstone </text:span><text:span text:style-name="T11">provides a +2 resistance bonus on all saving throws (this bonus is included in the statistics block). A night hag that loses this charm can no longer use </text:span><text:span text:style-name="T14">etherealness </text:span><text:span text:style-name="T11">until it can manufacture another (which takes one month). Creatures other than the hag can benefit from the </text:span><text:span text:style-name="T14">heartstone</text:span><text:span text:style-name="T11">’s powers, but the periapt shatters after ten uses (any disease cured or saving throw affected</text:span></text:p>
      <text:p text:style-name="P10"><text:span text:style-name="T11">counts as a use) and it does not bestow </text:span><text:span text:style-name="T14">etherealness </text:span><text:span text:style-name="T11">to a bearer that is not a night hag. If sold, an intact </text:span><text:span text:style-name="T14">heartstone </text:span><text:span text:style-name="T11">brings 1,800 gp. </text:span></text:p>
      <text:p text:style-name="P13"/>
      <text:p text:style-name="P10"><text:span text:style-name="T10">NIGHTMARE</text:span></text:p>
      <table:table table:name="Table24" table:style-name="Table24">
        <table:table-column table:style-name="Table24.A"/>
        <table:table-column table:style-name="Table24.B"/>
        <table:table-column table:style-name="Table24.C"/>
        <text:soft-page-break/>
        <table:table-row table:style-name="Table24.1">
          <table:table-cell table:style-name="Table24.A1" office:value-type="string">
            <text:p text:style-name="P16"/>
          </table:table-cell>
          <table:table-cell table:style-name="Table24.A1" office:value-type="string">
            <text:p text:style-name="P20"><text:span text:style-name="T16">Nightmare</text:span></text:p>
          </table:table-cell>
          <table:table-cell table:style-name="Table24.A1" office:value-type="string">
            <text:h text:style-name="P5" text:outline-level="2"><text:span text:style-name="T3">Nightmare, Cauchemar</text:span></text:h>
          </table:table-cell>
        </table:table-row>
        <table:table-row table:style-name="Table24.1">
          <table:table-cell table:style-name="Table24.A2" office:value-type="string">
            <text:p text:style-name="P19"/>
          </table:table-cell>
          <table:table-cell table:style-name="Table24.A2" office:value-type="string">
            <text:p text:style-name="P18"><text:span text:style-name="T4">Large Outsider (Evil, Extraplanar)</text:span></text:p>
          </table:table-cell>
          <table:table-cell table:style-name="Table24.A2" office:value-type="string">
            <text:p text:style-name="P18"><text:span text:style-name="T4">Huge Outsider (Evil, Extraplanar)</text:span></text:p>
          </table:table-cell>
        </table:table-row>
        <table:table-row table:style-name="Table24.1">
          <table:table-cell table:style-name="Table24.A2" office:value-type="string">
            <text:p text:style-name="P18"><text:span text:style-name="T3">Hit Dice:</text:span></text:p>
          </table:table-cell>
          <table:table-cell table:style-name="Table24.A2" office:value-type="string">
            <text:p text:style-name="P18"><text:span text:style-name="T4">6d8+18 (45 hp)</text:span></text:p>
          </table:table-cell>
          <table:table-cell table:style-name="Table24.A2" office:value-type="string">
            <text:p text:style-name="P18"><text:span text:style-name="T4">15d8+105 (172 hp)</text:span></text:p>
          </table:table-cell>
        </table:table-row>
        <table:table-row table:style-name="Table24.1">
          <table:table-cell table:style-name="Table24.A2" office:value-type="string">
            <text:p text:style-name="P10"><text:span text:style-name="T3">Initiative:</text:span></text:p>
          </table:table-cell>
          <table:table-cell table:style-name="Table24.A2" office:value-type="string">
            <text:p text:style-name="P10"><text:span text:style-name="T4">+6</text:span></text:p>
          </table:table-cell>
          <table:table-cell table:style-name="Table24.A2" office:value-type="string">
            <text:p text:style-name="P10"><text:span text:style-name="T4">+6</text:span></text:p>
          </table:table-cell>
        </table:table-row>
        <table:table-row table:style-name="Table24.1">
          <table:table-cell table:style-name="Table24.A2" office:value-type="string">
            <text:p text:style-name="P10"><text:span text:style-name="T3">Speed:</text:span></text:p>
          </table:table-cell>
          <table:table-cell table:style-name="Table24.A2" office:value-type="string">
            <text:p text:style-name="P10"><text:span text:style-name="T4">40 ft. (8 squares), fly 90 ft. (good)</text:span></text:p>
          </table:table-cell>
          <table:table-cell table:style-name="Table24.A2" office:value-type="string">
            <text:p text:style-name="P10"><text:span text:style-name="T4">40 ft. (8 squares), fly 90 ft. (good)</text:span></text:p>
          </table:table-cell>
        </table:table-row>
        <table:table-row table:style-name="Table24.1">
          <table:table-cell table:style-name="Table24.A2" office:value-type="string">
            <text:p text:style-name="P10"><text:span text:style-name="T3">Armor Class:</text:span></text:p>
          </table:table-cell>
          <table:table-cell table:style-name="Table24.A2" office:value-type="string">
            <text:p text:style-name="P10"><text:span text:style-name="T4">24 (–1 size, +2 Dex, +13 natural), touch 11, flat-footed 22</text:span></text:p>
          </table:table-cell>
          <table:table-cell table:style-name="Table24.A2" office:value-type="string">
            <text:p text:style-name="P10"><text:span text:style-name="T4">26 (–2 size, +2 Dex, +16 natural), touch 10, flat-footed 24</text:span></text:p>
          </table:table-cell>
        </table:table-row>
        <table:table-row table:style-name="Table24.1">
          <table:table-cell table:style-name="Table24.A2" office:value-type="string">
            <text:p text:style-name="P10"><text:span text:style-name="T3">Base Attack/Grapple:</text:span></text:p>
          </table:table-cell>
          <table:table-cell table:style-name="Table24.A2" office:value-type="string">
            <text:p text:style-name="P10"><text:span text:style-name="T4">+6/+14</text:span></text:p>
          </table:table-cell>
          <table:table-cell table:style-name="Table24.A2" office:value-type="string">
            <text:p text:style-name="P10"><text:span text:style-name="T4">+15/+33</text:span></text:p>
          </table:table-cell>
        </table:table-row>
        <table:table-row table:style-name="Table24.1">
          <table:table-cell table:style-name="Table24.A2" office:value-type="string">
            <text:p text:style-name="P10"><text:span text:style-name="T3">Attack:</text:span></text:p>
          </table:table-cell>
          <table:table-cell table:style-name="Table24.A2" office:value-type="string">
            <text:p text:style-name="P10"><text:span text:style-name="T4">Hoof +9 melee (1d8+4 plus 1d4 fire) </text:span></text:p>
          </table:table-cell>
          <table:table-cell table:style-name="Table24.A2" office:value-type="string">
            <text:p text:style-name="P10"><text:span text:style-name="T4">Hoof +23 melee (2d6+10 plus 1d4 fire)</text:span></text:p>
          </table:table-cell>
        </table:table-row>
        <table:table-row table:style-name="Table24.1">
          <table:table-cell table:style-name="Table24.A2" office:value-type="string">
            <text:p text:style-name="P10"><text:span text:style-name="T3">Full Attack:</text:span></text:p>
          </table:table-cell>
          <table:table-cell table:style-name="Table24.A2" office:value-type="string">
            <text:p text:style-name="P10"><text:span text:style-name="T4">2 hooves +9 melee (1d8+4 plus 1d4 fire) and bite +4 melee (1d8+2)</text:span></text:p>
          </table:table-cell>
          <table:table-cell table:style-name="Table24.A2" office:value-type="string">
            <text:p text:style-name="P10"><text:span text:style-name="T4">2 hooves +23 melee (2d6+10 plus 1d4 fire) and bite +18 melee (2d6+5)</text:span></text:p>
          </table:table-cell>
        </table:table-row>
        <table:table-row table:style-name="Table24.1">
          <table:table-cell table:style-name="Table24.A2" office:value-type="string">
            <text:p text:style-name="P10"><text:span text:style-name="T3">Space/Reach:</text:span></text:p>
          </table:table-cell>
          <table:table-cell table:style-name="Table24.A2" office:value-type="string">
            <text:p text:style-name="P10"><text:span text:style-name="T4">10 ft./5 ft.</text:span></text:p>
          </table:table-cell>
          <table:table-cell table:style-name="Table24.A2" office:value-type="string">
            <text:p text:style-name="P10"><text:span text:style-name="T4">15 ft./10 ft.</text:span></text:p>
          </table:table-cell>
        </table:table-row>
        <table:table-row table:style-name="Table24.1">
          <table:table-cell table:style-name="Table24.A2" office:value-type="string">
            <text:p text:style-name="P10"><text:span text:style-name="T3">Special Attacks:</text:span></text:p>
          </table:table-cell>
          <table:table-cell table:style-name="Table24.A2" office:value-type="string">
            <text:p text:style-name="P10"><text:span text:style-name="T4">Flaming hooves, smoke</text:span></text:p>
          </table:table-cell>
          <table:table-cell table:style-name="Table24.A2" office:value-type="string">
            <text:p text:style-name="P10"><text:span text:style-name="T4">Flaming hooves, smoke</text:span></text:p>
          </table:table-cell>
        </table:table-row>
        <table:table-row table:style-name="Table24.1">
          <table:table-cell table:style-name="Table24.A2" office:value-type="string">
            <text:p text:style-name="P10"><text:span text:style-name="T3">Special Qualities:</text:span></text:p>
          </table:table-cell>
          <table:table-cell table:style-name="Table24.A2" office:value-type="string">
            <text:p text:style-name="P10"><text:span text:style-name="T4">Astral projection, darkvision 60 ft., etherealness</text:span></text:p>
          </table:table-cell>
          <table:table-cell table:style-name="Table24.A2" office:value-type="string">
            <text:p text:style-name="P10"><text:span text:style-name="T4">Astral projection, darkvision 60 ft., etherealness</text:span></text:p>
          </table:table-cell>
        </table:table-row>
        <table:table-row table:style-name="Table24.1">
          <table:table-cell table:style-name="Table24.A2" office:value-type="string">
            <text:p text:style-name="P10"><text:span text:style-name="T3">Saves:</text:span></text:p>
          </table:table-cell>
          <table:table-cell table:style-name="Table24.A2" office:value-type="string">
            <text:p text:style-name="P10"><text:span text:style-name="T4">Fort +8, Ref +7, Will +6</text:span></text:p>
          </table:table-cell>
          <table:table-cell table:style-name="Table24.A2" office:value-type="string">
            <text:p text:style-name="P10"><text:span text:style-name="T4">Fort +16, Ref +11, Will +10</text:span></text:p>
          </table:table-cell>
        </table:table-row>
        <table:table-row table:style-name="Table24.1">
          <table:table-cell table:style-name="Table24.A2" office:value-type="string">
            <text:p text:style-name="P10"><text:span text:style-name="T3">Abilities:</text:span></text:p>
          </table:table-cell>
          <table:table-cell table:style-name="Table24.A2" office:value-type="string">
            <text:p text:style-name="P10"><text:span text:style-name="T4">Str 18, Dex 15, Con 16, Int 13, Wis 13, Cha 12</text:span></text:p>
          </table:table-cell>
          <table:table-cell table:style-name="Table24.A2" office:value-type="string">
            <text:p text:style-name="P10"><text:span text:style-name="T4">Str 31, Dex 14, Con 24, Int 16, Wis 12, Cha 12</text:span></text:p>
          </table:table-cell>
        </table:table-row>
        <table:table-row table:style-name="Table24.1">
          <table:table-cell table:style-name="Table24.A2" office:value-type="string">
            <text:p text:style-name="P10"><text:span text:style-name="T3">Skills:</text:span></text:p>
          </table:table-cell>
          <table:table-cell table:style-name="Table24.A2" office:value-type="string">
            <text:p text:style-name="P10"><text:span text:style-name="T4">Concentration +12, Diplomacy +3, Intimidate +10, Knowledge (the planes) +10, Listen +12, Move Silently +11, Search +10, Sense Motive +10, Spot +12, Survival +10 (+12 on other planes and following tracks)</text:span></text:p>
          </table:table-cell>
          <table:table-cell table:style-name="Table24.A2" office:value-type="string">
            <text:p text:style-name="P10"><text:span text:style-name="T4">Bluff +19, Concentration +25, Diplomacy +5, Disguise +1 (+3 acting), Intimidate +21, Knowledge (arcana) +21, Knowledge (the planes) +21, Listen +21, Move Silently +20, Search +21, Sense Motive +19, Spot +21, Survival +19 (+21 on other planes and following tracks)</text:span></text:p>
          </table:table-cell>
        </table:table-row>
        <table:table-row table:style-name="Table24.1">
          <table:table-cell table:style-name="Table24.A2" office:value-type="string">
            <text:p text:style-name="P10"><text:span text:style-name="T3">Feats:</text:span></text:p>
          </table:table-cell>
          <table:table-cell table:style-name="Table24.A2" office:value-type="string">
            <text:p text:style-name="P10"><text:span text:style-name="T4">Alertness, Improved Initiative, Run</text:span></text:p>
          </table:table-cell>
          <table:table-cell table:style-name="Table24.A2" office:value-type="string">
            <text:p text:style-name="P10"><text:span text:style-name="T4">Alertness, Cleave, Improved Initiative, Power Attack, Run, Track</text:span></text:p>
          </table:table-cell>
        </table:table-row>
        <table:table-row table:style-name="Table24.1">
          <table:table-cell table:style-name="Table24.A2" office:value-type="string">
            <text:p text:style-name="P10"><text:span text:style-name="T3">Environment:</text:span></text:p>
          </table:table-cell>
          <table:table-cell table:style-name="Table24.A2" office:value-type="string">
            <text:p text:style-name="P10"><text:span text:style-name="T4">A evil-aligned plane</text:span></text:p>
          </table:table-cell>
          <table:table-cell table:style-name="Table24.A2" office:value-type="string">
            <text:p text:style-name="P10"><text:span text:style-name="T4">A neutral evil plane</text:span></text:p>
          </table:table-cell>
        </table:table-row>
        <table:table-row table:style-name="Table24.1">
          <table:table-cell table:style-name="Table24.A2" office:value-type="string">
            <text:p text:style-name="P10"><text:span text:style-name="T3">Organization:</text:span></text:p>
          </table:table-cell>
          <table:table-cell table:style-name="Table24.A2" office:value-type="string">
            <text:p text:style-name="P10"><text:span text:style-name="T4">Solitary Solitary</text:span></text:p>
          </table:table-cell>
          <table:table-cell table:style-name="Table24.A2" office:value-type="string">
            <text:p text:style-name="P10"><text:span text:style-name="T4">Solitary</text:span></text:p>
          </table:table-cell>
        </table:table-row>
        <table:table-row table:style-name="Table24.1">
          <table:table-cell table:style-name="Table24.A2" office:value-type="string">
            <text:p text:style-name="P10"><text:span text:style-name="T7">Challenge Rating:</text:span></text:p>
          </table:table-cell>
          <table:table-cell table:style-name="Table24.A2" office:value-type="string">
            <text:p text:style-name="P10"><text:span text:style-name="T8">5</text:span></text:p>
          </table:table-cell>
          <table:table-cell table:style-name="Table24.A2" office:value-type="string">
            <text:p text:style-name="P10"><text:span text:style-name="T4">11</text:span></text:p>
          </table:table-cell>
        </table:table-row>
        <table:table-row table:style-name="Table24.1">
          <table:table-cell table:style-name="Table24.A2" office:value-type="string">
            <text:p text:style-name="P10"><text:span text:style-name="T3">Treasure:</text:span></text:p>
          </table:table-cell>
          <table:table-cell table:style-name="Table24.A2" office:value-type="string">
            <text:p text:style-name="P10"><text:span text:style-name="T4">None</text:span></text:p>
          </table:table-cell>
          <table:table-cell table:style-name="Table24.A2" office:value-type="string">
            <text:p text:style-name="P10"><text:span text:style-name="T4">None</text:span></text:p>
          </table:table-cell>
        </table:table-row>
        <table:table-row table:style-name="Table24.1">
          <table:table-cell table:style-name="Table24.A2" office:value-type="string">
            <text:p text:style-name="P10"><text:span text:style-name="T3">Alignment:</text:span></text:p>
          </table:table-cell>
          <table:table-cell table:style-name="Table24.A2" office:value-type="string">
            <text:p text:style-name="P10"><text:span text:style-name="T4">Always neutral evil</text:span></text:p>
          </table:table-cell>
          <table:table-cell table:style-name="Table24.A2" office:value-type="string">
            <text:p text:style-name="P10"><text:span text:style-name="T4">Always neutral evil</text:span></text:p>
          </table:table-cell>
        </table:table-row>
        <table:table-row table:style-name="Table24.1">
          <table:table-cell table:style-name="Table24.A2" office:value-type="string">
            <text:p text:style-name="P10"><text:span text:style-name="T3">Advancement:</text:span></text:p>
          </table:table-cell>
          <table:table-cell table:style-name="Table24.A2" office:value-type="string">
            <text:p text:style-name="P10"><text:span text:style-name="T4">7–10 HD (Large); 11–18 HD (Huge)</text:span></text:p>
          </table:table-cell>
          <table:table-cell table:style-name="Table24.A2" office:value-type="string">
            <text:p text:style-name="P10"><text:span text:style-name="T4">—</text:span></text:p>
          </table:table-cell>
        </table:table-row>
        <table:table-row table:style-name="Table24.1">
          <table:table-cell table:style-name="Table24.A23" office:value-type="string">
            <text:p text:style-name="P18"><text:span text:style-name="T3">Level Adjustment:</text:span></text:p>
          </table:table-cell>
          <table:table-cell table:style-name="Table24.A23" office:value-type="string">
            <text:p text:style-name="P18"><text:span text:style-name="T4">+4 (cohort)</text:span></text:p>
          </table:table-cell>
          <table:table-cell table:style-name="Table24.A23" office:value-type="string">
            <text:p text:style-name="P18"><text:span text:style-name="T4">+4 (cohort)</text:span></text:p>
          </table:table-cell>
        </table:table-row>
      </table:table>
      <text:p text:style-name="P14"/>
      <text:p text:style-name="P10"><text:span text:style-name="T11">A nightmare is about the size of a light war horse.</text:span></text:p>
      <text:p text:style-name="P10"><text:span text:style-name="T17">COMBAT</text:span></text:p>
      <text:p text:style-name="P10"><text:span text:style-name="T11">A nightmare can fight while carrying a rider, but the rider cannot also fight unless he or she succeeds on a Ride check.</text:span></text:p>
      <text:p text:style-name="P10"><text:span text:style-name="T11">A nightmare’s natural weapons, as well as any weapons it wields, are treated as evil-aligned for the purpose of overcoming damage reduction.</text:span></text:p>
      <text:p text:style-name="P10"><text:span text:style-name="T12">Flaming Hooves (Su):</text:span><text:span text:style-name="T11"> A blow from a nightmare’s hooves sets combustible materials alight.</text:span></text:p>
      <text:p text:style-name="P10"><text:span text:style-name="T12">Smoke (Su):</text:span><text:span text:style-name="T11"> During the excitement of battle, a nightmare snorts and neighs with rage. This snorting fills a 15-foot cone with a hot, sulfurous smoke that chokes and blinds opponents. Anyone in the cone must succeed on a DC 16 Fortitude save or take a –2 penalty on all attack and damage rolls until 1d6 minutes after leaving the cone. The cone lasts 1 round, and the nightmare uses it once as a free action during its turn each round. The save DC is Constitution-based.</text:span></text:p>
      <text:p text:style-name="P10"><text:span text:style-name="T11">Because of the smoke it gives off, a nightmare has concealment against creatures 5 feet away and total concealment against creatures 10 feet or farther away. The smoke does not obscure the nightmare’s vision at all.</text:span></text:p>
      <text:p text:style-name="P10"><text:span text:style-name="T12">Astral Projection and Etherealness (Su):</text:span><text:span text:style-name="T11"> These abilities function just like the spells of the same names (caster level 20th); a nightmare can use either at will.</text:span></text:p>
      <text:p text:style-name="P10"><text:span text:style-name="T12">Carrying Capacity: </text:span><text:span text:style-name="T11">A light load for a nightmare is up to 300 pounds; a medium load, 301–600 pounds; and a heavy load, 601–900 pounds.</text:span></text:p>
      <text:p text:style-name="P14"/>
      <text:p text:style-name="P22"><text:span text:style-name="T9">CAUCHEMAR</text:span></text:p>
      <text:p text:style-name="P1"><text:span text:style-name="T1">The cauchemar is a horrible, especially malevolent version of a nightmare. The sight of one of these great horrors bearing down is enough to shake the heart of the boldest champion.</text:span></text:p>
      <text:p text:style-name="P22"><text:span text:style-name="T9">COMBAT</text:span></text:p>
      <text:p text:style-name="P21"><text:span text:style-name="T11">The save DC for the cauchemar’s smoke attack (DC 24) is adjusted for its greater number of Hit Dice and higher Constitution score.</text:span></text:p>
      <text:p text:style-name="P21"><text:span text:style-name="T11">Carrying Capacity: A light load for a cauchemar is up to 612 pounds; a medium load, 613–1,224 pounds; and a heavy load, 1,225–1,840 pounds.</text:span></text:p>
      <text:p text:style-name="P13"/>
      <text:p text:style-name="P10"><text:span text:style-name="T10">NIGHTSHADE</text:span></text:p>
      <text:p text:style-name="P10"><text:span text:style-name="T11">Nightshades are powerful undead composed of equal parts darkness and absolute evil.</text:span></text:p>
      <text:p text:style-name="P10"><text:span text:style-name="T11">Nightshades can read and understand all forms of communication; however, they communicate with others by telepathy.</text:span></text:p>
      <text:p text:style-name="P10"><text:span text:style-name="T17">COMBAT</text:span></text:p>
      <text:p text:style-name="P10"><text:span text:style-name="T11">Each of the three known varieties of nightshade is a terrible creature with unique powers and abilities. Their tactics vary according to their abilities, but they all make liberal use of </text:span><text:span text:style-name="T14">haste</text:span><text:span text:style-name="T11">.</text:span></text:p>
      <text:p text:style-name="P17"/>
      <text:p text:style-name="P10"><text:span text:style-name="T18">Nightshade Abilities</text:span></text:p>
      <text:p text:style-name="P10"><text:span text:style-name="T11">All nightshades have the following special abilities.</text:span></text:p>
      <text:p text:style-name="P10"><text:span text:style-name="T12">Aversion to Daylight (Ex): </text:span><text:span text:style-name="T11">If exposed to natural daylight (not merely a </text:span><text:span text:style-name="T14">daylight </text:span><text:span text:style-name="T11">spell), nightshades take a –4 penalty on all attack rolls, saving throws, and skill checks.</text:span></text:p>
      <text:p text:style-name="P10"><text:span text:style-name="T12">Desecrating Aura (Su):</text:span><text:span text:style-name="T11"> All nightshades give off a 20-footradius emanation of utter desecration, imbuing their surroundings with negative energy. This ability works much like a </text:span><text:span text:style-name="T14">desecrate </text:span><text:span text:style-name="T11">spell, except that the nightshade’s evil is so great that it is treated as the shrine of an evil power. All undead within 20 feet of the nightshade (including the creature itself ) gain a +2 profane bonus on attack rolls, damage rolls, and saving throws, and +2 hit points per HD. (The nightshade Hit Dice, attack, and save entries given here include these profane bonuses.) Charisma checks made to turn undead within this area take a –6 penalty.</text:span></text:p>
      <text:p text:style-name="P10"><text:span text:style-name="T11">A nightshade’s desecrating aura cannot be dispelled except by a </text:span><text:span text:style-name="T14">dispel evil </text:span><text:span text:style-name="T11">spell or similar effect. If the effect is dispelled, the nightshade can resume it as a free action on its next turn. Its desecrating aura is suppressed if a nightshade enters a </text:span><text:span text:style-name="T14">consecrated </text:span><text:span text:style-name="T11">or </text:span><text:span text:style-name="T14">hallowed </text:span><text:span text:style-name="T11">area, but the nightshade’s presence also suppresses the </text:span><text:span text:style-name="T14">consecrated </text:span><text:span text:style-name="T11">or </text:span><text:span text:style-name="T14">hallowed </text:span><text:span text:style-name="T11">effect for as long as it remains in the area.</text:span></text:p>
      <text:p text:style-name="P11"/>
      <text:p text:style-name="P10"><text:soft-page-break/><text:span text:style-name="T17">NIGHTCRAWLER</text:span></text:p>
      <table:table table:name="Table25" table:style-name="Table25">
        <table:table-column table:style-name="Table25.A"/>
        <table:table-column table:style-name="Table25.B"/>
        <table:table-row table:style-name="Table25.1">
          <table:table-cell table:style-name="Table25.A1" office:value-type="string">
            <text:p text:style-name="P18"><text:span text:style-name="T3"><text:s/></text:span></text:p>
          </table:table-cell>
          <table:table-cell table:style-name="Table25.A1" office:value-type="string">
            <text:p text:style-name="P18"><text:span text:style-name="T4">Gargantuan Undead (Extraplanar)</text:span></text:p>
          </table:table-cell>
        </table:table-row>
        <table:table-row table:style-name="Table25.1">
          <table:table-cell table:style-name="Table25.A2" office:value-type="string">
            <text:p text:style-name="P18"><text:span text:style-name="T3">Hit Dice:</text:span></text:p>
          </table:table-cell>
          <table:table-cell table:style-name="Table25.A2" office:value-type="string">
            <text:p text:style-name="P18"><text:span text:style-name="T4">25d12+50 (212 hp)</text:span></text:p>
          </table:table-cell>
        </table:table-row>
        <table:table-row table:style-name="Table25.1">
          <table:table-cell table:style-name="Table25.A2" office:value-type="string">
            <text:p text:style-name="P10"><text:span text:style-name="T3">Initiative:</text:span></text:p>
          </table:table-cell>
          <table:table-cell table:style-name="Table25.A2" office:value-type="string">
            <text:p text:style-name="P10"><text:span text:style-name="T4">+4</text:span></text:p>
          </table:table-cell>
        </table:table-row>
        <table:table-row table:style-name="Table25.1">
          <table:table-cell table:style-name="Table25.A2" office:value-type="string">
            <text:p text:style-name="P10"><text:span text:style-name="T3">Speed:</text:span></text:p>
          </table:table-cell>
          <table:table-cell table:style-name="Table25.A2" office:value-type="string">
            <text:p text:style-name="P10"><text:span text:style-name="T4">30 ft. (6 squares), burrow 60 ft.</text:span></text:p>
          </table:table-cell>
        </table:table-row>
        <table:table-row table:style-name="Table25.1">
          <table:table-cell table:style-name="Table25.A2" office:value-type="string">
            <text:p text:style-name="P10"><text:span text:style-name="T3">Armor Class:</text:span></text:p>
          </table:table-cell>
          <table:table-cell table:style-name="Table25.A2" office:value-type="string">
            <text:p text:style-name="P10"><text:span text:style-name="T4">35 (–4 size, +29 natural), touch 6, flat-footed 35</text:span></text:p>
          </table:table-cell>
        </table:table-row>
        <table:table-row table:style-name="Table25.1">
          <table:table-cell table:style-name="Table25.A2" office:value-type="string">
            <text:p text:style-name="P10"><text:span text:style-name="T3">Base Attack/Grapple:</text:span></text:p>
          </table:table-cell>
          <table:table-cell table:style-name="Table25.A2" office:value-type="string">
            <text:p text:style-name="P10"><text:span text:style-name="T4">+12/+45</text:span></text:p>
          </table:table-cell>
        </table:table-row>
        <table:table-row table:style-name="Table25.1">
          <table:table-cell table:style-name="Table25.A2" office:value-type="string">
            <text:p text:style-name="P10"><text:span text:style-name="T3">Attack:</text:span></text:p>
          </table:table-cell>
          <table:table-cell table:style-name="Table25.A2" office:value-type="string">
            <text:p text:style-name="P10"><text:span text:style-name="T4">Bite +29 melee (4d6+21)</text:span></text:p>
          </table:table-cell>
        </table:table-row>
        <table:table-row table:style-name="Table25.1">
          <table:table-cell table:style-name="Table25.A2" office:value-type="string">
            <text:p text:style-name="P10"><text:span text:style-name="T3">Full Attack:</text:span></text:p>
          </table:table-cell>
          <table:table-cell table:style-name="Table25.A2" office:value-type="string">
            <text:p text:style-name="P10"><text:span text:style-name="T4">Bite +29 melee (4d6+21/19–20) and sting +24 melee (2d8+11/19–20 plus poison)</text:span></text:p>
          </table:table-cell>
        </table:table-row>
        <table:table-row table:style-name="Table25.1">
          <table:table-cell table:style-name="Table25.A2" office:value-type="string">
            <text:p text:style-name="P10"><text:span text:style-name="T3">Space/Reach:</text:span></text:p>
          </table:table-cell>
          <table:table-cell table:style-name="Table25.A2" office:value-type="string">
            <text:p text:style-name="P10"><text:span text:style-name="T4">20 ft./15 ft.</text:span></text:p>
          </table:table-cell>
        </table:table-row>
        <table:table-row table:style-name="Table25.1">
          <table:table-cell table:style-name="Table25.A2" office:value-type="string">
            <text:p text:style-name="P10"><text:span text:style-name="T3">Special Attacks:</text:span></text:p>
          </table:table-cell>
          <table:table-cell table:style-name="Table25.A2" office:value-type="string">
            <text:p text:style-name="P10"><text:span text:style-name="T4">Desecrating aura, energy drain, spell-like abilities, poison, summon undead, swallow whole</text:span></text:p>
          </table:table-cell>
        </table:table-row>
        <table:table-row table:style-name="Table25.1">
          <table:table-cell table:style-name="Table25.A2" office:value-type="string">
            <text:p text:style-name="P10"><text:span text:style-name="T3">Special Qualities:</text:span></text:p>
          </table:table-cell>
          <table:table-cell table:style-name="Table25.A2" office:value-type="string">
            <text:p text:style-name="P10"><text:span text:style-name="T4">Aversion to daylight, damage reduction 15/silver and magic, darkvision 60 ft., immunity to cold, spell resistance 31, telepathy 100 ft, tremorsense 60 ft., undead traits</text:span></text:p>
          </table:table-cell>
        </table:table-row>
        <table:table-row table:style-name="Table25.1">
          <table:table-cell table:style-name="Table25.A2" office:value-type="string">
            <text:p text:style-name="P10"><text:span text:style-name="T3">Saves:</text:span></text:p>
          </table:table-cell>
          <table:table-cell table:style-name="Table25.A2" office:value-type="string">
            <text:p text:style-name="P10"><text:span text:style-name="T4">Fort +12, Ref +10, Will +23</text:span></text:p>
          </table:table-cell>
        </table:table-row>
        <table:table-row table:style-name="Table25.1">
          <table:table-cell table:style-name="Table25.A2" office:value-type="string">
            <text:p text:style-name="P10"><text:span text:style-name="T3">Abilities:</text:span></text:p>
          </table:table-cell>
          <table:table-cell table:style-name="Table25.A2" office:value-type="string">
            <text:p text:style-name="P10"><text:span text:style-name="T4">Str 48, Dex 10, Con —, Int 20, Wis 20, Cha 18</text:span></text:p>
          </table:table-cell>
        </table:table-row>
        <table:table-row table:style-name="Table25.1">
          <table:table-cell table:style-name="Table25.A2" office:value-type="string">
            <text:p text:style-name="P10"><text:span text:style-name="T3">Skills:</text:span></text:p>
          </table:table-cell>
          <table:table-cell table:style-name="Table25.A2" office:value-type="string">
            <text:p text:style-name="P10"><text:span text:style-name="T4">Concentration +32, Diplomacy +6, Hide +16, Knowledge (arcana) +33, Listen +33, Move Silently +28, Search +33, Sense Motive +23, Spellcraft +35, Spot +33, Survival +5 (+7 following tracks)</text:span></text:p>
          </table:table-cell>
        </table:table-row>
        <table:table-row table:style-name="Table25.1">
          <table:table-cell table:style-name="Table25.A2" office:value-type="string">
            <text:p text:style-name="P10"><text:span text:style-name="T3">Feats:</text:span></text:p>
          </table:table-cell>
          <table:table-cell table:style-name="Table25.A2" office:value-type="string">
            <text:p text:style-name="P10"><text:span text:style-name="T4">Blind-Fight, Combat Casting, Great Fortitude, Improved Critical (bite), Improved Critical (sting), Improved Initiative, Iron Will, Power Attack, Quicken Spell-Like Ability (</text:span><text:span text:style-name="T5">cone of cold</text:span><text:span text:style-name="T4">)</text:span></text:p>
          </table:table-cell>
        </table:table-row>
        <table:table-row table:style-name="Table25.1">
          <table:table-cell table:style-name="Table25.A2" office:value-type="string">
            <text:p text:style-name="P10"><text:span text:style-name="T3">Environment:</text:span></text:p>
          </table:table-cell>
          <table:table-cell table:style-name="Table25.A2" office:value-type="string">
            <text:p text:style-name="P10"><text:span text:style-name="T4">Plane of Shadow</text:span></text:p>
          </table:table-cell>
        </table:table-row>
        <table:table-row table:style-name="Table25.1">
          <table:table-cell table:style-name="Table25.A2" office:value-type="string">
            <text:p text:style-name="P10"><text:span text:style-name="T3">Organization:</text:span></text:p>
          </table:table-cell>
          <table:table-cell table:style-name="Table25.A2" office:value-type="string">
            <text:p text:style-name="P10"><text:span text:style-name="T4">Solitary or pair</text:span></text:p>
          </table:table-cell>
        </table:table-row>
        <table:table-row table:style-name="Table25.1">
          <table:table-cell table:style-name="Table25.A2" office:value-type="string">
            <text:p text:style-name="P10"><text:span text:style-name="T3">Challenge Rating:</text:span></text:p>
          </table:table-cell>
          <table:table-cell table:style-name="Table25.A2" office:value-type="string">
            <text:p text:style-name="P10"><text:span text:style-name="T4">18</text:span></text:p>
          </table:table-cell>
        </table:table-row>
        <table:table-row table:style-name="Table25.1">
          <table:table-cell table:style-name="Table25.A2" office:value-type="string">
            <text:p text:style-name="P10"><text:span text:style-name="T3">Treasure:</text:span></text:p>
          </table:table-cell>
          <table:table-cell table:style-name="Table25.A2" office:value-type="string">
            <text:p text:style-name="P10"><text:span text:style-name="T4">Standard</text:span></text:p>
          </table:table-cell>
        </table:table-row>
        <table:table-row table:style-name="Table25.1">
          <table:table-cell table:style-name="Table25.A2" office:value-type="string">
            <text:p text:style-name="P10"><text:span text:style-name="T3">Alignment:</text:span></text:p>
          </table:table-cell>
          <table:table-cell table:style-name="Table25.A2" office:value-type="string">
            <text:p text:style-name="P10"><text:span text:style-name="T4">Always chaotic evil</text:span></text:p>
          </table:table-cell>
        </table:table-row>
        <table:table-row table:style-name="Table25.1">
          <table:table-cell table:style-name="Table25.A2" office:value-type="string">
            <text:p text:style-name="P10"><text:span text:style-name="T3">Advancement:</text:span></text:p>
          </table:table-cell>
          <table:table-cell table:style-name="Table25.A2" office:value-type="string">
            <text:p text:style-name="P10"><text:span text:style-name="T4">26–50 HD (Colossal)</text:span></text:p>
          </table:table-cell>
        </table:table-row>
        <table:table-row table:style-name="Table25.1">
          <table:table-cell table:style-name="Table25.A22" office:value-type="string">
            <text:p text:style-name="P18"><text:span text:style-name="T3">Level Adjustment:</text:span></text:p>
          </table:table-cell>
          <table:table-cell table:style-name="Table25.A22" office:value-type="string">
            <text:p text:style-name="P18"><text:span text:style-name="T4">—</text:span></text:p>
          </table:table-cell>
        </table:table-row>
      </table:table>
      <text:p text:style-name="P14"/>
      <text:p text:style-name="P10"><text:span text:style-name="T11">A nightcrawler is a massive behemoth similar to a purple worm, though utterly black in color.</text:span></text:p>
      <text:p text:style-name="P10"><text:span text:style-name="T11">A nightcrawler measures about 7 feet in diameter and is 100 feet long from its toothy maw to the tip of its stinging tail. It weighs about 55,000 pounds.</text:span></text:p>
      <text:p text:style-name="P10"><text:span text:style-name="T18">Combat</text:span></text:p>
      <text:p text:style-name="P10"><text:span text:style-name="T11">A nightcrawler attacks by burrowing through the ground and emerging to strike.</text:span></text:p>
      <text:p text:style-name="P10"><text:span text:style-name="T11">A nightcrawler’s natural weapons are treated as magic weapons for the purpose of overcoming damage reduction.</text:span></text:p>
      <text:p text:style-name="P10"><text:span text:style-name="T12">Energy Drain (Su):</text:span><text:span text:style-name="T11"> Living creatures inside a nightcrawler’s gizzard gain one negative level each round. The DC is 26 for the Fortitude save to remove a negative level. The save DC is Charisma-based.</text:span></text:p>
      <text:p text:style-name="P10"><text:soft-page-break/><text:span text:style-name="T11">For each such negative level bestowed, the nightcrawler gains 5 temporary hit points. </text:span></text:p>
      <text:p text:style-name="P10"><text:span text:style-name="T12">Improved Grab (Ex):</text:span><text:span text:style-name="T11"> To use this ability, a nightcrawler must hit with its bite attack. It can then attempt to start a grapple as a free action without provoking an attack of opportunity. If it wins the grapple check, it establishes a hold and can try to swallow the opponent in the following round.</text:span></text:p>
      <text:p text:style-name="P10"><text:span text:style-name="T12">Poison (Ex):</text:span><text:span text:style-name="T11"> Injury, Fortitude DC 22, initial and secondary damage 2d6 Str. The save DC is Constitution-based.</text:span></text:p>
      <text:p text:style-name="P10"><text:span text:style-name="T12">Spell-Like Abilities: </text:span><text:span text:style-name="T11">At will—</text:span><text:span text:style-name="T14">contagion </text:span><text:span text:style-name="T11">(DC 18), </text:span><text:span text:style-name="T14">deeper darkness, detect magic, greater dispel magic, haste, invisibility, see invisibility, unholy blight </text:span><text:span text:style-name="T11">(DC 18); 3/day—</text:span><text:span text:style-name="T14">cone of cold </text:span><text:span text:style-name="T11">(DC 19), </text:span><text:span text:style-name="T14">confusion </text:span><text:span text:style-name="T11">(DC 18), </text:span><text:span text:style-name="T14">hold monster </text:span><text:span text:style-name="T11">(DC 19); 1/day—</text:span><text:span text:style-name="T14">finger of death </text:span><text:span text:style-name="T11">(DC 21), </text:span><text:span text:style-name="T14">mass hold monster </text:span><text:span text:style-name="T11">(DC 23), </text:span><text:span text:style-name="T14">plane shift </text:span><text:span text:style-name="T11">(DC 21). Caster level 25th. The save DCs are Charisma-based.</text:span></text:p>
      <text:p text:style-name="P10"><text:span text:style-name="T12">Summon Undead (Su):</text:span><text:span text:style-name="T11"> A nightcrawler can summon undead creatures once per night: 9–16 shadows, 3–6 greater shadows, or 2–4 dread wraiths. The undead arrive in 1d10 rounds and serve for 1 hour or until released.</text:span></text:p>
      <text:p text:style-name="P10"><text:span text:style-name="T12">Swallow Whole (Ex):</text:span><text:span text:style-name="T11"> A nightcrawler can try to swallow a grabbed opponent of Huge or smaller size by making a successful grapple check. Once inside, the opponent takes 2d8+12 points of bludgeoning damage plus 12 points of acid damage per round from the nightcrawler’s gizzard and is subject to the creature’s energy drain. A swallowed creature can cut its way out by using a light slashing or piercing weapon to deal 35 points of damage to the gizzard (AC 21). Once the creature exits, muscular action closes the hole; another swallowed opponent must cut its own way out. A nightcrawler’s interior can hold 2 Huge, 8 Large, 32 Medium, 128 Small, 512 Tiny or smaller opponents.</text:span></text:p>
      <text:p text:style-name="P11"/>
      <text:p text:style-name="P10"><text:span text:style-name="T17">NIGHTWALKER</text:span></text:p>
      <table:table table:name="Table26" table:style-name="Table26">
        <table:table-column table:style-name="Table26.A"/>
        <table:table-column table:style-name="Table26.B"/>
        <table:table-row table:style-name="Table26.1">
          <table:table-cell table:style-name="Table26.A1" office:value-type="string">
            <text:p text:style-name="P18"><text:span text:style-name="T3"><text:s/></text:span></text:p>
          </table:table-cell>
          <table:table-cell table:style-name="Table26.A1" office:value-type="string">
            <text:p text:style-name="P18"><text:span text:style-name="T4">Huge Undead (Extraplanar)</text:span></text:p>
          </table:table-cell>
        </table:table-row>
        <table:table-row table:style-name="Table26.1">
          <table:table-cell table:style-name="Table26.A2" office:value-type="string">
            <text:p text:style-name="P18"><text:span text:style-name="T3">Hit Dice:</text:span></text:p>
          </table:table-cell>
          <table:table-cell table:style-name="Table26.A2" office:value-type="string">
            <text:p text:style-name="P18"><text:span text:style-name="T4">21d12+42 (178 hp)</text:span></text:p>
          </table:table-cell>
        </table:table-row>
        <table:table-row table:style-name="Table26.1">
          <table:table-cell table:style-name="Table26.A2" office:value-type="string">
            <text:p text:style-name="P10"><text:span text:style-name="T3">Initiative:</text:span></text:p>
          </table:table-cell>
          <table:table-cell table:style-name="Table26.A2" office:value-type="string">
            <text:p text:style-name="P10"><text:span text:style-name="T4">+6</text:span></text:p>
          </table:table-cell>
        </table:table-row>
        <table:table-row table:style-name="Table26.1">
          <table:table-cell table:style-name="Table26.A2" office:value-type="string">
            <text:p text:style-name="P10"><text:span text:style-name="T3">Speed:</text:span></text:p>
          </table:table-cell>
          <table:table-cell table:style-name="Table26.A2" office:value-type="string">
            <text:p text:style-name="P10"><text:span text:style-name="T4">40 ft (8 squares)., fly 20 ft. (poor)</text:span></text:p>
          </table:table-cell>
        </table:table-row>
        <table:table-row table:style-name="Table26.1">
          <table:table-cell table:style-name="Table26.A2" office:value-type="string">
            <text:p text:style-name="P10"><text:span text:style-name="T3">Armor Class:</text:span></text:p>
          </table:table-cell>
          <table:table-cell table:style-name="Table26.A2" office:value-type="string">
            <text:p text:style-name="P10"><text:span text:style-name="T4">32 (–2 size, +2 Dex, +22 natural), touch 10, flat-footed 30</text:span></text:p>
          </table:table-cell>
        </table:table-row>
        <table:table-row table:style-name="Table26.1">
          <table:table-cell table:style-name="Table26.A2" office:value-type="string">
            <text:p text:style-name="P10"><text:span text:style-name="T3">Base Attack/Grapple:</text:span></text:p>
          </table:table-cell>
          <table:table-cell table:style-name="Table26.A2" office:value-type="string">
            <text:p text:style-name="P10"><text:span text:style-name="T4">+10/+34</text:span></text:p>
          </table:table-cell>
        </table:table-row>
        <table:table-row table:style-name="Table26.1">
          <table:table-cell table:style-name="Table26.A2" office:value-type="string">
            <text:p text:style-name="P10"><text:span text:style-name="T3">Attack:</text:span></text:p>
          </table:table-cell>
          <table:table-cell table:style-name="Table26.A2" office:value-type="string">
            <text:p text:style-name="P10"><text:span text:style-name="T4">Slam +24 melee (2d6+16)</text:span></text:p>
          </table:table-cell>
        </table:table-row>
        <table:table-row table:style-name="Table26.1">
          <table:table-cell table:style-name="Table26.A2" office:value-type="string">
            <text:p text:style-name="P10"><text:span text:style-name="T3">Full Attack:</text:span></text:p>
          </table:table-cell>
          <table:table-cell table:style-name="Table26.A2" office:value-type="string">
            <text:p text:style-name="P10"><text:span text:style-name="T4">2 slams +24 melee (2d6+16)</text:span></text:p>
          </table:table-cell>
        </table:table-row>
        <table:table-row table:style-name="Table26.1">
          <table:table-cell table:style-name="Table26.A2" office:value-type="string">
            <text:p text:style-name="P10"><text:span text:style-name="T3">Space/Reach:</text:span></text:p>
          </table:table-cell>
          <table:table-cell table:style-name="Table26.A2" office:value-type="string">
            <text:p text:style-name="P10"><text:span text:style-name="T4">15 ft./15 ft.</text:span></text:p>
          </table:table-cell>
        </table:table-row>
        <table:table-row table:style-name="Table26.1">
          <table:table-cell table:style-name="Table26.A2" office:value-type="string">
            <text:p text:style-name="P10"><text:span text:style-name="T3">Special Attacks:</text:span></text:p>
          </table:table-cell>
          <table:table-cell table:style-name="Table26.A2" office:value-type="string">
            <text:p text:style-name="P10"><text:span text:style-name="T4">Crush item, desecrating aura, evil gaze, spell-like abilities, summon undead</text:span></text:p>
          </table:table-cell>
        </table:table-row>
        <table:table-row table:style-name="Table26.1">
          <table:table-cell table:style-name="Table26.A2" office:value-type="string">
            <text:p text:style-name="P10"><text:span text:style-name="T3">Special Qualities:</text:span></text:p>
          </table:table-cell>
          <table:table-cell table:style-name="Table26.A2" office:value-type="string">
            <text:p text:style-name="P10"><text:span text:style-name="T4">Aversion to daylight, damage reduction 15/silver and magic, darkvision 60 ft., immunity to cold, spell resistance 29, telepathy 100 ft., undead traits</text:span></text:p>
          </table:table-cell>
        </table:table-row>
        <table:table-row table:style-name="Table26.1">
          <table:table-cell table:style-name="Table26.A2" office:value-type="string">
            <text:p text:style-name="P10"><text:span text:style-name="T3">Saves:</text:span></text:p>
          </table:table-cell>
          <table:table-cell table:style-name="Table26.A2" office:value-type="string">
            <text:p text:style-name="P10"><text:span text:style-name="T4">Fort +11, Ref +11, Will +19</text:span></text:p>
          </table:table-cell>
        </table:table-row>
        <table:table-row table:style-name="Table26.1">
          <table:table-cell table:style-name="Table26.A2" office:value-type="string">
            <text:p text:style-name="P10"><text:span text:style-name="T3">Abilities:</text:span></text:p>
          </table:table-cell>
          <table:table-cell table:style-name="Table26.A2" office:value-type="string">
            <text:p text:style-name="P10"><text:span text:style-name="T4">Str 38, Dex 14, Con —, Int 20, Wis 20, Cha 18</text:span></text:p>
          </table:table-cell>
        </table:table-row>
        <table:table-row table:style-name="Table26.1">
          <table:table-cell table:style-name="Table26.A2" office:value-type="string">
            <text:p text:style-name="P10"><text:span text:style-name="T3">Skills:</text:span></text:p>
          </table:table-cell>
          <table:table-cell table:style-name="Table26.A2" office:value-type="string">
            <text:p text:style-name="P10"><text:span text:style-name="T4">Concentration +28, Diplomacy +6, Hide +18*, Knowledge (arcana) +29, Listen +29, Move Silently +26, Search +29, Sense Motive +29, Spellcraft +31, Spot +29, Survival +5 (+7 following tracks)</text:span></text:p>
          </table:table-cell>
        </table:table-row>
        <table:table-row table:style-name="Table26.1">
          <table:table-cell table:style-name="Table26.A2" office:value-type="string">
            <text:p text:style-name="P10"><text:span text:style-name="T3">Feats:</text:span></text:p>
          </table:table-cell>
          <table:table-cell table:style-name="Table26.A2" office:value-type="string">
            <text:p text:style-name="P10"><text:span text:style-name="T4">Cleave, Combat Expertise, Combat Reflexes, Great Fortitude, Improved Disarm, Improved Initiative, Power Attack, Quicken Spell-Like Ability (</text:span><text:span text:style-name="T5">unholy blight</text:span><text:span text:style-name="T4">)</text:span></text:p>
          </table:table-cell>
        </table:table-row>
        <table:table-row table:style-name="Table26.1">
          <table:table-cell table:style-name="Table26.A2" office:value-type="string">
            <text:p text:style-name="P10"><text:span text:style-name="T3">Environment:</text:span></text:p>
          </table:table-cell>
          <table:table-cell table:style-name="Table26.A2" office:value-type="string">
            <text:p text:style-name="P10"><text:span text:style-name="T4">Plane of Shadow</text:span></text:p>
          </table:table-cell>
        </table:table-row>
        <table:table-row table:style-name="Table26.1">
          <table:table-cell table:style-name="Table26.A2" office:value-type="string">
            <text:p text:style-name="P10"><text:span text:style-name="T3">Organization:</text:span></text:p>
          </table:table-cell>
          <table:table-cell table:style-name="Table26.A2" office:value-type="string">
            <text:p text:style-name="P10"><text:span text:style-name="T4">Solitary, pair, or gang (3–4)</text:span></text:p>
          </table:table-cell>
        </table:table-row>
        <table:table-row table:style-name="Table26.1">
          <table:table-cell table:style-name="Table26.A2" office:value-type="string">
            <text:p text:style-name="P10"><text:span text:style-name="T3">Challenge Rating:</text:span></text:p>
          </table:table-cell>
          <table:table-cell table:style-name="Table26.A2" office:value-type="string">
            <text:p text:style-name="P10"><text:span text:style-name="T4">16</text:span></text:p>
          </table:table-cell>
        </table:table-row>
        <table:table-row table:style-name="Table26.1">
          <table:table-cell table:style-name="Table26.A2" office:value-type="string">
            <text:p text:style-name="P10"><text:span text:style-name="T3">Treasure:</text:span></text:p>
          </table:table-cell>
          <table:table-cell table:style-name="Table26.A2" office:value-type="string">
            <text:p text:style-name="P10"><text:span text:style-name="T4">Standard</text:span></text:p>
          </table:table-cell>
        </table:table-row>
        <table:table-row table:style-name="Table26.1">
          <table:table-cell table:style-name="Table26.A2" office:value-type="string">
            <text:p text:style-name="P10"><text:span text:style-name="T3">Alignment:</text:span></text:p>
          </table:table-cell>
          <table:table-cell table:style-name="Table26.A2" office:value-type="string">
            <text:p text:style-name="P10"><text:span text:style-name="T4">Always chaotic evil</text:span></text:p>
          </table:table-cell>
        </table:table-row>
        <table:table-row table:style-name="Table26.1">
          <table:table-cell table:style-name="Table26.A2" office:value-type="string">
            <text:p text:style-name="P10"><text:span text:style-name="T3">Advancement:</text:span></text:p>
          </table:table-cell>
          <table:table-cell table:style-name="Table26.A2" office:value-type="string">
            <text:p text:style-name="P10"><text:span text:style-name="T4">22–31 HD (Huge); 32–42 HD (Gargantuan)</text:span></text:p>
          </table:table-cell>
        </table:table-row>
        <table:table-row table:style-name="Table26.1">
          <table:table-cell table:style-name="Table26.A22" office:value-type="string">
            <text:p text:style-name="P18"><text:span text:style-name="T3">Level Adjustment:</text:span></text:p>
          </table:table-cell>
          <table:table-cell table:style-name="Table26.A22" office:value-type="string">
            <text:p text:style-name="P18"><text:span text:style-name="T4">—</text:span></text:p>
          </table:table-cell>
        </table:table-row>
      </table:table>
      <text:p text:style-name="P10"><text:soft-page-break/><text:span text:style-name="T11">Nightwalkers are human-shaped horrors that haunt the darkness.</text:span></text:p>
      <text:p text:style-name="P10"><text:span text:style-name="T11">A nightwalker is about 20 feet tall and weighs about 12,000 pounds.</text:span></text:p>
      <text:p text:style-name="P10"><text:span text:style-name="T18">Combat</text:span></text:p>
      <text:p text:style-name="P10"><text:span text:style-name="T11">Nightwalkers lurk in dark areas where they can almost always surprise the unwary.</text:span></text:p>
      <text:p text:style-name="P10"><text:span text:style-name="T11">A nightwalker’s natural weapons are treated as magic weapons for the purpose of overcoming damage reduction.</text:span></text:p>
      <text:p text:style-name="P10"><text:span text:style-name="T12">Crush Item (Su):</text:span><text:span text:style-name="T11"> A nightwalker can destroy any weapon or item of Large size or smaller (even magic ones, but not artifacts) by picking it up and crushing it between its hands. The nightwalker must make a successful disarm attempt to grab an item held by an opponent. The item is entitled to a DC 34 Fortitude save to resist destruction. The save DC is Strength-based. </text:span></text:p>
      <text:p text:style-name="P10"><text:span text:style-name="T12">Evil Gaze (Su):</text:span><text:span text:style-name="T11"> Fear, 30 feet. A creature that meets the nightwalker’s gaze must succeed on a DC 24 Will save or be paralyzed with fear for 1d8 rounds. Whether or not the save is successful, that creature cannot be affected again by the same nightshade’s gaze for 24 hours. This is a mind-affecting fear effect. The save DC is Charisma-based.</text:span></text:p>
      <text:p text:style-name="P10"><text:span text:style-name="T12">Spell-Like Abilities:</text:span><text:span text:style-name="T11"> At will—</text:span><text:span text:style-name="T14">contagion </text:span><text:span text:style-name="T11">(DC 18), </text:span><text:span text:style-name="T14">deeper darkness, detect magic, greater dispel magic, haste, see invisibility, </text:span><text:span text:style-name="T11">and </text:span><text:span text:style-name="T14">unholy blight </text:span><text:span text:style-name="T11">(DC 18); 3/day—</text:span><text:span text:style-name="T14">confusion </text:span><text:span text:style-name="T11">(DC 18), </text:span><text:span text:style-name="T14">hold monster </text:span><text:span text:style-name="T11">(DC 19), </text:span><text:span text:style-name="T14">invisibility; </text:span><text:span text:style-name="T11">1/day—</text:span><text:span text:style-name="T14">cone of cold </text:span><text:span text:style-name="T11">(DC 19), </text:span><text:span text:style-name="T14">finger of death </text:span><text:span text:style-name="T11">(DC 21), </text:span><text:span text:style-name="T14">plane shift </text:span><text:span text:style-name="T11">(DC 21). Caster level 21st. The save DCs are Charisma-based.</text:span></text:p>
      <text:p text:style-name="P10"><text:span text:style-name="T12">Summon Undead (Su):</text:span><text:span text:style-name="T11"> A nightwalker can summon undead creatures once per night: 7–12 shadows, 2–5 greater shadows, or 1–2 dread wraiths. The undead arrive in 1d10 rounds and serve for 1 hour or until released.</text:span></text:p>
      <text:p text:style-name="P10"><text:span text:style-name="T12">Skills:</text:span><text:span text:style-name="T11"> *When hiding in a dark area, a nightwalker gains a +8 racial bonus on Hide checks.</text:span></text:p>
      <text:p text:style-name="P10"><text:span text:style-name="T18">Tactics Round-by-Round</text:span></text:p>
      <text:p text:style-name="P10"><text:span text:style-name="T11">The nightwalker is an exceedingly intelligent foe that makes the best use of all its abilities. It favors using its spell-like abilities to divide and disable its enemies, then closing to melee with opponents it has isolated from their allies.</text:span></text:p>
      <text:p text:style-name="P10"><text:span text:style-name="T14">Prior to combat: </text:span><text:span text:style-name="T11">The nightwalker keeps its </text:span><text:span text:style-name="T14">see invisibility </text:span><text:span text:style-name="T11">power active most of the time. It uses </text:span><text:span text:style-name="T14">haste </text:span><text:span text:style-name="T11">and </text:span><text:span text:style-name="T14">invisibility </text:span><text:span text:style-name="T11">to prepare for battle.</text:span></text:p>
      <text:p text:style-name="P10"><text:span text:style-name="T14">Round 1: </text:span><text:span text:style-name="T11">Move to within 30 feet to make use of gaze attack and strike with </text:span><text:span text:style-name="T14">confusion </text:span><text:span text:style-name="T11">or </text:span><text:span text:style-name="T14">hold monster, </text:span><text:span text:style-name="T11">coupled with a quickened </text:span><text:span text:style-name="T14">unholy blight.</text:span></text:p>
      <text:p text:style-name="P10"><text:span text:style-name="T14">Round 2: </text:span><text:span text:style-name="T11">Hit a spellcaster with </text:span><text:span text:style-name="T14">finger of death </text:span><text:span text:style-name="T11">and another quickened </text:span><text:span text:style-name="T14">unholy blight.</text:span></text:p>
      <text:p text:style-name="P10"><text:span text:style-name="T14">Round 3: </text:span><text:span text:style-name="T11">Move up to engage the enemy and attempt to disarm an enemy fighter.</text:span></text:p>
      <text:p text:style-name="P10"><text:span text:style-name="T14">Round 4: </text:span><text:span text:style-name="T11">Crush the disarmed weapon (or use gaze attack if disarm attempt failed).</text:span></text:p>
      <text:p text:style-name="P10"><text:span text:style-name="T14">Round 5: </text:span><text:span text:style-name="T11">Full attack against the unarmed foe (or on a nearby spellcaster).</text:span></text:p>
      <text:p text:style-name="P11"/>
      <text:p text:style-name="P10"><text:span text:style-name="T17">NIGHTWING</text:span></text:p>
      <table:table table:name="Table27" table:style-name="Table27">
        <table:table-column table:style-name="Table27.A"/>
        <table:table-column table:style-name="Table27.B"/>
        <table:table-row table:style-name="Table27.1">
          <table:table-cell table:style-name="Table27.A1" office:value-type="string">
            <text:p text:style-name="P18"><text:span text:style-name="T3"><text:s/></text:span></text:p>
          </table:table-cell>
          <table:table-cell table:style-name="Table27.A1" office:value-type="string">
            <text:p text:style-name="P18"><text:span text:style-name="T4">Huge Undead (Extraplanar)</text:span></text:p>
          </table:table-cell>
        </table:table-row>
        <table:table-row table:style-name="Table27.1">
          <table:table-cell table:style-name="Table27.A2" office:value-type="string">
            <text:p text:style-name="P18"><text:span text:style-name="T3">Hit Dice:</text:span></text:p>
          </table:table-cell>
          <table:table-cell table:style-name="Table27.A2" office:value-type="string">
            <text:p text:style-name="P18"><text:span text:style-name="T4">17d12+34 (144 hp)</text:span></text:p>
          </table:table-cell>
        </table:table-row>
        <table:table-row table:style-name="Table27.1">
          <table:table-cell table:style-name="Table27.A2" office:value-type="string">
            <text:p text:style-name="P10"><text:span text:style-name="T3">Initiative:</text:span></text:p>
          </table:table-cell>
          <table:table-cell table:style-name="Table27.A2" office:value-type="string">
            <text:p text:style-name="P10"><text:span text:style-name="T4">+8</text:span></text:p>
          </table:table-cell>
        </table:table-row>
        <table:table-row table:style-name="Table27.1">
          <table:table-cell table:style-name="Table27.A2" office:value-type="string">
            <text:p text:style-name="P10"><text:span text:style-name="T3">Speed:</text:span></text:p>
          </table:table-cell>
          <table:table-cell table:style-name="Table27.A2" office:value-type="string">
            <text:p text:style-name="P10"><text:span text:style-name="T4">20 ft. (4 squares), fly 60 ft. (good)</text:span></text:p>
          </table:table-cell>
        </table:table-row>
        <table:table-row table:style-name="Table27.1">
          <table:table-cell table:style-name="Table27.A2" office:value-type="string">
            <text:p text:style-name="P10"><text:span text:style-name="T3">Armor Class:</text:span></text:p>
          </table:table-cell>
          <table:table-cell table:style-name="Table27.A2" office:value-type="string">
            <text:p text:style-name="P10"><text:span text:style-name="T4">30 (–2 size, +4 Dex, +18 natural) touch 12, flat-footed 26</text:span></text:p>
          </table:table-cell>
        </table:table-row>
        <table:table-row table:style-name="Table27.1">
          <table:table-cell table:style-name="Table27.A2" office:value-type="string">
            <text:p text:style-name="P10"><text:span text:style-name="T3">Base Attack/Grapple:</text:span></text:p>
          </table:table-cell>
          <table:table-cell table:style-name="Table27.A2" office:value-type="string">
            <text:p text:style-name="P10"><text:span text:style-name="T4">+8/+28</text:span></text:p>
          </table:table-cell>
        </table:table-row>
        <table:table-row table:style-name="Table27.1">
          <table:table-cell table:style-name="Table27.A2" office:value-type="string">
            <text:p text:style-name="P10"><text:span text:style-name="T3">Attack:</text:span></text:p>
          </table:table-cell>
          <table:table-cell table:style-name="Table27.A2" office:value-type="string">
            <text:p text:style-name="P10"><text:span text:style-name="T4">Bite +18 melee (2d6+17/19–20 plus magic drain)</text:span></text:p>
          </table:table-cell>
        </table:table-row>
        <table:table-row table:style-name="Table27.1">
          <table:table-cell table:style-name="Table27.A2" office:value-type="string">
            <text:p text:style-name="P10"><text:span text:style-name="T3">Full Attack:</text:span></text:p>
          </table:table-cell>
          <table:table-cell table:style-name="Table27.A2" office:value-type="string">
            <text:p text:style-name="P10"><text:span text:style-name="T4">Bite +18 melee (2d6+17/19–20 plus magic drain)</text:span></text:p>
          </table:table-cell>
        </table:table-row>
        <table:table-row table:style-name="Table27.1">
          <table:table-cell table:style-name="Table27.A2" office:value-type="string">
            <text:p text:style-name="P10"><text:span text:style-name="T3">Space/Reach:</text:span></text:p>
          </table:table-cell>
          <table:table-cell table:style-name="Table27.A2" office:value-type="string">
            <text:p text:style-name="P10"><text:span text:style-name="T4">15 ft./10 ft.</text:span></text:p>
          </table:table-cell>
        </table:table-row>
        <table:table-row table:style-name="Table27.1">
          <table:table-cell table:style-name="Table27.A2" office:value-type="string">
            <text:p text:style-name="P10"><text:span text:style-name="T3">Special Attacks:</text:span></text:p>
          </table:table-cell>
          <table:table-cell table:style-name="Table27.A2" office:value-type="string">
            <text:p text:style-name="P10"><text:span text:style-name="T4">Desecrating aura, magic drain, spell-like abilities, summon undead</text:span></text:p>
          </table:table-cell>
        </table:table-row>
        <table:table-row table:style-name="Table27.1">
          <table:table-cell table:style-name="Table27.A2" office:value-type="string">
            <text:p text:style-name="P10"><text:span text:style-name="T3">Special Qualities:</text:span></text:p>
          </table:table-cell>
          <table:table-cell table:style-name="Table27.A2" office:value-type="string">
            <text:p text:style-name="P10"><text:span text:style-name="T4">Aversion to daylight, damage reduction 15/silver and magic, darkvision 60 ft., immunity to cold, spell resistance 27, telepathy 100 ft., undead traits</text:span></text:p>
          </table:table-cell>
        </table:table-row>
        <table:table-row table:style-name="Table27.1">
          <table:table-cell table:style-name="Table27.A2" office:value-type="string">
            <text:p text:style-name="P10"><text:span text:style-name="T3">Saves:</text:span></text:p>
          </table:table-cell>
          <table:table-cell table:style-name="Table27.A2" office:value-type="string">
            <text:p text:style-name="P10"><text:span text:style-name="T4">Fort +9, Ref +11, Will +17</text:span></text:p>
          </table:table-cell>
        </table:table-row>
        <table:table-row table:style-name="Table27.1">
          <table:table-cell table:style-name="Table27.A2" office:value-type="string">
            <text:p text:style-name="P10"><text:span text:style-name="T3">Abilities:</text:span></text:p>
          </table:table-cell>
          <table:table-cell table:style-name="Table27.A2" office:value-type="string">
            <text:p text:style-name="P10"><text:span text:style-name="T4">Str 31, Dex 18, Con —, Int 18, Wis 20, Cha 18</text:span></text:p>
          </table:table-cell>
        </table:table-row>
        <table:table-row table:style-name="Table27.1">
          <table:table-cell table:style-name="Table27.A2" office:value-type="string">
            <text:p text:style-name="P10"><text:span text:style-name="T3">Skills:</text:span></text:p>
          </table:table-cell>
          <table:table-cell table:style-name="Table27.A2" office:value-type="string">
            <text:p text:style-name="P10"><text:span text:style-name="T4">Concentration +24, Diplomacy +6, Hide +16*, Listen +25, Move Silently +24, Search +24, Sense Motive +25, Spellcraft +24, Spot +25, Survival +5 (+7 following tracks)</text:span></text:p>
          </table:table-cell>
        </table:table-row>
        <text:soft-page-break/>
        <table:table-row table:style-name="Table27.1">
          <table:table-cell table:style-name="Table27.A2" office:value-type="string">
            <text:p text:style-name="P10"><text:span text:style-name="T3">Feats:</text:span></text:p>
          </table:table-cell>
          <table:table-cell table:style-name="Table27.A2" office:value-type="string">
            <text:p text:style-name="P10"><text:span text:style-name="T4">Combat Reflexes, Dodge, Flyby Attack, Great Fortitude, Improved Critical (bite), Improved Initiative</text:span></text:p>
          </table:table-cell>
        </table:table-row>
        <table:table-row table:style-name="Table27.1">
          <table:table-cell table:style-name="Table27.A2" office:value-type="string">
            <text:p text:style-name="P10"><text:span text:style-name="T3">Environment:</text:span></text:p>
          </table:table-cell>
          <table:table-cell table:style-name="Table27.A2" office:value-type="string">
            <text:p text:style-name="P10"><text:span text:style-name="T4">Plane of Shadow</text:span></text:p>
          </table:table-cell>
        </table:table-row>
        <table:table-row table:style-name="Table27.1">
          <table:table-cell table:style-name="Table27.A2" office:value-type="string">
            <text:p text:style-name="P10"><text:span text:style-name="T3">Organization:</text:span></text:p>
          </table:table-cell>
          <table:table-cell table:style-name="Table27.A2" office:value-type="string">
            <text:p text:style-name="P10"><text:span text:style-name="T4">Solitary, pair, or flock (3–6)</text:span></text:p>
          </table:table-cell>
        </table:table-row>
        <table:table-row table:style-name="Table27.1">
          <table:table-cell table:style-name="Table27.A2" office:value-type="string">
            <text:p text:style-name="P10"><text:span text:style-name="T3">Challenge Rating:</text:span></text:p>
          </table:table-cell>
          <table:table-cell table:style-name="Table27.A2" office:value-type="string">
            <text:p text:style-name="P10"><text:span text:style-name="T4">14</text:span></text:p>
          </table:table-cell>
        </table:table-row>
        <table:table-row table:style-name="Table27.1">
          <table:table-cell table:style-name="Table27.A2" office:value-type="string">
            <text:p text:style-name="P10"><text:span text:style-name="T3">Treasure:</text:span></text:p>
          </table:table-cell>
          <table:table-cell table:style-name="Table27.A2" office:value-type="string">
            <text:p text:style-name="P10"><text:span text:style-name="T4">Standard</text:span></text:p>
          </table:table-cell>
        </table:table-row>
        <table:table-row table:style-name="Table27.1">
          <table:table-cell table:style-name="Table27.A2" office:value-type="string">
            <text:p text:style-name="P10"><text:span text:style-name="T3">Alignment:</text:span></text:p>
          </table:table-cell>
          <table:table-cell table:style-name="Table27.A2" office:value-type="string">
            <text:p text:style-name="P10"><text:span text:style-name="T4">Always chaotic evil</text:span></text:p>
          </table:table-cell>
        </table:table-row>
        <table:table-row table:style-name="Table27.1">
          <table:table-cell table:style-name="Table27.A2" office:value-type="string">
            <text:p text:style-name="P10"><text:span text:style-name="T3">Advancement:</text:span></text:p>
          </table:table-cell>
          <table:table-cell table:style-name="Table27.A2" office:value-type="string">
            <text:p text:style-name="P10"><text:span text:style-name="T4">18–25 HD (Huge); 26–34 HD (Gargantuan)</text:span></text:p>
          </table:table-cell>
        </table:table-row>
        <table:table-row table:style-name="Table27.1">
          <table:table-cell table:style-name="Table27.A22" office:value-type="string">
            <text:p text:style-name="P18"><text:span text:style-name="T3">Level Adjustment:</text:span></text:p>
          </table:table-cell>
          <table:table-cell table:style-name="Table27.A22" office:value-type="string">
            <text:p text:style-name="P18"><text:span text:style-name="T4">—</text:span></text:p>
          </table:table-cell>
        </table:table-row>
      </table:table>
      <text:p text:style-name="P14"/>
      <text:p text:style-name="P10"><text:span text:style-name="T11">Nightwings are batlike flyers that hunt on the wing.</text:span></text:p>
      <text:p text:style-name="P10"><text:span text:style-name="T11">A nightwing has a wingspan of about 40 feet and weighs about 4,000 pounds.</text:span></text:p>
      <text:p text:style-name="P10"><text:span text:style-name="T18">Combat</text:span></text:p>
      <text:p text:style-name="P10"><text:span text:style-name="T11">Nightwings prowl the night sky and dive onto their victims. They are all but invisible, detectable only because of the stars they obscure in their passing.</text:span></text:p>
      <text:p text:style-name="P10"><text:span text:style-name="T11">A nightwing’s natural weapons are treated as magic weapons for the purpose of overcoming damage reduction.</text:span></text:p>
      <text:p text:style-name="P10"><text:span text:style-name="T12">Magic Drain (Su):</text:span><text:span text:style-name="T11"> A nightwing can weaken magic armor, weapons, and shields by making a successful touch attack. The targeted item must succeed on a DC 22 Fortitude save or lose 1 point of its enhancement bonus. The save DC is Charisma-based. An item that loses its entire enhancement bonus becomes merely a masterwork item and loses any special abilities (such as flaming) as well. Casting </text:span><text:span text:style-name="T14">dispel evil </text:span><text:span text:style-name="T11">upon the item reverses the effect of the magic drain, provided this occurs within a number of days after the attack equal to the caster’s level and the caster succeeds on a DC 29 caster level check.</text:span></text:p>
      <text:p text:style-name="P10"><text:span text:style-name="T12">Spell-Like Abilities:</text:span><text:span text:style-name="T11"> At will—</text:span><text:span text:style-name="T14">contagion </text:span><text:span text:style-name="T11">(DC 18), </text:span><text:span text:style-name="T14">deeper darkness, detect magic, haste, see invisibility, unholy blight </text:span><text:span text:style-name="T11">(DC 18); 3/day—</text:span><text:span text:style-name="T14">confusion </text:span><text:span text:style-name="T11">(DC 18), </text:span><text:span text:style-name="T14">greater dispel magic, hold monster </text:span><text:span text:style-name="T11">(DC 19), </text:span><text:span text:style-name="T14">invisibility; </text:span><text:span text:style-name="T11">1/day—</text:span><text:span text:style-name="T14">cone of cold </text:span><text:span text:style-name="T11">(DC 19), </text:span><text:span text:style-name="T14">finger of death </text:span><text:span text:style-name="T11">(DC 21), </text:span><text:span text:style-name="T14">plane shift </text:span><text:span text:style-name="T11">(DC 21). Caster level 17th. The save DCs are Charisma-based.</text:span></text:p>
      <text:p text:style-name="P10"><text:span text:style-name="T12">Summon Undead (Su):</text:span><text:span text:style-name="T11"> A nightwing can summon undead creatures once per night: 5–12 shadows, 2–4 greater shadows, or 1 dread wraith. The undead arrive in 1d10 rounds and serve for 1 hour or until released.</text:span></text:p>
      <text:p text:style-name="P10"><text:span text:style-name="T12">Skills:</text:span><text:span text:style-name="T11"> *When hiding in a dark area or flying in a dark sky, a nightwing gains a +8 racial bonus on Hide checks.</text:span></text:p>
      <text:p text:style-name="P13"/>
      <text:p text:style-name="P10"><text:span text:style-name="T10">NYMPH</text:span></text:p>
      <table:table table:name="Table28" table:style-name="Table28">
        <table:table-column table:style-name="Table28.A"/>
        <table:table-column table:style-name="Table28.B"/>
        <text:soft-page-break/>
        <table:table-row table:style-name="Table28.1">
          <table:table-cell table:style-name="Table28.A1" office:value-type="string">
            <text:p text:style-name="P18"><text:span text:style-name="T3"><text:s/></text:span></text:p>
          </table:table-cell>
          <table:table-cell table:style-name="Table28.A1" office:value-type="string">
            <text:p text:style-name="P18"><text:span text:style-name="T4">Medium Fey</text:span></text:p>
          </table:table-cell>
        </table:table-row>
        <table:table-row table:style-name="Table28.1">
          <table:table-cell table:style-name="Table28.A2" office:value-type="string">
            <text:p text:style-name="P18"><text:span text:style-name="T3">Hit Dice:</text:span></text:p>
          </table:table-cell>
          <table:table-cell table:style-name="Table28.A2" office:value-type="string">
            <text:p text:style-name="P18"><text:span text:style-name="T4">6d6+6 (27 hp)</text:span></text:p>
          </table:table-cell>
        </table:table-row>
        <table:table-row table:style-name="Table28.1">
          <table:table-cell table:style-name="Table28.A2" office:value-type="string">
            <text:p text:style-name="P10"><text:span text:style-name="T3">Initiative:</text:span></text:p>
          </table:table-cell>
          <table:table-cell table:style-name="Table28.A2" office:value-type="string">
            <text:p text:style-name="P10"><text:span text:style-name="T4">+3</text:span></text:p>
          </table:table-cell>
        </table:table-row>
        <table:table-row table:style-name="Table28.1">
          <table:table-cell table:style-name="Table28.A2" office:value-type="string">
            <text:p text:style-name="P10"><text:span text:style-name="T3">Speed:</text:span></text:p>
          </table:table-cell>
          <table:table-cell table:style-name="Table28.A2" office:value-type="string">
            <text:p text:style-name="P10"><text:span text:style-name="T4">30 ft. (6 squares), swim 20 ft.</text:span></text:p>
          </table:table-cell>
        </table:table-row>
        <table:table-row table:style-name="Table28.1">
          <table:table-cell table:style-name="Table28.A2" office:value-type="string">
            <text:p text:style-name="P10"><text:span text:style-name="T3">Armor Class:</text:span></text:p>
          </table:table-cell>
          <table:table-cell table:style-name="Table28.A2" office:value-type="string">
            <text:p text:style-name="P10"><text:span text:style-name="T4">17 (+3 Dex, +4 deflection), touch 17, flat-footed 14</text:span></text:p>
          </table:table-cell>
        </table:table-row>
        <table:table-row table:style-name="Table28.1">
          <table:table-cell table:style-name="Table28.A2" office:value-type="string">
            <text:p text:style-name="P10"><text:span text:style-name="T3">Base Attack/Grapple:</text:span></text:p>
          </table:table-cell>
          <table:table-cell table:style-name="Table28.A2" office:value-type="string">
            <text:p text:style-name="P10"><text:span text:style-name="T4">+3/+3</text:span></text:p>
          </table:table-cell>
        </table:table-row>
        <table:table-row table:style-name="Table28.1">
          <table:table-cell table:style-name="Table28.A2" office:value-type="string">
            <text:p text:style-name="P10"><text:span text:style-name="T3">Attack:</text:span></text:p>
          </table:table-cell>
          <table:table-cell table:style-name="Table28.A2" office:value-type="string">
            <text:p text:style-name="P10"><text:span text:style-name="T4">Dagger +6 melee (1d4/19–20)</text:span></text:p>
          </table:table-cell>
        </table:table-row>
        <table:table-row table:style-name="Table28.1">
          <table:table-cell table:style-name="Table28.A2" office:value-type="string">
            <text:p text:style-name="P10"><text:span text:style-name="T3">Full Attack:</text:span></text:p>
          </table:table-cell>
          <table:table-cell table:style-name="Table28.A2" office:value-type="string">
            <text:p text:style-name="P10"><text:span text:style-name="T4">Dagger +6 melee (1d4/19–20)</text:span></text:p>
          </table:table-cell>
        </table:table-row>
        <table:table-row table:style-name="Table28.1">
          <table:table-cell table:style-name="Table28.A2" office:value-type="string">
            <text:p text:style-name="P10"><text:span text:style-name="T3">Space/Reach:</text:span></text:p>
          </table:table-cell>
          <table:table-cell table:style-name="Table28.A2" office:value-type="string">
            <text:p text:style-name="P10"><text:span text:style-name="T4">5 ft./5 ft.</text:span></text:p>
          </table:table-cell>
        </table:table-row>
        <table:table-row table:style-name="Table28.1">
          <table:table-cell table:style-name="Table28.A2" office:value-type="string">
            <text:p text:style-name="P10"><text:span text:style-name="T3">Special Attacks:</text:span></text:p>
          </table:table-cell>
          <table:table-cell table:style-name="Table28.A2" office:value-type="string">
            <text:p text:style-name="P10"><text:span text:style-name="T4">Blinding beauty, spells, spell-like abilities, stunning glance</text:span></text:p>
          </table:table-cell>
        </table:table-row>
        <table:table-row table:style-name="Table28.1">
          <table:table-cell table:style-name="Table28.A2" office:value-type="string">
            <text:p text:style-name="P10"><text:span text:style-name="T3">Special Qualities:</text:span></text:p>
          </table:table-cell>
          <table:table-cell table:style-name="Table28.A2" office:value-type="string">
            <text:p text:style-name="P10"><text:span text:style-name="T4">Damage reduction 10/cold iron, low-light vision, unearthly grace, wild empathy</text:span></text:p>
          </table:table-cell>
        </table:table-row>
        <table:table-row table:style-name="Table28.1">
          <table:table-cell table:style-name="Table28.A2" office:value-type="string">
            <text:p text:style-name="P10"><text:span text:style-name="T3">Saves:</text:span></text:p>
          </table:table-cell>
          <table:table-cell table:style-name="Table28.A2" office:value-type="string">
            <text:p text:style-name="P10"><text:span text:style-name="T4">Fort +7, Ref +12, Will +12</text:span></text:p>
          </table:table-cell>
        </table:table-row>
        <table:table-row table:style-name="Table28.1">
          <table:table-cell table:style-name="Table28.A2" office:value-type="string">
            <text:p text:style-name="P10"><text:span text:style-name="T3">Abilities:</text:span></text:p>
          </table:table-cell>
          <table:table-cell table:style-name="Table28.A2" office:value-type="string">
            <text:p text:style-name="P10"><text:span text:style-name="T4">Str 10, Dex 17, Con 12, Int 16, Wis 17, Cha 19</text:span></text:p>
          </table:table-cell>
        </table:table-row>
        <table:table-row table:style-name="Table28.1">
          <table:table-cell table:style-name="Table28.A2" office:value-type="string">
            <text:p text:style-name="P10"><text:span text:style-name="T3">Skills:</text:span></text:p>
          </table:table-cell>
          <table:table-cell table:style-name="Table28.A2" office:value-type="string">
            <text:p text:style-name="P10"><text:span text:style-name="T4">Concentration +10, Diplomacy +6, Escape Artist +12, Handle Animal +13, Heal +12, Hide +12, Listen +12, Move Silently +12, Ride +5, Sense Motive +12, Spot +12, Swim +8, Use Rope +3 (+5 with bindings)</text:span></text:p>
          </table:table-cell>
        </table:table-row>
        <table:table-row table:style-name="Table28.1">
          <table:table-cell table:style-name="Table28.A2" office:value-type="string">
            <text:p text:style-name="P10"><text:span text:style-name="T3">Feats:</text:span></text:p>
          </table:table-cell>
          <table:table-cell table:style-name="Table28.A2" office:value-type="string">
            <text:p text:style-name="P10"><text:span text:style-name="T4">Combat Casting, Dodge, Weapon Finesse </text:span></text:p>
          </table:table-cell>
        </table:table-row>
        <table:table-row table:style-name="Table28.1">
          <table:table-cell table:style-name="Table28.A2" office:value-type="string">
            <text:p text:style-name="P10"><text:span text:style-name="T3">Environment:</text:span></text:p>
          </table:table-cell>
          <table:table-cell table:style-name="Table28.A2" office:value-type="string">
            <text:p text:style-name="P10"><text:span text:style-name="T4">Temperate forests</text:span></text:p>
          </table:table-cell>
        </table:table-row>
        <table:table-row table:style-name="Table28.1">
          <table:table-cell table:style-name="Table28.A2" office:value-type="string">
            <text:p text:style-name="P10"><text:span text:style-name="T3">Organization:</text:span></text:p>
          </table:table-cell>
          <table:table-cell table:style-name="Table28.A2" office:value-type="string">
            <text:p text:style-name="P10"><text:span text:style-name="T4">Solitary</text:span></text:p>
          </table:table-cell>
        </table:table-row>
        <table:table-row table:style-name="Table28.1">
          <table:table-cell table:style-name="Table28.A2" office:value-type="string">
            <text:p text:style-name="P10"><text:span text:style-name="T3">Challenge Rating:</text:span></text:p>
          </table:table-cell>
          <table:table-cell table:style-name="Table28.A2" office:value-type="string">
            <text:p text:style-name="P10"><text:span text:style-name="T4">7</text:span></text:p>
          </table:table-cell>
        </table:table-row>
        <table:table-row table:style-name="Table28.1">
          <table:table-cell table:style-name="Table28.A2" office:value-type="string">
            <text:p text:style-name="P10"><text:span text:style-name="T3">Treasure:</text:span></text:p>
          </table:table-cell>
          <table:table-cell table:style-name="Table28.A2" office:value-type="string">
            <text:p text:style-name="P10"><text:span text:style-name="T4">Standard</text:span></text:p>
          </table:table-cell>
        </table:table-row>
        <table:table-row table:style-name="Table28.1">
          <table:table-cell table:style-name="Table28.A2" office:value-type="string">
            <text:p text:style-name="P10"><text:span text:style-name="T3">Alignment:</text:span></text:p>
          </table:table-cell>
          <table:table-cell table:style-name="Table28.A2" office:value-type="string">
            <text:p text:style-name="P10"><text:span text:style-name="T4">Usually chaotic good</text:span></text:p>
          </table:table-cell>
        </table:table-row>
        <table:table-row table:style-name="Table28.1">
          <table:table-cell table:style-name="Table28.A2" office:value-type="string">
            <text:p text:style-name="P10"><text:span text:style-name="T3">Advancement:</text:span></text:p>
          </table:table-cell>
          <table:table-cell table:style-name="Table28.A2" office:value-type="string">
            <text:p text:style-name="P10"><text:span text:style-name="T4">7–12 HD (Medium)</text:span></text:p>
          </table:table-cell>
        </table:table-row>
        <table:table-row table:style-name="Table28.1">
          <table:table-cell table:style-name="Table28.A22" office:value-type="string">
            <text:p text:style-name="P18"><text:span text:style-name="T3">Level Adjustment:</text:span></text:p>
          </table:table-cell>
          <table:table-cell table:style-name="Table28.A22" office:value-type="string">
            <text:p text:style-name="P18"><text:span text:style-name="T4">+7</text:span></text:p>
          </table:table-cell>
        </table:table-row>
      </table:table>
      <text:p text:style-name="P10"><text:span text:style-name="T11">A nymph is about the height and weight of a female elf.</text:span></text:p>
      <text:p text:style-name="P10"><text:span text:style-name="T11">Nymphs speak Sylvan and Common.</text:span></text:p>
      <text:p text:style-name="P10"><text:span text:style-name="T17">COMBAT</text:span></text:p>
      <text:p text:style-name="P10"><text:span text:style-name="T12">Blinding Beauty (Su): </text:span><text:span text:style-name="T11">This ability affects all humanoids within 30 feet of a nymph. Those who look directly at a nymph must succeed on a DC 17 Fortitude save or be blinded permanently as though by the </text:span><text:span text:style-name="T14">blindness </text:span><text:span text:style-name="T11">spell. A nymph can suppress or resume this ability as a free action.</text:span></text:p>
      <text:p text:style-name="P10"><text:span text:style-name="T11">The save DC is Charisma-based.</text:span></text:p>
      <text:p text:style-name="P10"><text:span text:style-name="T12">Spell-Like Abilities:</text:span><text:span text:style-name="T11"> 1/day—</text:span><text:span text:style-name="T14">dimension door. </text:span><text:span text:style-name="T11">Caster level 7th.</text:span></text:p>
      <text:p text:style-name="P10"><text:span text:style-name="T12">Spells:</text:span><text:span text:style-name="T11"> A nymph casts divine spells as a 7th-level druid.</text:span></text:p>
      <text:p text:style-name="P10"><text:span text:style-name="T14">Typical Druid Spells Prepared </text:span><text:span text:style-name="T11">(6/5/4/3/1, save DC 13 + spell level): 0—</text:span><text:span text:style-name="T14">cure minor wounds, detect magic, flare, guidance, light, resistance; </text:span><text:span text:style-name="T11">1st—</text:span><text:span text:style-name="T14">calm animal, cure light wounds, entangle, longstrider, speak with animals; </text:span><text:span text:style-name="T11">2nd—</text:span><text:span text:style-name="T14">barkskin, heat metal, lesser restoration, tree shape; </text:span><text:span text:style-name="T11">3rd— </text:span><text:span text:style-name="T14">call lightning, cure moderate wounds, protection from energy; </text:span><text:span text:style-name="T11">4th—</text:span><text:span text:style-name="T14">rusting grasp.</text:span></text:p>
      <text:p text:style-name="P10"><text:span text:style-name="T12">Stunning Glance (Su): </text:span><text:span text:style-name="T11">As a standard action, a wrathful nymph can stun a creature within 30 feet with a look. The target creature must succeed on a DC 17 Fortitude save or be stunned for 2d4 rounds. The save DC is Charisma-based.</text:span></text:p>
      <text:p text:style-name="P10"><text:span text:style-name="T12">Unearthly Grace (Su):</text:span><text:span text:style-name="T11"> A nymph adds her Charisma modifier as a bonus on all her saving throws, and as a deflection bonus to her Armor Class. (The statistics block already reflects these bonuses).</text:span></text:p>
      <text:p text:style-name="P10"><text:span text:style-name="T12">Wild Empathy (Ex):</text:span><text:span text:style-name="T11"> This power works like the druid’s wild empathy class feature, except that a nymph has a +6 racial bonus on the check.</text:span></text:p>
      <text:p text:style-name="P10"><text:span text:style-name="T12">Skills:</text:span><text:span text:style-name="T11"> A nymph has a +8 racial bonus on any Swim check to perform some special action or avoid a hazard. She can always choose to take 10 on a Swim check, even if distracted or endangered. She can use the run action while swimming, provided she swims in a straight 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GMIN</dc:title>
    <meta:initial-creator>AKSmith</meta:initial-creator>
    <meta:creation-date>2003-07-01T11:10:00</meta:creation-date>
    <dc:date>2003-10-22T11:08:00</dc:date>
    <meta:editing-cycles>6</meta:editing-cycles>
    <meta:editing-duration>PT8S</meta:editing-duration>
    <meta:document-statistic meta:table-count="28" meta:image-count="0" meta:object-count="0" meta:page-count="34" meta:paragraph-count="1603" meta:word-count="12014" meta:character-count="70742" meta:non-whitespace-character-count="60417"/>
    <meta:generator>LibreOffice/5.4.6.2$Linux_X86_64 LibreOffice_project/40m0$Build-2</meta:generator>
    <meta:user-defined meta:name="Company">Wizards of the Coast</meta:user-defined>
    <meta:user-defined meta:name="Operator">AKSmith</meta:user-defined>
  </office:meta>
</office:document-meta>
</file>